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IDFont+F3" svg:font-family="CIDFont+F3"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1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1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1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1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1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3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3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3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3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3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3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6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6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6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6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6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6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8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8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8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8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8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8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style:style style:name="P1" style:parent-style-name="Normal" style:master-page-name="MP0" style:family="paragraph">
      <style:paragraph-properties fo:break-before="page" fo:text-align="start" fo:text-indent="0in"/>
      <style:text-properties style:font-name-asian="Times New Roman" style:font-name-complex="Calibri" fo:font-size="12pt" style:font-size-asian="12pt" style:font-size-complex="12pt" fo:language="en" fo:country="US" style:language-asian="de" style:country-asian="DE"/>
    </style:style>
    <style:style style:name="P2"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4"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5" style:parent-style-name="Normal" style:family="paragraph">
      <style:paragraph-properties fo:text-align="start" fo:text-indent="0in"/>
    </style:style>
    <style:style style:name="T6"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7" style:parent-style-name="CommentText" style:family="paragraph">
      <style:paragraph-properties fo:text-align="start" fo:text-indent="0in"/>
    </style:style>
    <style:style style:name="T8"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9" style:parent-style-name="Normal" style:family="paragraph">
      <style:paragraph-properties fo:text-align="start" fo:text-indent="0in"/>
    </style:style>
    <style:style style:name="T10"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T11" style:parent-style-name="DefaultParagraphFont" style:family="text">
      <style:text-properties style:font-name-complex="Calibri" fo:font-size="12pt" style:font-size-asian="12pt" style:font-size-complex="12pt" fo:language="en" fo:country="US"/>
    </style:style>
    <style:style style:name="P12" style:parent-style-name="Normal" style:family="paragraph">
      <style:paragraph-properties fo:text-align="start" fo:text-indent="0in"/>
      <style:text-properties style:font-name-complex="Calibri" fo:font-size="12pt" style:font-size-asian="12pt" style:font-size-complex="12pt" fo:language="en" fo:country="US"/>
    </style:style>
    <style:style style:name="P13" style:parent-style-name="Normal" style:family="paragraph">
      <style:paragraph-properties fo:text-align="start" fo:text-indent="0in"/>
      <style:text-properties style:font-name-complex="Calibri" fo:font-size="12pt" style:font-size-asian="12pt" style:font-size-complex="12pt" fo:language="en" fo:country="US"/>
    </style:style>
    <style:style style:name="P14" style:parent-style-name="Normal" style:family="paragraph">
      <style:paragraph-properties fo:text-align="start" fo:text-indent="0in"/>
      <style:text-properties style:font-name-complex="Calibri" fo:font-size="12pt" style:font-size-asian="12pt" style:font-size-complex="12pt" fo:language="en" fo:country="US"/>
    </style:style>
    <style:style style:name="P15" style:parent-style-name="Normal" style:family="paragraph">
      <style:paragraph-properties fo:text-align="start" fo:text-indent="0in"/>
      <style:text-properties style:font-name-complex="Calibri" fo:font-size="12pt" style:font-size-asian="12pt" style:font-size-complex="12pt" fo:language="en" fo:country="US"/>
    </style:style>
    <style:style style:name="P16" style:parent-style-name="Normal" style:family="paragraph">
      <style:paragraph-properties fo:text-align="start" fo:text-indent="0in"/>
      <style:text-properties style:font-name-complex="Calibri" fo:font-size="12pt" style:font-size-asian="12pt" style:font-size-complex="12pt" fo:language="en" fo:country="US"/>
    </style:style>
    <style:style style:name="P17" style:parent-style-name="Normal" style:family="paragraph">
      <style:paragraph-properties fo:text-align="start" fo:text-indent="0in"/>
      <style:text-properties style:font-name-complex="Calibri" fo:font-size="12pt" style:font-size-asian="12pt" style:font-size-complex="12pt" fo:language="en" fo:country="US"/>
    </style:style>
    <style:style style:name="P18" style:parent-style-name="Normal" style:family="paragraph">
      <style:paragraph-properties fo:text-align="start" fo:text-indent="0in"/>
      <style:text-properties style:font-name-complex="Calibri" fo:font-size="12pt" style:font-size-asian="12pt" style:font-size-complex="12pt" fo:language="en" fo:country="US"/>
    </style:style>
    <style:style style:name="P19" style:parent-style-name="Normal" style:family="paragraph">
      <style:paragraph-properties fo:text-align="start" fo:text-indent="0in"/>
      <style:text-properties style:font-name-complex="Calibri" fo:font-size="12pt" style:font-size-asian="12pt" style:font-size-complex="12pt" fo:language="en" fo:country="US"/>
    </style:style>
    <style:style style:name="P20" style:parent-style-name="Normal" style:family="paragraph">
      <style:paragraph-properties fo:text-align="start" fo:text-indent="0in"/>
      <style:text-properties style:font-name-complex="Calibri" fo:font-size="12pt" style:font-size-asian="12pt" style:font-size-complex="12pt" fo:language="en" fo:country="US"/>
    </style:style>
    <style:style style:name="P21" style:parent-style-name="Normal" style:family="paragraph">
      <style:paragraph-properties fo:text-align="start" fo:text-indent="0in"/>
      <style:text-properties style:font-name-complex="Calibri" fo:font-size="12pt" style:font-size-asian="12pt" style:font-size-complex="12pt" fo:language="en" fo:country="US"/>
    </style:style>
    <style:style style:name="P22" style:parent-style-name="Normal" style:family="paragraph">
      <style:paragraph-properties fo:text-align="start" fo:text-indent="0in"/>
      <style:text-properties style:font-name-complex="Calibri" fo:font-size="12pt" style:font-size-asian="12pt" style:font-size-complex="12pt" fo:language="en" fo:country="US"/>
    </style:style>
    <style:style style:name="P23" style:parent-style-name="Normal" style:family="paragraph">
      <style:paragraph-properties fo:text-align="start" fo:text-indent="0in"/>
      <style:text-properties style:font-name-complex="Calibri" fo:font-size="12pt" style:font-size-asian="12pt" style:font-size-complex="12pt" fo:language="en" fo:country="US"/>
    </style:style>
    <style:style style:name="P24" style:parent-style-name="Normal" style:family="paragraph">
      <style:paragraph-properties fo:text-align="start" fo:text-indent="0in"/>
      <style:text-properties style:font-name-complex="Calibri" fo:font-size="12pt" style:font-size-asian="12pt" style:font-size-complex="12pt" fo:language="en" fo:country="US"/>
    </style:style>
    <style:style style:name="P25" style:parent-style-name="Normal" style:family="paragraph">
      <style:paragraph-properties fo:text-align="start" fo:text-indent="0in"/>
    </style:style>
    <style:style style:name="T26" style:parent-style-name="DefaultParagraphFont" style:family="text">
      <style:text-properties style:font-name-complex="Calibri" fo:font-size="12pt" style:font-size-asian="12pt" style:font-size-complex="12pt" fo:language="en" fo:country="US"/>
    </style:style>
    <style:style style:name="T27" style:parent-style-name="DefaultParagraphFont" style:family="text">
      <style:text-properties style:font-name-complex="Calibri" fo:font-size="12pt" style:font-size-asian="12pt" style:font-size-complex="12pt" fo:language="en" fo:country="US"/>
    </style:style>
    <style:style style:name="P28" style:parent-style-name="CommentText" style:family="paragraph">
      <style:paragraph-properties fo:text-align="start" fo:text-indent="0in"/>
    </style:style>
    <style:style style:name="P29" style:parent-style-name="CommentText" style:family="paragraph">
      <style:paragraph-properties fo:text-align="start" fo:text-indent="0in"/>
    </style:style>
    <style:style style:name="P30" style:parent-style-name="Normal" style:family="paragraph">
      <style:paragraph-properties fo:text-align="start" fo:text-indent="0in"/>
      <style:text-properties style:font-name-complex="Calibri" fo:font-size="12pt" style:font-size-asian="12pt" style:font-size-complex="12pt" fo:language="en" fo:country="US"/>
    </style:style>
    <style:style style:name="P31" style:parent-style-name="Normal" style:family="paragraph">
      <style:paragraph-properties fo:text-align="start" fo:text-indent="0in"/>
      <style:text-properties style:font-name-complex="Calibri" fo:font-size="12pt" style:font-size-asian="12pt" style:font-size-complex="12pt" fo:language="en" fo:country="US"/>
    </style:style>
    <style:style style:name="P32" style:parent-style-name="Normal" style:family="paragraph">
      <style:paragraph-properties fo:text-align="start" fo:text-indent="0in"/>
      <style:text-properties style:font-name-complex="Calibri" fo:font-size="12pt" style:font-size-asian="12pt" style:font-size-complex="12pt" fo:language="en" fo:country="US"/>
    </style:style>
    <style:style style:name="P33" style:parent-style-name="Normal" style:family="paragraph">
      <style:paragraph-properties fo:text-indent="0in"/>
      <style:text-properties fo:font-weight="bold" style:font-weight-asian="bold" style:font-weight-complex="bold" fo:font-size="12pt" style:font-size-asian="12pt" style:font-size-complex="12pt" fo:language="en" fo:country="US"/>
    </style:style>
    <style:style style:name="P34" style:parent-style-name="Normal" style:family="paragraph">
      <style:paragraph-properties fo:text-indent="0in"/>
      <style:text-properties fo:font-size="12pt" style:font-size-asian="12pt" style:font-size-complex="12pt" fo:language="en" fo:country="US"/>
    </style:style>
    <style:style style:name="P35" style:parent-style-name="Normal" style:family="paragraph">
      <style:paragraph-properties fo:text-indent="0in"/>
      <style:text-properties fo:font-size="12pt" style:font-size-asian="12pt" style:font-size-complex="12pt" fo:language="en" fo:country="US"/>
    </style:style>
    <style:style style:name="P36" style:parent-style-name="Normal" style:family="paragraph">
      <style:paragraph-properties fo:text-indent="0in"/>
      <style:text-properties fo:font-size="12pt" style:font-size-asian="12pt" style:font-size-complex="12pt" fo:language="en" fo:country="US"/>
    </style:style>
    <style:style style:name="P37" style:parent-style-name="Normal" style:family="paragraph">
      <style:paragraph-properties fo:text-indent="0in"/>
    </style:style>
    <style:style style:name="T3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0" style:parent-style-name="CommentText" style:family="paragraph">
      <style:paragraph-properties fo:text-align="start" fo:text-indent="0in"/>
    </style:style>
    <style:style style:name="T41" style:parent-style-name="DefaultParagraphFont" style:family="text">
      <style:text-properties fo:font-weight="bold" style:font-weight-asian="bold" style:font-weight-complex="bold"/>
    </style:style>
    <style:style style:name="P42" style:parent-style-name="CommentText" style:family="paragraph">
      <style:paragraph-properties fo:text-align="start" fo:text-indent="0in"/>
    </style:style>
    <style:style style:name="P43" style:parent-style-name="CommentText" style:family="paragraph">
      <style:paragraph-properties fo:text-align="start" fo:text-indent="0in"/>
    </style:style>
    <style:style style:name="P44" style:parent-style-name="CommentText" style:family="paragraph">
      <style:paragraph-properties fo:text-align="start" fo:text-indent="0in"/>
    </style:style>
    <style:style style:name="T45" style:parent-style-name="DefaultParagraphFont" style:family="text">
      <style:text-properties fo:font-weight="bold" style:font-weight-asian="bold" style:font-weight-complex="bold"/>
    </style:style>
    <style:style style:name="P46" style:parent-style-name="CommentText" style:family="paragraph">
      <style:paragraph-properties fo:text-align="start" fo:text-indent="0in"/>
    </style:style>
    <style:style style:name="T47" style:parent-style-name="DefaultParagraphFont" style:family="text">
      <style:text-properties fo:font-weight="bold" style:font-weight-asian="bold" style:font-weight-complex="bold"/>
    </style:style>
    <style:style style:name="P48" style:parent-style-name="CommentText" style:family="paragraph">
      <style:paragraph-properties fo:text-align="start" fo:text-indent="0in"/>
    </style:style>
    <style:style style:name="T49" style:parent-style-name="CommentReference" style:family="text">
      <style:text-properties style:font-name-complex="Calibri" fo:font-size="12pt" style:font-size-asian="12pt" style:font-size-complex="12pt"/>
    </style:style>
    <style:style style:name="P50" style:parent-style-name="Normal" style:family="paragraph">
      <style:paragraph-properties fo:text-indent="0in"/>
      <style:text-properties style:font-name-complex="Calibri" fo:font-weight="bold" style:font-weight-asian="bold" style:font-weight-complex="bold" fo:font-size="12pt" style:font-size-asian="12pt" style:font-size-complex="12pt" fo:language="en" fo:country="US"/>
    </style:style>
    <style:style style:name="P51" style:parent-style-name="Normal" style:family="paragraph">
      <style:paragraph-properties fo:text-indent="0in"/>
      <style:text-properties style:font-name-complex="Calibri" fo:font-size="12pt" style:font-size-asian="12pt" style:font-size-complex="12pt" fo:language="en" fo:country="US"/>
    </style:style>
    <style:style style:name="P52" style:parent-style-name="Normal" style:family="paragraph">
      <style:paragraph-properties fo:text-align="start" fo:line-height="100%" fo:text-indent="0in"/>
    </style:style>
    <style:style style:name="T53"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54"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55"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56" style:parent-style-name="CommentText" style:family="paragraph">
      <style:paragraph-properties fo:text-align="start" fo:text-indent="0in"/>
    </style:style>
    <style:style style:name="T57" style:parent-style-name="DefaultParagraphFont" style:family="text">
      <style:text-properties fo:font-weight="bold" style:font-weight-asian="bold" style:font-weight-complex="bold"/>
    </style:style>
    <style:style style:name="P58" style:parent-style-name="CommentText" style:list-style-name="LFO1" style:family="paragraph">
      <style:paragraph-properties fo:text-align="start" fo:margin-left="0.25in">
        <style:tab-stops/>
      </style:paragraph-properties>
    </style:style>
    <style:style style:name="T59" style:parent-style-name="DefaultParagraphFont" style:family="text">
      <style:text-properties fo:font-weight="bold" style:font-weight-asian="bold" style:font-weight-complex="bold"/>
    </style:style>
    <style:style style:name="P60" style:parent-style-name="CommentText" style:list-style-name="LFO1" style:family="paragraph">
      <style:paragraph-properties fo:text-align="start" fo:margin-left="0.25in">
        <style:tab-stops/>
      </style:paragraph-properties>
    </style:style>
    <style:style style:name="T61" style:parent-style-name="DefaultParagraphFont" style:family="text">
      <style:text-properties fo:font-weight="bold" style:font-weight-asian="bold" style:font-weight-complex="bold"/>
    </style:style>
    <style:style style:name="P62" style:parent-style-name="CommentText" style:list-style-name="LFO1" style:family="paragraph">
      <style:paragraph-properties fo:text-align="start" fo:margin-left="0.25in">
        <style:tab-stops/>
      </style:paragraph-properties>
    </style:style>
    <style:style style:name="T63" style:parent-style-name="DefaultParagraphFont" style:family="text">
      <style:text-properties fo:font-weight="bold" style:font-weight-asian="bold" style:font-weight-complex="bold"/>
    </style:style>
    <style:style style:name="T64" style:parent-style-name="CommentReference" style:family="text">
      <style:text-properties style:font-name-complex="Calibri" fo:font-size="12pt" style:font-size-asian="12pt" style:font-size-complex="12pt"/>
    </style:style>
    <style:style style:name="P65" style:parent-style-name="Normal" style:list-style-name="LFO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66" style:parent-style-name="Normal" style:list-style-name="LFO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67" style:parent-style-name="Normal" style:family="paragraph">
      <style:paragraph-properties fo:text-align="start" fo:line-height="100%" fo:text-indent="0in"/>
    </style:style>
    <style:style style:name="T68"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69"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70" style:parent-style-name="CommentText" style:family="paragraph">
      <style:paragraph-properties fo:text-align="start" fo:text-indent="0in"/>
    </style:style>
    <style:style style:name="T71" style:parent-style-name="DefaultParagraphFont" style:family="text">
      <style:text-properties fo:font-weight="bold" style:font-weight-asian="bold" style:font-weight-complex="bold"/>
    </style:style>
    <style:style style:name="P72" style:parent-style-name="CommentText" style:list-style-name="LFO3" style:family="paragraph">
      <style:paragraph-properties fo:text-align="start" fo:margin-left="0.25in">
        <style:tab-stops/>
      </style:paragraph-properties>
    </style:style>
    <style:style style:name="T73" style:parent-style-name="DefaultParagraphFont" style:family="text">
      <style:text-properties fo:font-weight="bold" style:font-weight-asian="bold" style:font-weight-complex="bold"/>
    </style:style>
    <style:style style:name="P74" style:parent-style-name="CommentText" style:list-style-name="LFO3" style:family="paragraph">
      <style:paragraph-properties fo:text-align="start" fo:margin-left="0.25in">
        <style:tab-stops/>
      </style:paragraph-properties>
    </style:style>
    <style:style style:name="T75" style:parent-style-name="DefaultParagraphFont" style:family="text">
      <style:text-properties fo:font-weight="bold" style:font-weight-asian="bold" style:font-weight-complex="bold"/>
    </style:style>
    <style:style style:name="P76" style:parent-style-name="CommentText" style:list-style-name="LFO3" style:family="paragraph">
      <style:paragraph-properties fo:text-align="start" fo:margin-left="0.25in">
        <style:tab-stops/>
      </style:paragraph-properties>
    </style:style>
    <style:style style:name="T77" style:parent-style-name="DefaultParagraphFont" style:family="text">
      <style:text-properties fo:font-weight="bold" style:font-weight-asian="bold" style:font-weight-complex="bold"/>
    </style:style>
    <style:style style:name="T78" style:parent-style-name="CommentReference" style:family="text">
      <style:text-properties style:font-name-complex="Calibri" fo:font-size="12pt" style:font-size-asian="12pt" style:font-size-complex="12pt"/>
    </style:style>
    <style:style style:name="P79"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0"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1"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2"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83"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4"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5"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6" style:parent-style-name="Normal" style:family="paragraph">
      <style:paragraph-properties fo:text-align="start" fo:line-height="100%" fo:text-indent="0in"/>
    </style:style>
    <style:style style:name="T87"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88"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89"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90" style:parent-style-name="CommentText" style:family="paragraph">
      <style:paragraph-properties fo:text-align="start" fo:text-indent="0in"/>
    </style:style>
    <style:style style:name="T91" style:parent-style-name="DefaultParagraphFont" style:family="text">
      <style:text-properties fo:font-weight="bold" style:font-weight-asian="bold" style:font-weight-complex="bold"/>
    </style:style>
    <style:style style:name="P92" style:parent-style-name="CommentText" style:list-style-name="LFO6" style:family="paragraph">
      <style:paragraph-properties fo:text-align="start" fo:margin-left="0.25in">
        <style:tab-stops/>
      </style:paragraph-properties>
    </style:style>
    <style:style style:name="T93" style:parent-style-name="DefaultParagraphFont" style:family="text">
      <style:text-properties fo:font-weight="bold" style:font-weight-asian="bold" style:font-weight-complex="bold"/>
    </style:style>
    <style:style style:name="P94" style:parent-style-name="CommentText" style:list-style-name="LFO6" style:family="paragraph">
      <style:paragraph-properties fo:text-align="start" fo:margin-left="0.25in">
        <style:tab-stops/>
      </style:paragraph-properties>
    </style:style>
    <style:style style:name="T95" style:parent-style-name="DefaultParagraphFont" style:family="text">
      <style:text-properties fo:font-weight="bold" style:font-weight-asian="bold" style:font-weight-complex="bold"/>
    </style:style>
    <style:style style:name="T96" style:parent-style-name="CommentReference" style:family="text">
      <style:text-properties style:font-name-complex="Calibri" fo:font-size="12pt" style:font-size-asian="12pt" style:font-size-complex="12pt"/>
    </style:style>
    <style:style style:name="P97"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98"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99"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00" style:parent-style-name="Normal" style:family="paragraph">
      <style:paragraph-properties fo:text-align="start" fo:line-height="100%" fo:text-indent="0in"/>
    </style:style>
    <style:style style:name="T101"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02"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103" style:parent-style-name="CommentText" style:family="paragraph">
      <style:paragraph-properties fo:text-align="start" fo:text-indent="0in"/>
    </style:style>
    <style:style style:name="T104" style:parent-style-name="DefaultParagraphFont" style:family="text">
      <style:text-properties fo:font-weight="bold" style:font-weight-asian="bold" style:font-weight-complex="bold"/>
    </style:style>
    <style:style style:name="P105" style:parent-style-name="CommentText" style:list-style-name="LFO8" style:family="paragraph">
      <style:paragraph-properties fo:text-align="start" fo:margin-left="0.25in">
        <style:tab-stops/>
      </style:paragraph-properties>
    </style:style>
    <style:style style:name="T106" style:parent-style-name="DefaultParagraphFont" style:family="text">
      <style:text-properties fo:font-weight="bold" style:font-weight-asian="bold" style:font-weight-complex="bold"/>
    </style:style>
    <style:style style:name="P107" style:parent-style-name="CommentText" style:list-style-name="LFO8" style:family="paragraph">
      <style:paragraph-properties fo:text-align="start" fo:margin-left="0.25in">
        <style:tab-stops/>
      </style:paragraph-properties>
    </style:style>
    <style:style style:name="T108" style:parent-style-name="DefaultParagraphFont" style:family="text">
      <style:text-properties fo:font-weight="bold" style:font-weight-asian="bold" style:font-weight-complex="bold"/>
    </style:style>
    <style:style style:name="P109" style:parent-style-name="CommentText" style:list-style-name="LFO8" style:family="paragraph">
      <style:paragraph-properties fo:text-align="start" fo:margin-left="0.25in">
        <style:tab-stops/>
      </style:paragraph-properties>
    </style:style>
    <style:style style:name="T110" style:parent-style-name="DefaultParagraphFont" style:family="text">
      <style:text-properties fo:font-weight="bold" style:font-weight-asian="bold" style:font-weight-complex="bold"/>
    </style:style>
    <style:style style:name="T111" style:parent-style-name="CommentReference" style:family="text">
      <style:text-properties style:font-name-complex="Calibri" fo:font-size="12pt" style:font-size-asian="12pt" style:font-size-complex="12pt"/>
    </style:style>
    <style:style style:name="P112"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3"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4"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5" style:parent-style-name="Normal" style:family="paragraph">
      <style:paragraph-properties fo:text-align="start" fo:line-height="100%" fo:text-indent="0in"/>
    </style:style>
    <style:style style:name="T116"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17"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118" style:parent-style-name="CommentText" style:family="paragraph">
      <style:paragraph-properties fo:text-align="start" fo:text-indent="0in"/>
    </style:style>
    <style:style style:name="T119" style:parent-style-name="DefaultParagraphFont" style:family="text">
      <style:text-properties fo:font-weight="bold" style:font-weight-asian="bold" style:font-weight-complex="bold"/>
    </style:style>
    <style:style style:name="P120" style:parent-style-name="CommentText" style:family="paragraph">
      <style:paragraph-properties fo:text-align="start" fo:text-indent="0in"/>
    </style:style>
    <style:style style:name="T121" style:parent-style-name="DefaultParagraphFont" style:family="text">
      <style:text-properties fo:font-weight="bold" style:font-weight-asian="bold" style:font-weight-complex="bold"/>
    </style:style>
    <style:style style:name="P122" style:parent-style-name="CommentText" style:family="paragraph">
      <style:paragraph-properties fo:text-align="start" fo:text-indent="0in"/>
    </style:style>
    <style:style style:name="T123" style:parent-style-name="DefaultParagraphFont" style:family="text">
      <style:text-properties fo:font-weight="bold" style:font-weight-asian="bold" style:font-weight-complex="bold"/>
    </style:style>
    <style:style style:name="T124" style:parent-style-name="CommentReference" style:family="text">
      <style:text-properties style:font-name-complex="Calibri" fo:font-size="12pt" style:font-size-asian="12pt" style:font-size-complex="12pt"/>
    </style:style>
    <style:style style:name="P125"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26"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27"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28" style:parent-style-name="Normal" style:family="paragraph">
      <style:paragraph-properties fo:text-align="start" fo:line-height="100%" fo:text-indent="0in"/>
    </style:style>
    <style:style style:name="T129"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30"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31"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32"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3"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4"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35"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6"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7"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8" style:parent-style-name="Normal" style:family="paragraph">
      <style:paragraph-properties fo:text-align="start" fo:line-height="100%" fo:text-indent="0in"/>
    </style:style>
    <style:style style:name="T139"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40"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41" style:parent-style-name="Normal" style:list-style-name="LFO1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2" style:parent-style-name="Normal" style:list-style-name="LFO1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3"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44" style:parent-style-name="Normal" style:list-style-name="LFO1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45" style:parent-style-name="Normal" style:list-style-name="LFO1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6"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7"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8"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49" style:parent-style-name="Normal" style:list-style-name="LFO1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0" style:parent-style-name="Normal" style:list-style-name="LFO1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1"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52"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53"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4"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5"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56"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7"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8"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59" style:parent-style-name="Normal" style:family="paragraph">
      <style:paragraph-properties fo:text-align="start" fo:line-height="100%" fo:text-indent="0in"/>
    </style:style>
    <style:style style:name="T160"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61"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62"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63"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64"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5" style:parent-style-name="Normal" style:family="paragraph">
      <style:paragraph-properties fo:text-align="start" fo:line-height="100%" fo:text-indent="0in"/>
    </style:style>
    <style:style style:name="T166"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67"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68"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9"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0"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1"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2"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73"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4"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5"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6"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77"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8"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9"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0" style:parent-style-name="Normal" style:family="paragraph">
      <style:paragraph-properties fo:text-align="start" fo:line-height="100%" fo:text-indent="0in"/>
    </style:style>
    <style:style style:name="T181"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82"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83"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84"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5"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6"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87"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8"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9"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0"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91"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2"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3"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4"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95" style:parent-style-name="Normal" style:list-style-name="LFO2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96" style:parent-style-name="Normal" style:list-style-name="LFO2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7"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8" style:parent-style-name="Heading3" style:family="paragraph">
      <style:text-properties style:font-name-complex="Calibri" fo:font-size="12pt" style:font-size-asian="12pt" style:font-size-complex="12pt" fo:language="en" fo:country="US"/>
    </style:style>
    <style:style style:name="P199" style:parent-style-name="NormalWeb" style:family="paragraph">
      <style:paragraph-properties fo:line-height="150%"/>
      <style:text-properties style:font-name="Calibri" style:font-name-complex="Calibri" fo:language="en" fo:country="US"/>
    </style:style>
    <style:style style:name="P200" style:parent-style-name="NormalWeb" style:family="paragraph">
      <style:paragraph-properties fo:line-height="150%"/>
      <style:text-properties style:font-name="Calibri" style:font-name-complex="Calibri" fo:language="en" fo:country="US"/>
    </style:style>
    <style:style style:name="P201" style:parent-style-name="NormalWeb" style:family="paragraph">
      <style:paragraph-properties fo:line-height="150%"/>
      <style:text-properties style:font-name="Calibri" style:font-name-complex="Calibri" fo:language="en" fo:country="US"/>
    </style:style>
    <style:style style:name="P202" style:parent-style-name="Normal"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203" style:parent-style-name="Normal"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204" style:parent-style-name="Normal" style:family="paragraph">
      <style:paragraph-properties fo:text-indent="0in"/>
      <style:text-properties style:font-name-complex="Calibri" fo:font-size="12pt" style:font-size-asian="12pt" style:font-size-complex="12pt" fo:language="en" fo:country="US"/>
    </style:style>
    <style:style style:name="P205"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206" style:parent-style-name="Standard" style:family="paragraph">
      <style:paragraph-properties fo:text-align="start" fo:text-indent="0.4916in"/>
    </style:style>
    <style:style style:name="T207" style:parent-style-name="Absatz-Standardschriftart" style:family="text">
      <style:text-properties style:font-name="Times New Roman" fo:font-size="12pt" style:font-size-asian="12pt" style:font-size-complex="12pt" fo:language="en" fo:country="US"/>
    </style:style>
    <style:style style:name="P208"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09" style:parent-style-name="Standard" style:family="paragraph">
      <style:paragraph-properties fo:text-align="start" fo:text-indent="0.4916in"/>
    </style:style>
    <style:style style:name="T210" style:parent-style-name="Absatz-Standardschriftart" style:family="text">
      <style:text-properties style:font-name="Times New Roman" fo:font-size="12pt" style:font-size-asian="12pt" style:font-size-complex="12pt" fo:language="en" fo:country="US"/>
    </style:style>
    <style:style style:name="T211" style:parent-style-name="Absatz-Standardschriftart" style:family="text">
      <style:text-properties style:font-name="Times New Roman" fo:font-size="12pt" style:font-size-asian="12pt" style:font-size-complex="12pt" fo:language="en" fo:country="US"/>
    </style:style>
    <style:style style:name="P212" style:parent-style-name="Standard" style:family="paragraph">
      <style:paragraph-properties fo:text-align="start" fo:text-indent="0.4916in"/>
    </style:style>
    <style:style style:name="T213" style:parent-style-name="Absatz-Standardschriftart" style:family="text">
      <style:text-properties style:font-name="Times New Roman" fo:font-size="12pt" style:font-size-asian="12pt" style:font-size-complex="12pt" fo:language="en" fo:country="US"/>
    </style:style>
    <style:style style:name="P214"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21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7"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8" style:parent-style-name="Standard" style:family="paragraph">
      <style:paragraph-properties fo:text-align="start" fo:text-indent="0.4916in"/>
    </style:style>
    <style:style style:name="T219" style:parent-style-name="Absatz-Standardschriftart" style:family="text">
      <style:text-properties style:font-name="Times New Roman" fo:font-size="12pt" style:font-size-asian="12pt" style:font-size-complex="12pt" fo:language="en" fo:country="US"/>
    </style:style>
    <style:style style:name="P22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1"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22" style:parent-style-name="Standard" style:family="paragraph">
      <style:paragraph-properties fo:text-align="start" fo:text-indent="0in"/>
    </style:style>
    <style:style style:name="T22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24" style:parent-style-name="DefaultParagraphFont" style:family="text">
      <style:text-properties style:font-name="Times New Roman" fo:font-size="12pt" style:font-size-asian="12pt" style:font-size-complex="12pt" fo:language="en" fo:country="US"/>
    </style:style>
    <style:style style:name="P225" style:parent-style-name="Standard" style:family="paragraph">
      <style:paragraph-properties fo:text-align="start" fo:text-indent="0in"/>
    </style:style>
    <style:style style:name="T22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27" style:parent-style-name="DefaultParagraphFont" style:family="text">
      <style:text-properties style:font-name="Times New Roman" fo:font-size="12pt" style:font-size-asian="12pt" style:font-size-complex="12pt" fo:language="en" fo:country="US"/>
    </style:style>
    <style:style style:name="P228" style:parent-style-name="Standard" style:family="paragraph">
      <style:paragraph-properties fo:text-align="start" fo:text-indent="0.4916in"/>
    </style:style>
    <style:style style:name="T229"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30" style:parent-style-name="Absatz-Standardschriftart" style:family="text">
      <style:text-properties style:font-name="Times New Roman" fo:font-size="12pt" style:font-size-asian="12pt" style:font-size-complex="12pt" fo:language="en" fo:country="US"/>
    </style:style>
    <style:style style:name="P23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2"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3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4" style:parent-style-name="Standard" style:family="paragraph">
      <style:paragraph-properties fo:text-align="start" fo:text-indent="0in"/>
    </style:style>
    <style:style style:name="T235" style:parent-style-name="DefaultParagraphFont" style:family="text">
      <style:text-properties style:font-name="Times New Roman" fo:font-size="12pt" style:font-size-asian="12pt" style:font-size-complex="12pt" fo:language="en" fo:country="US"/>
    </style:style>
    <style:style style:name="T23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37" style:parent-style-name="Standard" style:family="paragraph">
      <style:paragraph-properties fo:text-align="start" fo:text-indent="0.4916in"/>
      <style:text-properties style:font-name="Times New Roman" fo:font-weight="bold" style:font-weight-asian="bold" style:font-weight-complex="bold" fo:font-size="12pt" style:font-size-asian="12pt" style:font-size-complex="12pt" fo:language="en" fo:country="US"/>
    </style:style>
    <style:style style:name="P238" style:parent-style-name="Standard" style:family="paragraph">
      <style:paragraph-properties fo:text-align="start" fo:text-indent="0.4916in"/>
    </style:style>
    <style:style style:name="T239"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40"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41" style:parent-style-name="Absatz-Standardschriftart" style:family="text">
      <style:text-properties style:font-name="Times New Roman" fo:font-size="12pt" style:font-size-asian="12pt" style:font-size-complex="12pt" fo:language="en" fo:country="US"/>
    </style:style>
    <style:style style:name="T242" style:parent-style-name="Absatz-Standardschriftart" style:family="text">
      <style:text-properties style:font-name="Times New Roman" fo:font-size="12pt" style:font-size-asian="12pt" style:font-size-complex="12pt" fo:language="en" fo:country="US"/>
    </style:style>
    <style:style style:name="T243" style:parent-style-name="Absatz-Standardschriftart" style:family="text">
      <style:text-properties style:font-name="Times New Roman" style:letter-kerning="false" fo:font-size="12pt" style:font-size-asian="12pt" style:font-size-complex="12pt" fo:language="en" fo:country="US"/>
    </style:style>
    <style:style style:name="T244" style:parent-style-name="Absatz-Standardschriftart" style:family="text">
      <style:text-properties style:font-name="Times New Roman" fo:font-size="12pt" style:font-size-asian="12pt" style:font-size-complex="12pt" fo:language="en" fo:country="US"/>
    </style:style>
    <style:style style:name="T245" style:parent-style-name="Absatz-Standardschriftart" style:family="text">
      <style:text-properties style:font-name="Times New Roman" style:letter-kerning="false" fo:font-size="12pt" style:font-size-asian="12pt" style:font-size-complex="12pt" fo:language="en" fo:country="US"/>
    </style:style>
    <style:style style:name="T246" style:parent-style-name="Absatz-Standardschriftart" style:family="text">
      <style:text-properties style:font-name="Times New Roman" fo:font-size="12pt" style:font-size-asian="12pt" style:font-size-complex="12pt" fo:language="en" fo:country="US"/>
    </style:style>
    <style:style style:name="T247" style:parent-style-name="Absatz-Standardschriftart" style:family="text">
      <style:text-properties style:font-name="Times New Roman" style:letter-kerning="false" fo:font-size="12pt" style:font-size-asian="12pt" style:font-size-complex="12pt" fo:language="en" fo:country="US"/>
    </style:style>
    <style:style style:name="T248" style:parent-style-name="Absatz-Standardschriftart" style:family="text">
      <style:text-properties style:font-name="Times New Roman" fo:font-size="12pt" style:font-size-asian="12pt" style:font-size-complex="12pt" fo:language="en" fo:country="US"/>
    </style:style>
    <style:style style:name="T249" style:parent-style-name="Absatz-Standardschriftart" style:family="text">
      <style:text-properties style:font-name="Times New Roman" fo:font-size="12pt" style:font-size-asian="12pt" style:font-size-complex="12pt" fo:language="en" fo:country="US"/>
    </style:style>
    <style:style style:name="P250" style:parent-style-name="Standard" style:family="paragraph">
      <style:paragraph-properties fo:text-align="start" fo:text-indent="0.4916in"/>
    </style:style>
    <style:style style:name="T251" style:parent-style-name="Absatz-Standardschriftart" style:family="text">
      <style:text-properties style:font-name="Times New Roman" fo:font-size="12pt" style:font-size-asian="12pt" style:font-size-complex="12pt" fo:language="en" fo:country="US"/>
    </style:style>
    <style:style style:name="P252" style:parent-style-name="Standard" style:family="paragraph">
      <style:paragraph-properties fo:text-align="start" fo:text-indent="0.4916in"/>
    </style:style>
    <style:style style:name="T253" style:parent-style-name="Absatz-Standardschriftart" style:family="text">
      <style:text-properties style:font-name="Times New Roman" fo:font-size="12pt" style:font-size-asian="12pt" style:font-size-complex="12pt" fo:language="en" fo:country="US"/>
    </style:style>
    <style:style style:name="T254" style:parent-style-name="DefaultParagraphFont" style:family="text">
      <style:text-properties style:font-name="Times New Roman" fo:font-size="12pt" style:font-size-asian="12pt" style:font-size-complex="12pt" fo:language="en" fo:country="US"/>
    </style:style>
    <style:style style:name="P255" style:parent-style-name="Standard" style:family="paragraph">
      <style:paragraph-properties fo:text-align="start" fo:text-indent="0.4916in"/>
    </style:style>
    <style:style style:name="T256"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57"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258" style:parent-style-name="Absatz-Standardschriftart" style:family="text">
      <style:text-properties style:font-name="Times New Roman" fo:font-size="12pt" style:font-size-asian="12pt" style:font-size-complex="12pt" fo:language="en" fo:country="US"/>
    </style:style>
    <style:style style:name="T259" style:parent-style-name="Absatz-Standardschriftart" style:family="text">
      <style:text-properties style:font-name="Times New Roman" fo:font-size="12pt" style:font-size-asian="12pt" style:font-size-complex="12pt" fo:language="en" fo:country="US"/>
    </style:style>
    <style:style style:name="P260" style:parent-style-name="Standard" style:family="paragraph">
      <style:paragraph-properties fo:text-align="start" fo:text-indent="0.4916in"/>
    </style:style>
    <style:style style:name="T261"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62" style:parent-style-name="Absatz-Standardschriftart" style:family="text">
      <style:text-properties style:font-name="Times New Roman" fo:font-size="12pt" style:font-size-asian="12pt" style:font-size-complex="12pt" fo:language="en" fo:country="US"/>
    </style:style>
    <style:style style:name="P263" style:parent-style-name="Standard" style:family="paragraph">
      <style:paragraph-properties fo:text-align="start" fo:text-indent="0.4916in"/>
    </style:style>
    <style:style style:name="T264"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65" style:parent-style-name="Absatz-Standardschriftart" style:family="text">
      <style:text-properties style:font-name="Times New Roman" fo:font-size="12pt" style:font-size-asian="12pt" style:font-size-complex="12pt" fo:language="en" fo:country="US"/>
    </style:style>
    <style:style style:name="P26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67"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68" style:parent-style-name="Standard" style:family="paragraph">
      <style:paragraph-properties fo:text-align="start" fo:text-indent="0in"/>
    </style:style>
    <style:style style:name="T269" style:parent-style-name="DefaultParagraphFont" style:family="text">
      <style:text-properties style:font-name="Times New Roman" fo:font-size="12pt" style:font-size-asian="12pt" style:font-size-complex="12pt" fo:language="en" fo:country="US"/>
    </style:style>
    <style:style style:name="T270"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271"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27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4" style:parent-style-name="Standard" style:family="paragraph">
      <style:paragraph-properties fo:text-align="start" fo:text-indent="0in"/>
    </style:style>
    <style:style style:name="T275" style:parent-style-name="DefaultParagraphFont" style:family="text">
      <style:text-properties style:font-name="Times New Roman" fo:font-size="12pt" style:font-size-asian="12pt" style:font-size-complex="12pt" fo:language="en" fo:country="US"/>
    </style:style>
    <style:style style:name="T27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77" style:parent-style-name="CommentText" style:family="paragraph">
      <style:paragraph-properties fo:text-align="start" fo:text-indent="0in"/>
    </style:style>
    <style:style style:name="P278" style:parent-style-name="CommentText" style:family="paragraph">
      <style:paragraph-properties fo:text-align="start" fo:text-indent="0in"/>
    </style:style>
    <style:style style:name="P279" style:parent-style-name="CommentText" style:family="paragraph">
      <style:paragraph-properties fo:text-align="start" fo:text-indent="0in"/>
    </style:style>
    <style:style style:name="P280" style:parent-style-name="CommentText" style:family="paragraph">
      <style:paragraph-properties fo:text-align="start" fo:text-indent="0in"/>
    </style:style>
    <style:style style:name="P281" style:parent-style-name="CommentText" style:family="paragraph">
      <style:paragraph-properties fo:text-align="start" fo:text-indent="0in"/>
    </style:style>
    <style:style style:name="P282" style:parent-style-name="CommentText" style:family="paragraph">
      <style:paragraph-properties fo:text-align="start" fo:text-indent="0in"/>
    </style:style>
    <style:style style:name="P283" style:parent-style-name="CommentText" style:family="paragraph">
      <style:paragraph-properties fo:text-align="start" fo:text-indent="0in"/>
    </style:style>
    <style:style style:name="P284" style:parent-style-name="CommentText" style:family="paragraph">
      <style:paragraph-properties fo:text-align="start" fo:text-indent="0in"/>
    </style:style>
    <style:style style:name="P285" style:parent-style-name="CommentText" style:family="paragraph">
      <style:paragraph-properties fo:text-align="start" fo:text-indent="0in"/>
    </style:style>
    <style:style style:name="P286" style:parent-style-name="CommentText" style:family="paragraph">
      <style:paragraph-properties fo:text-align="start" fo:text-indent="0in"/>
    </style:style>
    <style:style style:name="P287" style:parent-style-name="CommentText" style:family="paragraph">
      <style:paragraph-properties fo:text-align="start" fo:text-indent="0in"/>
    </style:style>
    <style:style style:name="P288" style:parent-style-name="CommentText" style:family="paragraph">
      <style:paragraph-properties fo:text-align="start" fo:text-indent="0in"/>
    </style:style>
    <style:style style:name="P28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90" style:parent-style-name="Normal" style:family="paragraph">
      <style:paragraph-properties fo:text-indent="0in"/>
      <style:text-properties style:font-name-complex="Calibri" fo:font-size="12pt" style:font-size-asian="12pt" style:font-size-complex="12pt" fo:language="en" fo:country="US"/>
    </style:style>
    <style:style style:name="P291"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2"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3"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4"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5" style:parent-style-name="Normal" style:family="paragraph">
      <style:paragraph-properties fo:text-align="start" fo:text-indent="0in"/>
      <style:text-properties style:font-name-complex="Calibri" fo:font-size="12pt" style:font-size-asian="12pt" style:font-size-complex="12pt" fo:language="en" fo:country="US"/>
    </style:style>
    <style:style style:name="P29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9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98" style:parent-style-name="Normal" style:family="paragraph">
      <style:paragraph-properties fo:text-align="start" fo:text-indent="0in"/>
    </style:style>
    <style:style style:name="T299" style:parent-style-name="DefaultParagraphFont" style:family="text">
      <style:text-properties style:font-name-complex="Calibri" fo:font-size="12pt" style:font-size-asian="12pt" style:font-size-complex="12pt" fo:language="en" fo:country="US"/>
    </style:style>
    <style:style style:name="T300" style:parent-style-name="DefaultParagraphFont" style:family="text">
      <style:text-properties style:font-name-complex="Calibri" fo:font-size="12pt" style:font-size-asian="12pt" style:font-size-complex="12pt" fo:language="en" fo:country="US"/>
    </style:style>
    <style:style style:name="P301" style:parent-style-name="CommentText" style:family="paragraph">
      <style:paragraph-properties fo:text-align="start" fo:text-indent="0in"/>
    </style:style>
    <style:style style:name="P302" style:parent-style-name="CommentText" style:family="paragraph">
      <style:paragraph-properties fo:text-align="start" fo:text-indent="0in"/>
    </style:style>
    <style:style style:name="T303" style:parent-style-name="CommentReference" style:family="text">
      <style:text-properties style:font-name-complex="Calibri" fo:font-size="12pt" style:font-size-asian="12pt" style:font-size-complex="12pt"/>
    </style:style>
    <style:style style:name="T304" style:parent-style-name="DefaultParagraphFont" style:family="text">
      <style:text-properties style:font-name-complex="Calibri" fo:font-size="12pt" style:font-size-asian="12pt" style:font-size-complex="12pt" fo:language="en" fo:country="US"/>
    </style:style>
    <style:style style:name="T305" style:parent-style-name="DefaultParagraphFont" style:family="text">
      <style:text-properties style:font-name-complex="Calibri" fo:font-size="12pt" style:font-size-asian="12pt" style:font-size-complex="12pt" fo:language="en" fo:country="US"/>
    </style:style>
    <style:style style:name="P306" style:parent-style-name="CommentText" style:family="paragraph">
      <style:paragraph-properties fo:text-align="start" fo:text-indent="0in"/>
    </style:style>
    <style:style style:name="T307" style:parent-style-name="DefaultParagraphFont" style:family="text">
      <style:text-properties fo:language="en" fo:country="US"/>
    </style:style>
    <style:style style:name="P308" style:parent-style-name="CommentText" style:family="paragraph">
      <style:paragraph-properties fo:text-align="start" fo:text-indent="0in"/>
    </style:style>
    <style:style style:name="T309" style:parent-style-name="DefaultParagraphFont" style:family="text">
      <style:text-properties fo:language="en" fo:country="US"/>
    </style:style>
    <style:style style:name="T310" style:parent-style-name="CommentReference" style:family="text">
      <style:text-properties style:font-name-complex="Calibri" fo:font-size="12pt" style:font-size-asian="12pt" style:font-size-complex="12pt"/>
    </style:style>
    <style:style style:name="P311" style:parent-style-name="Normal" style:family="paragraph">
      <style:paragraph-properties fo:text-align="start" fo:text-indent="0in"/>
      <style:text-properties style:font-name-complex="Calibri" fo:font-size="12pt" style:font-size-asian="12pt" style:font-size-complex="12pt" fo:language="en" fo:country="US"/>
    </style:style>
    <style:style style:name="P312" style:parent-style-name="Normal" style:family="paragraph">
      <style:paragraph-properties fo:text-align="start" fo:text-indent="0in"/>
    </style:style>
    <style:style style:name="T313" style:parent-style-name="DefaultParagraphFont" style:family="text">
      <style:text-properties style:font-name-complex="Calibri" fo:font-size="12pt" style:font-size-asian="12pt" style:font-size-complex="12pt" fo:language="en" fo:country="US"/>
    </style:style>
    <style:style style:name="T314" style:parent-style-name="DefaultParagraphFont" style:family="text">
      <style:text-properties style:font-name-complex="Calibri" fo:font-size="12pt" style:font-size-asian="12pt" style:font-size-complex="12pt" fo:language="en" fo:country="US"/>
    </style:style>
    <style:style style:name="P315" style:parent-style-name="CommentText" style:family="paragraph">
      <style:paragraph-properties fo:text-align="start" fo:text-indent="0in"/>
    </style:style>
    <style:style style:name="P316" style:parent-style-name="CommentText" style:family="paragraph">
      <style:paragraph-properties fo:text-align="start" fo:text-indent="0in"/>
    </style:style>
    <style:style style:name="P317" style:parent-style-name="CommentText" style:family="paragraph">
      <style:paragraph-properties fo:text-align="start" fo:text-indent="0in"/>
    </style:style>
    <style:style style:name="T318" style:parent-style-name="CommentReference" style:family="text">
      <style:text-properties style:font-name-complex="Calibri" fo:font-size="12pt" style:font-size-asian="12pt" style:font-size-complex="12pt"/>
    </style:style>
    <style:style style:name="T319" style:parent-style-name="DefaultParagraphFont" style:family="text">
      <style:text-properties style:font-name-complex="Calibri" fo:font-size="12pt" style:font-size-asian="12pt" style:font-size-complex="12pt" fo:language="en" fo:country="US"/>
    </style:style>
    <style:style style:name="T320" style:parent-style-name="DefaultParagraphFont" style:family="text">
      <style:text-properties style:font-name-complex="Calibri" fo:font-size="12pt" style:font-size-asian="12pt" style:font-size-complex="12pt" fo:language="en" fo:country="US"/>
    </style:style>
    <style:style style:name="P321" style:parent-style-name="CommentText" style:family="paragraph">
      <style:paragraph-properties fo:text-align="start" fo:text-indent="0in"/>
    </style:style>
    <style:style style:name="T322" style:parent-style-name="CommentReference" style:family="text">
      <style:text-properties style:font-name-complex="Calibri" fo:font-size="12pt" style:font-size-asian="12pt" style:font-size-complex="12pt"/>
    </style:style>
    <style:style style:name="T323" style:parent-style-name="DefaultParagraphFont" style:family="text">
      <style:text-properties style:font-name-complex="Calibri" fo:font-size="12pt" style:font-size-asian="12pt" style:font-size-complex="12pt" fo:language="en" fo:country="US"/>
    </style:style>
    <style:style style:name="T324" style:parent-style-name="DefaultParagraphFont" style:family="text">
      <style:text-properties style:font-name-complex="Calibri" fo:font-size="12pt" style:font-size-asian="12pt" style:font-size-complex="12pt" fo:language="en" fo:country="US"/>
    </style:style>
    <style:style style:name="P325" style:parent-style-name="CommentText" style:family="paragraph">
      <style:paragraph-properties fo:text-align="start" fo:text-indent="0in"/>
    </style:style>
    <style:style style:name="P326" style:parent-style-name="CommentText" style:family="paragraph">
      <style:paragraph-properties fo:text-align="start" fo:text-indent="0in"/>
    </style:style>
    <style:style style:name="P327" style:parent-style-name="CommentText" style:family="paragraph">
      <style:paragraph-properties fo:text-align="start" fo:text-indent="0in"/>
    </style:style>
    <style:style style:name="T328" style:parent-style-name="CommentReference" style:family="text">
      <style:text-properties style:font-name-complex="Calibri" fo:font-size="12pt" style:font-size-asian="12pt" style:font-size-complex="12pt"/>
    </style:style>
    <style:style style:name="T329" style:parent-style-name="DefaultParagraphFont" style:family="text">
      <style:text-properties style:font-name-complex="Calibri" fo:font-size="12pt" style:font-size-asian="12pt" style:font-size-complex="12pt" fo:language="en" fo:country="US"/>
    </style:style>
    <style:style style:name="P330" style:parent-style-name="Normal" style:family="paragraph">
      <style:paragraph-properties fo:text-align="start" fo:text-indent="0in"/>
      <style:text-properties style:font-name-complex="Calibri" fo:font-size="12pt" style:font-size-asian="12pt" style:font-size-complex="12pt" fo:language="en" fo:country="US"/>
    </style:style>
    <style:style style:name="P331" style:parent-style-name="Normal" style:family="paragraph">
      <style:paragraph-properties fo:text-align="start" fo:text-indent="0in"/>
      <style:text-properties style:font-name-complex="Calibri" fo:font-size="12pt" style:font-size-asian="12pt" style:font-size-complex="12pt" fo:language="en" fo:country="US"/>
    </style:style>
    <style:style style:name="P332" style:parent-style-name="Normal" style:family="paragraph">
      <style:paragraph-properties fo:text-align="start" fo:text-indent="0in"/>
      <style:text-properties style:font-name-complex="Calibri" fo:font-size="12pt" style:font-size-asian="12pt" style:font-size-complex="12pt" fo:language="en" fo:country="US"/>
    </style:style>
    <style:style style:name="P333" style:parent-style-name="Normal" style:family="paragraph">
      <style:paragraph-properties fo:text-align="start" fo:text-indent="0in"/>
      <style:text-properties style:font-name-complex="Calibri" fo:font-size="12pt" style:font-size-asian="12pt" style:font-size-complex="12pt" fo:language="en" fo:country="US"/>
    </style:style>
    <style:style style:name="P334" style:parent-style-name="Normal" style:family="paragraph">
      <style:paragraph-properties fo:text-align="start" fo:text-indent="0in"/>
    </style:style>
    <style:style style:name="T335" style:parent-style-name="DefaultParagraphFont" style:family="text">
      <style:text-properties style:font-name-complex="Calibri" fo:font-size="12pt" style:font-size-asian="12pt" style:font-size-complex="12pt" fo:language="en" fo:country="US"/>
    </style:style>
    <style:style style:name="T336" style:parent-style-name="DefaultParagraphFont" style:family="text">
      <style:text-properties style:font-name-complex="Calibri" fo:font-size="12pt" style:font-size-asian="12pt" style:font-size-complex="12pt" fo:language="en" fo:country="US"/>
    </style:style>
    <style:style style:name="P337" style:parent-style-name="CommentText" style:family="paragraph">
      <style:paragraph-properties fo:text-align="start" fo:text-indent="0in"/>
    </style:style>
    <style:style style:name="T338" style:parent-style-name="DefaultParagraphFont" style:family="text">
      <style:text-properties style:font-name-complex="Calibri" fo:font-size="12pt" style:font-size-asian="12pt" style:font-size-complex="12pt" fo:language="en" fo:country="US"/>
    </style:style>
    <style:style style:name="T339" style:parent-style-name="DefaultParagraphFont" style:family="text">
      <style:text-properties style:font-name-complex="Calibri" fo:font-size="12pt" style:font-size-asian="12pt" style:font-size-complex="12pt" fo:language="en" fo:country="US"/>
    </style:style>
    <style:style style:name="P340" style:parent-style-name="CommentText" style:family="paragraph">
      <style:paragraph-properties fo:text-align="start" fo:text-indent="0in"/>
    </style:style>
    <style:style style:name="T341" style:parent-style-name="DefaultParagraphFont" style:family="text">
      <style:text-properties style:font-name-complex="Calibri" fo:font-size="12pt" style:font-size-asian="12pt" style:font-size-complex="12pt" fo:language="en" fo:country="US"/>
    </style:style>
    <style:style style:name="T342" style:parent-style-name="DefaultParagraphFont" style:family="text">
      <style:text-properties style:font-name-complex="Calibri" fo:font-size="12pt" style:font-size-asian="12pt" style:font-size-complex="12pt" fo:language="en" fo:country="US"/>
    </style:style>
    <style:style style:name="P343" style:parent-style-name="CommentText" style:family="paragraph">
      <style:paragraph-properties fo:text-align="start" fo:text-indent="0in"/>
    </style:style>
    <style:style style:name="T344" style:parent-style-name="DefaultParagraphFont" style:family="text">
      <style:text-properties style:font-name-complex="Calibri" fo:font-size="12pt" style:font-size-asian="12pt" style:font-size-complex="12pt" fo:language="en" fo:country="US"/>
    </style:style>
    <style:style style:name="P345" style:parent-style-name="Normal" style:family="paragraph">
      <style:paragraph-properties fo:text-align="start" fo:text-indent="0in"/>
      <style:text-properties style:font-name-complex="Calibri" fo:font-size="12pt" style:font-size-asian="12pt" style:font-size-complex="12pt" fo:language="en" fo:country="US"/>
    </style:style>
    <style:style style:name="P346" style:parent-style-name="Normal" style:family="paragraph">
      <style:paragraph-properties fo:text-align="start" fo:text-indent="0in"/>
    </style:style>
    <style:style style:name="T34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48" style:parent-style-name="CommentText" style:family="paragraph">
      <style:paragraph-properties fo:text-align="start" fo:text-indent="0in"/>
    </style:style>
    <style:style style:name="T349" style:parent-style-name="CommentReference" style:family="text">
      <style:text-properties style:font-name-complex="Calibri" fo:font-size="12pt" style:font-size-asian="12pt" style:font-size-complex="12pt"/>
    </style:style>
    <style:style style:name="P350" style:parent-style-name="Normal" style:family="paragraph">
      <style:paragraph-properties fo:text-align="start" fo:text-indent="0in"/>
    </style:style>
    <style:style style:name="T351" style:parent-style-name="DefaultParagraphFont" style:family="text">
      <style:text-properties style:font-name-complex="Calibri" fo:font-size="12pt" style:font-size-asian="12pt" style:font-size-complex="12pt" fo:language="en" fo:country="US"/>
    </style:style>
    <style:style style:name="T352" style:parent-style-name="DefaultParagraphFont" style:family="text">
      <style:text-properties style:font-name-complex="Calibri" fo:font-size="12pt" style:font-size-asian="12pt" style:font-size-complex="12pt" fo:language="en" fo:country="US"/>
    </style:style>
    <style:style style:name="P353" style:parent-style-name="CommentText" style:family="paragraph">
      <style:paragraph-properties fo:text-align="start" fo:text-indent="0in"/>
    </style:style>
    <style:style style:name="T354" style:parent-style-name="DefaultParagraphFont" style:family="text">
      <style:text-properties fo:color="#00000A"/>
    </style:style>
    <style:style style:name="P355" style:parent-style-name="CommentText" style:family="paragraph">
      <style:paragraph-properties fo:text-align="start" fo:text-indent="0in"/>
    </style:style>
    <style:style style:name="T356" style:parent-style-name="DefaultParagraphFont" style:family="text">
      <style:text-properties fo:color="#000000"/>
    </style:style>
    <style:style style:name="T357" style:parent-style-name="DefaultParagraphFont" style:family="text">
      <style:text-properties fo:color="#00000A"/>
    </style:style>
    <style:style style:name="P358" style:parent-style-name="CommentText" style:family="paragraph">
      <style:paragraph-properties fo:text-align="start" fo:text-indent="0in"/>
    </style:style>
    <style:style style:name="T359" style:parent-style-name="DefaultParagraphFont" style:family="text">
      <style:text-properties fo:color="#000000"/>
    </style:style>
    <style:style style:name="T360" style:parent-style-name="DefaultParagraphFont" style:family="text">
      <style:text-properties fo:color="#00000A"/>
    </style:style>
    <style:style style:name="P361" style:parent-style-name="CommentText" style:family="paragraph">
      <style:paragraph-properties fo:text-align="start" fo:text-indent="0in"/>
    </style:style>
    <style:style style:name="T362" style:parent-style-name="DefaultParagraphFont" style:family="text">
      <style:text-properties fo:color="#000000"/>
    </style:style>
    <style:style style:name="T363" style:parent-style-name="DefaultParagraphFont" style:family="text">
      <style:text-properties fo:color="#00000A"/>
    </style:style>
    <style:style style:name="T364" style:parent-style-name="CommentReference" style:family="text">
      <style:text-properties style:font-name-complex="Calibri" fo:font-size="12pt" style:font-size-asian="12pt" style:font-size-complex="12pt"/>
    </style:style>
    <style:style style:name="T365" style:parent-style-name="DefaultParagraphFont" style:family="text">
      <style:text-properties style:font-name-complex="Calibri" fo:font-size="12pt" style:font-size-asian="12pt" style:font-size-complex="12pt" fo:language="en" fo:country="US"/>
    </style:style>
    <style:style style:name="P36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67" style:parent-style-name="Normal" style:family="paragraph">
      <style:paragraph-properties fo:text-align="start" fo:text-indent="0in"/>
    </style:style>
    <style:style style:name="T36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69" style:parent-style-name="CommentText" style:family="paragraph">
      <style:paragraph-properties fo:text-align="start" fo:text-indent="0in"/>
    </style:style>
    <style:style style:name="T370" style:parent-style-name="CommentReference" style:family="text">
      <style:text-properties style:font-name-complex="Calibri" fo:font-size="12pt" style:font-size-asian="12pt" style:font-size-complex="12pt"/>
    </style:style>
    <style:style style:name="T37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7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73" style:parent-style-name="CommentText" style:family="paragraph">
      <style:paragraph-properties fo:text-align="start" fo:text-indent="0in"/>
    </style:style>
    <style:style style:name="T374" style:parent-style-name="CommentReference" style:family="text">
      <style:text-properties style:font-name-complex="Calibri" fo:font-size="12pt" style:font-size-asian="12pt" style:font-size-complex="12pt"/>
    </style:style>
    <style:style style:name="T37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7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77" style:parent-style-name="CommentText" style:family="paragraph">
      <style:paragraph-properties fo:text-align="start" fo:text-indent="0in"/>
    </style:style>
    <style:style style:name="P378" style:parent-style-name="Normal" style:family="paragraph">
      <style:paragraph-properties fo:text-align="start" fo:text-indent="0in"/>
    </style:style>
    <style:style style:name="T379" style:parent-style-name="DefaultParagraphFont" style:family="text">
      <style:text-properties style:font-name-complex="Calibri" fo:font-size="12pt" style:font-size-asian="12pt" style:font-size-complex="12pt" fo:language="en" fo:country="US"/>
    </style:style>
    <style:style style:name="T380" style:parent-style-name="DefaultParagraphFont" style:family="text">
      <style:text-properties style:font-name-complex="Calibri" fo:font-size="12pt" style:font-size-asian="12pt" style:font-size-complex="12pt" fo:language="en" fo:country="US"/>
    </style:style>
    <style:style style:name="P381" style:parent-style-name="CommentText" style:family="paragraph">
      <style:paragraph-properties fo:text-align="start" fo:text-indent="0in"/>
    </style:style>
    <style:style style:name="T382" style:parent-style-name="CommentReference" style:family="text">
      <style:text-properties style:font-name-complex="Calibri" fo:font-size="12pt" style:font-size-asian="12pt" style:font-size-complex="12pt"/>
    </style:style>
    <style:style style:name="T383" style:parent-style-name="DefaultParagraphFont" style:family="text">
      <style:text-properties style:font-name-complex="Calibri" fo:font-size="12pt" style:font-size-asian="12pt" style:font-size-complex="12pt" fo:language="en" fo:country="US"/>
    </style:style>
    <style:style style:name="T384" style:parent-style-name="DefaultParagraphFont" style:family="text">
      <style:text-properties style:font-name-complex="Calibri" fo:font-size="12pt" style:font-size-asian="12pt" style:font-size-complex="12pt" fo:language="en" fo:country="US"/>
    </style:style>
    <style:style style:name="P385" style:parent-style-name="CommentText" style:family="paragraph">
      <style:paragraph-properties fo:text-align="start" fo:text-indent="0in"/>
    </style:style>
    <style:style style:name="P386" style:parent-style-name="CommentText" style:family="paragraph">
      <style:paragraph-properties fo:text-align="start" fo:text-indent="0in"/>
    </style:style>
    <style:style style:name="T387" style:parent-style-name="CommentReference" style:family="text">
      <style:text-properties style:font-name-complex="Calibri" fo:font-size="12pt" style:font-size-asian="12pt" style:font-size-complex="12pt"/>
    </style:style>
    <style:style style:name="T388" style:parent-style-name="CommentReference" style:family="text">
      <style:text-properties style:font-name-complex="Calibri" fo:font-size="12pt" style:font-size-asian="12pt" style:font-size-complex="12pt"/>
    </style:style>
    <style:style style:name="T389" style:parent-style-name="DefaultParagraphFont" style:family="text">
      <style:text-properties style:font-name-complex="Calibri" fo:font-size="12pt" style:font-size-asian="12pt" style:font-size-complex="12pt" fo:language="en" fo:country="US"/>
    </style:style>
    <style:style style:name="P390" style:parent-style-name="Normal" style:family="paragraph">
      <style:paragraph-properties fo:text-align="start" fo:text-indent="0in"/>
    </style:style>
    <style:style style:name="T391" style:parent-style-name="DefaultParagraphFont" style:family="text">
      <style:text-properties style:font-name-complex="Calibri" fo:font-size="12pt" style:font-size-asian="12pt" style:font-size-complex="12pt" fo:language="en" fo:country="US"/>
    </style:style>
    <style:style style:name="T392" style:parent-style-name="DefaultParagraphFont" style:family="text">
      <style:text-properties style:font-name-complex="Calibri" fo:font-size="12pt" style:font-size-asian="12pt" style:font-size-complex="12pt" fo:language="en" fo:country="US"/>
    </style:style>
    <style:style style:name="P393" style:parent-style-name="CommentText" style:family="paragraph">
      <style:paragraph-properties fo:text-align="start" fo:text-indent="0in"/>
    </style:style>
    <style:style style:name="T394" style:parent-style-name="DefaultParagraphFont" style:family="text">
      <style:text-properties fo:language="en" fo:country="US"/>
    </style:style>
    <style:style style:name="T395" style:parent-style-name="CommentReference" style:family="text">
      <style:text-properties style:font-name-complex="Calibri" fo:font-size="12pt" style:font-size-asian="12pt" style:font-size-complex="12pt"/>
    </style:style>
    <style:style style:name="T396" style:parent-style-name="DefaultParagraphFont" style:family="text">
      <style:text-properties style:font-name-complex="Calibri" fo:font-size="12pt" style:font-size-asian="12pt" style:font-size-complex="12pt" fo:language="en" fo:country="US"/>
    </style:style>
    <style:style style:name="T397" style:parent-style-name="DefaultParagraphFont" style:family="text">
      <style:text-properties style:font-name-complex="Calibri" fo:font-size="12pt" style:font-size-asian="12pt" style:font-size-complex="12pt" fo:language="en" fo:country="US"/>
    </style:style>
    <style:style style:name="P398" style:parent-style-name="CommentText" style:family="paragraph">
      <style:paragraph-properties fo:text-align="start" fo:text-indent="0in"/>
    </style:style>
    <style:style style:name="P399" style:parent-style-name="CommentText" style:family="paragraph">
      <style:paragraph-properties fo:text-align="start" fo:text-indent="0in"/>
    </style:style>
    <style:style style:name="T400" style:parent-style-name="CommentReference" style:family="text">
      <style:text-properties style:font-name-complex="Calibri" fo:font-size="12pt" style:font-size-asian="12pt" style:font-size-complex="12pt"/>
    </style:style>
    <style:style style:name="T401" style:parent-style-name="DefaultParagraphFont" style:family="text">
      <style:text-properties style:font-name-complex="Calibri" fo:font-size="12pt" style:font-size-asian="12pt" style:font-size-complex="12pt" fo:language="en" fo:country="US"/>
    </style:style>
    <style:style style:name="T402" style:parent-style-name="DefaultParagraphFont" style:family="text">
      <style:text-properties style:font-name-complex="Calibri" fo:font-size="12pt" style:font-size-asian="12pt" style:font-size-complex="12pt" fo:language="en" fo:country="US"/>
    </style:style>
    <style:style style:name="P403" style:parent-style-name="CommentText" style:family="paragraph">
      <style:paragraph-properties fo:text-align="start" fo:text-indent="0in"/>
    </style:style>
    <style:style style:name="T404" style:parent-style-name="CommentReference" style:family="text">
      <style:text-properties style:font-name-complex="Calibri" fo:font-size="12pt" style:font-size-asian="12pt" style:font-size-complex="12pt"/>
    </style:style>
    <style:style style:name="T405" style:parent-style-name="DefaultParagraphFont" style:family="text">
      <style:text-properties style:font-name-complex="Calibri" fo:font-size="12pt" style:font-size-asian="12pt" style:font-size-complex="12pt" fo:language="en" fo:country="US"/>
    </style:style>
    <style:style style:name="T406" style:parent-style-name="DefaultParagraphFont" style:family="text">
      <style:text-properties style:font-name-complex="Calibri" fo:font-size="12pt" style:font-size-asian="12pt" style:font-size-complex="12pt" fo:language="en" fo:country="US"/>
    </style:style>
    <style:style style:name="P407" style:parent-style-name="CommentText" style:family="paragraph">
      <style:paragraph-properties fo:text-align="start" fo:text-indent="0in"/>
    </style:style>
    <style:style style:name="T408" style:parent-style-name="CommentReference" style:family="text">
      <style:text-properties style:font-name-complex="Calibri" fo:font-size="12pt" style:font-size-asian="12pt" style:font-size-complex="12pt"/>
    </style:style>
    <style:style style:name="T409" style:parent-style-name="DefaultParagraphFont" style:family="text">
      <style:text-properties style:font-name-complex="Calibri" fo:font-size="12pt" style:font-size-asian="12pt" style:font-size-complex="12pt" fo:language="en" fo:country="US"/>
    </style:style>
    <style:style style:name="T410" style:parent-style-name="DefaultParagraphFont" style:family="text">
      <style:text-properties style:font-name-complex="Calibri" fo:font-size="12pt" style:font-size-asian="12pt" style:font-size-complex="12pt" fo:language="en" fo:country="US"/>
    </style:style>
    <style:style style:name="P411" style:parent-style-name="CommentText" style:family="paragraph">
      <style:paragraph-properties fo:text-align="start" fo:text-indent="0in"/>
    </style:style>
    <style:style style:name="T412" style:parent-style-name="CommentReference" style:family="text">
      <style:text-properties style:font-name-complex="Calibri" fo:font-size="12pt" style:font-size-asian="12pt" style:font-size-complex="12pt"/>
    </style:style>
    <style:style style:name="T413" style:parent-style-name="DefaultParagraphFont" style:family="text">
      <style:text-properties style:font-name-complex="Calibri" fo:font-size="12pt" style:font-size-asian="12pt" style:font-size-complex="12pt" fo:language="en" fo:country="US"/>
    </style:style>
    <style:style style:name="T414" style:parent-style-name="DefaultParagraphFont" style:family="text">
      <style:text-properties style:font-name-complex="Calibri" fo:font-size="12pt" style:font-size-asian="12pt" style:font-size-complex="12pt" fo:language="en" fo:country="US"/>
    </style:style>
    <style:style style:name="P415" style:parent-style-name="CommentText" style:family="paragraph">
      <style:paragraph-properties fo:text-align="start" fo:text-indent="0in"/>
    </style:style>
    <style:style style:name="P416" style:parent-style-name="CommentText" style:family="paragraph">
      <style:paragraph-properties fo:text-align="start" fo:text-indent="0in"/>
    </style:style>
    <style:style style:name="T417" style:parent-style-name="CommentReference" style:family="text">
      <style:text-properties style:font-name-complex="Calibri" fo:font-size="12pt" style:font-size-asian="12pt" style:font-size-complex="12pt"/>
    </style:style>
    <style:style style:name="T418" style:parent-style-name="CommentReference" style:family="text">
      <style:text-properties style:font-name-complex="Calibri" fo:font-size="12pt" style:font-size-asian="12pt" style:font-size-complex="12pt"/>
    </style:style>
    <style:style style:name="T419" style:parent-style-name="DefaultParagraphFont" style:family="text">
      <style:text-properties style:font-name-complex="Calibri" fo:font-size="12pt" style:font-size-asian="12pt" style:font-size-complex="12pt" fo:language="en" fo:country="US"/>
    </style:style>
    <style:style style:name="T420" style:parent-style-name="DefaultParagraphFont" style:family="text">
      <style:text-properties style:font-name-complex="Calibri" fo:font-size="12pt" style:font-size-asian="12pt" style:font-size-complex="12pt" fo:language="en" fo:country="US"/>
    </style:style>
    <style:style style:name="P421" style:parent-style-name="CommentText" style:family="paragraph">
      <style:paragraph-properties fo:text-align="start" fo:text-indent="0in"/>
    </style:style>
    <style:style style:name="T422" style:parent-style-name="CommentReference" style:family="text">
      <style:text-properties style:font-name-complex="Calibri" fo:font-size="12pt" style:font-size-asian="12pt" style:font-size-complex="12pt"/>
    </style:style>
    <style:style style:name="T423" style:parent-style-name="DefaultParagraphFont" style:family="text">
      <style:text-properties style:font-name-complex="Calibri" fo:font-size="12pt" style:font-size-asian="12pt" style:font-size-complex="12pt" fo:language="en" fo:country="US"/>
    </style:style>
    <style:style style:name="T424" style:parent-style-name="DefaultParagraphFont" style:family="text">
      <style:text-properties style:font-name-complex="Calibri" fo:font-size="12pt" style:font-size-asian="12pt" style:font-size-complex="12pt" fo:language="en" fo:country="US"/>
    </style:style>
    <style:style style:name="P425" style:parent-style-name="CommentText" style:family="paragraph">
      <style:paragraph-properties fo:text-align="start" fo:text-indent="0in"/>
    </style:style>
    <style:style style:name="T426" style:parent-style-name="CommentReference" style:family="text">
      <style:text-properties style:font-name-complex="Calibri" fo:font-size="12pt" style:font-size-asian="12pt" style:font-size-complex="12pt"/>
    </style:style>
    <style:style style:name="T427" style:parent-style-name="DefaultParagraphFont" style:family="text">
      <style:text-properties style:font-name-complex="Calibri" fo:font-size="12pt" style:font-size-asian="12pt" style:font-size-complex="12pt" fo:language="en" fo:country="US"/>
    </style:style>
    <style:style style:name="T428" style:parent-style-name="DefaultParagraphFont" style:family="text">
      <style:text-properties style:font-name-complex="Calibri" fo:font-size="12pt" style:font-size-asian="12pt" style:font-size-complex="12pt" fo:language="en" fo:country="US"/>
    </style:style>
    <style:style style:name="P429" style:parent-style-name="CommentText" style:family="paragraph">
      <style:paragraph-properties fo:text-align="start" fo:text-indent="0in"/>
    </style:style>
    <style:style style:name="T430" style:parent-style-name="CommentReference" style:family="text">
      <style:text-properties style:font-name-complex="Calibri" fo:font-size="12pt" style:font-size-asian="12pt" style:font-size-complex="12pt"/>
    </style:style>
    <style:style style:name="T431" style:parent-style-name="DefaultParagraphFont" style:family="text">
      <style:text-properties style:font-name-complex="Calibri" fo:font-size="12pt" style:font-size-asian="12pt" style:font-size-complex="12pt" fo:language="en" fo:country="US"/>
    </style:style>
    <style:style style:name="T432" style:parent-style-name="DefaultParagraphFont" style:family="text">
      <style:text-properties style:font-name-complex="Calibri" fo:font-size="12pt" style:font-size-asian="12pt" style:font-size-complex="12pt" fo:language="en" fo:country="US"/>
    </style:style>
    <style:style style:name="P433" style:parent-style-name="CommentText" style:family="paragraph">
      <style:paragraph-properties fo:text-align="start" fo:text-indent="0in"/>
    </style:style>
    <style:style style:name="P434" style:parent-style-name="CommentText" style:family="paragraph">
      <style:paragraph-properties fo:text-align="start" fo:text-indent="0in"/>
    </style:style>
    <style:style style:name="P435" style:parent-style-name="CommentText" style:family="paragraph">
      <style:paragraph-properties fo:text-align="start" fo:text-indent="0in"/>
    </style:style>
    <style:style style:name="P436" style:parent-style-name="CommentText" style:family="paragraph">
      <style:paragraph-properties fo:text-align="start" fo:text-indent="0in"/>
    </style:style>
    <style:style style:name="T437" style:parent-style-name="CommentReference" style:family="text">
      <style:text-properties style:font-name-complex="Calibri" fo:font-size="12pt" style:font-size-asian="12pt" style:font-size-complex="12pt"/>
    </style:style>
    <style:style style:name="T438" style:parent-style-name="DefaultParagraphFont" style:family="text">
      <style:text-properties style:font-name-complex="Calibri" fo:font-size="12pt" style:font-size-asian="12pt" style:font-size-complex="12pt" fo:language="en" fo:country="US"/>
    </style:style>
    <style:style style:name="T439" style:parent-style-name="CommentReference" style:family="text">
      <style:text-properties style:font-name-complex="Calibri" fo:font-size="12pt" style:font-size-asian="12pt" style:font-size-complex="12pt"/>
    </style:style>
    <style:style style:name="T440" style:parent-style-name="DefaultParagraphFont" style:family="text">
      <style:text-properties style:font-name-complex="Calibri" fo:font-size="12pt" style:font-size-asian="12pt" style:font-size-complex="12pt" fo:language="en" fo:country="US"/>
    </style:style>
    <style:style style:name="T441" style:parent-style-name="DefaultParagraphFont" style:family="text">
      <style:text-properties style:font-name-complex="Calibri" fo:font-size="12pt" style:font-size-asian="12pt" style:font-size-complex="12pt" fo:language="en" fo:country="US"/>
    </style:style>
    <style:style style:name="P442" style:parent-style-name="CommentText" style:family="paragraph">
      <style:paragraph-properties fo:text-align="start" fo:text-indent="0in"/>
    </style:style>
    <style:style style:name="T443" style:parent-style-name="CommentReference" style:family="text">
      <style:text-properties style:font-name-complex="Calibri" fo:font-size="12pt" style:font-size-asian="12pt" style:font-size-complex="12pt"/>
    </style:style>
    <style:style style:name="T444" style:parent-style-name="DefaultParagraphFont" style:family="text">
      <style:text-properties style:font-name-complex="Calibri" fo:font-size="12pt" style:font-size-asian="12pt" style:font-size-complex="12pt" fo:language="en" fo:country="US"/>
    </style:style>
    <style:style style:name="T445" style:parent-style-name="DefaultParagraphFont" style:family="text">
      <style:text-properties style:font-name-complex="Calibri" fo:font-size="12pt" style:font-size-asian="12pt" style:font-size-complex="12pt" fo:language="en" fo:country="US"/>
    </style:style>
    <style:style style:name="P446" style:parent-style-name="CommentText" style:family="paragraph">
      <style:paragraph-properties fo:text-align="start" fo:text-indent="0in"/>
    </style:style>
    <style:style style:name="T447" style:parent-style-name="CommentReference" style:family="text">
      <style:text-properties style:font-name-complex="Calibri" fo:font-size="12pt" style:font-size-asian="12pt" style:font-size-complex="12pt"/>
    </style:style>
    <style:style style:name="T448" style:parent-style-name="DefaultParagraphFont" style:family="text">
      <style:text-properties style:font-name-complex="Calibri" fo:font-size="12pt" style:font-size-asian="12pt" style:font-size-complex="12pt" fo:language="en" fo:country="US"/>
    </style:style>
    <style:style style:name="T449" style:parent-style-name="DefaultParagraphFont" style:family="text">
      <style:text-properties style:font-name-complex="Calibri" fo:font-size="12pt" style:font-size-asian="12pt" style:font-size-complex="12pt" fo:language="en" fo:country="US"/>
    </style:style>
    <style:style style:name="P450" style:parent-style-name="CommentText" style:family="paragraph">
      <style:paragraph-properties fo:text-align="start" fo:text-indent="0in"/>
    </style:style>
    <style:style style:name="T451" style:parent-style-name="CommentReference" style:family="text">
      <style:text-properties style:font-name-complex="Calibri" fo:font-size="12pt" style:font-size-asian="12pt" style:font-size-complex="12pt"/>
    </style:style>
    <style:style style:name="T452" style:parent-style-name="DefaultParagraphFont" style:family="text">
      <style:text-properties style:font-name-complex="Calibri" fo:font-size="12pt" style:font-size-asian="12pt" style:font-size-complex="12pt" fo:language="en" fo:country="US"/>
    </style:style>
    <style:style style:name="T453" style:parent-style-name="DefaultParagraphFont" style:family="text">
      <style:text-properties style:font-name-complex="Calibri" fo:font-size="12pt" style:font-size-asian="12pt" style:font-size-complex="12pt" fo:language="en" fo:country="US"/>
    </style:style>
    <style:style style:name="P454" style:parent-style-name="CommentText" style:family="paragraph">
      <style:paragraph-properties fo:text-align="start" fo:text-indent="0in"/>
    </style:style>
    <style:style style:name="T455" style:parent-style-name="CommentReference" style:family="text">
      <style:text-properties style:font-name-complex="Calibri" fo:font-size="12pt" style:font-size-asian="12pt" style:font-size-complex="12pt"/>
    </style:style>
    <style:style style:name="T456" style:parent-style-name="DefaultParagraphFont" style:family="text">
      <style:text-properties style:font-name-complex="Calibri" fo:font-size="12pt" style:font-size-asian="12pt" style:font-size-complex="12pt" fo:language="en" fo:country="US"/>
    </style:style>
    <style:style style:name="P457" style:parent-style-name="Normal" style:family="paragraph">
      <style:paragraph-properties fo:text-align="start" fo:text-indent="0in"/>
      <style:text-properties style:font-name-complex="Calibri" fo:font-size="12pt" style:font-size-asian="12pt" style:font-size-complex="12pt" fo:language="en" fo:country="US"/>
    </style:style>
    <style:style style:name="P458" style:parent-style-name="Normal" style:family="paragraph">
      <style:paragraph-properties fo:text-align="start" fo:text-indent="0in"/>
    </style:style>
    <style:style style:name="T459" style:parent-style-name="DefaultParagraphFont" style:family="text">
      <style:text-properties style:font-name-complex="Calibri" fo:font-size="12pt" style:font-size-asian="12pt" style:font-size-complex="12pt" fo:language="en" fo:country="US"/>
    </style:style>
    <style:style style:name="T460" style:parent-style-name="DefaultParagraphFont" style:family="text">
      <style:text-properties style:font-name-complex="Calibri" fo:font-size="12pt" style:font-size-asian="12pt" style:font-size-complex="12pt" fo:language="en" fo:country="US"/>
    </style:style>
    <style:style style:name="P461" style:parent-style-name="CommentText" style:family="paragraph">
      <style:paragraph-properties fo:text-align="start" fo:text-indent="0in"/>
    </style:style>
    <style:style style:name="T462" style:parent-style-name="CommentReference" style:family="text">
      <style:text-properties style:font-name-complex="Calibri" fo:font-size="12pt" style:font-size-asian="12pt" style:font-size-complex="12pt"/>
    </style:style>
    <style:style style:name="P463" style:parent-style-name="Normal" style:family="paragraph">
      <style:paragraph-properties fo:text-align="start" fo:text-indent="0in"/>
      <style:text-properties style:font-name-complex="Calibri" fo:font-size="12pt" style:font-size-asian="12pt" style:font-size-complex="12pt" fo:language="en" fo:country="US"/>
    </style:style>
    <style:style style:name="P46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65" style:parent-style-name="Normal" style:family="paragraph">
      <style:paragraph-properties fo:text-align="start" fo:text-indent="0in"/>
    </style:style>
    <style:style style:name="T46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6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68" style:parent-style-name="CommentText" style:family="paragraph">
      <style:paragraph-properties fo:text-align="start" fo:text-indent="0in"/>
    </style:style>
    <style:style style:name="P469" style:parent-style-name="CommentText" style:family="paragraph">
      <style:paragraph-properties fo:text-align="start" fo:text-indent="0in"/>
    </style:style>
    <style:style style:name="P470" style:parent-style-name="CommentText" style:family="paragraph">
      <style:paragraph-properties fo:text-align="start" fo:text-indent="0in"/>
    </style:style>
    <style:style style:name="P471" style:parent-style-name="CommentText" style:family="paragraph">
      <style:paragraph-properties fo:text-align="start" fo:text-indent="0in"/>
    </style:style>
    <style:style style:name="P472" style:parent-style-name="CommentText" style:family="paragraph">
      <style:paragraph-properties fo:text-align="start" fo:text-indent="0in"/>
    </style:style>
    <style:style style:name="P473" style:parent-style-name="CommentText" style:family="paragraph">
      <style:paragraph-properties fo:text-align="start" fo:text-indent="0in"/>
    </style:style>
    <style:style style:name="P474" style:parent-style-name="CommentText" style:family="paragraph">
      <style:paragraph-properties fo:text-align="start" fo:text-indent="0in"/>
    </style:style>
    <style:style style:name="P475" style:parent-style-name="CommentText" style:family="paragraph">
      <style:paragraph-properties fo:text-align="start" fo:text-indent="0in"/>
    </style:style>
    <style:style style:name="P476" style:parent-style-name="CommentText" style:family="paragraph">
      <style:paragraph-properties fo:text-align="start" fo:text-indent="0in"/>
    </style:style>
    <style:style style:name="P477" style:parent-style-name="CommentText" style:family="paragraph">
      <style:paragraph-properties fo:text-align="start" fo:text-indent="0in"/>
    </style:style>
    <style:style style:name="P478" style:parent-style-name="CommentText" style:family="paragraph">
      <style:paragraph-properties fo:text-align="start" fo:text-indent="0in"/>
    </style:style>
    <style:style style:name="T479" style:parent-style-name="CommentReference" style:family="text">
      <style:text-properties style:font-name-complex="Calibri" fo:font-size="12pt" style:font-size-asian="12pt" style:font-size-complex="12pt"/>
    </style:style>
    <style:style style:name="P480" style:parent-style-name="Normal" style:family="paragraph">
      <style:paragraph-properties fo:text-align="start" fo:text-indent="0in"/>
    </style:style>
    <style:style style:name="T481" style:parent-style-name="DefaultParagraphFont" style:family="text">
      <style:text-properties style:font-name-complex="Calibri" fo:font-size="12pt" style:font-size-asian="12pt" style:font-size-complex="12pt" fo:language="en" fo:country="US"/>
    </style:style>
    <style:style style:name="T482" style:parent-style-name="DefaultParagraphFont" style:family="text">
      <style:text-properties style:font-name-complex="Calibri" fo:font-size="12pt" style:font-size-asian="12pt" style:font-size-complex="12pt" fo:language="en" fo:country="US"/>
    </style:style>
    <style:style style:name="P483" style:parent-style-name="CommentText" style:family="paragraph">
      <style:paragraph-properties fo:text-align="start" fo:text-indent="0in"/>
    </style:style>
    <style:style style:name="T484" style:parent-style-name="CommentReference" style:family="text">
      <style:text-properties style:font-name-complex="Calibri" fo:font-size="12pt" style:font-size-asian="12pt" style:font-size-complex="12pt"/>
    </style:style>
    <style:style style:name="T485" style:parent-style-name="DefaultParagraphFont" style:family="text">
      <style:text-properties style:font-name-complex="Calibri" fo:font-size="12pt" style:font-size-asian="12pt" style:font-size-complex="12pt" fo:language="en" fo:country="US"/>
    </style:style>
    <style:style style:name="T486" style:parent-style-name="DefaultParagraphFont" style:family="text">
      <style:text-properties style:font-name-complex="Calibri" fo:font-size="12pt" style:font-size-asian="12pt" style:font-size-complex="12pt" fo:language="en" fo:country="US"/>
    </style:style>
    <style:style style:name="P487" style:parent-style-name="CommentText" style:family="paragraph">
      <style:paragraph-properties fo:text-align="start" fo:text-indent="0in"/>
    </style:style>
    <style:style style:name="T488" style:parent-style-name="CommentReference" style:family="text">
      <style:text-properties style:font-name-complex="Calibri" fo:font-size="12pt" style:font-size-asian="12pt" style:font-size-complex="12pt"/>
    </style:style>
    <style:style style:name="T489" style:parent-style-name="DefaultParagraphFont" style:family="text">
      <style:text-properties style:font-name-complex="Calibri" fo:font-size="12pt" style:font-size-asian="12pt" style:font-size-complex="12pt" fo:language="en" fo:country="US"/>
    </style:style>
    <style:style style:name="T490" style:parent-style-name="DefaultParagraphFont" style:family="text">
      <style:text-properties style:font-name-complex="Calibri" fo:font-size="12pt" style:font-size-asian="12pt" style:font-size-complex="12pt" fo:language="en" fo:country="US"/>
    </style:style>
    <style:style style:name="P491" style:parent-style-name="CommentText" style:family="paragraph">
      <style:paragraph-properties fo:text-align="start" fo:text-indent="0in"/>
    </style:style>
    <style:style style:name="T492" style:parent-style-name="DefaultParagraphFont" style:family="text">
      <style:text-properties style:font-name-complex="Calibri" fo:font-size="12pt" style:font-size-asian="12pt" style:font-size-complex="12pt" fo:language="en" fo:country="US"/>
    </style:style>
    <style:style style:name="T493" style:parent-style-name="DefaultParagraphFont" style:family="text">
      <style:text-properties style:font-name-complex="Calibri" fo:font-size="12pt" style:font-size-asian="12pt" style:font-size-complex="12pt" fo:language="en" fo:country="US"/>
    </style:style>
    <style:style style:name="P494" style:parent-style-name="Normal" style:family="paragraph">
      <style:paragraph-properties fo:text-align="start" fo:text-indent="0.4916in"/>
    </style:style>
    <style:style style:name="T49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9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97" style:parent-style-name="CommentText" style:family="paragraph">
      <style:paragraph-properties fo:text-align="start" fo:text-indent="0in"/>
    </style:style>
    <style:style style:name="T49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99" style:parent-style-name="CommentReference" style:family="text">
      <style:text-properties style:font-name-complex="Calibri" fo:font-size="12pt" style:font-size-asian="12pt" style:font-size-complex="12pt"/>
    </style:style>
    <style:style style:name="P500" style:parent-style-name="CommentText" style:family="paragraph">
      <style:paragraph-properties fo:text-align="start" fo:text-indent="0in"/>
    </style:style>
    <style:style style:name="P501" style:parent-style-name="CommentText" style:family="paragraph">
      <style:paragraph-properties fo:text-align="start" fo:text-indent="0in"/>
    </style:style>
    <style:style style:name="P502" style:parent-style-name="CommentText" style:family="paragraph">
      <style:paragraph-properties fo:text-align="start" fo:text-indent="0in"/>
    </style:style>
    <style:style style:name="P503" style:parent-style-name="CommentText" style:family="paragraph">
      <style:paragraph-properties fo:text-align="start" fo:text-indent="0in"/>
    </style:style>
    <style:style style:name="T50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0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06" style:parent-style-name="CommentText" style:family="paragraph">
      <style:paragraph-properties fo:text-align="start" fo:text-indent="0in"/>
    </style:style>
    <style:style style:name="P507" style:parent-style-name="CommentText" style:family="paragraph">
      <style:paragraph-properties fo:text-align="start" fo:text-indent="0in"/>
    </style:style>
    <style:style style:name="P508" style:parent-style-name="CommentText" style:family="paragraph">
      <style:paragraph-properties fo:text-align="start" fo:text-indent="0in"/>
    </style:style>
    <style:style style:name="P509" style:parent-style-name="CommentText" style:family="paragraph">
      <style:paragraph-properties fo:text-align="start" fo:text-indent="0in"/>
    </style:style>
    <style:style style:name="P510" style:parent-style-name="CommentText" style:family="paragraph">
      <style:paragraph-properties fo:text-align="start" fo:text-indent="0in"/>
    </style:style>
    <style:style style:name="T511" style:parent-style-name="CommentReference" style:family="text">
      <style:text-properties style:font-name-complex="Calibri" fo:font-size="12pt" style:font-size-asian="12pt" style:font-size-complex="12pt"/>
    </style:style>
    <style:style style:name="P512" style:parent-style-name="Normal" style:family="paragraph">
      <style:paragraph-properties style:text-autospace="none" fo:text-align="start" fo:text-indent="0in"/>
    </style:style>
    <style:style style:name="T513" style:parent-style-name="animate-in" style:family="text">
      <style:text-properties style:font-name-complex="Calibri" fo:font-size="12pt" style:font-size-asian="12pt" style:font-size-complex="12pt" fo:language="en" fo:country="US"/>
    </style:style>
    <style:style style:name="T514" style:parent-style-name="DefaultParagraphFont" style:family="text">
      <style:text-properties style:font-name-complex="Calibri" fo:font-size="12pt" style:font-size-asian="12pt" style:font-size-complex="12pt" fo:language="en" fo:country="US"/>
    </style:style>
    <style:style style:name="T515" style:parent-style-name="animate-in" style:family="text">
      <style:text-properties style:font-name-complex="Calibri" fo:font-size="12pt" style:font-size-asian="12pt" style:font-size-complex="12pt" fo:language="en" fo:country="US"/>
    </style:style>
    <style:style style:name="T516" style:parent-style-name="DefaultParagraphFont" style:family="text">
      <style:text-properties style:font-name-complex="Calibri" fo:font-size="12pt" style:font-size-asian="12pt" style:font-size-complex="12pt" fo:language="en" fo:country="US"/>
    </style:style>
    <style:style style:name="T517" style:parent-style-name="animate-in" style:family="text">
      <style:text-properties style:font-name-complex="Calibri" fo:font-size="12pt" style:font-size-asian="12pt" style:font-size-complex="12pt" fo:language="en" fo:country="US"/>
    </style:style>
    <style:style style:name="T518" style:parent-style-name="animate-in" style:family="text">
      <style:text-properties style:font-name-complex="Calibri" fo:font-size="12pt" style:font-size-asian="12pt" style:font-size-complex="12pt" fo:language="en" fo:country="US"/>
    </style:style>
    <style:style style:name="P519" style:parent-style-name="CommentText" style:family="paragraph">
      <style:paragraph-properties fo:text-align="start" fo:text-indent="0in"/>
    </style:style>
    <style:style style:name="T520" style:parent-style-name="animate-in" style:family="text">
      <style:text-properties style:font-name-complex="Calibri" fo:font-size="12pt" style:font-size-asian="12pt" style:font-size-complex="12pt" fo:language="en" fo:country="US"/>
    </style:style>
    <style:style style:name="T521" style:parent-style-name="DefaultParagraphFont" style:family="text">
      <style:text-properties style:font-name-complex="Calibri" fo:font-size="12pt" style:font-size-asian="12pt" style:font-size-complex="12pt" fo:language="en" fo:country="US"/>
    </style:style>
    <style:style style:name="T522" style:parent-style-name="animate-in" style:family="text">
      <style:text-properties style:font-name-complex="Calibri" fo:font-size="12pt" style:font-size-asian="12pt" style:font-size-complex="12pt" fo:language="en" fo:country="US"/>
    </style:style>
    <style:style style:name="T523" style:parent-style-name="animate-in" style:family="text">
      <style:text-properties style:font-name-complex="Calibri" fo:font-size="12pt" style:font-size-asian="12pt" style:font-size-complex="12pt" fo:language="en" fo:country="US"/>
    </style:style>
    <style:style style:name="P524" style:parent-style-name="CommentText" style:family="paragraph">
      <style:paragraph-properties fo:text-align="start" fo:text-indent="0in"/>
    </style:style>
    <style:style style:name="T525" style:parent-style-name="DefaultParagraphFont" style:family="text">
      <style:text-properties fo:language="en" fo:country="US"/>
    </style:style>
    <style:style style:name="T526" style:parent-style-name="animate-in" style:family="text">
      <style:text-properties style:font-name-complex="Calibri" fo:font-size="12pt" style:font-size-asian="12pt" style:font-size-complex="12pt" fo:language="en" fo:country="US"/>
    </style:style>
    <style:style style:name="P527" style:parent-style-name="Normal" style:family="paragraph">
      <style:paragraph-properties fo:text-align="start" fo:text-indent="0in"/>
      <style:text-properties fo:font-size="12pt" style:font-size-asian="12pt" style:font-size-complex="12pt" fo:language="en" fo:country="US"/>
    </style:style>
    <style:style style:name="P528" style:parent-style-name="Normal" style:family="paragraph">
      <style:paragraph-properties fo:text-align="start" fo:text-indent="0in"/>
      <style:text-properties fo:font-size="12pt" style:font-size-asian="12pt" style:font-size-complex="12pt" fo:language="en" fo:country="US"/>
    </style:style>
    <style:style style:name="P529" style:parent-style-name="Normal" style:family="paragraph">
      <style:paragraph-properties fo:text-align="start" fo:text-indent="0in"/>
      <style:text-properties fo:font-size="12pt" style:font-size-asian="12pt" style:font-size-complex="12pt" fo:language="en" fo:country="US"/>
    </style:style>
    <style:style style:name="P530" style:parent-style-name="Normal" style:family="paragraph">
      <style:paragraph-properties fo:text-align="start" fo:text-indent="0in"/>
    </style:style>
    <style:style style:name="T531" style:parent-style-name="DefaultParagraphFont" style:family="text">
      <style:text-properties fo:font-size="12pt" style:font-size-asian="12pt" style:font-size-complex="12pt" fo:language="en" fo:country="US"/>
    </style:style>
    <style:style style:name="T532" style:parent-style-name="DefaultParagraphFont" style:family="text">
      <style:text-properties style:font-name-complex="Calibri" fo:font-size="12pt" style:font-size-asian="12pt" style:font-size-complex="12pt" fo:language="en" fo:country="US"/>
    </style:style>
    <style:style style:name="P533" style:parent-style-name="Normal" style:family="paragraph">
      <style:paragraph-properties fo:text-align="start" fo:text-indent="0in"/>
      <style:text-properties style:font-name-complex="Calibri" fo:font-size="12pt" style:font-size-asian="12pt" style:font-size-complex="12pt" fo:language="en" fo:country="US"/>
    </style:style>
    <style:style style:name="P534" style:parent-style-name="Normal" style:family="paragraph">
      <style:paragraph-properties fo:text-align="start" fo:text-indent="0in"/>
    </style:style>
    <style:style style:name="T535" style:parent-style-name="DefaultParagraphFont" style:family="text">
      <style:text-properties style:font-name-complex="Calibri" fo:font-size="12pt" style:font-size-asian="12pt" style:font-size-complex="12pt" fo:language="en" fo:country="US"/>
    </style:style>
    <style:style style:name="T536" style:parent-style-name="DefaultParagraphFont" style:family="text">
      <style:text-properties style:font-name-complex="Calibri" fo:font-size="12pt" style:font-size-asian="12pt" style:font-size-complex="12pt" fo:language="en" fo:country="US"/>
    </style:style>
    <style:style style:name="P537" style:parent-style-name="CommentText" style:family="paragraph">
      <style:paragraph-properties fo:text-align="start" fo:text-indent="0in"/>
    </style:style>
    <style:style style:name="T538" style:parent-style-name="DefaultParagraphFont" style:family="text">
      <style:text-properties style:font-name-complex="Calibri" fo:font-size="12pt" style:font-size-asian="12pt" style:font-size-complex="12pt" fo:language="en" fo:country="US"/>
    </style:style>
    <style:style style:name="P539" style:parent-style-name="Normal" style:family="paragraph">
      <style:paragraph-properties style:text-autospace="none" fo:text-align="start" fo:text-indent="0in"/>
      <style:text-properties fo:language="en" fo:country="US"/>
    </style:style>
    <style:style style:name="P540" style:parent-style-name="Normal" style:family="paragraph">
      <style:paragraph-properties fo:text-align="start" fo:text-indent="0.4916in"/>
    </style:style>
    <style:style style:name="T54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4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43" style:parent-style-name="CommentText" style:family="paragraph">
      <style:paragraph-properties fo:text-align="start" fo:text-indent="0in"/>
    </style:style>
    <style:style style:name="T54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45" style:parent-style-name="Normal" style:family="paragraph">
      <style:paragraph-properties fo:text-align="start" fo:text-indent="0in"/>
      <style:text-properties style:font-name-complex="Calibri" fo:font-size="12pt" style:font-size-asian="12pt" style:font-size-complex="12pt" fo:language="en" fo:country="US"/>
    </style:style>
    <style:style style:name="P546" style:parent-style-name="Normal" style:family="paragraph">
      <style:paragraph-properties fo:text-align="start" fo:text-indent="0in"/>
      <style:text-properties style:font-name-complex="Calibri" fo:font-size="12pt" style:font-size-asian="12pt" style:font-size-complex="12pt" fo:language="en" fo:country="US"/>
    </style:style>
    <style:style style:name="P547" style:parent-style-name="Normal" style:family="paragraph">
      <style:paragraph-properties fo:text-align="start" fo:text-indent="0in"/>
    </style:style>
    <style:style style:name="T548" style:parent-style-name="DefaultParagraphFont" style:family="text">
      <style:text-properties style:font-name-complex="Calibri" fo:font-size="12pt" style:font-size-asian="12pt" style:font-size-complex="12pt" fo:language="en" fo:country="US"/>
    </style:style>
    <style:style style:name="T549" style:parent-style-name="DefaultParagraphFont" style:family="text">
      <style:text-properties style:font-name-complex="Calibri" fo:font-size="12pt" style:font-size-asian="12pt" style:font-size-complex="12pt" fo:language="en" fo:country="US"/>
    </style:style>
    <style:style style:name="P550" style:parent-style-name="CommentText" style:family="paragraph">
      <style:paragraph-properties fo:text-align="start" fo:text-indent="0in"/>
    </style:style>
    <style:style style:name="T551" style:parent-style-name="CommentReference" style:family="text">
      <style:text-properties style:font-name-complex="Calibri" fo:font-size="12pt" style:font-size-asian="12pt" style:font-size-complex="12pt"/>
    </style:style>
    <style:style style:name="T552" style:parent-style-name="DefaultParagraphFont" style:family="text">
      <style:text-properties style:font-name-complex="Calibri" fo:font-size="12pt" style:font-size-asian="12pt" style:font-size-complex="12pt" fo:language="en" fo:country="US"/>
    </style:style>
    <style:style style:name="T553" style:parent-style-name="DefaultParagraphFont" style:family="text">
      <style:text-properties style:font-name-complex="Calibri" fo:font-size="12pt" style:font-size-asian="12pt" style:font-size-complex="12pt" fo:language="en" fo:country="US"/>
    </style:style>
    <style:style style:name="P554" style:parent-style-name="CommentText" style:family="paragraph">
      <style:paragraph-properties fo:text-align="start" fo:text-indent="0in"/>
    </style:style>
    <style:style style:name="P555" style:parent-style-name="CommentText" style:family="paragraph">
      <style:paragraph-properties fo:text-align="start" fo:text-indent="0in"/>
    </style:style>
    <style:style style:name="P556" style:parent-style-name="CommentText" style:family="paragraph">
      <style:paragraph-properties fo:text-align="start" fo:text-indent="0in"/>
    </style:style>
    <style:style style:name="P557" style:parent-style-name="CommentText" style:family="paragraph">
      <style:paragraph-properties fo:text-align="start" fo:text-indent="0in"/>
    </style:style>
    <style:style style:name="P558" style:parent-style-name="CommentText" style:family="paragraph">
      <style:paragraph-properties fo:text-align="start" fo:text-indent="0in"/>
    </style:style>
    <style:style style:name="P559" style:parent-style-name="CommentText" style:family="paragraph">
      <style:paragraph-properties fo:text-align="start" fo:text-indent="0in"/>
    </style:style>
    <style:style style:name="P560" style:parent-style-name="CommentText" style:family="paragraph">
      <style:paragraph-properties fo:text-align="start" fo:text-indent="0in"/>
    </style:style>
    <style:style style:name="P561" style:parent-style-name="CommentText" style:family="paragraph">
      <style:paragraph-properties fo:text-align="start" fo:text-indent="0in"/>
    </style:style>
    <style:style style:name="P562" style:parent-style-name="CommentText" style:family="paragraph">
      <style:paragraph-properties fo:text-align="start" fo:text-indent="0in"/>
    </style:style>
    <style:style style:name="P563" style:parent-style-name="CommentText" style:family="paragraph">
      <style:paragraph-properties fo:text-align="start" fo:text-indent="0in"/>
    </style:style>
    <style:style style:name="P564" style:parent-style-name="CommentText" style:family="paragraph">
      <style:paragraph-properties fo:text-align="start" fo:text-indent="0in"/>
    </style:style>
    <style:style style:name="P565" style:parent-style-name="CommentText" style:family="paragraph">
      <style:paragraph-properties fo:text-align="start" fo:text-indent="0in"/>
    </style:style>
    <style:style style:name="P566" style:parent-style-name="CommentText" style:family="paragraph">
      <style:paragraph-properties fo:text-align="start" fo:text-indent="0in"/>
    </style:style>
    <style:style style:name="P567" style:parent-style-name="CommentText" style:family="paragraph">
      <style:paragraph-properties fo:text-align="start" fo:text-indent="0in"/>
    </style:style>
    <style:style style:name="P568" style:parent-style-name="CommentText" style:family="paragraph">
      <style:paragraph-properties fo:text-align="start" fo:text-indent="0in"/>
    </style:style>
    <style:style style:name="T569" style:parent-style-name="CommentReference" style:family="text">
      <style:text-properties style:font-name-complex="Calibri" fo:font-size="12pt" style:font-size-asian="12pt" style:font-size-complex="12pt"/>
    </style:style>
    <style:style style:name="T570" style:parent-style-name="CommentReference" style:family="text">
      <style:text-properties style:font-name-complex="Calibri" fo:font-size="12pt" style:font-size-asian="12pt" style:font-size-complex="12pt"/>
    </style:style>
    <style:style style:name="T571" style:parent-style-name="DefaultParagraphFont" style:family="text">
      <style:text-properties style:font-name-complex="Calibri" fo:font-size="12pt" style:font-size-asian="12pt" style:font-size-complex="12pt" fo:language="en" fo:country="US"/>
    </style:style>
    <style:style style:name="P572" style:parent-style-name="Normal" style:family="paragraph">
      <style:paragraph-properties fo:text-align="start" fo:text-indent="0in"/>
    </style:style>
    <style:style style:name="T573" style:parent-style-name="DefaultParagraphFont" style:family="text">
      <style:text-properties style:font-name-complex="Calibri" fo:font-size="12pt" style:font-size-asian="12pt" style:font-size-complex="12pt" fo:language="en" fo:country="US"/>
    </style:style>
    <style:style style:name="P574" style:parent-style-name="Normal" style:family="paragraph">
      <style:paragraph-properties fo:text-align="start" fo:text-indent="0in"/>
    </style:style>
    <style:style style:name="T575" style:parent-style-name="DefaultParagraphFont" style:family="text">
      <style:text-properties style:font-name-complex="Calibri" fo:font-size="12pt" style:font-size-asian="12pt" style:font-size-complex="12pt" fo:language="en" fo:country="US"/>
    </style:style>
    <style:style style:name="T576" style:parent-style-name="DefaultParagraphFont" style:family="text">
      <style:text-properties style:font-name-complex="Calibri" fo:font-size="12pt" style:font-size-asian="12pt" style:font-size-complex="12pt" fo:language="en" fo:country="US"/>
    </style:style>
    <style:style style:name="P577" style:parent-style-name="CommentText" style:family="paragraph">
      <style:paragraph-properties fo:text-align="start" fo:text-indent="0in"/>
    </style:style>
    <style:style style:name="P578" style:parent-style-name="CommentText" style:family="paragraph">
      <style:paragraph-properties fo:text-align="start" fo:text-indent="0in"/>
    </style:style>
    <style:style style:name="T579" style:parent-style-name="CommentReference" style:family="text">
      <style:text-properties style:font-name-complex="Calibri" fo:font-size="12pt" style:font-size-asian="12pt" style:font-size-complex="12pt"/>
    </style:style>
    <style:style style:name="T580" style:parent-style-name="DefaultParagraphFont" style:family="text">
      <style:text-properties style:font-name-complex="Calibri" fo:font-size="12pt" style:font-size-asian="12pt" style:font-size-complex="12pt" fo:language="en" fo:country="US"/>
    </style:style>
    <style:style style:name="T581" style:parent-style-name="DefaultParagraphFont" style:family="text">
      <style:text-properties style:font-name-complex="Calibri" fo:font-size="12pt" style:font-size-asian="12pt" style:font-size-complex="12pt" fo:language="en" fo:country="US"/>
    </style:style>
    <style:style style:name="P582" style:parent-style-name="CommentText" style:family="paragraph">
      <style:paragraph-properties fo:text-align="start" fo:text-indent="0in"/>
    </style:style>
    <style:style style:name="P583" style:parent-style-name="CommentText" style:family="paragraph">
      <style:paragraph-properties fo:text-align="start" fo:text-indent="0in"/>
    </style:style>
    <style:style style:name="P584" style:parent-style-name="CommentText" style:family="paragraph">
      <style:paragraph-properties fo:text-align="start" fo:text-indent="0in"/>
    </style:style>
    <style:style style:name="P585" style:parent-style-name="CommentText" style:family="paragraph">
      <style:paragraph-properties fo:text-align="start" fo:text-indent="0in"/>
    </style:style>
    <style:style style:name="T586" style:parent-style-name="CommentReference" style:family="text">
      <style:text-properties style:font-name-complex="Calibri" fo:font-size="12pt" style:font-size-asian="12pt" style:font-size-complex="12pt"/>
    </style:style>
    <style:style style:name="T587" style:parent-style-name="DefaultParagraphFont" style:family="text">
      <style:text-properties style:font-name-complex="Calibri" fo:font-size="12pt" style:font-size-asian="12pt" style:font-size-complex="12pt" fo:language="en" fo:country="US"/>
    </style:style>
    <style:style style:name="P588" style:parent-style-name="Normal" style:family="paragraph">
      <style:paragraph-properties fo:text-align="start" fo:text-indent="0in"/>
      <style:text-properties style:font-name-complex="Calibri" fo:font-size="12pt" style:font-size-asian="12pt" style:font-size-complex="12pt" fo:language="en" fo:country="US"/>
    </style:style>
    <style:style style:name="P589" style:parent-style-name="Normal" style:family="paragraph">
      <style:paragraph-properties fo:text-align="start" fo:text-indent="0in"/>
      <style:text-properties style:font-name-complex="Calibri" fo:font-size="12pt" style:font-size-asian="12pt" style:font-size-complex="12pt" fo:language="en" fo:country="US"/>
    </style:style>
    <style:style style:name="P590" style:parent-style-name="Normal" style:family="paragraph">
      <style:paragraph-properties fo:text-align="start" fo:text-indent="0in"/>
    </style:style>
    <style:style style:name="T591" style:parent-style-name="DefaultParagraphFont" style:family="text">
      <style:text-properties style:font-name-complex="Calibri" fo:font-size="12pt" style:font-size-asian="12pt" style:font-size-complex="12pt" fo:language="en" fo:country="US"/>
    </style:style>
    <style:style style:name="T592" style:parent-style-name="DefaultParagraphFont" style:family="text">
      <style:text-properties fo:language="en" fo:country="US"/>
    </style:style>
    <style:style style:name="P593" style:parent-style-name="Normal" style:family="paragraph">
      <style:paragraph-properties fo:text-align="start" fo:text-indent="0in"/>
      <style:text-properties style:font-name-complex="Calibri" fo:font-size="12pt" style:font-size-asian="12pt" style:font-size-complex="12pt" fo:language="en" fo:country="US"/>
    </style:style>
    <style:style style:name="P594" style:parent-style-name="Normal" style:family="paragraph">
      <style:paragraph-properties fo:text-align="start" fo:text-indent="0in"/>
      <style:text-properties style:font-name-complex="Calibri" fo:font-size="12pt" style:font-size-asian="12pt" style:font-size-complex="12pt" fo:language="en" fo:country="US"/>
    </style:style>
    <style:style style:name="P595" style:parent-style-name="Normal" style:family="paragraph">
      <style:paragraph-properties fo:text-align="start" fo:text-indent="0in"/>
      <style:text-properties style:font-name-complex="Calibri" fo:font-size="12pt" style:font-size-asian="12pt" style:font-size-complex="12pt" fo:language="en" fo:country="US"/>
    </style:style>
    <style:style style:name="P596" style:parent-style-name="Normal" style:family="paragraph">
      <style:paragraph-properties fo:text-align="start" fo:text-indent="0in"/>
    </style:style>
    <style:style style:name="T597" style:parent-style-name="DefaultParagraphFont" style:family="text">
      <style:text-properties style:font-name-complex="Calibri" fo:font-size="12pt" style:font-size-asian="12pt" style:font-size-complex="12pt" fo:language="en" fo:country="US"/>
    </style:style>
    <style:style style:name="T598" style:parent-style-name="Strong" style:family="text">
      <style:text-properties fo:font-size="12pt" style:font-size-asian="12pt" style:font-size-complex="12pt" fo:language="en" fo:country="US"/>
    </style:style>
    <style:style style:name="T599" style:parent-style-name="DefaultParagraphFont" style:family="text">
      <style:text-properties fo:font-size="12pt" style:font-size-asian="12pt" style:font-size-complex="12pt" fo:language="en" fo:country="US"/>
    </style:style>
    <style:style style:name="T600" style:parent-style-name="DefaultParagraphFont" style:family="text">
      <style:text-properties fo:font-size="12pt" style:font-size-asian="12pt" style:font-size-complex="12pt" fo:language="en" fo:country="US"/>
    </style:style>
    <style:style style:name="P601" style:parent-style-name="CommentText" style:family="paragraph">
      <style:paragraph-properties fo:text-align="start" fo:text-indent="0in"/>
    </style:style>
    <style:style style:name="T602" style:parent-style-name="DefaultParagraphFont" style:family="text">
      <style:text-properties fo:font-size="12pt" style:font-size-asian="12pt" style:font-size-complex="12pt" fo:language="en" fo:country="US"/>
    </style:style>
    <style:style style:name="P603" style:parent-style-name="Normal" style:family="paragraph">
      <style:paragraph-properties fo:text-align="start" fo:text-indent="0in"/>
      <style:text-properties style:font-name-complex="Calibri" fo:font-size="12pt" style:font-size-asian="12pt" style:font-size-complex="12pt" fo:language="en" fo:country="US"/>
    </style:style>
    <style:style style:name="P604" style:parent-style-name="Normal" style:family="paragraph">
      <style:paragraph-properties fo:text-align="start" fo:text-indent="0in"/>
    </style:style>
    <style:style style:name="T605" style:parent-style-name="DefaultParagraphFont" style:family="text">
      <style:text-properties style:font-name-complex="Calibri" fo:font-size="12pt" style:font-size-asian="12pt" style:font-size-complex="12pt" fo:language="en" fo:country="US"/>
    </style:style>
    <style:style style:name="T606" style:parent-style-name="DefaultParagraphFont" style:family="text">
      <style:text-properties style:font-name-complex="Calibri" fo:font-size="12pt" style:font-size-asian="12pt" style:font-size-complex="12pt" fo:language="en" fo:country="US"/>
    </style:style>
    <style:style style:name="P607" style:parent-style-name="CommentText" style:family="paragraph">
      <style:paragraph-properties fo:text-align="start" fo:text-indent="0in"/>
    </style:style>
    <style:style style:name="T608" style:parent-style-name="DefaultParagraphFont" style:family="text">
      <style:text-properties style:font-name-complex="Calibri" fo:font-size="12pt" style:font-size-asian="12pt" style:font-size-complex="12pt" fo:language="en" fo:country="US"/>
    </style:style>
    <style:style style:name="P609" style:parent-style-name="Normal" style:family="paragraph">
      <style:paragraph-properties fo:text-align="start" fo:text-indent="0in"/>
      <style:text-properties style:font-name-complex="Calibri" fo:font-size="12pt" style:font-size-asian="12pt" style:font-size-complex="12pt" fo:language="en" fo:country="US"/>
    </style:style>
    <style:style style:name="P610" style:parent-style-name="Normal" style:family="paragraph">
      <style:paragraph-properties fo:text-align="start" fo:text-indent="0in"/>
    </style:style>
    <style:style style:name="T611" style:parent-style-name="DefaultParagraphFont" style:family="text">
      <style:text-properties style:font-name-complex="Calibri" fo:font-size="12pt" style:font-size-asian="12pt" style:font-size-complex="12pt" fo:language="en" fo:country="US"/>
    </style:style>
    <style:style style:name="T612" style:parent-style-name="DefaultParagraphFont" style:family="text">
      <style:text-properties style:font-name-complex="Calibri" fo:font-size="12pt" style:font-size-asian="12pt" style:font-size-complex="12pt" fo:language="en" fo:country="US"/>
    </style:style>
    <style:style style:name="P613" style:parent-style-name="CommentText" style:family="paragraph">
      <style:paragraph-properties fo:text-align="start" fo:text-indent="0in"/>
    </style:style>
    <style:style style:name="T614" style:parent-style-name="CommentReference" style:family="text">
      <style:text-properties style:font-name-complex="Calibri" fo:font-size="12pt" style:font-size-asian="12pt" style:font-size-complex="12pt"/>
    </style:style>
    <style:style style:name="T615" style:parent-style-name="DefaultParagraphFont" style:family="text">
      <style:text-properties style:font-name-complex="Calibri" fo:font-size="12pt" style:font-size-asian="12pt" style:font-size-complex="12pt" fo:language="en" fo:country="US"/>
    </style:style>
    <style:style style:name="T616" style:parent-style-name="DefaultParagraphFont" style:family="text">
      <style:text-properties style:font-name-complex="Calibri" fo:font-size="12pt" style:font-size-asian="12pt" style:font-size-complex="12pt" fo:language="en" fo:country="US"/>
    </style:style>
    <style:style style:name="P617" style:parent-style-name="CommentText" style:family="paragraph">
      <style:paragraph-properties fo:text-align="start" fo:text-indent="0in"/>
    </style:style>
    <style:style style:name="T618" style:parent-style-name="CommentReference" style:family="text">
      <style:text-properties style:font-name-complex="Calibri" fo:font-size="12pt" style:font-size-asian="12pt" style:font-size-complex="12pt"/>
    </style:style>
    <style:style style:name="T619" style:parent-style-name="DefaultParagraphFont" style:family="text">
      <style:text-properties style:font-name-complex="Calibri" fo:font-size="12pt" style:font-size-asian="12pt" style:font-size-complex="12pt" fo:language="en" fo:country="US"/>
    </style:style>
    <style:style style:name="T620" style:parent-style-name="DefaultParagraphFont" style:family="text">
      <style:text-properties style:font-name-complex="Calibri" fo:font-size="12pt" style:font-size-asian="12pt" style:font-size-complex="12pt" fo:language="en" fo:country="US"/>
    </style:style>
    <style:style style:name="P621" style:parent-style-name="CommentText" style:family="paragraph">
      <style:paragraph-properties fo:text-align="start" fo:text-indent="0in"/>
    </style:style>
    <style:style style:name="T622" style:parent-style-name="CommentReference" style:family="text">
      <style:text-properties style:font-name-complex="Calibri" fo:font-size="12pt" style:font-size-asian="12pt" style:font-size-complex="12pt"/>
    </style:style>
    <style:style style:name="T623" style:parent-style-name="DefaultParagraphFont" style:family="text">
      <style:text-properties style:font-name-complex="Calibri" fo:font-size="12pt" style:font-size-asian="12pt" style:font-size-complex="12pt" fo:language="en" fo:country="US"/>
    </style:style>
    <style:style style:name="T624" style:parent-style-name="DefaultParagraphFont" style:family="text">
      <style:text-properties style:font-name-complex="Calibri" fo:font-size="12pt" style:font-size-asian="12pt" style:font-size-complex="12pt" fo:language="en" fo:country="US"/>
    </style:style>
    <style:style style:name="P625" style:parent-style-name="Normal" style:family="paragraph">
      <style:paragraph-properties fo:text-align="start" fo:text-indent="0.4916in"/>
    </style:style>
    <style:style style:name="T62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627" style:parent-style-name="CommentReference" style:family="text">
      <style:text-properties style:font-name-complex="Calibri" fo:font-size="12pt" style:font-size-asian="12pt" style:font-size-complex="12pt"/>
    </style:style>
    <style:style style:name="P628" style:parent-style-name="CommentText" style:family="paragraph">
      <style:paragraph-properties fo:text-align="start" fo:text-indent="0in"/>
    </style:style>
    <style:style style:name="P629" style:parent-style-name="CommentText" style:family="paragraph">
      <style:paragraph-properties fo:text-align="start" fo:text-indent="0in"/>
    </style:style>
    <style:style style:name="P630" style:parent-style-name="CommentText" style:family="paragraph">
      <style:paragraph-properties fo:text-align="start" fo:text-indent="0in"/>
    </style:style>
    <style:style style:name="P631" style:parent-style-name="CommentText" style:family="paragraph">
      <style:paragraph-properties fo:text-align="start" fo:text-indent="0in"/>
    </style:style>
    <style:style style:name="P632" style:parent-style-name="CommentText" style:family="paragraph">
      <style:paragraph-properties fo:text-align="start" fo:text-indent="0in"/>
    </style:style>
    <style:style style:name="P633" style:parent-style-name="CommentText" style:family="paragraph">
      <style:paragraph-properties fo:text-align="start" fo:text-indent="0in"/>
    </style:style>
    <style:style style:name="P634" style:parent-style-name="CommentText" style:family="paragraph">
      <style:paragraph-properties fo:text-align="start" fo:text-indent="0in"/>
    </style:style>
    <style:style style:name="P635" style:parent-style-name="CommentText" style:family="paragraph">
      <style:paragraph-properties fo:text-align="start" fo:text-indent="0in"/>
    </style:style>
    <style:style style:name="P636" style:parent-style-name="CommentText" style:family="paragraph">
      <style:paragraph-properties fo:text-align="start" fo:text-indent="0in"/>
    </style:style>
    <style:style style:name="P637" style:parent-style-name="CommentText" style:family="paragraph">
      <style:paragraph-properties fo:text-align="start" fo:text-indent="0in"/>
    </style:style>
    <style:style style:name="P638" style:parent-style-name="CommentText" style:family="paragraph">
      <style:paragraph-properties fo:text-align="start" fo:text-indent="0in"/>
    </style:style>
    <style:style style:name="P639" style:parent-style-name="CommentText" style:family="paragraph">
      <style:paragraph-properties fo:text-align="start" fo:text-indent="0in"/>
    </style:style>
    <style:style style:name="P640" style:parent-style-name="CommentText" style:family="paragraph">
      <style:paragraph-properties fo:text-align="start" fo:text-indent="0in"/>
    </style:style>
    <style:style style:name="P641" style:parent-style-name="CommentText" style:family="paragraph">
      <style:paragraph-properties fo:text-align="start" fo:text-indent="0in"/>
    </style:style>
    <style:style style:name="T64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643" style:parent-style-name="CommentText" style:family="paragraph">
      <style:paragraph-properties fo:text-align="start" fo:text-indent="0in"/>
    </style:style>
    <style:style style:name="P644" style:parent-style-name="Normal" style:family="paragraph">
      <style:paragraph-properties fo:text-align="start" fo:text-indent="0in"/>
      <style:text-properties style:font-name-complex="Calibri" fo:font-size="12pt" style:font-size-asian="12pt" style:font-size-complex="12pt" fo:language="en" fo:country="US"/>
    </style:style>
    <style:style style:name="P645" style:parent-style-name="Normal" style:family="paragraph">
      <style:paragraph-properties fo:text-align="start" fo:text-indent="0in"/>
      <style:text-properties style:font-name-complex="Calibri" fo:font-size="12pt" style:font-size-asian="12pt" style:font-size-complex="12pt" fo:language="en" fo:country="US"/>
    </style:style>
    <style:style style:name="P646" style:parent-style-name="Normal" style:family="paragraph">
      <style:paragraph-properties fo:text-align="start" fo:text-indent="0in"/>
    </style:style>
    <style:style style:name="T647" style:parent-style-name="DefaultParagraphFont" style:family="text">
      <style:text-properties style:font-name-complex="Calibri" fo:font-size="12pt" style:font-size-asian="12pt" style:font-size-complex="12pt" fo:language="en" fo:country="US"/>
    </style:style>
    <style:style style:name="T648" style:parent-style-name="DefaultParagraphFont" style:family="text">
      <style:text-properties style:font-name-complex="Calibri" fo:font-size="12pt" style:font-size-asian="12pt" style:font-size-complex="12pt" fo:language="en" fo:country="US"/>
    </style:style>
    <style:style style:name="P649" style:parent-style-name="CommentText" style:family="paragraph">
      <style:paragraph-properties fo:text-align="start" fo:text-indent="0in"/>
    </style:style>
    <style:style style:name="P650" style:parent-style-name="CommentText" style:family="paragraph">
      <style:paragraph-properties fo:text-align="start" fo:text-indent="0in"/>
    </style:style>
    <style:style style:name="P651" style:parent-style-name="CommentText" style:family="paragraph">
      <style:paragraph-properties fo:text-align="start" fo:text-indent="0in"/>
    </style:style>
    <style:style style:name="T652" style:parent-style-name="CommentReference" style:family="text">
      <style:text-properties style:font-name-complex="Calibri" fo:font-size="12pt" style:font-size-asian="12pt" style:font-size-complex="12pt"/>
    </style:style>
    <style:style style:name="T653" style:parent-style-name="DefaultParagraphFont" style:family="text">
      <style:text-properties style:font-name-complex="Calibri" fo:font-size="12pt" style:font-size-asian="12pt" style:font-size-complex="12pt" fo:language="en" fo:country="US"/>
    </style:style>
    <style:style style:name="T654" style:parent-style-name="DefaultParagraphFont" style:family="text">
      <style:text-properties style:font-name-complex="Calibri" fo:font-size="12pt" style:font-size-asian="12pt" style:font-size-complex="12pt" fo:language="en" fo:country="US"/>
    </style:style>
    <style:style style:name="P655" style:parent-style-name="CommentText" style:family="paragraph">
      <style:paragraph-properties fo:text-align="start" fo:text-indent="0in"/>
    </style:style>
    <style:style style:name="P656" style:parent-style-name="CommentText" style:family="paragraph">
      <style:paragraph-properties fo:text-align="start" fo:text-indent="0in"/>
    </style:style>
    <style:style style:name="P657" style:parent-style-name="CommentText" style:family="paragraph">
      <style:paragraph-properties fo:text-align="start" fo:text-indent="0in"/>
    </style:style>
    <style:style style:name="P658" style:parent-style-name="CommentText" style:family="paragraph">
      <style:paragraph-properties fo:text-align="start" fo:text-indent="0in"/>
    </style:style>
    <style:style style:name="T659" style:parent-style-name="CommentReference" style:family="text">
      <style:text-properties style:font-name-complex="Calibri" fo:font-size="12pt" style:font-size-asian="12pt" style:font-size-complex="12pt"/>
    </style:style>
    <style:style style:name="T660" style:parent-style-name="DefaultParagraphFont" style:family="text">
      <style:text-properties style:font-name-complex="Calibri" fo:font-size="12pt" style:font-size-asian="12pt" style:font-size-complex="12pt" fo:language="en" fo:country="US"/>
    </style:style>
    <style:style style:name="P661" style:parent-style-name="Normal" style:family="paragraph">
      <style:paragraph-properties fo:text-align="start" fo:text-indent="0in"/>
    </style:style>
    <style:style style:name="T662" style:parent-style-name="DefaultParagraphFont" style:family="text">
      <style:text-properties style:font-name-complex="Calibri" fo:font-size="12pt" style:font-size-asian="12pt" style:font-size-complex="12pt" fo:language="en" fo:country="US"/>
    </style:style>
    <style:style style:name="T663" style:parent-style-name="DefaultParagraphFont" style:family="text">
      <style:text-properties style:font-name-complex="Calibri" fo:font-size="12pt" style:font-size-asian="12pt" style:font-size-complex="12pt" fo:language="en" fo:country="US"/>
    </style:style>
    <style:style style:name="P664" style:parent-style-name="CommentText" style:family="paragraph">
      <style:paragraph-properties fo:text-align="start" fo:text-indent="0in"/>
    </style:style>
    <style:style style:name="P665" style:parent-style-name="CommentText" style:family="paragraph">
      <style:paragraph-properties fo:text-align="start" fo:text-indent="0in"/>
    </style:style>
    <style:style style:name="P666" style:parent-style-name="CommentText" style:family="paragraph">
      <style:paragraph-properties fo:text-align="start" fo:text-indent="0in"/>
    </style:style>
    <style:style style:name="T667" style:parent-style-name="CommentReference" style:family="text">
      <style:text-properties style:font-name-complex="Calibri" fo:font-size="12pt" style:font-size-asian="12pt" style:font-size-complex="12pt"/>
    </style:style>
    <style:style style:name="T668" style:parent-style-name="CommentReference" style:family="text">
      <style:text-properties style:font-name-complex="Calibri" fo:font-size="12pt" style:font-size-asian="12pt" style:font-size-complex="12pt"/>
    </style:style>
    <style:style style:name="T669" style:parent-style-name="DefaultParagraphFont" style:family="text">
      <style:text-properties style:font-name-complex="Calibri" fo:font-size="12pt" style:font-size-asian="12pt" style:font-size-complex="12pt" fo:language="en" fo:country="US"/>
    </style:style>
    <style:style style:name="P670" style:parent-style-name="Normal" style:family="paragraph">
      <style:paragraph-properties fo:text-align="start" fo:text-indent="0in"/>
    </style:style>
    <style:style style:name="T671" style:parent-style-name="DefaultParagraphFont" style:family="text">
      <style:text-properties style:font-name-complex="Calibri" fo:font-size="12pt" style:font-size-asian="12pt" style:font-size-complex="12pt" fo:language="en" fo:country="US"/>
    </style:style>
    <style:style style:name="T672" style:parent-style-name="DefaultParagraphFont" style:family="text">
      <style:text-properties style:font-name-complex="Calibri" fo:font-size="12pt" style:font-size-asian="12pt" style:font-size-complex="12pt" fo:language="en" fo:country="US"/>
    </style:style>
    <style:style style:name="P673" style:parent-style-name="CommentText" style:family="paragraph">
      <style:paragraph-properties fo:text-align="start" fo:text-indent="0in"/>
    </style:style>
    <style:style style:name="P674" style:parent-style-name="CommentText" style:family="paragraph">
      <style:paragraph-properties fo:text-align="start" fo:text-indent="0in"/>
    </style:style>
    <style:style style:name="P675" style:parent-style-name="CommentText" style:family="paragraph">
      <style:paragraph-properties fo:text-align="start" fo:text-indent="0in"/>
    </style:style>
    <style:style style:name="P676" style:parent-style-name="CommentText" style:family="paragraph">
      <style:paragraph-properties fo:text-align="start" fo:text-indent="0in"/>
    </style:style>
    <style:style style:name="P677" style:parent-style-name="CommentText" style:family="paragraph">
      <style:paragraph-properties fo:text-align="start" fo:text-indent="0in"/>
    </style:style>
    <style:style style:name="P678" style:parent-style-name="CommentText" style:family="paragraph">
      <style:paragraph-properties fo:text-align="start" fo:text-indent="0in"/>
    </style:style>
    <style:style style:name="P679" style:parent-style-name="CommentText" style:family="paragraph">
      <style:paragraph-properties fo:text-align="start" fo:text-indent="0in"/>
    </style:style>
    <style:style style:name="P680" style:parent-style-name="CommentText" style:family="paragraph">
      <style:paragraph-properties fo:text-align="start" fo:text-indent="0in"/>
    </style:style>
    <style:style style:name="P681" style:parent-style-name="CommentText" style:family="paragraph">
      <style:paragraph-properties fo:text-align="start" fo:text-indent="0in"/>
    </style:style>
    <style:style style:name="P682" style:parent-style-name="CommentText" style:family="paragraph">
      <style:paragraph-properties fo:text-align="start" fo:text-indent="0in"/>
    </style:style>
    <style:style style:name="T683" style:parent-style-name="CommentReference" style:family="text">
      <style:text-properties style:font-name-complex="Calibri" fo:font-size="12pt" style:font-size-asian="12pt" style:font-size-complex="12pt"/>
    </style:style>
    <style:style style:name="T684" style:parent-style-name="CommentReference" style:family="text">
      <style:text-properties style:font-name-complex="Calibri" fo:font-size="12pt" style:font-size-asian="12pt" style:font-size-complex="12pt"/>
    </style:style>
    <style:style style:name="P685" style:parent-style-name="Normal" style:family="paragraph">
      <style:paragraph-properties fo:text-align="start" fo:text-indent="0in"/>
      <style:text-properties style:font-name-complex="Calibri" fo:font-size="12pt" style:font-size-asian="12pt" style:font-size-complex="12pt" fo:language="en" fo:country="US"/>
    </style:style>
    <style:style style:name="P686" style:parent-style-name="Normal" style:family="paragraph">
      <style:paragraph-properties fo:text-align="start" fo:text-indent="0in"/>
      <style:text-properties style:font-name-complex="Calibri" fo:font-size="12pt" style:font-size-asian="12pt" style:font-size-complex="12pt" fo:language="en" fo:country="US"/>
    </style:style>
    <style:style style:name="P687" style:parent-style-name="Normal" style:family="paragraph">
      <style:paragraph-properties fo:text-align="start" fo:text-indent="0in"/>
    </style:style>
    <style:style style:name="T688" style:parent-style-name="DefaultParagraphFont" style:family="text">
      <style:text-properties style:font-name-complex="Calibri" fo:font-size="12pt" style:font-size-asian="12pt" style:font-size-complex="12pt" fo:language="en" fo:country="US"/>
    </style:style>
    <style:style style:name="T689" style:parent-style-name="DefaultParagraphFont" style:family="text">
      <style:text-properties style:font-name-complex="Calibri" fo:font-size="12pt" style:font-size-asian="12pt" style:font-size-complex="12pt" fo:language="en" fo:country="US"/>
    </style:style>
    <style:style style:name="P690" style:parent-style-name="CommentText" style:family="paragraph">
      <style:paragraph-properties fo:text-align="start" fo:text-indent="0in"/>
    </style:style>
    <style:style style:name="T691" style:parent-style-name="DefaultParagraphFont" style:family="text">
      <style:text-properties fo:language="en" fo:country="US"/>
    </style:style>
    <style:style style:name="P692" style:parent-style-name="CommentText" style:family="paragraph">
      <style:paragraph-properties fo:text-align="start" fo:text-indent="0in"/>
    </style:style>
    <style:style style:name="P693" style:parent-style-name="Normal" style:family="paragraph">
      <style:paragraph-properties fo:text-align="start" fo:text-indent="0in"/>
    </style:style>
    <style:style style:name="T694" style:parent-style-name="DefaultParagraphFont" style:family="text">
      <style:text-properties style:font-name-complex="Calibri" fo:font-size="12pt" style:font-size-asian="12pt" style:font-size-complex="12pt" fo:language="en" fo:country="US"/>
    </style:style>
    <style:style style:name="T695" style:parent-style-name="DefaultParagraphFont" style:family="text">
      <style:text-properties style:font-name-complex="Calibri" fo:font-size="12pt" style:font-size-asian="12pt" style:font-size-complex="12pt" fo:language="en" fo:country="US"/>
    </style:style>
    <style:style style:name="P696" style:parent-style-name="CommentText" style:family="paragraph">
      <style:paragraph-properties fo:text-align="start" fo:text-indent="0in"/>
    </style:style>
    <style:style style:name="P697" style:parent-style-name="CommentText" style:family="paragraph">
      <style:paragraph-properties fo:text-align="start" fo:text-indent="0in"/>
    </style:style>
    <style:style style:name="P698" style:parent-style-name="CommentText" style:family="paragraph">
      <style:paragraph-properties fo:text-align="start" fo:text-indent="0in"/>
    </style:style>
    <style:style style:name="P699" style:parent-style-name="CommentText" style:family="paragraph">
      <style:paragraph-properties fo:text-align="start" fo:text-indent="0in"/>
    </style:style>
    <style:style style:name="P700" style:parent-style-name="CommentText" style:family="paragraph">
      <style:paragraph-properties fo:text-align="start" fo:text-indent="0in"/>
    </style:style>
    <style:style style:name="T701" style:parent-style-name="DefaultParagraphFont" style:family="text">
      <style:text-properties fo:language="en" fo:country="US"/>
    </style:style>
    <style:style style:name="T702" style:parent-style-name="DefaultParagraphFont" style:family="text">
      <style:text-properties style:font-name-complex="Calibri" fo:font-size="12pt" style:font-size-asian="12pt" style:font-size-complex="12pt" fo:language="en" fo:country="US"/>
    </style:style>
    <style:style style:name="P703" style:parent-style-name="Normal" style:family="paragraph">
      <style:paragraph-properties fo:text-align="start" fo:text-indent="0in"/>
      <style:text-properties style:font-name-complex="Calibri" fo:font-size="12pt" style:font-size-asian="12pt" style:font-size-complex="12pt" fo:language="en" fo:country="US"/>
    </style:style>
    <style:style style:name="P704" style:parent-style-name="Normal" style:family="paragraph">
      <style:paragraph-properties fo:text-align="start" fo:text-indent="0in"/>
      <style:text-properties style:font-name-complex="Calibri" fo:font-size="12pt" style:font-size-asian="12pt" style:font-size-complex="12pt" fo:language="en" fo:country="US"/>
    </style:style>
    <style:style style:name="P705" style:parent-style-name="Normal" style:family="paragraph">
      <style:paragraph-properties fo:text-align="start" fo:text-indent="0.4916in"/>
    </style:style>
    <style:style style:name="T70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707" style:parent-style-name="CommentText" style:family="paragraph">
      <style:paragraph-properties fo:text-align="start" fo:text-indent="0in"/>
    </style:style>
    <style:style style:name="P708" style:parent-style-name="CommentText" style:family="paragraph">
      <style:paragraph-properties fo:text-align="start" fo:text-indent="0in"/>
    </style:style>
    <style:style style:name="P709" style:parent-style-name="CommentText" style:family="paragraph">
      <style:paragraph-properties fo:text-align="start" fo:text-indent="0in"/>
    </style:style>
    <style:style style:name="T710" style:parent-style-name="CommentReference" style:family="text">
      <style:text-properties style:font-name-complex="Calibri" fo:font-size="12pt" style:font-size-asian="12pt" style:font-size-complex="12pt"/>
    </style:style>
    <style:style style:name="P711"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12"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1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1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15" style:parent-style-name="Normal" style:family="paragraph">
      <style:paragraph-properties fo:text-align="start" fo:text-indent="0in"/>
      <style:text-properties style:font-name-complex="Calibri" fo:font-size="12pt" style:font-size-asian="12pt" style:font-size-complex="12pt" fo:language="en" fo:country="US"/>
    </style:style>
    <style:style style:name="P716" style:parent-style-name="Normal" style:family="paragraph">
      <style:paragraph-properties fo:text-align="start" fo:text-indent="0in"/>
      <style:text-properties style:font-name-complex="Calibri" fo:font-size="12pt" style:font-size-asian="12pt" style:font-size-complex="12pt" fo:language="en" fo:country="US"/>
    </style:style>
    <style:style style:name="P71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18" style:parent-style-name="Normal" style:family="paragraph">
      <style:paragraph-properties fo:text-align="start" fo:text-indent="0in"/>
    </style:style>
    <style:style style:name="T719" style:parent-style-name="DefaultParagraphFont" style:family="text">
      <style:text-properties style:font-name-complex="Calibri" fo:font-size="12pt" style:font-size-asian="12pt" style:font-size-complex="12pt" fo:language="en" fo:country="US"/>
    </style:style>
    <style:style style:name="T720" style:parent-style-name="DefaultParagraphFont" style:family="text">
      <style:text-properties style:font-name-complex="Calibri" fo:font-size="12pt" style:font-size-asian="12pt" style:font-size-complex="12pt" fo:language="en" fo:country="US"/>
    </style:style>
    <style:style style:name="P721" style:parent-style-name="CommentText" style:family="paragraph">
      <style:paragraph-properties fo:text-align="start" fo:text-indent="0in"/>
    </style:style>
    <style:style style:name="P722" style:parent-style-name="CommentText" style:family="paragraph">
      <style:paragraph-properties fo:text-align="start" fo:text-indent="0in"/>
    </style:style>
    <style:style style:name="P723" style:parent-style-name="CommentText" style:family="paragraph">
      <style:paragraph-properties fo:text-align="start" fo:text-indent="0in"/>
    </style:style>
    <style:style style:name="P724" style:parent-style-name="CommentText" style:family="paragraph">
      <style:paragraph-properties fo:text-align="start" fo:text-indent="0in"/>
    </style:style>
    <style:style style:name="P725" style:parent-style-name="CommentText" style:family="paragraph">
      <style:paragraph-properties fo:text-align="start" fo:text-indent="0in"/>
    </style:style>
    <style:style style:name="P726" style:parent-style-name="CommentText" style:family="paragraph">
      <style:paragraph-properties fo:text-align="start" fo:text-indent="0in"/>
    </style:style>
    <style:style style:name="T727" style:parent-style-name="CommentReference" style:family="text">
      <style:text-properties style:font-name-complex="Calibri" fo:font-size="12pt" style:font-size-asian="12pt" style:font-size-complex="12pt"/>
    </style:style>
    <style:style style:name="T728" style:parent-style-name="CommentReference" style:family="text">
      <style:text-properties style:font-name-complex="Calibri" fo:font-size="12pt" style:font-size-asian="12pt" style:font-size-complex="12pt"/>
    </style:style>
    <style:style style:name="T729" style:parent-style-name="DefaultParagraphFont" style:family="text">
      <style:text-properties style:font-name-complex="Calibri" fo:font-size="12pt" style:font-size-asian="12pt" style:font-size-complex="12pt" fo:language="en" fo:country="US"/>
    </style:style>
    <style:style style:name="T730" style:parent-style-name="DefaultParagraphFont" style:family="text">
      <style:text-properties style:font-name-complex="Calibri" fo:font-size="12pt" style:font-size-asian="12pt" style:font-size-complex="12pt" fo:language="en" fo:country="US"/>
    </style:style>
    <style:style style:name="P731" style:parent-style-name="Normal" style:family="paragraph">
      <style:paragraph-properties fo:text-align="start" fo:text-indent="0in"/>
      <style:text-properties style:font-name-complex="Calibri" fo:font-size="12pt" style:font-size-asian="12pt" style:font-size-complex="12pt" fo:language="en" fo:country="US"/>
    </style:style>
    <style:style style:name="P732" style:parent-style-name="Normal" style:family="paragraph">
      <style:paragraph-properties fo:text-align="start" fo:text-indent="0in"/>
    </style:style>
    <style:style style:name="T733" style:parent-style-name="DefaultParagraphFont" style:family="text">
      <style:text-properties style:font-name-complex="Calibri" fo:font-size="12pt" style:font-size-asian="12pt" style:font-size-complex="12pt" fo:language="en" fo:country="US"/>
    </style:style>
    <style:style style:name="T734" style:parent-style-name="DefaultParagraphFont" style:family="text">
      <style:text-properties style:font-name-complex="Calibri" fo:font-size="12pt" style:font-size-asian="12pt" style:font-size-complex="12pt" fo:language="en" fo:country="US"/>
    </style:style>
    <style:style style:name="P735" style:parent-style-name="CommentText" style:family="paragraph">
      <style:paragraph-properties fo:text-align="start" fo:text-indent="0in"/>
    </style:style>
    <style:style style:name="T736" style:parent-style-name="CommentReference" style:family="text">
      <style:text-properties style:font-name-complex="Calibri" fo:font-size="12pt" style:font-size-asian="12pt" style:font-size-complex="12pt"/>
    </style:style>
    <style:style style:name="T737" style:parent-style-name="DefaultParagraphFont" style:family="text">
      <style:text-properties style:font-name-complex="Calibri" fo:font-size="12pt" style:font-size-asian="12pt" style:font-size-complex="12pt" fo:language="en" fo:country="US"/>
    </style:style>
    <style:style style:name="P738" style:parent-style-name="Normal" style:family="paragraph">
      <style:paragraph-properties fo:text-align="start" fo:text-indent="0in"/>
      <style:text-properties style:font-name-complex="Calibri" fo:font-size="12pt" style:font-size-asian="12pt" style:font-size-complex="12pt" fo:language="en" fo:country="US"/>
    </style:style>
    <style:style style:name="P739" style:parent-style-name="Normal" style:family="paragraph">
      <style:paragraph-properties fo:text-align="start" fo:text-indent="0in"/>
      <style:text-properties style:font-name-complex="Calibri" fo:font-size="12pt" style:font-size-asian="12pt" style:font-size-complex="12pt" fo:language="en" fo:country="US"/>
    </style:style>
    <style:style style:name="P740" style:parent-style-name="Normal" style:family="paragraph">
      <style:paragraph-properties fo:text-align="start" fo:text-indent="0in"/>
      <style:text-properties style:font-name-complex="Calibri" fo:font-size="12pt" style:font-size-asian="12pt" style:font-size-complex="12pt" fo:language="en" fo:country="US"/>
    </style:style>
    <style:style style:name="P74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42" style:parent-style-name="Normal" style:family="paragraph">
      <style:paragraph-properties fo:text-align="start" fo:text-indent="0in"/>
    </style:style>
    <style:style style:name="T743" style:parent-style-name="DefaultParagraphFont" style:family="text">
      <style:text-properties style:font-name-complex="Calibri" fo:font-size="12pt" style:font-size-asian="12pt" style:font-size-complex="12pt" fo:language="en" fo:country="US"/>
    </style:style>
    <style:style style:name="T744" style:parent-style-name="DefaultParagraphFont" style:family="text">
      <style:text-properties style:font-name-complex="Calibri" fo:font-size="12pt" style:font-size-asian="12pt" style:font-size-complex="12pt" fo:language="en" fo:country="US"/>
    </style:style>
    <style:style style:name="P745" style:parent-style-name="CommentText" style:family="paragraph">
      <style:paragraph-properties fo:text-align="start" fo:text-indent="0in"/>
    </style:style>
    <style:style style:name="T746" style:parent-style-name="CommentReference" style:family="text">
      <style:text-properties style:font-name-complex="Calibri" fo:font-size="12pt" style:font-size-asian="12pt" style:font-size-complex="12pt"/>
    </style:style>
    <style:style style:name="T747" style:parent-style-name="DefaultParagraphFont" style:family="text">
      <style:text-properties style:font-name-complex="Calibri" fo:font-size="12pt" style:font-size-asian="12pt" style:font-size-complex="12pt" fo:language="en" fo:country="US"/>
    </style:style>
    <style:style style:name="T748" style:parent-style-name="DefaultParagraphFont" style:family="text">
      <style:text-properties style:font-name-complex="Calibri" fo:font-size="12pt" style:font-size-asian="12pt" style:font-size-complex="12pt" fo:language="en" fo:country="US"/>
    </style:style>
    <style:style style:name="P749" style:parent-style-name="CommentText" style:family="paragraph">
      <style:paragraph-properties fo:text-align="start" fo:text-indent="0in"/>
    </style:style>
    <style:style style:name="T750" style:parent-style-name="CommentReference" style:family="text">
      <style:text-properties style:font-name-complex="Calibri" fo:font-size="12pt" style:font-size-asian="12pt" style:font-size-complex="12pt"/>
    </style:style>
    <style:style style:name="T751" style:parent-style-name="DefaultParagraphFont" style:family="text">
      <style:text-properties style:font-name-complex="Calibri" fo:font-size="12pt" style:font-size-asian="12pt" style:font-size-complex="12pt" fo:language="en" fo:country="US"/>
    </style:style>
    <style:style style:name="T752" style:parent-style-name="DefaultParagraphFont" style:family="text">
      <style:text-properties style:font-name-complex="Calibri" fo:font-size="12pt" style:font-size-asian="12pt" style:font-size-complex="12pt" fo:language="en" fo:country="US"/>
    </style:style>
    <style:style style:name="P753" style:parent-style-name="CommentText" style:family="paragraph">
      <style:paragraph-properties fo:text-align="start" fo:text-indent="0in"/>
    </style:style>
    <style:style style:name="T754" style:parent-style-name="CommentReference" style:family="text">
      <style:text-properties style:font-name-complex="Calibri" fo:font-size="12pt" style:font-size-asian="12pt" style:font-size-complex="12pt"/>
    </style:style>
    <style:style style:name="T755" style:parent-style-name="DefaultParagraphFont" style:family="text">
      <style:text-properties style:font-name-complex="Calibri" fo:font-size="12pt" style:font-size-asian="12pt" style:font-size-complex="12pt" fo:language="en" fo:country="US"/>
    </style:style>
    <style:style style:name="T756" style:parent-style-name="CommentReference" style:family="text">
      <style:text-properties style:font-name-complex="Calibri" fo:font-size="12pt" style:font-size-asian="12pt" style:font-size-complex="12pt"/>
    </style:style>
    <style:style style:name="P757" style:parent-style-name="CommentText" style:family="paragraph">
      <style:paragraph-properties fo:text-align="start" fo:text-indent="0in"/>
    </style:style>
    <style:style style:name="T758" style:parent-style-name="DefaultParagraphFont" style:family="text">
      <style:text-properties style:font-name-complex="Calibri" fo:font-size="12pt" style:font-size-asian="12pt" style:font-size-complex="12pt" fo:language="en" fo:country="US"/>
    </style:style>
    <style:style style:name="T759" style:parent-style-name="DefaultParagraphFont" style:family="text">
      <style:text-properties style:font-name-complex="Calibri" fo:font-size="12pt" style:font-size-asian="12pt" style:font-size-complex="12pt" fo:language="en" fo:country="US"/>
    </style:style>
    <style:style style:name="P760" style:parent-style-name="CommentText" style:family="paragraph">
      <style:paragraph-properties fo:text-align="start" fo:text-indent="0in"/>
    </style:style>
    <style:style style:name="T761" style:parent-style-name="CommentReference" style:family="text">
      <style:text-properties style:font-name-complex="Calibri" fo:font-size="12pt" style:font-size-asian="12pt" style:font-size-complex="12pt"/>
    </style:style>
    <style:style style:name="T762" style:parent-style-name="DefaultParagraphFont" style:family="text">
      <style:text-properties style:font-name-complex="Calibri" fo:font-size="12pt" style:font-size-asian="12pt" style:font-size-complex="12pt" fo:language="en" fo:country="US"/>
    </style:style>
    <style:style style:name="P76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64" style:parent-style-name="Normal" style:family="paragraph">
      <style:paragraph-properties fo:text-align="start" fo:text-indent="0in"/>
    </style:style>
    <style:style style:name="T76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76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67" style:parent-style-name="CommentText" style:family="paragraph">
      <style:paragraph-properties fo:text-align="start" fo:text-indent="0in"/>
    </style:style>
    <style:style style:name="T76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69" style:parent-style-name="Normal" style:family="paragraph">
      <style:paragraph-properties fo:text-align="start" fo:text-indent="0.4916in"/>
    </style:style>
    <style:style style:name="T770" style:parent-style-name="DefaultParagraphFont" style:family="text">
      <style:text-properties style:font-name="Times New Roman" fo:font-size="12pt" style:font-size-asian="12pt" style:font-size-complex="12pt" fo:language="en" fo:country="US"/>
    </style:style>
    <style:style style:name="T771" style:parent-style-name="DefaultParagraphFont" style:family="text">
      <style:text-properties style:font-name="Times New Roman" fo:font-size="12pt" style:font-size-asian="12pt" style:font-size-complex="12pt" fo:language="en" fo:country="US"/>
    </style:style>
    <style:style style:name="P772" style:parent-style-name="CommentText" style:family="paragraph">
      <style:paragraph-properties fo:text-align="start" fo:text-indent="0in"/>
    </style:style>
    <style:style style:name="T773" style:parent-style-name="DefaultParagraphFont" style:family="text">
      <style:text-properties style:font-name="Times New Roman" fo:font-size="12pt" style:font-size-asian="12pt" style:font-size-complex="12pt" fo:language="en" fo:country="US"/>
    </style:style>
    <style:style style:name="T774" style:parent-style-name="DefaultParagraphFont" style:family="text">
      <style:text-properties style:font-name="Times New Roman" fo:font-size="12pt" style:font-size-asian="12pt" style:font-size-complex="12pt" fo:language="en" fo:country="US"/>
    </style:style>
    <style:style style:name="P775" style:parent-style-name="CommentText" style:family="paragraph">
      <style:paragraph-properties fo:text-align="start" fo:text-indent="0in"/>
    </style:style>
    <style:style style:name="T776" style:parent-style-name="DefaultParagraphFont" style:family="text">
      <style:text-properties style:font-name="Times New Roman" fo:font-size="12pt" style:font-size-asian="12pt" style:font-size-complex="12pt" fo:language="en" fo:country="US"/>
    </style:style>
    <style:style style:name="P777" style:parent-style-name="Normal" style:family="paragraph">
      <style:paragraph-properties fo:text-align="start" fo:text-indent="0in"/>
    </style:style>
    <style:style style:name="T77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79" style:parent-style-name="CommentText" style:family="paragraph">
      <style:paragraph-properties fo:text-align="start" fo:text-indent="0in"/>
    </style:style>
    <style:style style:name="T78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81" style:parent-style-name="CommentText" style:family="paragraph">
      <style:paragraph-properties fo:text-align="start" fo:text-indent="0in"/>
    </style:style>
    <style:style style:name="T78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783" style:parent-style-name="DefaultParagraphFont" style:family="text">
      <style:text-properties style:font-name="Times New Roman" fo:font-size="12pt" style:font-size-asian="12pt" style:font-size-complex="12pt" fo:language="en" fo:country="US"/>
    </style:style>
    <style:style style:name="T784" style:parent-style-name="DefaultParagraphFont" style:family="text">
      <style:text-properties style:font-name="Times New Roman" fo:font-size="12pt" style:font-size-asian="12pt" style:font-size-complex="12pt" fo:language="en" fo:country="US"/>
    </style:style>
    <style:style style:name="P785" style:parent-style-name="CommentText" style:family="paragraph">
      <style:paragraph-properties fo:text-align="start" fo:text-indent="0in"/>
    </style:style>
    <style:style style:name="T786" style:parent-style-name="DefaultParagraphFont" style:family="text">
      <style:text-properties style:font-name="Times New Roman" fo:font-size="12pt" style:font-size-asian="12pt" style:font-size-complex="12pt" fo:language="en" fo:country="US"/>
    </style:style>
    <style:style style:name="T787" style:parent-style-name="DefaultParagraphFont" style:family="text">
      <style:text-properties style:font-name-complex="Calibri" fo:font-size="12pt" style:font-size-asian="12pt" style:font-size-complex="12pt" fo:language="en" fo:country="US"/>
    </style:style>
    <style:style style:name="T788" style:parent-style-name="DefaultParagraphFont" style:family="text">
      <style:text-properties style:font-name-complex="Calibri" fo:font-size="12pt" style:font-size-asian="12pt" style:font-size-complex="12pt" fo:language="en" fo:country="US"/>
    </style:style>
    <style:style style:name="T789" style:parent-style-name="DefaultParagraphFont" style:family="text">
      <style:text-properties style:font-name="Times New Roman" fo:font-size="12pt" style:font-size-asian="12pt" style:font-size-complex="12pt" fo:language="en" fo:country="US"/>
    </style:style>
    <style:style style:name="T790" style:parent-style-name="DefaultParagraphFont" style:family="text">
      <style:text-properties style:font-name="Times New Roman" fo:font-size="12pt" style:font-size-asian="12pt" style:font-size-complex="12pt" fo:language="en" fo:country="US"/>
    </style:style>
    <style:style style:name="P791" style:parent-style-name="CommentText" style:family="paragraph">
      <style:paragraph-properties fo:text-align="start" fo:text-indent="0in"/>
    </style:style>
    <style:style style:name="T792" style:parent-style-name="DefaultParagraphFont" style:family="text">
      <style:text-properties style:font-name="Times New Roman" fo:font-size="12pt" style:font-size-asian="12pt" style:font-size-complex="12pt" fo:language="en" fo:country="US"/>
    </style:style>
    <style:style style:name="T793" style:parent-style-name="DefaultParagraphFont" style:family="text">
      <style:text-properties style:font-name="Times New Roman" fo:font-size="12pt" style:font-size-asian="12pt" style:font-size-complex="12pt" fo:language="en" fo:country="US"/>
    </style:style>
    <style:style style:name="P794" style:parent-style-name="CommentText" style:family="paragraph">
      <style:paragraph-properties fo:text-align="start" fo:text-indent="0in"/>
    </style:style>
    <style:style style:name="T795" style:parent-style-name="DefaultParagraphFont" style:family="text">
      <style:text-properties style:font-name="Times New Roman" fo:font-size="12pt" style:font-size-asian="12pt" style:font-size-complex="12pt" fo:language="en" fo:country="US"/>
    </style:style>
    <style:style style:name="T796" style:parent-style-name="DefaultParagraphFont" style:family="text">
      <style:text-properties style:font-name="Times New Roman" fo:font-size="12pt" style:font-size-asian="12pt" style:font-size-complex="12pt" fo:language="en" fo:country="US"/>
    </style:style>
    <style:style style:name="P797" style:parent-style-name="CommentText" style:family="paragraph">
      <style:paragraph-properties fo:text-align="start" fo:text-indent="0in"/>
    </style:style>
    <style:style style:name="T798" style:parent-style-name="DefaultParagraphFont" style:family="text">
      <style:text-properties style:font-name="Times New Roman" fo:font-size="12pt" style:font-size-asian="12pt" style:font-size-complex="12pt" fo:language="en" fo:country="US"/>
    </style:style>
    <style:style style:name="T799" style:parent-style-name="DefaultParagraphFont" style:family="text">
      <style:text-properties style:font-name="Times New Roman" fo:font-size="12pt" style:font-size-asian="12pt" style:font-size-complex="12pt" fo:language="en" fo:country="US"/>
    </style:style>
    <style:style style:name="P800" style:parent-style-name="CommentText" style:family="paragraph">
      <style:paragraph-properties fo:text-align="start" fo:text-indent="0in"/>
    </style:style>
    <style:style style:name="T801" style:parent-style-name="DefaultParagraphFont" style:family="text">
      <style:text-properties style:font-name="Times New Roman" fo:font-size="12pt" style:font-size-asian="12pt" style:font-size-complex="12pt" fo:language="en" fo:country="US"/>
    </style:style>
    <style:style style:name="T802" style:parent-style-name="DefaultParagraphFont" style:family="text">
      <style:text-properties style:font-name="Times New Roman" fo:font-size="12pt" style:font-size-asian="12pt" style:font-size-complex="12pt" fo:language="en" fo:country="US"/>
    </style:style>
    <style:style style:name="P803" style:parent-style-name="CommentText" style:family="paragraph">
      <style:paragraph-properties fo:text-align="start" fo:text-indent="0in"/>
    </style:style>
    <style:style style:name="T804" style:parent-style-name="DefaultParagraphFont" style:family="text">
      <style:text-properties style:font-name="Times New Roman" fo:font-size="12pt" style:font-size-asian="12pt" style:font-size-complex="12pt" fo:language="en" fo:country="US"/>
    </style:style>
    <style:style style:name="T805" style:parent-style-name="DefaultParagraphFont" style:family="text">
      <style:text-properties style:font-name="Times New Roman" fo:font-size="12pt" style:font-size-asian="12pt" style:font-size-complex="12pt" fo:language="en" fo:country="US"/>
    </style:style>
    <style:style style:name="P806" style:parent-style-name="CommentText" style:family="paragraph">
      <style:paragraph-properties fo:text-align="start" fo:text-indent="0in"/>
    </style:style>
    <style:style style:name="T807" style:parent-style-name="DefaultParagraphFont" style:family="text">
      <style:text-properties style:font-name="Times New Roman" fo:font-size="12pt" style:font-size-asian="12pt" style:font-size-complex="12pt" fo:language="en" fo:country="US"/>
    </style:style>
    <style:style style:name="T808" style:parent-style-name="DefaultParagraphFont" style:family="text">
      <style:text-properties style:font-name="Times New Roman" fo:font-size="12pt" style:font-size-asian="12pt" style:font-size-complex="12pt" fo:language="en" fo:country="US"/>
    </style:style>
    <style:style style:name="P809" style:parent-style-name="CommentText" style:family="paragraph">
      <style:paragraph-properties fo:text-align="start" fo:text-indent="0in"/>
    </style:style>
    <style:style style:name="T810" style:parent-style-name="DefaultParagraphFont" style:family="text">
      <style:text-properties style:font-name="Times New Roman" fo:font-size="12pt" style:font-size-asian="12pt" style:font-size-complex="12pt" fo:language="en" fo:country="US"/>
    </style:style>
    <style:style style:name="T811" style:parent-style-name="DefaultParagraphFont" style:family="text">
      <style:text-properties style:font-name-complex="Calibri" fo:font-size="12pt" style:font-size-asian="12pt" style:font-size-complex="12pt" fo:language="en" fo:country="US"/>
    </style:style>
    <style:style style:name="T812" style:parent-style-name="DefaultParagraphFont" style:family="text">
      <style:text-properties style:font-name="Times New Roman" fo:font-size="12pt" style:font-size-asian="12pt" style:font-size-complex="12pt" fo:language="en" fo:country="US"/>
    </style:style>
    <style:style style:name="T813" style:parent-style-name="DefaultParagraphFont" style:family="text">
      <style:text-properties style:font-name="Times New Roman" fo:font-size="12pt" style:font-size-asian="12pt" style:font-size-complex="12pt" fo:language="en" fo:country="US"/>
    </style:style>
    <style:style style:name="P814" style:parent-style-name="CommentText" style:family="paragraph">
      <style:paragraph-properties fo:text-align="start" fo:text-indent="0in"/>
    </style:style>
    <style:style style:name="T815" style:parent-style-name="DefaultParagraphFont" style:family="text">
      <style:text-properties style:font-name="Times New Roman" fo:font-size="12pt" style:font-size-asian="12pt" style:font-size-complex="12pt" fo:language="en" fo:country="US"/>
    </style:style>
    <style:style style:name="T816" style:parent-style-name="DefaultParagraphFont" style:family="text">
      <style:text-properties style:font-name-complex="Calibri" fo:font-size="12pt" style:font-size-asian="12pt" style:font-size-complex="12pt" fo:language="en" fo:country="US"/>
    </style:style>
    <style:style style:name="T817" style:parent-style-name="DefaultParagraphFont" style:family="text">
      <style:text-properties style:font-name-complex="Calibri" fo:font-size="12pt" style:font-size-asian="12pt" style:font-size-complex="12pt" fo:language="en" fo:country="US"/>
    </style:style>
    <style:style style:name="P818" style:parent-style-name="CommentText" style:family="paragraph">
      <style:paragraph-properties fo:text-align="start" fo:text-indent="0in"/>
    </style:style>
    <style:style style:name="T819" style:parent-style-name="CommentReference" style:family="text">
      <style:text-properties style:font-name-complex="Calibri" fo:font-size="12pt" style:font-size-asian="12pt" style:font-size-complex="12pt"/>
    </style:style>
    <style:style style:name="T820" style:parent-style-name="DefaultParagraphFont" style:family="text">
      <style:text-properties style:font-name-complex="Calibri" fo:font-size="12pt" style:font-size-asian="12pt" style:font-size-complex="12pt" fo:language="en" fo:country="US"/>
    </style:style>
    <style:style style:name="T821" style:parent-style-name="DefaultParagraphFont" style:family="text">
      <style:text-properties style:font-name-complex="Calibri" fo:font-size="12pt" style:font-size-asian="12pt" style:font-size-complex="12pt" fo:language="en" fo:country="US"/>
    </style:style>
    <style:style style:name="P822" style:parent-style-name="CommentText" style:family="paragraph">
      <style:paragraph-properties fo:text-align="start" fo:text-indent="0in"/>
    </style:style>
    <style:style style:name="T823" style:parent-style-name="CommentReference" style:family="text">
      <style:text-properties style:font-name-complex="Calibri" fo:font-size="12pt" style:font-size-asian="12pt" style:font-size-complex="12pt"/>
    </style:style>
    <style:style style:name="T824" style:parent-style-name="DefaultParagraphFont" style:family="text">
      <style:text-properties style:font-name-complex="Calibri" fo:font-size="12pt" style:font-size-asian="12pt" style:font-size-complex="12pt" fo:language="en" fo:country="US"/>
    </style:style>
    <style:style style:name="T825" style:parent-style-name="DefaultParagraphFont" style:family="text">
      <style:text-properties style:font-name-complex="Calibri" fo:font-size="12pt" style:font-size-asian="12pt" style:font-size-complex="12pt" fo:language="en" fo:country="US"/>
    </style:style>
    <style:style style:name="P826" style:parent-style-name="CommentText" style:family="paragraph">
      <style:paragraph-properties fo:text-align="start" fo:text-indent="0in"/>
    </style:style>
    <style:style style:name="T827" style:parent-style-name="CommentReference" style:family="text">
      <style:text-properties style:font-name-complex="Calibri" fo:font-size="12pt" style:font-size-asian="12pt" style:font-size-complex="12pt"/>
    </style:style>
    <style:style style:name="T828" style:parent-style-name="DefaultParagraphFont" style:family="text">
      <style:text-properties style:font-name-complex="Calibri" fo:font-size="12pt" style:font-size-asian="12pt" style:font-size-complex="12pt" fo:language="en" fo:country="US"/>
    </style:style>
    <style:style style:name="P829" style:parent-style-name="Normal" style:family="paragraph">
      <style:paragraph-properties fo:text-align="start" fo:text-indent="0in"/>
    </style:style>
    <style:style style:name="T83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831" style:parent-style-name="Normal" style:family="paragraph">
      <style:paragraph-properties fo:text-align="start" fo:text-indent="0in"/>
    </style:style>
    <style:style style:name="T832" style:parent-style-name="DefaultParagraphFont" style:family="text">
      <style:text-properties style:font-name="Times New Roman" fo:font-size="12pt" style:font-size-asian="12pt" style:font-size-complex="12pt" fo:language="en" fo:country="US"/>
    </style:style>
    <style:style style:name="T833" style:parent-style-name="DefaultParagraphFont" style:family="text">
      <style:text-properties style:font-name="Times New Roman" fo:font-size="12pt" style:font-size-asian="12pt" style:font-size-complex="12pt" fo:language="en" fo:country="US"/>
    </style:style>
    <style:style style:name="P834" style:parent-style-name="CommentText" style:family="paragraph">
      <style:paragraph-properties fo:text-align="start" fo:text-indent="0in"/>
    </style:style>
    <style:style style:name="P835" style:parent-style-name="CommentText" style:family="paragraph">
      <style:paragraph-properties fo:text-align="start" fo:text-indent="0in"/>
    </style:style>
    <style:style style:name="T836" style:parent-style-name="DefaultParagraphFont" style:family="text">
      <style:text-properties style:font-name="Times New Roman" fo:font-size="12pt" style:font-size-asian="12pt" style:font-size-complex="12pt" fo:language="en" fo:country="US"/>
    </style:style>
    <style:style style:name="P837" style:parent-style-name="Normal" style:family="paragraph">
      <style:paragraph-properties fo:text-align="start" fo:text-indent="0in"/>
    </style:style>
    <style:style style:name="T838" style:parent-style-name="DefaultParagraphFont" style:family="text">
      <style:text-properties style:font-name-complex="Calibri" fo:font-size="12pt" style:font-size-asian="12pt" style:font-size-complex="12pt" fo:language="en" fo:country="US"/>
    </style:style>
    <style:style style:name="T839" style:parent-style-name="DefaultParagraphFont" style:family="text">
      <style:text-properties style:font-name-complex="Calibri" fo:font-size="12pt" style:font-size-asian="12pt" style:font-size-complex="12pt" fo:language="en" fo:country="US"/>
    </style:style>
    <style:style style:name="P840" style:parent-style-name="CommentText" style:family="paragraph">
      <style:paragraph-properties fo:text-align="start" fo:text-indent="0in"/>
    </style:style>
    <style:style style:name="T841" style:parent-style-name="CommentReference" style:family="text">
      <style:text-properties style:font-name-complex="Calibri" fo:font-size="12pt" style:font-size-asian="12pt" style:font-size-complex="12pt"/>
    </style:style>
    <style:style style:name="T842" style:parent-style-name="DefaultParagraphFont" style:family="text">
      <style:text-properties style:font-name-complex="Calibri" fo:font-size="12pt" style:font-size-asian="12pt" style:font-size-complex="12pt" fo:language="en" fo:country="US"/>
    </style:style>
    <style:style style:name="T843" style:parent-style-name="DefaultParagraphFont" style:family="text">
      <style:text-properties style:font-name-complex="Calibri" fo:font-size="12pt" style:font-size-asian="12pt" style:font-size-complex="12pt" fo:language="en" fo:country="US"/>
    </style:style>
    <style:style style:name="P844" style:parent-style-name="CommentText" style:family="paragraph">
      <style:paragraph-properties fo:text-align="start" fo:text-indent="0in"/>
    </style:style>
    <style:style style:name="T845" style:parent-style-name="DefaultParagraphFont" style:family="text">
      <style:text-properties style:font-name-complex="Calibri" fo:font-size="12pt" style:font-size-asian="12pt" style:font-size-complex="12pt" fo:language="en" fo:country="US"/>
    </style:style>
    <style:style style:name="P846" style:parent-style-name="Normal" style:family="paragraph">
      <style:paragraph-properties fo:text-align="start" fo:text-indent="0in"/>
    </style:style>
    <style:style style:name="T847" style:parent-style-name="DefaultParagraphFont" style:family="text">
      <style:text-properties style:font-name-complex="Calibri" fo:font-size="12pt" style:font-size-asian="12pt" style:font-size-complex="12pt" fo:language="en" fo:country="US"/>
    </style:style>
    <style:style style:name="T848" style:parent-style-name="DefaultParagraphFont" style:family="text">
      <style:text-properties style:font-name-complex="Calibri" fo:font-size="12pt" style:font-size-asian="12pt" style:font-size-complex="12pt" fo:language="en" fo:country="US"/>
    </style:style>
    <style:style style:name="T849" style:parent-style-name="DefaultParagraphFont" style:family="text">
      <style:text-properties style:font-name-complex="Calibri" fo:font-size="12pt" style:font-size-asian="12pt" style:font-size-complex="12pt" fo:language="en" fo:country="US"/>
    </style:style>
    <style:style style:name="P850" style:parent-style-name="CommentText" style:family="paragraph">
      <style:paragraph-properties fo:text-align="start" fo:text-indent="0in"/>
    </style:style>
    <style:style style:name="T851" style:parent-style-name="CommentReference" style:family="text">
      <style:text-properties style:font-name-complex="Calibri" fo:font-size="12pt" style:font-size-asian="12pt" style:font-size-complex="12pt"/>
    </style:style>
    <style:style style:name="T852" style:parent-style-name="DefaultParagraphFont" style:family="text">
      <style:text-properties style:font-name-complex="Calibri" fo:font-size="12pt" style:font-size-asian="12pt" style:font-size-complex="12pt" fo:language="en" fo:country="US"/>
    </style:style>
    <style:style style:name="T853" style:parent-style-name="DefaultParagraphFont" style:family="text">
      <style:text-properties style:font-name-complex="Calibri" fo:font-size="12pt" style:font-size-asian="12pt" style:font-size-complex="12pt" fo:language="en" fo:country="US"/>
    </style:style>
    <style:style style:name="P854" style:parent-style-name="CommentText" style:family="paragraph">
      <style:paragraph-properties fo:text-align="start" fo:text-indent="0in"/>
    </style:style>
    <style:style style:name="T855" style:parent-style-name="CommentReference" style:family="text">
      <style:text-properties style:font-name-complex="Calibri" fo:font-size="12pt" style:font-size-asian="12pt" style:font-size-complex="12pt"/>
    </style:style>
    <style:style style:name="T856" style:parent-style-name="DefaultParagraphFont" style:family="text">
      <style:text-properties style:font-name-complex="Calibri" fo:font-size="12pt" style:font-size-asian="12pt" style:font-size-complex="12pt" fo:language="en" fo:country="US"/>
    </style:style>
    <style:style style:name="P857" style:parent-style-name="Normal" style:family="paragraph">
      <style:paragraph-properties fo:text-align="start" fo:text-indent="0in"/>
      <style:text-properties style:font-name-complex="Calibri" fo:font-size="12pt" style:font-size-asian="12pt" style:font-size-complex="12pt" fo:language="en" fo:country="US"/>
    </style:style>
    <style:style style:name="P858" style:parent-style-name="Normal" style:family="paragraph">
      <style:paragraph-properties fo:text-align="start" fo:text-indent="0in"/>
    </style:style>
    <style:style style:name="T85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86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861" style:parent-style-name="CommentText" style:family="paragraph">
      <style:paragraph-properties fo:text-align="start" fo:text-indent="0in"/>
    </style:style>
    <style:style style:name="T86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863" style:parent-style-name="DefaultParagraphFont" style:family="text">
      <style:text-properties style:font-name="Times New Roman" fo:font-size="12pt" style:font-size-asian="12pt" style:font-size-complex="12pt" fo:language="en" fo:country="US"/>
    </style:style>
    <style:style style:name="T864" style:parent-style-name="DefaultParagraphFont" style:family="text">
      <style:text-properties style:font-name="Times New Roman" fo:font-size="12pt" style:font-size-asian="12pt" style:font-size-complex="12pt" fo:language="en" fo:country="US"/>
    </style:style>
    <style:style style:name="P865" style:parent-style-name="CommentText" style:family="paragraph">
      <style:paragraph-properties fo:text-align="start" fo:text-indent="0in"/>
    </style:style>
    <style:style style:name="T866" style:parent-style-name="DefaultParagraphFont" style:family="text">
      <style:text-properties style:font-name="Times New Roman" fo:font-size="12pt" style:font-size-asian="12pt" style:font-size-complex="12pt" fo:language="en" fo:country="US"/>
    </style:style>
    <style:style style:name="T867" style:parent-style-name="DefaultParagraphFont" style:family="text">
      <style:text-properties style:font-name-complex="Calibri" fo:font-size="12pt" style:font-size-asian="12pt" style:font-size-complex="12pt" fo:language="en" fo:country="US"/>
    </style:style>
    <style:style style:name="P868" style:parent-style-name="CommentText" style:family="paragraph">
      <style:paragraph-properties fo:text-align="start" fo:text-indent="0in"/>
    </style:style>
    <style:style style:name="T869" style:parent-style-name="CommentReference" style:family="text">
      <style:text-properties style:font-name-complex="Calibri" fo:font-size="12pt" style:font-size-asian="12pt" style:font-size-complex="12pt"/>
    </style:style>
    <style:style style:name="T870" style:parent-style-name="DefaultParagraphFont" style:family="text">
      <style:text-properties style:font-name-complex="Calibri" fo:font-size="12pt" style:font-size-asian="12pt" style:font-size-complex="12pt" fo:language="en" fo:country="US"/>
    </style:style>
    <style:style style:name="T871" style:parent-style-name="DefaultParagraphFont" style:family="text">
      <style:text-properties style:font-name-complex="Calibri" fo:font-size="12pt" style:font-size-asian="12pt" style:font-size-complex="12pt" fo:language="en" fo:country="US"/>
    </style:style>
    <style:style style:name="P872" style:parent-style-name="CommentText" style:family="paragraph">
      <style:paragraph-properties fo:text-align="start" fo:text-indent="0in"/>
    </style:style>
    <style:style style:name="T873" style:parent-style-name="CommentReference" style:family="text">
      <style:text-properties style:font-name-complex="Calibri" fo:font-size="12pt" style:font-size-asian="12pt" style:font-size-complex="12pt"/>
    </style:style>
    <style:style style:name="T874" style:parent-style-name="DefaultParagraphFont" style:family="text">
      <style:text-properties style:font-name-complex="Calibri" fo:font-size="12pt" style:font-size-asian="12pt" style:font-size-complex="12pt" fo:language="en" fo:country="US"/>
    </style:style>
    <style:style style:name="T875" style:parent-style-name="DefaultParagraphFont" style:family="text">
      <style:text-properties style:font-name-complex="Calibri" fo:font-size="12pt" style:font-size-asian="12pt" style:font-size-complex="12pt" fo:language="en" fo:country="US"/>
    </style:style>
    <style:style style:name="P876" style:parent-style-name="CommentText" style:family="paragraph">
      <style:paragraph-properties fo:text-align="start" fo:text-indent="0in"/>
    </style:style>
    <style:style style:name="T877" style:parent-style-name="CommentReference" style:family="text">
      <style:text-properties style:font-name-complex="Calibri" fo:font-size="12pt" style:font-size-asian="12pt" style:font-size-complex="12pt"/>
    </style:style>
    <style:style style:name="T878" style:parent-style-name="DefaultParagraphFont" style:family="text">
      <style:text-properties style:font-name-complex="Calibri" fo:font-size="12pt" style:font-size-asian="12pt" style:font-size-complex="12pt" fo:language="en" fo:country="US"/>
    </style:style>
    <style:style style:name="P879" style:parent-style-name="Normal" style:family="paragraph">
      <style:paragraph-properties fo:text-align="start" fo:text-indent="0in"/>
      <style:text-properties style:font-name-complex="Calibri" fo:font-size="12pt" style:font-size-asian="12pt" style:font-size-complex="12pt" fo:language="en" fo:country="US"/>
    </style:style>
    <style:style style:name="P880" style:parent-style-name="Normal" style:family="paragraph">
      <style:paragraph-properties fo:text-align="start" fo:text-indent="0in"/>
    </style:style>
    <style:style style:name="T881" style:parent-style-name="DefaultParagraphFont" style:family="text">
      <style:text-properties style:font-name-complex="Calibri" fo:font-size="12pt" style:font-size-asian="12pt" style:font-size-complex="12pt" fo:language="en" fo:country="US"/>
    </style:style>
    <style:style style:name="P882" style:parent-style-name="CommentText" style:family="paragraph">
      <style:paragraph-properties fo:text-align="start" fo:text-indent="0in"/>
    </style:style>
    <style:style style:name="T883" style:parent-style-name="DefaultParagraphFont" style:family="text">
      <style:text-properties fo:language="en" fo:country="US"/>
    </style:style>
    <style:style style:name="T884" style:parent-style-name="DefaultParagraphFont" style:family="text">
      <style:text-properties style:font-name-complex="Calibri" fo:font-size="12pt" style:font-size-asian="12pt" style:font-size-complex="12pt" fo:language="en" fo:country="US"/>
    </style:style>
    <style:style style:name="P885" style:parent-style-name="Normal" style:family="paragraph">
      <style:paragraph-properties fo:text-align="start" fo:text-indent="0in"/>
      <style:text-properties style:font-name-complex="Calibri" fo:font-size="12pt" style:font-size-asian="12pt" style:font-size-complex="12pt" fo:language="en" fo:country="US"/>
    </style:style>
    <style:style style:name="P886" style:parent-style-name="Normal" style:family="paragraph">
      <style:paragraph-properties fo:text-align="start" fo:text-indent="0in"/>
    </style:style>
    <style:style style:name="T887" style:parent-style-name="DefaultParagraphFont" style:family="text">
      <style:text-properties style:font-name-complex="Calibri" fo:font-size="12pt" style:font-size-asian="12pt" style:font-size-complex="12pt" fo:language="en" fo:country="US"/>
    </style:style>
    <style:style style:name="T888" style:parent-style-name="DefaultParagraphFont" style:family="text">
      <style:text-properties style:font-name-complex="Calibri" fo:font-size="12pt" style:font-size-asian="12pt" style:font-size-complex="12pt" fo:language="en" fo:country="US"/>
    </style:style>
    <style:style style:name="P889" style:parent-style-name="CommentText" style:family="paragraph">
      <style:paragraph-properties fo:text-align="start" fo:text-indent="0in"/>
    </style:style>
    <style:style style:name="T890" style:parent-style-name="CommentReference" style:family="text">
      <style:text-properties style:font-name-complex="Calibri" fo:font-size="12pt" style:font-size-asian="12pt" style:font-size-complex="12pt"/>
    </style:style>
    <style:style style:name="T891" style:parent-style-name="DefaultParagraphFont" style:family="text">
      <style:text-properties style:font-name-complex="Calibri" fo:font-size="12pt" style:font-size-asian="12pt" style:font-size-complex="12pt" fo:language="en" fo:country="US"/>
    </style:style>
    <style:style style:name="T892" style:parent-style-name="DefaultParagraphFont" style:family="text">
      <style:text-properties style:font-name-complex="Calibri" fo:font-size="12pt" style:font-size-asian="12pt" style:font-size-complex="12pt" fo:language="en" fo:country="US"/>
    </style:style>
    <style:style style:name="T893" style:parent-style-name="DefaultParagraphFont" style:family="text">
      <style:text-properties style:font-name-complex="Calibri" fo:font-size="12pt" style:font-size-asian="12pt" style:font-size-complex="12pt" fo:language="en" fo:country="US"/>
    </style:style>
    <style:style style:name="P894" style:parent-style-name="CommentText" style:family="paragraph">
      <style:paragraph-properties fo:text-align="start" fo:text-indent="0in"/>
    </style:style>
    <style:style style:name="P895" style:parent-style-name="CommentText" style:family="paragraph">
      <style:paragraph-properties fo:text-align="start" fo:text-indent="0in"/>
    </style:style>
    <style:style style:name="T896" style:parent-style-name="CommentReference" style:family="text">
      <style:text-properties style:font-name-complex="Calibri" fo:font-size="12pt" style:font-size-asian="12pt" style:font-size-complex="12pt"/>
    </style:style>
    <style:style style:name="T897" style:parent-style-name="CommentReference" style:family="text">
      <style:text-properties style:font-name-complex="Calibri" fo:font-size="12pt" style:font-size-asian="12pt" style:font-size-complex="12pt"/>
    </style:style>
    <style:style style:name="T898" style:parent-style-name="DefaultParagraphFont" style:family="text">
      <style:text-properties style:font-name-complex="Calibri" fo:font-size="12pt" style:font-size-asian="12pt" style:font-size-complex="12pt" fo:language="en" fo:country="US"/>
    </style:style>
    <style:style style:name="T899" style:parent-style-name="DefaultParagraphFont" style:family="text">
      <style:text-properties style:font-name-complex="Calibri" fo:font-size="12pt" style:font-size-asian="12pt" style:font-size-complex="12pt" fo:language="en" fo:country="US"/>
    </style:style>
    <style:style style:name="P900" style:parent-style-name="CommentText" style:family="paragraph">
      <style:paragraph-properties fo:text-align="start" fo:text-indent="0in"/>
    </style:style>
    <style:style style:name="T901" style:parent-style-name="CommentReference" style:family="text">
      <style:text-properties style:font-name-complex="Calibri" fo:font-size="12pt" style:font-size-asian="12pt" style:font-size-complex="12pt"/>
    </style:style>
    <style:style style:name="T902" style:parent-style-name="DefaultParagraphFont" style:family="text">
      <style:text-properties style:font-name-complex="Calibri" fo:font-size="12pt" style:font-size-asian="12pt" style:font-size-complex="12pt" fo:language="en" fo:country="US"/>
    </style:style>
    <style:style style:name="T903" style:parent-style-name="DefaultParagraphFont" style:family="text">
      <style:text-properties style:font-name-complex="Calibri" fo:font-size="12pt" style:font-size-asian="12pt" style:font-size-complex="12pt" fo:language="en" fo:country="US"/>
    </style:style>
    <style:style style:name="P904" style:parent-style-name="CommentText" style:family="paragraph">
      <style:paragraph-properties fo:text-align="start" fo:text-indent="0in"/>
    </style:style>
    <style:style style:name="T905" style:parent-style-name="CommentReference" style:family="text">
      <style:text-properties style:font-name-complex="Calibri" fo:font-size="12pt" style:font-size-asian="12pt" style:font-size-complex="12pt"/>
    </style:style>
    <style:style style:name="T906" style:parent-style-name="DefaultParagraphFont" style:family="text">
      <style:text-properties style:font-name-complex="Calibri" fo:font-size="12pt" style:font-size-asian="12pt" style:font-size-complex="12pt" fo:language="en" fo:country="US"/>
    </style:style>
    <style:style style:name="P907" style:parent-style-name="Normal" style:family="paragraph">
      <style:paragraph-properties fo:text-align="start" fo:text-indent="0.4916in"/>
    </style:style>
    <style:style style:name="T908" style:parent-style-name="DefaultParagraphFont" style:family="text">
      <style:text-properties style:font-name="Times New Roman" fo:font-size="12pt" style:font-size-asian="12pt" style:font-size-complex="12pt" fo:language="en" fo:country="US"/>
    </style:style>
    <style:style style:name="T909" style:parent-style-name="DefaultParagraphFont" style:family="text">
      <style:text-properties style:font-name="Times New Roman" fo:font-size="12pt" style:font-size-asian="12pt" style:font-size-complex="12pt" fo:language="en" fo:country="US"/>
    </style:style>
    <style:style style:name="P910" style:parent-style-name="CommentText" style:family="paragraph">
      <style:paragraph-properties fo:text-align="start" fo:text-indent="0in"/>
    </style:style>
    <style:style style:name="T911" style:parent-style-name="DefaultParagraphFont" style:family="text">
      <style:text-properties style:font-name="Times New Roman" fo:font-size="12pt" style:font-size-asian="12pt" style:font-size-complex="12pt" fo:language="en" fo:country="US"/>
    </style:style>
    <style:style style:name="P912" style:parent-style-name="CommentText" style:family="paragraph">
      <style:paragraph-properties fo:text-align="start" fo:text-indent="0in"/>
    </style:style>
    <style:style style:name="T913" style:parent-style-name="DefaultParagraphFont" style:family="text">
      <style:text-properties style:font-name="Times New Roman" fo:font-size="12pt" style:font-size-asian="12pt" style:font-size-complex="12pt" fo:language="en" fo:country="US"/>
    </style:style>
    <style:style style:name="T914" style:parent-style-name="DefaultParagraphFont" style:family="text">
      <style:text-properties style:font-name="Times New Roman" fo:font-size="12pt" style:font-size-asian="12pt" style:font-size-complex="12pt" fo:language="en" fo:country="US"/>
    </style:style>
    <style:style style:name="P915" style:parent-style-name="CommentText" style:family="paragraph">
      <style:paragraph-properties fo:text-align="start" fo:text-indent="0in"/>
    </style:style>
    <style:style style:name="T916" style:parent-style-name="DefaultParagraphFont" style:family="text">
      <style:text-properties style:font-name="Times New Roman" fo:font-size="12pt" style:font-size-asian="12pt" style:font-size-complex="12pt" fo:language="en" fo:country="US"/>
    </style:style>
    <style:style style:name="T917" style:parent-style-name="DefaultParagraphFont" style:family="text">
      <style:text-properties style:font-name="Times New Roman" fo:font-size="12pt" style:font-size-asian="12pt" style:font-size-complex="12pt" fo:language="en" fo:country="US"/>
    </style:style>
    <style:style style:name="P918" style:parent-style-name="CommentText" style:family="paragraph">
      <style:paragraph-properties fo:text-align="start" fo:text-indent="0in"/>
    </style:style>
    <style:style style:name="T919" style:parent-style-name="DefaultParagraphFont" style:family="text">
      <style:text-properties style:font-name="Times New Roman" fo:font-size="12pt" style:font-size-asian="12pt" style:font-size-complex="12pt" fo:language="en" fo:country="US"/>
    </style:style>
    <style:style style:name="T920" style:parent-style-name="DefaultParagraphFont" style:family="text">
      <style:text-properties style:font-name="Times New Roman" fo:font-size="12pt" style:font-size-asian="12pt" style:font-size-complex="12pt" fo:language="en" fo:country="US"/>
    </style:style>
    <style:style style:name="P921" style:parent-style-name="CommentText" style:family="paragraph">
      <style:paragraph-properties fo:text-align="start" fo:text-indent="0in"/>
    </style:style>
    <style:style style:name="T922" style:parent-style-name="DefaultParagraphFont" style:family="text">
      <style:text-properties style:font-name="Times New Roman" fo:font-size="12pt" style:font-size-asian="12pt" style:font-size-complex="12pt" fo:language="en" fo:country="US"/>
    </style:style>
    <style:style style:name="T923" style:parent-style-name="DefaultParagraphFont" style:family="text">
      <style:text-properties style:font-name="Times New Roman" fo:font-size="12pt" style:font-size-asian="12pt" style:font-size-complex="12pt" fo:language="en" fo:country="US"/>
    </style:style>
    <style:style style:name="P924" style:parent-style-name="CommentText" style:family="paragraph">
      <style:paragraph-properties fo:text-align="start" fo:text-indent="0in"/>
    </style:style>
    <style:style style:name="T925" style:parent-style-name="DefaultParagraphFont" style:family="text">
      <style:text-properties style:font-name="Times New Roman" fo:font-size="12pt" style:font-size-asian="12pt" style:font-size-complex="12pt" fo:language="en" fo:country="US"/>
    </style:style>
    <style:style style:name="T926" style:parent-style-name="DefaultParagraphFont" style:family="text">
      <style:text-properties style:font-name="Times New Roman" fo:font-size="12pt" style:font-size-asian="12pt" style:font-size-complex="12pt" fo:language="en" fo:country="US"/>
    </style:style>
    <style:style style:name="P927" style:parent-style-name="CommentText" style:family="paragraph">
      <style:paragraph-properties fo:text-align="start" fo:text-indent="0in"/>
    </style:style>
    <style:style style:name="T928" style:parent-style-name="DefaultParagraphFont" style:family="text">
      <style:text-properties style:font-name="Times New Roman" fo:font-size="12pt" style:font-size-asian="12pt" style:font-size-complex="12pt" fo:language="en" fo:country="US"/>
    </style:style>
    <style:style style:name="T929" style:parent-style-name="DefaultParagraphFont" style:family="text">
      <style:text-properties style:font-name="Times New Roman" fo:font-size="12pt" style:font-size-asian="12pt" style:font-size-complex="12pt" fo:language="en" fo:country="US"/>
    </style:style>
    <style:style style:name="P930" style:parent-style-name="CommentText" style:family="paragraph">
      <style:paragraph-properties fo:text-align="start" fo:text-indent="0in"/>
    </style:style>
    <style:style style:name="T931" style:parent-style-name="DefaultParagraphFont" style:family="text">
      <style:text-properties style:font-name="Times New Roman" fo:font-size="12pt" style:font-size-asian="12pt" style:font-size-complex="12pt" fo:language="en" fo:country="US"/>
    </style:style>
    <style:style style:name="T932" style:parent-style-name="DefaultParagraphFont" style:family="text">
      <style:text-properties style:font-name-complex="Calibri" fo:font-weight="bold" style:font-weight-asian="bold" style:font-weight-complex="bold" fo:font-size="12pt" style:font-size-asian="12pt" style:font-size-complex="12pt"/>
    </style:style>
    <style:style style:name="P933" style:parent-style-name="Normal" style:family="paragraph">
      <style:paragraph-properties fo:text-align="start" fo:text-indent="0.4916in"/>
      <style:text-properties style:font-name-complex="Calibri" fo:font-size="12pt" style:font-size-asian="12pt" style:font-size-complex="12pt"/>
    </style:style>
    <style:style style:name="P934"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935" style:parent-style-name="Normal" style:family="paragraph">
      <style:paragraph-properties fo:text-align="start" fo:text-indent="0.4916in"/>
      <style:text-properties style:font-name-complex="Calibri" fo:font-size="12pt" style:font-size-asian="12pt" style:font-size-complex="12pt"/>
    </style:style>
    <style:style style:name="P936" style:parent-style-name="Normal" style:family="paragraph">
      <style:paragraph-properties fo:text-align="start" fo:text-indent="0.4916in"/>
      <style:text-properties style:font-name-complex="Calibri" fo:font-size="12pt" style:font-size-asian="12pt" style:font-size-complex="12pt"/>
    </style:style>
    <style:style style:name="P937"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938" style:parent-style-name="Normal" style:family="paragraph">
      <style:paragraph-properties fo:text-align="start" fo:text-indent="0.4916in"/>
      <style:text-properties style:font-name-complex="Calibri" fo:font-size="12pt" style:font-size-asian="12pt" style:font-size-complex="12pt"/>
    </style:style>
    <style:style style:name="P939" style:parent-style-name="Normal" style:family="paragraph">
      <style:paragraph-properties fo:text-align="start" fo:text-indent="0.4916in"/>
    </style:style>
    <style:style style:name="P940" style:parent-style-name="Normal" style:family="paragraph">
      <style:paragraph-properties fo:text-align="start" fo:text-indent="0in"/>
    </style:style>
    <style:style style:name="T94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942" style:parent-style-name="DefaultParagraphFont" style:family="text">
      <style:text-properties style:font-name="Times New Roman" fo:font-size="12pt" style:font-size-asian="12pt" style:font-size-complex="12pt" fo:language="en" fo:country="US"/>
    </style:style>
    <style:style style:name="T943" style:parent-style-name="DefaultParagraphFont" style:family="text">
      <style:text-properties style:font-name="Times New Roman" fo:font-size="12pt" style:font-size-asian="12pt" style:font-size-complex="12pt" fo:language="en" fo:country="US"/>
    </style:style>
    <style:style style:name="P944" style:parent-style-name="CommentText" style:family="paragraph">
      <style:paragraph-properties fo:text-align="start" fo:text-indent="0in"/>
    </style:style>
    <style:style style:name="T945" style:parent-style-name="DefaultParagraphFont" style:family="text">
      <style:text-properties style:font-name="Times New Roman" fo:font-size="12pt" style:font-size-asian="12pt" style:font-size-complex="12pt" fo:language="en" fo:country="US"/>
    </style:style>
    <style:style style:name="T946" style:parent-style-name="DefaultParagraphFont" style:family="text">
      <style:text-properties style:font-name-complex="Calibri" fo:font-size="12pt" style:font-size-asian="12pt" style:font-size-complex="12pt" fo:language="en" fo:country="US"/>
    </style:style>
    <style:style style:name="P947" style:parent-style-name="Normal" style:family="paragraph">
      <style:paragraph-properties fo:text-align="start" fo:text-indent="0in"/>
      <style:text-properties style:font-name-complex="Calibri" fo:font-size="12pt" style:font-size-asian="12pt" style:font-size-complex="12pt" fo:language="en" fo:country="US"/>
    </style:style>
    <style:style style:name="P948" style:parent-style-name="Normal" style:family="paragraph">
      <style:paragraph-properties fo:text-align="start" fo:text-indent="0in"/>
    </style:style>
    <style:style style:name="T949" style:parent-style-name="DefaultParagraphFont" style:family="text">
      <style:text-properties style:font-name-complex="Calibri" fo:font-size="12pt" style:font-size-asian="12pt" style:font-size-complex="12pt" fo:language="en" fo:country="US"/>
    </style:style>
    <style:style style:name="T950" style:parent-style-name="DefaultParagraphFont" style:family="text">
      <style:text-properties style:font-name="Times New Roman" fo:font-size="12pt" style:font-size-asian="12pt" style:font-size-complex="12pt" fo:language="en" fo:country="US"/>
    </style:style>
    <style:style style:name="P951"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952" style:parent-style-name="Standard" style:family="paragraph">
      <style:paragraph-properties fo:text-indent="0in"/>
      <style:text-properties style:font-name="Times New Roman" fo:font-size="12pt" style:font-size-asian="12pt" style:font-size-complex="12pt" fo:language="en" fo:country="US"/>
    </style:style>
    <style:style style:name="P953" style:parent-style-name="Normal" style:family="paragraph">
      <style:paragraph-properties fo:text-align="start" fo:text-indent="0in"/>
      <style:text-properties style:font-name-complex="Calibri" fo:font-size="12pt" style:font-size-asian="12pt" style:font-size-complex="12pt" fo:language="en" fo:country="US"/>
    </style:style>
    <style:style style:name="P954" style:parent-style-name="Standard" style:family="paragraph">
      <style:paragraph-properties fo:text-align="start" fo:text-indent="0in"/>
    </style:style>
    <style:style style:name="T95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95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957" style:parent-style-name="CommentText" style:family="paragraph">
      <style:paragraph-properties fo:text-align="start" fo:text-indent="0in"/>
    </style:style>
    <style:style style:name="P958" style:parent-style-name="CommentText" style:family="paragraph">
      <style:paragraph-properties fo:text-align="start" fo:text-indent="0in"/>
    </style:style>
    <style:style style:name="P959" style:parent-style-name="CommentText" style:family="paragraph">
      <style:paragraph-properties fo:text-align="start" fo:text-indent="0in"/>
    </style:style>
    <style:style style:name="P960" style:parent-style-name="Standard" style:family="paragraph">
      <style:paragraph-properties fo:text-align="start" fo:text-indent="0in"/>
    </style:style>
    <style:style style:name="T961" style:parent-style-name="Absatz-Standardschriftart" style:family="text">
      <style:text-properties style:font-name-complex="Calibri" fo:font-size="12pt" style:font-size-asian="12pt" style:font-size-complex="12pt" fo:language="en" fo:country="US"/>
    </style:style>
    <style:style style:name="T962" style:parent-style-name="Absatz-Standardschriftart" style:family="text">
      <style:text-properties style:font-name-complex="Calibri" fo:font-size="12pt" style:font-size-asian="12pt" style:font-size-complex="12pt" fo:language="en" fo:country="US"/>
    </style:style>
    <style:style style:name="P963" style:parent-style-name="CommentText" style:family="paragraph">
      <style:paragraph-properties fo:text-align="start" fo:text-indent="0in"/>
    </style:style>
    <style:style style:name="P964" style:parent-style-name="CommentText" style:family="paragraph">
      <style:paragraph-properties fo:text-align="start" fo:text-indent="0in"/>
    </style:style>
    <style:style style:name="T965" style:parent-style-name="CommentReference" style:family="text">
      <style:text-properties fo:font-size="12pt" style:font-size-asian="12pt" style:font-size-complex="12pt"/>
    </style:style>
    <style:style style:name="T966" style:parent-style-name="CommentReference" style:family="text">
      <style:text-properties fo:font-size="12pt" style:font-size-asian="12pt" style:font-size-complex="12pt"/>
    </style:style>
    <style:style style:name="T967" style:parent-style-name="Absatz-Standardschriftart" style:family="text">
      <style:text-properties style:font-name-complex="Calibri" fo:font-size="12pt" style:font-size-asian="12pt" style:font-size-complex="12pt" fo:language="en" fo:country="US"/>
    </style:style>
    <style:style style:name="T968" style:parent-style-name="Absatz-Standardschriftart" style:family="text">
      <style:text-properties style:font-name-complex="Calibri" fo:font-size="12pt" style:font-size-asian="12pt" style:font-size-complex="12pt" fo:language="en" fo:country="US"/>
    </style:style>
    <style:style style:name="P969" style:parent-style-name="Standard" style:family="paragraph">
      <style:paragraph-properties fo:text-align="start" fo:text-indent="0in"/>
    </style:style>
    <style:style style:name="T970" style:parent-style-name="Absatz-Standardschriftart" style:family="text">
      <style:text-properties style:font-name-complex="Calibri" fo:font-size="12pt" style:font-size-asian="12pt" style:font-size-complex="12pt" fo:language="en" fo:country="US"/>
    </style:style>
    <style:style style:name="T971" style:parent-style-name="DefaultParagraphFont" style:family="text">
      <style:text-properties fo:font-size="12pt" style:font-size-asian="12pt" style:font-size-complex="12pt" fo:language="en" fo:country="US"/>
    </style:style>
    <style:style style:name="T972" style:parent-style-name="DefaultParagraphFont" style:family="text">
      <style:text-properties fo:font-size="12pt" style:font-size-asian="12pt" style:font-size-complex="12pt" fo:language="en" fo:country="US"/>
    </style:style>
    <style:style style:name="P973" style:parent-style-name="CommentText" style:family="paragraph">
      <style:paragraph-properties fo:text-align="start" fo:text-indent="0in"/>
    </style:style>
    <style:style style:name="T974" style:parent-style-name="DefaultParagraphFont" style:family="text">
      <style:text-properties fo:font-size="12pt" style:font-size-asian="12pt" style:font-size-complex="12pt" fo:language="en" fo:country="US"/>
    </style:style>
    <style:style style:name="T975" style:parent-style-name="DefaultParagraphFont" style:family="text">
      <style:text-properties fo:font-size="12pt" style:font-size-asian="12pt" style:font-size-complex="12pt"/>
    </style:style>
    <style:style style:name="T976" style:parent-style-name="DefaultParagraphFont" style:family="text">
      <style:text-properties fo:font-size="12pt" style:font-size-asian="12pt" style:font-size-complex="12pt" fo:language="en" fo:country="US"/>
    </style:style>
    <style:style style:name="T977" style:parent-style-name="Absatz-Standardschriftart" style:family="text">
      <style:text-properties style:font-name-complex="Calibri" fo:font-size="12pt" style:font-size-asian="12pt" style:font-size-complex="12pt" fo:language="en" fo:country="US"/>
    </style:style>
    <style:style style:name="T978" style:parent-style-name="Absatz-Standardschriftart" style:family="text">
      <style:text-properties style:font-name-complex="Calibri" fo:font-size="12pt" style:font-size-asian="12pt" style:font-size-complex="12pt" fo:language="en" fo:country="US"/>
    </style:style>
    <style:style style:name="P979" style:parent-style-name="CommentText" style:family="paragraph">
      <style:paragraph-properties fo:text-align="start" fo:text-indent="0in"/>
    </style:style>
    <style:style style:name="T980" style:parent-style-name="CommentReference" style:family="text">
      <style:text-properties fo:font-size="12pt" style:font-size-asian="12pt" style:font-size-complex="12pt"/>
    </style:style>
    <style:style style:name="T981" style:parent-style-name="Absatz-Standardschriftart" style:family="text">
      <style:text-properties style:font-name-complex="Calibri" fo:font-size="12pt" style:font-size-asian="12pt" style:font-size-complex="12pt" fo:language="en" fo:country="US"/>
    </style:style>
    <style:style style:name="T982" style:parent-style-name="DefaultParagraphFont" style:family="text">
      <style:text-properties fo:font-size="12pt" style:font-size-asian="12pt" style:font-size-complex="12pt" fo:language="en" fo:country="US"/>
    </style:style>
    <style:style style:name="T983" style:parent-style-name="DefaultParagraphFont" style:family="text">
      <style:text-properties fo:font-size="12pt" style:font-size-asian="12pt" style:font-size-complex="12pt"/>
    </style:style>
    <style:style style:name="T984" style:parent-style-name="Absatz-Standardschriftart" style:family="text">
      <style:text-properties style:font-name-complex="Calibri" fo:font-size="12pt" style:font-size-asian="12pt" style:font-size-complex="12pt" fo:language="en" fo:country="US"/>
    </style:style>
    <style:style style:name="T985" style:parent-style-name="Absatz-Standardschriftart" style:family="text">
      <style:text-properties style:font-name-complex="Calibri" fo:font-size="12pt" style:font-size-asian="12pt" style:font-size-complex="12pt"/>
    </style:style>
    <style:style style:name="T986" style:parent-style-name="Absatz-Standardschriftart" style:family="text">
      <style:text-properties style:font-name-complex="Calibri" fo:font-size="12pt" style:font-size-asian="12pt" style:font-size-complex="12pt" fo:language="en" fo:country="US"/>
    </style:style>
    <style:style style:name="P987" style:parent-style-name="Standard" style:family="paragraph">
      <style:paragraph-properties fo:text-align="start" fo:text-indent="0in"/>
      <style:text-properties style:font-name-complex="Calibri" fo:font-size="12pt" style:font-size-asian="12pt" style:font-size-complex="12pt" fo:language="en" fo:country="US"/>
    </style:style>
    <style:style style:name="P988" style:parent-style-name="Standard" style:family="paragraph">
      <style:paragraph-properties fo:text-align="start" fo:text-indent="0in"/>
    </style:style>
    <style:style style:name="T98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99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991" style:parent-style-name="CommentText" style:family="paragraph">
      <style:paragraph-properties fo:text-align="start" fo:text-indent="0in"/>
    </style:style>
    <style:style style:name="P992" style:parent-style-name="CommentText" style:family="paragraph">
      <style:paragraph-properties fo:text-align="start" fo:text-indent="0in"/>
    </style:style>
    <style:style style:name="P993" style:parent-style-name="CommentText" style:list-style-name="LFO26" style:family="paragraph">
      <style:paragraph-properties fo:text-align="start"/>
    </style:style>
    <style:style style:name="P994" style:parent-style-name="CommentText" style:list-style-name="LFO26" style:family="paragraph">
      <style:paragraph-properties fo:text-align="start"/>
    </style:style>
    <style:style style:name="P995" style:parent-style-name="CommentText" style:list-style-name="LFO26" style:family="paragraph">
      <style:paragraph-properties fo:text-align="start"/>
    </style:style>
    <style:style style:name="P996" style:parent-style-name="CommentText" style:list-style-name="LFO26" style:family="paragraph">
      <style:paragraph-properties fo:text-align="start"/>
    </style:style>
    <style:style style:name="P997" style:parent-style-name="CommentText" style:list-style-name="LFO26" style:family="paragraph">
      <style:paragraph-properties fo:text-align="start"/>
    </style:style>
    <style:style style:name="P998" style:parent-style-name="CommentText" style:list-style-name="LFO26" style:family="paragraph">
      <style:paragraph-properties fo:text-align="start"/>
    </style:style>
    <style:style style:name="P999" style:parent-style-name="CommentText" style:list-style-name="LFO26" style:family="paragraph">
      <style:paragraph-properties fo:text-align="start"/>
    </style:style>
    <style:style style:name="P1000" style:parent-style-name="Standard" style:family="paragraph">
      <style:paragraph-properties fo:text-align="start" fo:text-indent="0in"/>
    </style:style>
    <style:style style:name="T1001" style:parent-style-name="Absatz-Standardschriftart" style:family="text">
      <style:text-properties style:font-name-complex="Calibri" fo:font-size="12pt" style:font-size-asian="12pt" style:font-size-complex="12pt" fo:language="en" fo:country="US"/>
    </style:style>
    <style:style style:name="T1002" style:parent-style-name="Absatz-Standardschriftart" style:family="text">
      <style:text-properties style:font-name-complex="Calibri" fo:font-size="12pt" style:font-size-asian="12pt" style:font-size-complex="12pt" fo:language="en" fo:country="US"/>
    </style:style>
    <style:style style:name="P1003" style:parent-style-name="CommentText" style:family="paragraph">
      <style:paragraph-properties fo:text-align="start" fo:text-indent="0in"/>
    </style:style>
    <style:style style:name="T1004" style:parent-style-name="CommentReference" style:family="text">
      <style:text-properties fo:font-size="12pt" style:font-size-asian="12pt" style:font-size-complex="12pt"/>
    </style:style>
    <style:style style:name="T1005" style:parent-style-name="Absatz-Standardschriftart" style:family="text">
      <style:text-properties style:font-name-complex="Calibri" fo:font-size="12pt" style:font-size-asian="12pt" style:font-size-complex="12pt" fo:language="en" fo:country="US"/>
    </style:style>
    <style:style style:name="T1006" style:parent-style-name="Absatz-Standardschriftart" style:family="text">
      <style:text-properties style:font-name-complex="Calibri" fo:font-size="12pt" style:font-size-asian="12pt" style:font-size-complex="12pt" fo:language="en" fo:country="US"/>
    </style:style>
    <style:style style:name="P1007" style:parent-style-name="CommentText" style:family="paragraph">
      <style:paragraph-properties fo:text-align="start" fo:text-indent="0in"/>
    </style:style>
    <style:style style:name="P1008" style:parent-style-name="CommentText" style:family="paragraph">
      <style:paragraph-properties fo:text-align="start" fo:text-indent="0in"/>
    </style:style>
    <style:style style:name="P1009" style:parent-style-name="CommentText" style:family="paragraph">
      <style:paragraph-properties fo:text-align="start" fo:text-indent="0in"/>
    </style:style>
    <style:style style:name="P1010" style:parent-style-name="CommentText" style:family="paragraph">
      <style:paragraph-properties fo:text-align="start" fo:text-indent="0in"/>
    </style:style>
    <style:style style:name="P1011" style:parent-style-name="CommentText" style:family="paragraph">
      <style:paragraph-properties fo:text-align="start" fo:text-indent="0in"/>
    </style:style>
    <style:style style:name="T1012" style:parent-style-name="Absatz-Standardschriftart" style:family="text">
      <style:text-properties style:font-name-complex="Calibri" fo:font-size="12pt" style:font-size-asian="12pt" style:font-size-complex="12pt" fo:language="en" fo:country="US"/>
    </style:style>
    <style:style style:name="T1013" style:parent-style-name="Absatz-Standardschriftart" style:family="text">
      <style:text-properties style:font-name-complex="Calibri" fo:font-size="12pt" style:font-size-asian="12pt" style:font-size-complex="12pt" fo:language="en" fo:country="US"/>
    </style:style>
    <style:style style:name="P1014" style:parent-style-name="CommentText" style:family="paragraph">
      <style:paragraph-properties fo:text-align="start" fo:text-indent="0in"/>
    </style:style>
    <style:style style:name="P1015" style:parent-style-name="CommentText" style:family="paragraph">
      <style:paragraph-properties fo:text-align="start" fo:text-indent="0in"/>
    </style:style>
    <style:style style:name="P1016" style:parent-style-name="CommentText" style:family="paragraph">
      <style:paragraph-properties fo:text-align="start" fo:text-indent="0in"/>
    </style:style>
    <style:style style:name="P1017" style:parent-style-name="CommentText" style:family="paragraph">
      <style:paragraph-properties fo:text-align="start" fo:text-indent="0in"/>
    </style:style>
    <style:style style:name="T1018" style:parent-style-name="Absatz-Standardschriftart" style:family="text">
      <style:text-properties style:font-name-complex="Calibri" fo:font-size="12pt" style:font-size-asian="12pt" style:font-size-complex="12pt" fo:language="en" fo:country="US"/>
    </style:style>
    <style:style style:name="T1019" style:parent-style-name="Absatz-Standardschriftart" style:family="text">
      <style:text-properties style:font-name-complex="Calibri" fo:font-size="12pt" style:font-size-asian="12pt" style:font-size-complex="12pt" fo:language="en" fo:country="US"/>
    </style:style>
    <style:style style:name="P1020" style:parent-style-name="CommentText" style:family="paragraph">
      <style:paragraph-properties fo:text-align="start" fo:text-indent="0in"/>
    </style:style>
    <style:style style:name="T1021" style:parent-style-name="Absatz-Standardschriftart" style:family="text">
      <style:text-properties fo:font-size="12pt" style:font-size-asian="12pt" style:font-size-complex="12pt" fo:language="en" fo:country="US"/>
    </style:style>
    <style:style style:name="T1022" style:parent-style-name="CommentReference" style:family="text">
      <style:text-properties fo:font-size="12pt" style:font-size-asian="12pt" style:font-size-complex="12pt"/>
    </style:style>
    <style:style style:name="T1023" style:parent-style-name="Absatz-Standardschriftart" style:family="text">
      <style:text-properties fo:font-size="12pt" style:font-size-asian="12pt" style:font-size-complex="12pt" fo:language="en" fo:country="US"/>
    </style:style>
    <style:style style:name="P1024" style:parent-style-name="Standard" style:family="paragraph">
      <style:paragraph-properties fo:text-align="start" fo:text-indent="0in"/>
    </style:style>
    <style:style style:name="T1025" style:parent-style-name="DefaultParagraphFont" style:family="text">
      <style:text-properties fo:font-size="12pt" style:font-size-asian="12pt" style:font-size-complex="12pt" fo:language="en" fo:country="US"/>
    </style:style>
    <style:style style:name="T1026" style:parent-style-name="DefaultParagraphFont" style:family="text">
      <style:text-properties fo:font-size="12pt" style:font-size-asian="12pt" style:font-size-complex="12pt" fo:language="en" fo:country="US"/>
    </style:style>
    <style:style style:name="P1027" style:parent-style-name="CommentText" style:family="paragraph">
      <style:paragraph-properties fo:text-align="start" fo:text-indent="0in"/>
    </style:style>
    <style:style style:name="P1028" style:parent-style-name="CommentText" style:family="paragraph">
      <style:paragraph-properties fo:text-align="start" fo:text-indent="0in"/>
    </style:style>
    <style:style style:name="P1029" style:parent-style-name="CommentText" style:family="paragraph">
      <style:paragraph-properties fo:text-align="start" fo:text-indent="0in"/>
    </style:style>
    <style:style style:name="P1030" style:parent-style-name="CommentText" style:family="paragraph">
      <style:paragraph-properties fo:text-align="start" fo:text-indent="0in"/>
    </style:style>
    <style:style style:name="P1031" style:parent-style-name="CommentText" style:family="paragraph">
      <style:paragraph-properties fo:text-align="start" fo:text-indent="0in"/>
    </style:style>
    <style:style style:name="P1032" style:parent-style-name="CommentText" style:family="paragraph">
      <style:paragraph-properties fo:text-align="start" fo:text-indent="0in"/>
    </style:style>
    <style:style style:name="P1033" style:parent-style-name="CommentText" style:family="paragraph">
      <style:paragraph-properties fo:text-align="start" fo:text-indent="0in"/>
    </style:style>
    <style:style style:name="P1034" style:parent-style-name="CommentText" style:family="paragraph">
      <style:paragraph-properties fo:text-align="start" fo:text-indent="0in"/>
    </style:style>
    <style:style style:name="T1035" style:parent-style-name="DefaultParagraphFont" style:family="text">
      <style:text-properties fo:font-size="12pt" style:font-size-asian="12pt" style:font-size-complex="12pt" fo:language="en" fo:country="US"/>
    </style:style>
    <style:style style:name="T1036" style:parent-style-name="DefaultParagraphFont" style:family="text">
      <style:text-properties fo:font-size="12pt" style:font-size-asian="12pt" style:font-size-complex="12pt" fo:language="en" fo:country="US"/>
    </style:style>
    <style:style style:name="P1037" style:parent-style-name="CommentText" style:family="paragraph">
      <style:paragraph-properties fo:text-align="start" fo:text-indent="0in"/>
    </style:style>
    <style:style style:name="T1038" style:parent-style-name="DefaultParagraphFont" style:family="text">
      <style:text-properties fo:font-size="12pt" style:font-size-asian="12pt" style:font-size-complex="12pt" fo:language="en" fo:country="US"/>
    </style:style>
    <style:style style:name="T1039" style:parent-style-name="DefaultParagraphFont" style:family="text">
      <style:text-properties fo:font-size="12pt" style:font-size-asian="12pt" style:font-size-complex="12pt" fo:language="en" fo:country="US"/>
    </style:style>
    <style:style style:name="P1040" style:parent-style-name="CommentText" style:family="paragraph">
      <style:paragraph-properties fo:text-align="start" fo:text-indent="0in"/>
    </style:style>
    <style:style style:name="T1041" style:parent-style-name="CommentReference" style:family="text">
      <style:text-properties fo:font-size="12pt" style:font-size-asian="12pt" style:font-size-complex="12pt"/>
    </style:style>
    <style:style style:name="T1042" style:parent-style-name="DefaultParagraphFont" style:family="text">
      <style:text-properties fo:font-size="12pt" style:font-size-asian="12pt" style:font-size-complex="12pt" fo:language="en" fo:country="US"/>
    </style:style>
    <style:style style:name="P1043"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044" style:parent-style-name="Standard" style:family="paragraph">
      <style:paragraph-properties fo:text-align="start" fo:text-indent="0in"/>
    </style:style>
    <style:style style:name="T1045" style:parent-style-name="Absatz-Standardschriftart" style:family="text">
      <style:text-properties fo:font-size="12pt" style:font-size-asian="12pt" style:font-size-complex="12pt" fo:language="en" fo:country="US"/>
    </style:style>
    <style:style style:name="P1046" style:parent-style-name="CommentText" style:family="paragraph">
      <style:paragraph-properties fo:text-align="start" fo:text-indent="0in"/>
    </style:style>
    <style:style style:name="T1047" style:parent-style-name="CommentReference" style:family="text">
      <style:text-properties fo:font-size="12pt" style:font-size-asian="12pt" style:font-size-complex="12pt"/>
    </style:style>
    <style:style style:name="T1048" style:parent-style-name="Absatz-Standardschriftart" style:family="text">
      <style:text-properties fo:font-size="12pt" style:font-size-asian="12pt" style:font-size-complex="12pt" fo:language="en" fo:country="US"/>
    </style:style>
    <style:style style:name="P1049" style:parent-style-name="CommentText" style:family="paragraph">
      <style:paragraph-properties fo:text-align="start" fo:text-indent="0in"/>
    </style:style>
    <style:style style:name="P1050" style:parent-style-name="CommentText" style:family="paragraph">
      <style:paragraph-properties fo:text-align="start" fo:text-indent="0in"/>
    </style:style>
    <style:style style:name="P1051" style:parent-style-name="CommentText" style:family="paragraph">
      <style:paragraph-properties fo:text-align="start" fo:text-indent="0in"/>
    </style:style>
    <style:style style:name="P1052" style:parent-style-name="CommentText" style:family="paragraph">
      <style:paragraph-properties fo:text-align="start" fo:text-indent="0in"/>
    </style:style>
    <style:style style:name="P1053" style:parent-style-name="CommentText" style:family="paragraph">
      <style:paragraph-properties fo:text-align="start" fo:text-indent="0in"/>
    </style:style>
    <style:style style:name="P1054" style:parent-style-name="CommentText" style:family="paragraph">
      <style:paragraph-properties fo:text-align="start" fo:text-indent="0in"/>
    </style:style>
    <style:style style:name="P1055" style:parent-style-name="CommentText" style:family="paragraph">
      <style:paragraph-properties fo:text-align="start" fo:text-indent="0in"/>
    </style:style>
    <style:style style:name="T1056" style:parent-style-name="CommentReference" style:family="text">
      <style:text-properties fo:font-size="12pt" style:font-size-asian="12pt" style:font-size-complex="12pt"/>
    </style:style>
    <style:style style:name="T1057" style:parent-style-name="Absatz-Standardschriftart" style:family="text">
      <style:text-properties fo:font-size="12pt" style:font-size-asian="12pt" style:font-size-complex="12pt" fo:language="en" fo:country="US"/>
    </style:style>
    <style:style style:name="T1058" style:parent-style-name="Absatz-Standardschriftart" style:family="text">
      <style:text-properties fo:font-size="12pt" style:font-size-asian="12pt" style:font-size-complex="12pt" fo:language="en" fo:country="US"/>
    </style:style>
    <style:style style:name="P1059" style:parent-style-name="CommentText" style:family="paragraph">
      <style:paragraph-properties fo:text-align="start" fo:text-indent="0in"/>
    </style:style>
    <style:style style:name="T1060" style:parent-style-name="DefaultParagraphFont" style:family="text">
      <style:text-properties fo:language="en" fo:country="US"/>
    </style:style>
    <style:style style:name="T1061" style:parent-style-name="DefaultParagraphFont" style:family="text">
      <style:text-properties fo:language="en" fo:country="US"/>
    </style:style>
    <style:style style:name="T1062" style:parent-style-name="DefaultParagraphFont" style:family="text">
      <style:text-properties fo:language="en" fo:country="US"/>
    </style:style>
    <style:style style:name="T1063" style:parent-style-name="CommentReference" style:family="text">
      <style:text-properties fo:font-size="12pt" style:font-size-asian="12pt" style:font-size-complex="12pt"/>
    </style:style>
    <style:style style:name="T1064" style:parent-style-name="Absatz-Standardschriftart" style:family="text">
      <style:text-properties fo:font-size="12pt" style:font-size-asian="12pt" style:font-size-complex="12pt" fo:language="en" fo:country="US"/>
    </style:style>
    <style:style style:name="P1065" style:parent-style-name="CommentText" style:family="paragraph">
      <style:paragraph-properties fo:text-align="start" fo:text-indent="0in"/>
    </style:style>
    <style:style style:name="P1066" style:parent-style-name="CommentText" style:family="paragraph">
      <style:paragraph-properties fo:text-align="start" fo:text-indent="0in"/>
    </style:style>
    <style:style style:name="P1067" style:parent-style-name="CommentText" style:family="paragraph">
      <style:paragraph-properties fo:text-align="start" fo:text-indent="0in"/>
    </style:style>
    <style:style style:name="T1068" style:parent-style-name="CommentReference" style:family="text">
      <style:text-properties fo:font-size="12pt" style:font-size-asian="12pt" style:font-size-complex="12pt"/>
    </style:style>
    <style:style style:name="T1069" style:parent-style-name="Absatz-Standardschriftart" style:family="text">
      <style:text-properties fo:font-size="12pt" style:font-size-asian="12pt" style:font-size-complex="12pt" fo:language="en" fo:country="US"/>
    </style:style>
    <style:style style:name="T1070" style:parent-style-name="Absatz-Standardschriftart" style:family="text">
      <style:text-properties fo:font-size="12pt" style:font-size-asian="12pt" style:font-size-complex="12pt" fo:language="en" fo:country="US"/>
    </style:style>
    <style:style style:name="P1071" style:parent-style-name="CommentText" style:family="paragraph">
      <style:paragraph-properties fo:text-align="start" fo:text-indent="0in"/>
    </style:style>
    <style:style style:name="T1072" style:parent-style-name="DefaultParagraphFont" style:family="text">
      <style:text-properties fo:language="da" fo:country="DK"/>
    </style:style>
    <style:style style:name="T1073" style:parent-style-name="CommentReference" style:family="text">
      <style:text-properties fo:font-size="12pt" style:font-size-asian="12pt" style:font-size-complex="12pt"/>
    </style:style>
    <style:style style:name="T1074" style:parent-style-name="Absatz-Standardschriftart" style:family="text">
      <style:text-properties fo:font-size="12pt" style:font-size-asian="12pt" style:font-size-complex="12pt" fo:language="en" fo:country="US"/>
    </style:style>
    <style:style style:name="T1075" style:parent-style-name="Absatz-Standardschriftart" style:family="text">
      <style:text-properties fo:font-size="12pt" style:font-size-asian="12pt" style:font-size-complex="12pt" fo:language="en" fo:country="US"/>
    </style:style>
    <style:style style:name="P1076" style:parent-style-name="CommentText" style:family="paragraph">
      <style:paragraph-properties fo:text-align="start" fo:text-indent="0in"/>
    </style:style>
    <style:style style:name="T1077" style:parent-style-name="DefaultParagraphFont" style:family="text">
      <style:text-properties fo:language="en" fo:country="US"/>
    </style:style>
    <style:style style:name="P1078" style:parent-style-name="CommentText" style:family="paragraph">
      <style:paragraph-properties fo:text-align="start" fo:text-indent="0in"/>
    </style:style>
    <style:style style:name="T1079" style:parent-style-name="DefaultParagraphFont" style:family="text">
      <style:text-properties fo:language="en" fo:country="US"/>
    </style:style>
    <style:style style:name="T1080" style:parent-style-name="CommentReference" style:family="text">
      <style:text-properties fo:font-size="12pt" style:font-size-asian="12pt" style:font-size-complex="12pt"/>
    </style:style>
    <style:style style:name="T1081" style:parent-style-name="Absatz-Standardschriftart" style:family="text">
      <style:text-properties fo:font-size="12pt" style:font-size-asian="12pt" style:font-size-complex="12pt" fo:language="en" fo:country="US"/>
    </style:style>
    <style:style style:name="T1082" style:parent-style-name="Absatz-Standardschriftart" style:family="text">
      <style:text-properties fo:font-size="12pt" style:font-size-asian="12pt" style:font-size-complex="12pt" fo:language="en" fo:country="US"/>
    </style:style>
    <style:style style:name="P1083" style:parent-style-name="CommentText" style:family="paragraph">
      <style:paragraph-properties fo:text-align="start" fo:text-indent="0in"/>
    </style:style>
    <style:style style:name="T1084" style:parent-style-name="CommentReference" style:family="text">
      <style:text-properties fo:font-size="12pt" style:font-size-asian="12pt" style:font-size-complex="12pt"/>
    </style:style>
    <style:style style:name="T1085" style:parent-style-name="Absatz-Standardschriftart" style:family="text">
      <style:text-properties fo:font-size="12pt" style:font-size-asian="12pt" style:font-size-complex="12pt" fo:language="en" fo:country="US"/>
    </style:style>
    <style:style style:name="T1086" style:parent-style-name="Absatz-Standardschriftart" style:family="text">
      <style:text-properties fo:font-size="12pt" style:font-size-asian="12pt" style:font-size-complex="12pt" fo:language="en" fo:country="US"/>
    </style:style>
    <style:style style:name="P1087" style:parent-style-name="CommentText" style:family="paragraph">
      <style:paragraph-properties fo:text-align="start" fo:text-indent="0in"/>
    </style:style>
    <style:style style:name="T1088" style:parent-style-name="DefaultParagraphFont" style:family="text">
      <style:text-properties fo:language="da" fo:country="DK"/>
    </style:style>
    <style:style style:name="T1089" style:parent-style-name="CommentReference" style:family="text">
      <style:text-properties fo:font-size="12pt" style:font-size-asian="12pt" style:font-size-complex="12pt"/>
    </style:style>
    <style:style style:name="T1090" style:parent-style-name="Absatz-Standardschriftart" style:family="text">
      <style:text-properties fo:font-size="12pt" style:font-size-asian="12pt" style:font-size-complex="12pt" fo:language="en" fo:country="US"/>
    </style:style>
    <style:style style:name="T1091" style:parent-style-name="Absatz-Standardschriftart" style:family="text">
      <style:text-properties fo:font-size="12pt" style:font-size-asian="12pt" style:font-size-complex="12pt" fo:language="en" fo:country="US"/>
    </style:style>
    <style:style style:name="P1092" style:parent-style-name="CommentText" style:family="paragraph">
      <style:paragraph-properties fo:text-align="start" fo:text-indent="0in"/>
    </style:style>
    <style:style style:name="T1093" style:parent-style-name="CommentReference" style:family="text">
      <style:text-properties fo:font-size="12pt" style:font-size-asian="12pt" style:font-size-complex="12pt"/>
    </style:style>
    <style:style style:name="T1094" style:parent-style-name="Absatz-Standardschriftart" style:family="text">
      <style:text-properties fo:font-size="12pt" style:font-size-asian="12pt" style:font-size-complex="12pt" fo:language="en" fo:country="US"/>
    </style:style>
    <style:style style:name="T1095" style:parent-style-name="Absatz-Standardschriftart" style:family="text">
      <style:text-properties fo:font-size="12pt" style:font-size-asian="12pt" style:font-size-complex="12pt" fo:language="en" fo:country="US"/>
    </style:style>
    <style:style style:name="P1096" style:parent-style-name="CommentText" style:family="paragraph">
      <style:paragraph-properties fo:text-align="start" fo:text-indent="0in"/>
    </style:style>
    <style:style style:name="T1097" style:parent-style-name="DefaultParagraphFont" style:family="text">
      <style:text-properties fo:language="da" fo:country="DK"/>
    </style:style>
    <style:style style:name="T1098" style:parent-style-name="CommentReference" style:family="text">
      <style:text-properties fo:font-size="12pt" style:font-size-asian="12pt" style:font-size-complex="12pt"/>
    </style:style>
    <style:style style:name="T1099" style:parent-style-name="Absatz-Standardschriftart" style:family="text">
      <style:text-properties fo:font-size="12pt" style:font-size-asian="12pt" style:font-size-complex="12pt" fo:language="en" fo:country="US"/>
    </style:style>
    <style:style style:name="T1100" style:parent-style-name="Absatz-Standardschriftart" style:family="text">
      <style:text-properties fo:font-size="12pt" style:font-size-asian="12pt" style:font-size-complex="12pt" fo:language="en" fo:country="US"/>
    </style:style>
    <style:style style:name="P1101" style:parent-style-name="CommentText" style:family="paragraph">
      <style:paragraph-properties fo:text-align="start" fo:text-indent="0in"/>
    </style:style>
    <style:style style:name="T1102" style:parent-style-name="DefaultParagraphFont" style:family="text">
      <style:text-properties fo:language="en" fo:country="US"/>
    </style:style>
    <style:style style:name="T1103" style:parent-style-name="CommentReference" style:family="text">
      <style:text-properties fo:font-size="12pt" style:font-size-asian="12pt" style:font-size-complex="12pt"/>
    </style:style>
    <style:style style:name="T1104" style:parent-style-name="Absatz-Standardschriftart" style:family="text">
      <style:text-properties fo:font-size="12pt" style:font-size-asian="12pt" style:font-size-complex="12pt" fo:language="en" fo:country="US"/>
    </style:style>
    <style:style style:name="T1105" style:parent-style-name="Absatz-Standardschriftart" style:family="text">
      <style:text-properties fo:font-size="12pt" style:font-size-asian="12pt" style:font-size-complex="12pt" fo:language="en" fo:country="US"/>
    </style:style>
    <style:style style:name="P1106" style:parent-style-name="CommentText" style:family="paragraph">
      <style:paragraph-properties fo:text-align="start" fo:text-indent="0in"/>
    </style:style>
    <style:style style:name="T1107" style:parent-style-name="CommentReference" style:family="text">
      <style:text-properties fo:font-size="12pt" style:font-size-asian="12pt" style:font-size-complex="12pt"/>
    </style:style>
    <style:style style:name="T1108" style:parent-style-name="Absatz-Standardschriftart" style:family="text">
      <style:text-properties fo:font-size="12pt" style:font-size-asian="12pt" style:font-size-complex="12pt" fo:language="en" fo:country="US"/>
    </style:style>
    <style:style style:name="T1109" style:parent-style-name="Absatz-Standardschriftart" style:family="text">
      <style:text-properties fo:font-size="12pt" style:font-size-asian="12pt" style:font-size-complex="12pt" fo:language="en" fo:country="US"/>
    </style:style>
    <style:style style:name="P1110" style:parent-style-name="CommentText" style:family="paragraph">
      <style:paragraph-properties fo:text-align="start" fo:text-indent="0in"/>
    </style:style>
    <style:style style:name="P1111" style:parent-style-name="CommentText" style:family="paragraph">
      <style:paragraph-properties fo:text-align="start" fo:text-indent="0in"/>
    </style:style>
    <style:style style:name="P1112" style:parent-style-name="CommentText" style:family="paragraph">
      <style:paragraph-properties fo:text-align="start" fo:text-indent="0in"/>
    </style:style>
    <style:style style:name="P1113" style:parent-style-name="CommentText" style:family="paragraph">
      <style:paragraph-properties fo:text-align="start" fo:text-indent="0in"/>
    </style:style>
    <style:style style:name="P1114" style:parent-style-name="CommentText" style:family="paragraph">
      <style:paragraph-properties fo:text-align="start" fo:text-indent="0in"/>
    </style:style>
    <style:style style:name="T1115" style:parent-style-name="Absatz-Standardschriftart" style:family="text">
      <style:text-properties fo:font-size="12pt" style:font-size-asian="12pt" style:font-size-complex="12pt" fo:language="en" fo:country="US"/>
    </style:style>
    <style:style style:name="T1116" style:parent-style-name="Absatz-Standardschriftart" style:family="text">
      <style:text-properties fo:font-size="12pt" style:font-size-asian="12pt" style:font-size-complex="12pt" fo:language="en" fo:country="US"/>
    </style:style>
    <style:style style:name="P1117" style:parent-style-name="CommentText" style:family="paragraph">
      <style:paragraph-properties fo:text-align="start" fo:text-indent="0in"/>
    </style:style>
    <style:style style:name="T1118" style:parent-style-name="CommentReference" style:family="text">
      <style:text-properties fo:font-size="12pt" style:font-size-asian="12pt" style:font-size-complex="12pt"/>
    </style:style>
    <style:style style:name="T1119" style:parent-style-name="Absatz-Standardschriftart" style:family="text">
      <style:text-properties fo:font-size="12pt" style:font-size-asian="12pt" style:font-size-complex="12pt" fo:language="en" fo:country="US"/>
    </style:style>
    <style:style style:name="T1120" style:parent-style-name="Absatz-Standardschriftart" style:family="text">
      <style:text-properties fo:font-size="12pt" style:font-size-asian="12pt" style:font-size-complex="12pt" fo:language="en" fo:country="US"/>
    </style:style>
    <style:style style:name="P1121" style:parent-style-name="CommentText" style:family="paragraph">
      <style:paragraph-properties fo:text-align="start" fo:text-indent="0in"/>
    </style:style>
    <style:style style:name="T1122" style:parent-style-name="DefaultParagraphFont" style:family="text">
      <style:text-properties fo:language="en" fo:country="US"/>
    </style:style>
    <style:style style:name="T1123" style:parent-style-name="CommentReference" style:family="text">
      <style:text-properties fo:font-size="12pt" style:font-size-asian="12pt" style:font-size-complex="12pt"/>
    </style:style>
    <style:style style:name="T1124" style:parent-style-name="Absatz-Standardschriftart" style:family="text">
      <style:text-properties fo:font-size="12pt" style:font-size-asian="12pt" style:font-size-complex="12pt" fo:language="en" fo:country="US"/>
    </style:style>
    <style:style style:name="T1125" style:parent-style-name="Absatz-Standardschriftart" style:family="text">
      <style:text-properties fo:font-size="12pt" style:font-size-asian="12pt" style:font-size-complex="12pt" fo:language="en" fo:country="US"/>
    </style:style>
    <style:style style:name="P1126" style:parent-style-name="CommentText" style:family="paragraph">
      <style:paragraph-properties fo:text-align="start" fo:text-indent="0in"/>
    </style:style>
    <style:style style:name="T1127" style:parent-style-name="CommentReference" style:family="text">
      <style:text-properties fo:font-size="12pt" style:font-size-asian="12pt" style:font-size-complex="12pt"/>
    </style:style>
    <style:style style:name="T1128" style:parent-style-name="Absatz-Standardschriftart" style:family="text">
      <style:text-properties fo:font-size="12pt" style:font-size-asian="12pt" style:font-size-complex="12pt" fo:language="en" fo:country="US"/>
    </style:style>
    <style:style style:name="T1129" style:parent-style-name="Absatz-Standardschriftart" style:family="text">
      <style:text-properties fo:font-size="12pt" style:font-size-asian="12pt" style:font-size-complex="12pt" fo:language="en" fo:country="US"/>
    </style:style>
    <style:style style:name="P1130" style:parent-style-name="Standard" style:family="paragraph">
      <style:paragraph-properties fo:text-align="start" fo:text-indent="0in"/>
      <style:text-properties fo:language="en" fo:country="US"/>
    </style:style>
    <style:style style:name="P1131" style:parent-style-name="Standard" style:family="paragraph">
      <style:paragraph-properties fo:text-align="start" fo:text-indent="0in"/>
    </style:style>
    <style:style style:name="T1132" style:parent-style-name="Absatz-Standardschriftart" style:family="text">
      <style:text-properties fo:font-size="12pt" style:font-size-asian="12pt" style:font-size-complex="12pt" fo:language="en" fo:country="US"/>
    </style:style>
    <style:style style:name="P1133" style:parent-style-name="Standard" style:family="paragraph">
      <style:paragraph-properties fo:text-align="start" fo:text-indent="0in"/>
    </style:style>
    <style:style style:name="T1134" style:parent-style-name="DefaultParagraphFont" style:family="text">
      <style:text-properties fo:font-weight="bold" style:font-weight-asian="bold" style:font-weight-complex="bold" fo:font-size="12pt" style:font-size-asian="12pt" style:font-size-complex="12pt" fo:language="en" fo:country="US"/>
    </style:style>
    <style:style style:name="P1135" style:parent-style-name="CommentText" style:family="paragraph">
      <style:paragraph-properties fo:text-align="start" fo:text-indent="0in"/>
    </style:style>
    <style:style style:name="P1136" style:parent-style-name="Standard" style:family="paragraph">
      <style:paragraph-properties fo:text-align="start" fo:text-indent="0in"/>
    </style:style>
    <style:style style:name="T1137" style:parent-style-name="Absatz-Standardschriftart" style:family="text">
      <style:text-properties fo:font-size="12pt" style:font-size-asian="12pt" style:font-size-complex="12pt" fo:language="en" fo:country="US"/>
    </style:style>
    <style:style style:name="T1138" style:parent-style-name="Absatz-Standardschriftart" style:family="text">
      <style:text-properties fo:font-size="12pt" style:font-size-asian="12pt" style:font-size-complex="12pt" fo:language="en" fo:country="US"/>
    </style:style>
    <style:style style:name="P1139" style:parent-style-name="CommentText" style:family="paragraph">
      <style:paragraph-properties fo:text-align="start" fo:text-indent="0in"/>
    </style:style>
    <style:style style:name="T1140" style:parent-style-name="Absatz-Standardschriftart" style:family="text">
      <style:text-properties fo:font-size="12pt" style:font-size-asian="12pt" style:font-size-complex="12pt" fo:language="en" fo:country="US"/>
    </style:style>
    <style:style style:name="T1141" style:parent-style-name="Absatz-Standardschriftart" style:family="text">
      <style:text-properties fo:font-size="12pt" style:font-size-asian="12pt" style:font-size-complex="12pt" fo:language="en" fo:country="US"/>
    </style:style>
    <style:style style:name="P1142" style:parent-style-name="CommentText" style:family="paragraph">
      <style:paragraph-properties fo:text-align="start" fo:text-indent="0in"/>
    </style:style>
    <style:style style:name="P1143" style:parent-style-name="Kommentartext" style:family="paragraph">
      <style:paragraph-properties fo:text-align="start" fo:text-indent="0in"/>
    </style:style>
    <style:style style:name="T1144" style:parent-style-name="Absatz-Standardschriftart" style:family="text">
      <style:text-properties fo:font-size="12pt" style:font-size-asian="12pt" style:font-size-complex="12pt" fo:language="en" fo:country="US"/>
    </style:style>
    <style:style style:name="T1145" style:parent-style-name="Absatz-Standardschriftart" style:family="text">
      <style:text-properties fo:font-size="12pt" style:font-size-asian="12pt" style:font-size-complex="12pt" fo:language="en" fo:country="US"/>
    </style:style>
    <style:style style:name="P1146" style:parent-style-name="CommentText" style:family="paragraph">
      <style:paragraph-properties fo:text-align="start" fo:text-indent="0in"/>
    </style:style>
    <style:style style:name="T1147" style:parent-style-name="Absatz-Standardschriftart" style:family="text">
      <style:text-properties fo:font-size="12pt" style:font-size-asian="12pt" style:font-size-complex="12pt" fo:language="en" fo:country="US"/>
    </style:style>
    <style:style style:name="T1148" style:parent-style-name="Absatz-Standardschriftart" style:family="text">
      <style:text-properties fo:font-size="12pt" style:font-size-asian="12pt" style:font-size-complex="12pt" fo:language="en" fo:country="US"/>
    </style:style>
    <style:style style:name="P1149" style:parent-style-name="CommentText" style:family="paragraph">
      <style:paragraph-properties fo:text-align="start" fo:text-indent="0in"/>
    </style:style>
    <style:style style:name="T1150" style:parent-style-name="Absatz-Standardschriftart" style:family="text">
      <style:text-properties fo:font-size="12pt" style:font-size-asian="12pt" style:font-size-complex="12pt" fo:language="en" fo:country="US"/>
    </style:style>
    <style:style style:name="T1151" style:parent-style-name="Absatz-Standardschriftart" style:family="text">
      <style:text-properties fo:font-size="12pt" style:font-size-asian="12pt" style:font-size-complex="12pt" fo:language="en" fo:country="US"/>
    </style:style>
    <style:style style:name="P1152" style:parent-style-name="CommentText" style:family="paragraph">
      <style:paragraph-properties fo:text-align="start" fo:text-indent="0in"/>
    </style:style>
    <style:style style:name="T1153" style:parent-style-name="DefaultParagraphFont" style:family="text">
      <style:text-properties fo:language="en" fo:country="US"/>
    </style:style>
    <style:style style:name="P1154" style:parent-style-name="CommentText" style:family="paragraph">
      <style:paragraph-properties fo:text-align="start" fo:text-indent="0in"/>
    </style:style>
    <style:style style:name="T1155" style:parent-style-name="DefaultParagraphFont" style:family="text">
      <style:text-properties fo:language="en" fo:country="US"/>
    </style:style>
    <style:style style:name="T1156" style:parent-style-name="DefaultParagraphFont" style:family="text">
      <style:text-properties fo:background-color="#FFFF00" fo:language="en" fo:country="US"/>
    </style:style>
    <style:style style:name="T1157" style:parent-style-name="DefaultParagraphFont" style:family="text">
      <style:text-properties fo:language="en" fo:country="US"/>
    </style:style>
    <style:style style:name="P1158" style:parent-style-name="CommentText" style:family="paragraph">
      <style:paragraph-properties fo:text-align="start" fo:text-indent="0in"/>
    </style:style>
    <style:style style:name="T1159" style:parent-style-name="DefaultParagraphFont" style:family="text">
      <style:text-properties fo:language="en" fo:country="US"/>
    </style:style>
    <style:style style:name="P1160" style:parent-style-name="CommentText" style:family="paragraph">
      <style:paragraph-properties fo:text-align="start" fo:text-indent="0in"/>
    </style:style>
    <style:style style:name="T1161" style:parent-style-name="DefaultParagraphFont" style:family="text">
      <style:text-properties fo:language="en" fo:country="US"/>
    </style:style>
    <style:style style:name="P1162" style:parent-style-name="CommentText" style:family="paragraph">
      <style:paragraph-properties fo:text-align="start" fo:text-indent="0in"/>
    </style:style>
    <style:style style:name="T1163" style:parent-style-name="DefaultParagraphFont" style:family="text">
      <style:text-properties fo:language="en" fo:country="US"/>
    </style:style>
    <style:style style:name="P1164" style:parent-style-name="CommentText" style:family="paragraph">
      <style:paragraph-properties fo:text-align="start" fo:text-indent="0in"/>
    </style:style>
    <style:style style:name="T1165" style:parent-style-name="DefaultParagraphFont" style:family="text">
      <style:text-properties fo:language="en" fo:country="US"/>
    </style:style>
    <style:style style:name="P1166" style:parent-style-name="CommentText" style:family="paragraph">
      <style:paragraph-properties fo:text-align="start" fo:text-indent="0in"/>
    </style:style>
    <style:style style:name="T1167" style:parent-style-name="DefaultParagraphFont" style:family="text">
      <style:text-properties fo:language="en" fo:country="US"/>
    </style:style>
    <style:style style:name="P1168" style:parent-style-name="CommentText" style:family="paragraph">
      <style:paragraph-properties fo:text-align="start" fo:text-indent="0in"/>
    </style:style>
    <style:style style:name="T1169" style:parent-style-name="DefaultParagraphFont" style:family="text">
      <style:text-properties fo:language="en" fo:country="US"/>
    </style:style>
    <style:style style:name="P1170" style:parent-style-name="CommentText" style:family="paragraph">
      <style:paragraph-properties fo:text-align="start" fo:text-indent="0in"/>
    </style:style>
    <style:style style:name="T1171" style:parent-style-name="DefaultParagraphFont" style:family="text">
      <style:text-properties fo:language="en" fo:country="US"/>
    </style:style>
    <style:style style:name="P1172" style:parent-style-name="CommentText" style:family="paragraph">
      <style:paragraph-properties fo:text-align="start" fo:text-indent="0in"/>
    </style:style>
    <style:style style:name="T1173" style:parent-style-name="DefaultParagraphFont" style:family="text">
      <style:text-properties fo:language="en" fo:country="US"/>
    </style:style>
    <style:style style:name="P1174" style:parent-style-name="CommentText" style:family="paragraph">
      <style:paragraph-properties fo:text-align="start" fo:text-indent="0in"/>
    </style:style>
    <style:style style:name="T1175" style:parent-style-name="DefaultParagraphFont" style:family="text">
      <style:text-properties fo:language="en" fo:country="US"/>
    </style:style>
    <style:style style:name="T1176" style:parent-style-name="Absatz-Standardschriftart" style:family="text">
      <style:text-properties fo:font-size="12pt" style:font-size-asian="12pt" style:font-size-complex="12pt" fo:language="en" fo:country="US"/>
    </style:style>
    <style:style style:name="T1177" style:parent-style-name="Absatz-Standardschriftart" style:family="text">
      <style:text-properties fo:font-size="12pt" style:font-size-asian="12pt" style:font-size-complex="12pt" fo:language="en" fo:country="US"/>
    </style:style>
    <style:style style:name="P1178" style:parent-style-name="CommentText" style:family="paragraph">
      <style:paragraph-properties fo:text-align="start" fo:text-indent="0in"/>
    </style:style>
    <style:style style:name="P1179" style:parent-style-name="CommentText" style:family="paragraph">
      <style:paragraph-properties fo:text-align="start" fo:text-indent="0in"/>
    </style:style>
    <style:style style:name="P1180" style:parent-style-name="CommentText" style:family="paragraph">
      <style:paragraph-properties fo:text-align="start" fo:text-indent="0in"/>
    </style:style>
    <style:style style:name="P1181" style:parent-style-name="CommentText" style:family="paragraph">
      <style:paragraph-properties fo:text-align="start" fo:text-indent="0in"/>
    </style:style>
    <style:style style:name="P1182" style:parent-style-name="CommentText" style:family="paragraph">
      <style:paragraph-properties fo:text-align="start" fo:text-indent="0in"/>
    </style:style>
    <style:style style:name="P1183" style:parent-style-name="CommentText" style:family="paragraph">
      <style:paragraph-properties fo:text-align="start" fo:text-indent="0in"/>
    </style:style>
    <style:style style:name="P1184" style:parent-style-name="CommentText" style:family="paragraph">
      <style:paragraph-properties fo:text-align="start" fo:text-indent="0in"/>
    </style:style>
    <style:style style:name="T1185" style:parent-style-name="Absatz-Standardschriftart" style:family="text">
      <style:text-properties fo:font-size="12pt" style:font-size-asian="12pt" style:font-size-complex="12pt" fo:language="en" fo:country="US"/>
    </style:style>
    <style:style style:name="T1186" style:parent-style-name="Absatz-Standardschriftart" style:family="text">
      <style:text-properties fo:font-size="12pt" style:font-size-asian="12pt" style:font-size-complex="12pt" fo:language="en" fo:country="US"/>
    </style:style>
    <style:style style:name="P1187" style:parent-style-name="CommentText" style:family="paragraph">
      <style:paragraph-properties fo:text-align="start" fo:text-indent="0in"/>
    </style:style>
    <style:style style:name="P1188" style:parent-style-name="CommentText" style:family="paragraph">
      <style:paragraph-properties fo:text-align="start" fo:text-indent="0in"/>
    </style:style>
    <style:style style:name="P1189" style:parent-style-name="CommentText" style:family="paragraph">
      <style:paragraph-properties fo:text-align="start" fo:text-indent="0in"/>
    </style:style>
    <style:style style:name="T1190" style:parent-style-name="Absatz-Standardschriftart" style:family="text">
      <style:text-properties fo:font-size="12pt" style:font-size-asian="12pt" style:font-size-complex="12pt" fo:language="en" fo:country="US"/>
    </style:style>
    <style:style style:name="T1191" style:parent-style-name="Absatz-Standardschriftart" style:family="text">
      <style:text-properties fo:font-size="12pt" style:font-size-asian="12pt" style:font-size-complex="12pt" fo:language="en" fo:country="US"/>
    </style:style>
    <style:style style:name="P1192" style:parent-style-name="CommentText" style:family="paragraph">
      <style:paragraph-properties fo:text-align="start" fo:text-indent="0in"/>
    </style:style>
    <style:style style:name="P1193" style:parent-style-name="CommentText" style:family="paragraph">
      <style:paragraph-properties fo:text-align="start" fo:text-indent="0in"/>
    </style:style>
    <style:style style:name="P1194" style:parent-style-name="CommentText" style:family="paragraph">
      <style:paragraph-properties fo:text-align="start" fo:text-indent="0in"/>
    </style:style>
    <style:style style:name="P1195" style:parent-style-name="CommentText" style:family="paragraph">
      <style:paragraph-properties fo:text-align="start" fo:text-indent="0in"/>
    </style:style>
    <style:style style:name="T1196" style:parent-style-name="DefaultParagraphFont" style:family="text">
      <style:text-properties fo:language="el" fo:country="GR"/>
    </style:style>
    <style:style style:name="P1197" style:parent-style-name="CommentText" style:family="paragraph">
      <style:paragraph-properties fo:text-align="start" fo:text-indent="0in"/>
    </style:style>
    <style:style style:name="T1198" style:parent-style-name="Absatz-Standardschriftart" style:family="text">
      <style:text-properties fo:font-size="12pt" style:font-size-asian="12pt" style:font-size-complex="12pt" fo:language="en" fo:country="US"/>
    </style:style>
    <style:style style:name="T1199" style:parent-style-name="Absatz-Standardschriftart" style:family="text">
      <style:text-properties fo:font-size="12pt" style:font-size-asian="12pt" style:font-size-complex="12pt" fo:language="en" fo:country="US"/>
    </style:style>
    <style:style style:name="P1200" style:parent-style-name="CommentText" style:family="paragraph">
      <style:paragraph-properties fo:text-align="start" fo:text-indent="0in"/>
    </style:style>
    <style:style style:name="T1201" style:parent-style-name="Absatz-Standardschriftart" style:family="text">
      <style:text-properties fo:font-size="12pt" style:font-size-asian="12pt" style:font-size-complex="12pt" fo:language="en" fo:country="US"/>
    </style:style>
    <style:style style:name="T1202" style:parent-style-name="Absatz-Standardschriftart" style:family="text">
      <style:text-properties fo:font-size="12pt" style:font-size-asian="12pt" style:font-size-complex="12pt" fo:language="en" fo:country="US"/>
    </style:style>
    <style:style style:name="P1203" style:parent-style-name="CommentText" style:family="paragraph">
      <style:paragraph-properties fo:text-align="start" fo:text-indent="0in"/>
    </style:style>
    <style:style style:name="T1204" style:parent-style-name="Absatz-Standardschriftart" style:family="text">
      <style:text-properties fo:font-size="12pt" style:font-size-asian="12pt" style:font-size-complex="12pt" fo:language="en" fo:country="US"/>
    </style:style>
    <style:style style:name="T1205" style:parent-style-name="Absatz-Standardschriftart" style:family="text">
      <style:text-properties style:font-name-complex="Calibri" fo:font-size="12pt" style:font-size-asian="12pt" style:font-size-complex="12pt" fo:language="en" fo:country="US"/>
    </style:style>
    <style:style style:name="P1206" style:parent-style-name="CommentText" style:family="paragraph">
      <style:paragraph-properties fo:text-align="start" fo:text-indent="0in"/>
    </style:style>
    <style:style style:name="T1207" style:parent-style-name="DefaultParagraphFont" style:family="text">
      <style:text-properties fo:font-weight="bold" style:font-weight-asian="bold" style:font-weight-complex="bold"/>
    </style:style>
    <style:style style:name="T1208" style:parent-style-name="DefaultParagraphFont" style:family="text">
      <style:text-properties fo:font-weight="bold" style:font-weight-asian="bold" style:font-weight-complex="bold"/>
    </style:style>
    <style:style style:name="T1209" style:parent-style-name="Absatz-Standardschriftart" style:family="text">
      <style:text-properties style:font-name-complex="Calibri" fo:font-size="12pt" style:font-size-asian="12pt" style:font-size-complex="12pt" fo:language="en" fo:country="US"/>
    </style:style>
    <style:style style:name="T1210" style:parent-style-name="Absatz-Standardschriftart" style:family="text">
      <style:text-properties style:font-name-complex="Calibri" fo:font-size="12pt" style:font-size-asian="12pt" style:font-size-complex="12pt" fo:language="en" fo:country="US"/>
    </style:style>
    <style:style style:name="P1211" style:parent-style-name="CommentText" style:family="paragraph">
      <style:paragraph-properties fo:text-align="start" fo:text-indent="0in"/>
    </style:style>
    <style:style style:name="T1212" style:parent-style-name="Absatz-Standardschriftart" style:family="text">
      <style:text-properties style:font-name-complex="Calibri" fo:font-size="12pt" style:font-size-asian="12pt" style:font-size-complex="12pt" fo:language="en" fo:country="US"/>
    </style:style>
    <style:style style:name="T1213" style:parent-style-name="Absatz-Standardschriftart" style:family="text">
      <style:text-properties style:font-name-complex="Calibri" fo:font-size="12pt" style:font-size-asian="12pt" style:font-size-complex="12pt" fo:language="en" fo:country="US"/>
    </style:style>
    <style:style style:name="P1214" style:parent-style-name="CommentText" style:family="paragraph">
      <style:paragraph-properties fo:text-align="start" fo:text-indent="0in"/>
    </style:style>
    <style:style style:name="T1215" style:parent-style-name="Absatz-Standardschriftart" style:family="text">
      <style:text-properties style:font-name-complex="Calibri" fo:font-size="12pt" style:font-size-asian="12pt" style:font-size-complex="12pt" fo:language="en" fo:country="US"/>
    </style:style>
    <style:style style:name="T1216" style:parent-style-name="Absatz-Standardschriftart" style:family="text">
      <style:text-properties style:font-name-complex="Calibri" fo:font-size="12pt" style:font-size-asian="12pt" style:font-size-complex="12pt" fo:language="en" fo:country="US"/>
    </style:style>
    <style:style style:name="P1217" style:parent-style-name="CommentText" style:family="paragraph">
      <style:paragraph-properties fo:text-align="start" fo:text-indent="0in"/>
    </style:style>
    <style:style style:name="P1218" style:parent-style-name="CommentText" style:family="paragraph">
      <style:paragraph-properties fo:text-align="start" fo:text-indent="0in"/>
    </style:style>
    <style:style style:name="P1219" style:parent-style-name="CommentText" style:family="paragraph">
      <style:paragraph-properties fo:text-align="start" fo:text-indent="0in"/>
    </style:style>
    <style:style style:name="P1220" style:parent-style-name="CommentText" style:family="paragraph">
      <style:paragraph-properties fo:text-align="start" fo:text-indent="0in"/>
    </style:style>
    <style:style style:name="P1221" style:parent-style-name="CommentText" style:family="paragraph">
      <style:paragraph-properties fo:text-align="start" fo:text-indent="0in"/>
    </style:style>
    <style:style style:name="P1222" style:parent-style-name="CommentText" style:family="paragraph">
      <style:paragraph-properties fo:text-align="start" fo:text-indent="0in"/>
    </style:style>
    <style:style style:name="P1223" style:parent-style-name="CommentText" style:family="paragraph">
      <style:paragraph-properties fo:text-align="start" fo:text-indent="0in"/>
    </style:style>
    <style:style style:name="P1224" style:parent-style-name="CommentText" style:family="paragraph">
      <style:paragraph-properties fo:text-align="start" fo:text-indent="0in"/>
    </style:style>
    <style:style style:name="P1225" style:parent-style-name="CommentText" style:family="paragraph">
      <style:paragraph-properties fo:text-align="start" fo:text-indent="0in"/>
    </style:style>
    <style:style style:name="P1226" style:parent-style-name="CommentText" style:family="paragraph">
      <style:paragraph-properties fo:text-align="start" fo:text-indent="0in"/>
    </style:style>
    <style:style style:name="P1227" style:parent-style-name="CommentText" style:family="paragraph">
      <style:paragraph-properties fo:text-align="start" fo:text-indent="0in"/>
    </style:style>
    <style:style style:name="P1228" style:parent-style-name="CommentText" style:family="paragraph">
      <style:paragraph-properties fo:text-align="start" fo:text-indent="0in"/>
    </style:style>
    <style:style style:name="P1229" style:parent-style-name="CommentText" style:family="paragraph">
      <style:paragraph-properties fo:text-align="start" fo:text-indent="0in"/>
    </style:style>
    <style:style style:name="T1230" style:parent-style-name="DefaultParagraphFont" style:family="text">
      <style:text-properties fo:language="el" fo:country="GR"/>
    </style:style>
    <style:style style:name="T1231" style:parent-style-name="DefaultParagraphFont" style:family="text">
      <style:text-properties fo:language="el" fo:country="GR"/>
    </style:style>
    <style:style style:name="T1232" style:parent-style-name="DefaultParagraphFont" style:family="text">
      <style:text-properties fo:language="el" fo:country="GR"/>
    </style:style>
    <style:style style:name="P1233" style:parent-style-name="CommentText" style:family="paragraph">
      <style:paragraph-properties fo:text-align="start" fo:text-indent="0in"/>
    </style:style>
    <style:style style:name="T1234" style:parent-style-name="DefaultParagraphFont" style:family="text">
      <style:text-properties fo:language="el" fo:country="GR"/>
    </style:style>
    <style:style style:name="T1235" style:parent-style-name="Absatz-Standardschriftart" style:family="text">
      <style:text-properties style:font-name-complex="Calibri" fo:font-size="12pt" style:font-size-asian="12pt" style:font-size-complex="12pt" fo:language="en" fo:country="US"/>
    </style:style>
    <style:style style:name="T1236" style:parent-style-name="Absatz-Standardschriftart" style:family="text">
      <style:text-properties style:font-name-complex="Calibri" fo:font-size="12pt" style:font-size-asian="12pt" style:font-size-complex="12pt" fo:language="en" fo:country="US"/>
    </style:style>
    <style:style style:name="P1237" style:parent-style-name="CommentText" style:family="paragraph">
      <style:paragraph-properties fo:text-align="start" fo:text-indent="0in"/>
    </style:style>
    <style:style style:name="T1238" style:parent-style-name="Absatz-Standardschriftart" style:family="text">
      <style:text-properties style:font-name-complex="Calibri" fo:font-size="12pt" style:font-size-asian="12pt" style:font-size-complex="12pt" fo:language="en" fo:country="US"/>
    </style:style>
    <style:style style:name="P1239" style:parent-style-name="CommentText" style:family="paragraph">
      <style:paragraph-properties fo:text-align="start" fo:text-indent="0in"/>
    </style:style>
    <style:style style:name="P1240" style:parent-style-name="CommentText" style:family="paragraph">
      <style:paragraph-properties fo:text-align="start" fo:text-indent="0in"/>
    </style:style>
    <style:style style:name="P1241" style:parent-style-name="CommentText" style:family="paragraph">
      <style:paragraph-properties fo:text-align="start" fo:text-indent="0in"/>
    </style:style>
    <style:style style:name="P1242" style:parent-style-name="CommentText" style:family="paragraph">
      <style:paragraph-properties fo:text-align="start" fo:text-indent="0in"/>
    </style:style>
    <style:style style:name="P1243" style:parent-style-name="CommentText" style:family="paragraph">
      <style:paragraph-properties fo:text-align="start" fo:text-indent="0in"/>
    </style:style>
    <style:style style:name="P1244" style:parent-style-name="CommentText" style:family="paragraph">
      <style:paragraph-properties fo:text-align="start" fo:text-indent="0in"/>
    </style:style>
    <style:style style:name="P1245" style:parent-style-name="CommentText" style:family="paragraph">
      <style:paragraph-properties fo:text-align="start" fo:text-indent="0in"/>
    </style:style>
    <style:style style:name="P1246" style:parent-style-name="CommentText" style:family="paragraph">
      <style:paragraph-properties fo:text-align="start" fo:text-indent="0in"/>
    </style:style>
    <style:style style:name="P1247" style:parent-style-name="CommentText" style:family="paragraph">
      <style:paragraph-properties fo:text-align="start" fo:text-indent="0in"/>
    </style:style>
    <style:style style:name="P1248" style:parent-style-name="CommentText" style:family="paragraph">
      <style:paragraph-properties fo:text-align="start" fo:text-indent="0in"/>
    </style:style>
    <style:style style:name="P1249" style:parent-style-name="CommentText" style:family="paragraph">
      <style:paragraph-properties fo:text-align="start" fo:text-indent="0in"/>
    </style:style>
    <style:style style:name="P1250" style:parent-style-name="CommentText" style:family="paragraph">
      <style:paragraph-properties fo:text-align="start" fo:text-indent="0in"/>
    </style:style>
    <style:style style:name="P1251" style:parent-style-name="CommentText" style:family="paragraph">
      <style:paragraph-properties fo:text-align="start" fo:text-indent="0in"/>
    </style:style>
    <style:style style:name="T1252" style:parent-style-name="Absatz-Standardschriftart" style:family="text">
      <style:text-properties style:font-name-complex="Calibri" fo:font-size="12pt" style:font-size-asian="12pt" style:font-size-complex="12pt" fo:language="en" fo:country="US"/>
    </style:style>
    <style:style style:name="T1253" style:parent-style-name="Absatz-Standardschriftart" style:family="text">
      <style:text-properties style:font-name-complex="Calibri" fo:font-size="12pt" style:font-size-asian="12pt" style:font-size-complex="12pt" fo:language="en" fo:country="US"/>
    </style:style>
    <style:style style:name="T1254" style:parent-style-name="Absatz-Standardschriftart" style:family="text">
      <style:text-properties style:font-name-complex="Calibri" fo:font-size="12pt" style:font-size-asian="12pt" style:font-size-complex="12pt" fo:language="en" fo:country="US"/>
    </style:style>
    <style:style style:name="P1255" style:parent-style-name="CommentText" style:family="paragraph">
      <style:paragraph-properties fo:text-align="start" fo:text-indent="0in"/>
    </style:style>
    <style:style style:name="T1256" style:parent-style-name="DefaultParagraphFont" style:family="text">
      <style:text-properties fo:language="en" fo:country="US"/>
    </style:style>
    <style:style style:name="P1257" style:parent-style-name="CommentText" style:family="paragraph">
      <style:paragraph-properties fo:text-align="start" fo:text-indent="0in"/>
    </style:style>
    <style:style style:name="T1258" style:parent-style-name="DefaultParagraphFont" style:family="text">
      <style:text-properties fo:language="en" fo:country="US"/>
    </style:style>
    <style:style style:name="T1259" style:parent-style-name="Absatz-Standardschriftart" style:family="text">
      <style:text-properties style:font-name-complex="Calibri" fo:font-size="12pt" style:font-size-asian="12pt" style:font-size-complex="12pt" fo:language="en" fo:country="US"/>
    </style:style>
    <style:style style:name="T1260" style:parent-style-name="Absatz-Standardschriftart" style:family="text">
      <style:text-properties style:font-name-complex="Calibri" fo:font-size="12pt" style:font-size-asian="12pt" style:font-size-complex="12pt" fo:language="en" fo:country="US"/>
    </style:style>
    <style:style style:name="P1261" style:parent-style-name="CommentText" style:family="paragraph">
      <style:paragraph-properties fo:text-align="start" fo:text-indent="0in"/>
    </style:style>
    <style:style style:name="P1262" style:parent-style-name="CommentText" style:family="paragraph">
      <style:paragraph-properties fo:text-align="start" fo:text-indent="0in"/>
    </style:style>
    <style:style style:name="P1263" style:parent-style-name="CommentText" style:family="paragraph">
      <style:paragraph-properties fo:text-align="start" fo:text-indent="0in"/>
    </style:style>
    <style:style style:name="P1264" style:parent-style-name="CommentText" style:family="paragraph">
      <style:paragraph-properties fo:text-align="start" fo:text-indent="0in"/>
    </style:style>
    <style:style style:name="T1265" style:parent-style-name="Absatz-Standardschriftart" style:family="text">
      <style:text-properties style:font-name-complex="Calibri" fo:font-size="12pt" style:font-size-asian="12pt" style:font-size-complex="12pt" fo:language="en" fo:country="US"/>
    </style:style>
    <style:style style:name="T1266" style:parent-style-name="Absatz-Standardschriftart" style:family="text">
      <style:text-properties style:font-name-complex="Calibri" fo:font-size="12pt" style:font-size-asian="12pt" style:font-size-complex="12pt" fo:language="en" fo:country="US"/>
    </style:style>
    <style:style style:name="P1267" style:parent-style-name="CommentText" style:family="paragraph">
      <style:paragraph-properties fo:text-align="start" fo:text-indent="0in"/>
    </style:style>
    <style:style style:name="P1268" style:parent-style-name="CommentText" style:family="paragraph">
      <style:paragraph-properties fo:text-align="start" fo:text-indent="0in"/>
    </style:style>
    <style:style style:name="P1269" style:parent-style-name="CommentText" style:family="paragraph">
      <style:paragraph-properties fo:text-align="start" fo:text-indent="0in"/>
    </style:style>
    <style:style style:name="P1270" style:parent-style-name="CommentText" style:family="paragraph">
      <style:paragraph-properties fo:text-align="start" fo:text-indent="0in"/>
    </style:style>
    <style:style style:name="P1271" style:parent-style-name="CommentText" style:family="paragraph">
      <style:paragraph-properties fo:text-align="start" fo:text-indent="0in"/>
    </style:style>
    <style:style style:name="P1272" style:parent-style-name="CommentText" style:family="paragraph">
      <style:paragraph-properties fo:text-align="start" fo:text-indent="0in"/>
    </style:style>
    <style:style style:name="P1273" style:parent-style-name="CommentText" style:family="paragraph">
      <style:paragraph-properties fo:text-align="start" fo:text-indent="0in"/>
    </style:style>
    <style:style style:name="P1274" style:parent-style-name="CommentText" style:family="paragraph">
      <style:paragraph-properties fo:text-align="start" fo:text-indent="0in"/>
    </style:style>
    <style:style style:name="P1275" style:parent-style-name="CommentText" style:family="paragraph">
      <style:paragraph-properties fo:text-align="start" fo:text-indent="0in"/>
    </style:style>
    <style:style style:name="P1276" style:parent-style-name="CommentText" style:family="paragraph">
      <style:paragraph-properties fo:text-align="start" fo:text-indent="0in"/>
    </style:style>
    <style:style style:name="P1277" style:parent-style-name="CommentText" style:family="paragraph">
      <style:paragraph-properties fo:text-align="start" fo:text-indent="0in"/>
    </style:style>
    <style:style style:name="P1278" style:parent-style-name="CommentText" style:family="paragraph">
      <style:paragraph-properties fo:text-align="start" fo:text-indent="0in"/>
    </style:style>
    <style:style style:name="P1279" style:parent-style-name="CommentText" style:family="paragraph">
      <style:paragraph-properties fo:text-align="start" fo:text-indent="0in"/>
    </style:style>
    <style:style style:name="P1280" style:parent-style-name="CommentText" style:family="paragraph">
      <style:paragraph-properties fo:text-align="start" fo:text-indent="0in"/>
    </style:style>
    <style:style style:name="P1281" style:parent-style-name="CommentText" style:family="paragraph">
      <style:paragraph-properties fo:text-align="start" fo:text-indent="0in"/>
    </style:style>
    <style:style style:name="T1282" style:parent-style-name="Absatz-Standardschriftart" style:family="text">
      <style:text-properties style:font-name-complex="Calibri" fo:font-size="12pt" style:font-size-asian="12pt" style:font-size-complex="12pt" fo:language="en" fo:country="US"/>
    </style:style>
    <style:style style:name="T1283" style:parent-style-name="Absatz-Standardschriftart" style:family="text">
      <style:text-properties style:font-name-complex="Calibri" fo:font-size="12pt" style:font-size-asian="12pt" style:font-size-complex="12pt" fo:language="en" fo:country="US"/>
    </style:style>
    <style:style style:name="P1284" style:parent-style-name="CommentText" style:family="paragraph">
      <style:paragraph-properties fo:text-align="start" fo:text-indent="0in"/>
    </style:style>
    <style:style style:name="P1285" style:parent-style-name="CommentText" style:family="paragraph">
      <style:paragraph-properties fo:text-align="start" fo:text-indent="0in"/>
    </style:style>
    <style:style style:name="P1286" style:parent-style-name="CommentText" style:family="paragraph">
      <style:paragraph-properties fo:text-align="start" fo:text-indent="0in"/>
    </style:style>
    <style:style style:name="P1287" style:parent-style-name="CommentText" style:family="paragraph">
      <style:paragraph-properties fo:text-align="start" fo:text-indent="0in"/>
    </style:style>
    <style:style style:name="T1288" style:parent-style-name="Absatz-Standardschriftart" style:family="text">
      <style:text-properties style:font-name-complex="Calibri" fo:font-size="12pt" style:font-size-asian="12pt" style:font-size-complex="12pt" fo:language="en" fo:country="US"/>
    </style:style>
    <style:style style:name="T1289" style:parent-style-name="Absatz-Standardschriftart" style:family="text">
      <style:text-properties style:font-name-complex="Calibri" fo:font-size="12pt" style:font-size-asian="12pt" style:font-size-complex="12pt" fo:language="en" fo:country="US"/>
    </style:style>
    <style:style style:name="P1290" style:parent-style-name="CommentText" style:family="paragraph">
      <style:paragraph-properties fo:text-align="start" fo:text-indent="0in"/>
    </style:style>
    <style:style style:name="T1291" style:parent-style-name="Absatz-Standardschriftart" style:family="text">
      <style:text-properties style:font-name-complex="Calibri" fo:font-size="12pt" style:font-size-asian="12pt" style:font-size-complex="12pt" fo:language="en" fo:country="US"/>
    </style:style>
    <style:style style:name="T1292" style:parent-style-name="Absatz-Standardschriftart" style:family="text">
      <style:text-properties style:font-name-complex="Calibri" fo:font-size="12pt" style:font-size-asian="12pt" style:font-size-complex="12pt" fo:language="en" fo:country="US"/>
    </style:style>
    <style:style style:name="P1293" style:parent-style-name="Kommentartext" style:family="paragraph">
      <style:paragraph-properties fo:text-align="start" fo:text-indent="0in"/>
    </style:style>
    <style:style style:name="T1294" style:parent-style-name="Absatz-Standardschriftart" style:family="text">
      <style:text-properties style:font-name-complex="Calibri" fo:font-size="12pt" style:font-size-asian="12pt" style:font-size-complex="12pt" fo:language="en" fo:country="US"/>
    </style:style>
    <style:style style:name="P1295" style:parent-style-name="Standard" style:family="paragraph">
      <style:paragraph-properties fo:text-align="start" fo:text-indent="0in"/>
    </style:style>
    <style:style style:name="T1296" style:parent-style-name="Absatz-Standardschriftart" style:family="text">
      <style:text-properties style:font-name-complex="Calibri" fo:font-size="12pt" style:font-size-asian="12pt" style:font-size-complex="12pt" fo:language="en" fo:country="US"/>
    </style:style>
    <style:style style:name="T1297" style:parent-style-name="Absatz-Standardschriftart" style:family="text">
      <style:text-properties style:font-name-complex="Calibri" fo:font-size="12pt" style:font-size-asian="12pt" style:font-size-complex="12pt" fo:language="en" fo:country="US"/>
    </style:style>
    <style:style style:name="P1298" style:parent-style-name="CommentText" style:family="paragraph">
      <style:paragraph-properties fo:text-align="start" fo:text-indent="0in"/>
    </style:style>
    <style:style style:name="P1299" style:parent-style-name="CommentText" style:family="paragraph">
      <style:paragraph-properties fo:text-align="start" fo:text-indent="0in"/>
    </style:style>
    <style:style style:name="P1300" style:parent-style-name="CommentText" style:family="paragraph">
      <style:paragraph-properties fo:text-align="start" fo:text-indent="0in"/>
    </style:style>
    <style:style style:name="P1301" style:parent-style-name="CommentText" style:family="paragraph">
      <style:paragraph-properties fo:text-align="start" fo:text-indent="0in"/>
    </style:style>
    <style:style style:name="P1302" style:parent-style-name="CommentText" style:family="paragraph">
      <style:paragraph-properties fo:text-align="start" fo:text-indent="0in"/>
    </style:style>
    <style:style style:name="P1303" style:parent-style-name="CommentText" style:family="paragraph">
      <style:paragraph-properties fo:text-align="start" fo:text-indent="0in"/>
    </style:style>
    <style:style style:name="P1304" style:parent-style-name="CommentText" style:family="paragraph">
      <style:paragraph-properties fo:text-align="start" fo:text-indent="0in"/>
    </style:style>
    <style:style style:name="P1305" style:parent-style-name="CommentText" style:family="paragraph">
      <style:paragraph-properties fo:text-align="start" fo:text-indent="0in"/>
    </style:style>
    <style:style style:name="P1306" style:parent-style-name="CommentText" style:family="paragraph">
      <style:paragraph-properties fo:text-align="start" fo:text-indent="0in"/>
    </style:style>
    <style:style style:name="P1307" style:parent-style-name="CommentText" style:family="paragraph">
      <style:paragraph-properties fo:text-align="start" fo:text-indent="0in"/>
    </style:style>
    <style:style style:name="T1308" style:parent-style-name="Absatz-Standardschriftart" style:family="text">
      <style:text-properties style:font-name-complex="Calibri" fo:font-size="12pt" style:font-size-asian="12pt" style:font-size-complex="12pt" fo:language="en" fo:country="US"/>
    </style:style>
    <style:style style:name="T1309" style:parent-style-name="Absatz-Standardschriftart" style:family="text">
      <style:text-properties style:font-name-complex="Calibri" fo:font-size="12pt" style:font-size-asian="12pt" style:font-size-complex="12pt" fo:language="en" fo:country="US"/>
    </style:style>
    <style:style style:name="P1310" style:parent-style-name="CommentText" style:family="paragraph">
      <style:paragraph-properties fo:text-align="start" fo:text-indent="0in"/>
    </style:style>
    <style:style style:name="P1311" style:parent-style-name="CommentText" style:family="paragraph">
      <style:paragraph-properties fo:text-align="start" fo:text-indent="0in"/>
    </style:style>
    <style:style style:name="P1312" style:parent-style-name="CommentText" style:family="paragraph">
      <style:paragraph-properties fo:text-align="start" fo:text-indent="0in"/>
    </style:style>
    <style:style style:name="P1313" style:parent-style-name="CommentText" style:family="paragraph">
      <style:paragraph-properties fo:text-align="start" fo:text-indent="0in"/>
    </style:style>
    <style:style style:name="P1314" style:parent-style-name="CommentText" style:family="paragraph">
      <style:paragraph-properties fo:text-align="start" fo:text-indent="0in"/>
    </style:style>
    <style:style style:name="P1315" style:parent-style-name="CommentText" style:family="paragraph">
      <style:paragraph-properties fo:text-align="start" fo:text-indent="0in"/>
    </style:style>
    <style:style style:name="P1316" style:parent-style-name="CommentText" style:family="paragraph">
      <style:paragraph-properties fo:text-align="start" fo:text-indent="0in"/>
    </style:style>
    <style:style style:name="P1317" style:parent-style-name="CommentText" style:family="paragraph">
      <style:paragraph-properties fo:text-align="start" fo:text-indent="0in"/>
    </style:style>
    <style:style style:name="P1318" style:parent-style-name="CommentText" style:family="paragraph">
      <style:paragraph-properties fo:text-align="start" fo:text-indent="0in"/>
    </style:style>
    <style:style style:name="P1319" style:parent-style-name="CommentText" style:family="paragraph">
      <style:paragraph-properties fo:text-align="start" fo:text-indent="0in"/>
    </style:style>
    <style:style style:name="T1320" style:parent-style-name="Absatz-Standardschriftart" style:family="text">
      <style:text-properties style:font-name-complex="Calibri" fo:font-size="12pt" style:font-size-asian="12pt" style:font-size-complex="12pt" fo:language="en" fo:country="US"/>
    </style:style>
    <style:style style:name="P1321" style:parent-style-name="CommentText" style:family="paragraph">
      <style:paragraph-properties fo:text-align="start" fo:text-indent="0in"/>
    </style:style>
    <style:style style:name="T1322" style:parent-style-name="DefaultParagraphFont" style:family="text">
      <style:text-properties fo:language="en" fo:country="US"/>
    </style:style>
    <style:style style:name="P1323" style:parent-style-name="CommentText" style:family="paragraph">
      <style:paragraph-properties fo:text-align="start" fo:text-indent="0in"/>
    </style:style>
    <style:style style:name="T1324" style:parent-style-name="DefaultParagraphFont" style:family="text">
      <style:text-properties fo:language="en" fo:country="US"/>
    </style:style>
    <style:style style:name="P1325" style:parent-style-name="CommentText" style:family="paragraph">
      <style:paragraph-properties fo:text-align="start" fo:text-indent="0in"/>
    </style:style>
    <style:style style:name="T1326" style:parent-style-name="DefaultParagraphFont" style:family="text">
      <style:text-properties fo:language="en" fo:country="US"/>
    </style:style>
    <style:style style:name="P1327" style:parent-style-name="CommentText" style:family="paragraph">
      <style:paragraph-properties fo:text-align="start" fo:text-indent="0in"/>
    </style:style>
    <style:style style:name="T1328" style:parent-style-name="DefaultParagraphFont" style:family="text">
      <style:text-properties fo:language="en" fo:country="US"/>
    </style:style>
    <style:style style:name="T1329" style:parent-style-name="DefaultParagraphFont" style:family="text">
      <style:text-properties fo:background-color="#FFFF00" fo:language="en" fo:country="US"/>
    </style:style>
    <style:style style:name="T1330" style:parent-style-name="DefaultParagraphFont" style:family="text">
      <style:text-properties fo:language="en" fo:country="US"/>
    </style:style>
    <style:style style:name="T1331" style:parent-style-name="DefaultParagraphFont" style:family="text">
      <style:text-properties fo:background-color="#FFFF00" fo:language="en" fo:country="US"/>
    </style:style>
    <style:style style:name="P1332" style:parent-style-name="CommentText" style:family="paragraph">
      <style:paragraph-properties fo:text-align="start" fo:text-indent="0in"/>
    </style:style>
    <style:style style:name="T1333" style:parent-style-name="DefaultParagraphFont" style:family="text">
      <style:text-properties fo:language="en" fo:country="US"/>
    </style:style>
    <style:style style:name="P1334" style:parent-style-name="CommentText" style:family="paragraph">
      <style:paragraph-properties fo:text-align="start" fo:text-indent="0in"/>
    </style:style>
    <style:style style:name="T1335" style:parent-style-name="DefaultParagraphFont" style:family="text">
      <style:text-properties fo:language="en" fo:country="US"/>
    </style:style>
    <style:style style:name="T1336" style:parent-style-name="Absatz-Standardschriftart" style:family="text">
      <style:text-properties style:font-name-complex="Calibri" fo:font-size="12pt" style:font-size-asian="12pt" style:font-size-complex="12pt" fo:language="en" fo:country="US"/>
    </style:style>
    <style:style style:name="T1337" style:parent-style-name="Absatz-Standardschriftart" style:family="text">
      <style:text-properties style:font-name-complex="Calibri" fo:font-size="12pt" style:font-size-asian="12pt" style:font-size-complex="12pt" fo:language="en" fo:country="US"/>
    </style:style>
    <style:style style:name="P1338" style:parent-style-name="Kommentartext" style:family="paragraph">
      <style:paragraph-properties fo:text-align="start" fo:text-indent="0in"/>
    </style:style>
    <style:style style:name="T1339" style:parent-style-name="Absatz-Standardschriftart" style:family="text">
      <style:text-properties style:font-name-complex="Calibri" fo:font-size="12pt" style:font-size-asian="12pt" style:font-size-complex="12pt" fo:language="en" fo:country="US"/>
    </style:style>
    <style:style style:name="T1340" style:parent-style-name="Absatz-Standardschriftart" style:family="text">
      <style:text-properties fo:font-size="12pt" style:font-size-asian="12pt" style:font-size-complex="12pt" fo:language="en" fo:country="US"/>
    </style:style>
    <style:style style:name="T1341" style:parent-style-name="Absatz-Standardschriftart" style:family="text">
      <style:text-properties fo:font-size="12pt" style:font-size-asian="12pt" style:font-size-complex="12pt" fo:language="en" fo:country="US"/>
    </style:style>
    <style:style style:name="P1342" style:parent-style-name="CommentText" style:family="paragraph">
      <style:paragraph-properties fo:text-align="start" fo:text-indent="0in"/>
    </style:style>
    <style:style style:name="T1343" style:parent-style-name="Absatz-Standardschriftart" style:family="text">
      <style:text-properties fo:font-size="12pt" style:font-size-asian="12pt" style:font-size-complex="12pt" fo:language="en" fo:country="US"/>
    </style:style>
    <style:style style:name="T1344" style:parent-style-name="Absatz-Standardschriftart" style:family="text">
      <style:text-properties fo:font-size="12pt" style:font-size-asian="12pt" style:font-size-complex="12pt" fo:language="en" fo:country="US"/>
    </style:style>
    <style:style style:name="P1345" style:parent-style-name="CommentText" style:family="paragraph">
      <style:paragraph-properties fo:text-align="start" fo:text-indent="0in"/>
    </style:style>
    <style:style style:name="T1346" style:parent-style-name="Absatz-Standardschriftart" style:family="text">
      <style:text-properties fo:font-size="12pt" style:font-size-asian="12pt" style:font-size-complex="12pt" fo:language="en" fo:country="US"/>
    </style:style>
    <style:style style:name="T1347" style:parent-style-name="Absatz-Standardschriftart" style:family="text">
      <style:text-properties fo:font-size="12pt" style:font-size-asian="12pt" style:font-size-complex="12pt" fo:language="en" fo:country="US"/>
    </style:style>
    <style:style style:name="T1348" style:parent-style-name="Absatz-Standardschriftart" style:family="text">
      <style:text-properties fo:font-size="12pt" style:font-size-asian="12pt" style:font-size-complex="12pt" fo:language="en" fo:country="US"/>
    </style:style>
    <style:style style:name="P1349" style:parent-style-name="CommentText" style:family="paragraph">
      <style:paragraph-properties fo:text-align="start" fo:text-indent="0in"/>
    </style:style>
    <style:style style:name="T1350" style:parent-style-name="Absatz-Standardschriftart" style:family="text">
      <style:text-properties fo:font-size="12pt" style:font-size-asian="12pt" style:font-size-complex="12pt" fo:language="en" fo:country="US"/>
    </style:style>
    <style:style style:name="T1351" style:parent-style-name="Absatz-Standardschriftart" style:family="text">
      <style:text-properties fo:font-size="12pt" style:font-size-asian="12pt" style:font-size-complex="12pt" fo:language="en" fo:country="US"/>
    </style:style>
    <style:style style:name="P1352" style:parent-style-name="CommentText" style:family="paragraph">
      <style:paragraph-properties fo:text-align="start" fo:text-indent="0in"/>
    </style:style>
    <style:style style:name="P1353" style:parent-style-name="CommentText" style:family="paragraph">
      <style:paragraph-properties fo:text-align="start" fo:text-indent="0in"/>
    </style:style>
    <style:style style:name="P1354" style:parent-style-name="CommentText" style:family="paragraph">
      <style:paragraph-properties fo:text-align="start" fo:text-indent="0in"/>
    </style:style>
    <style:style style:name="P1355" style:parent-style-name="CommentText" style:family="paragraph">
      <style:paragraph-properties fo:text-align="start" fo:text-indent="0in"/>
    </style:style>
    <style:style style:name="P1356" style:parent-style-name="CommentText" style:family="paragraph">
      <style:paragraph-properties fo:text-align="start" fo:text-indent="0in"/>
    </style:style>
    <style:style style:name="P1357" style:parent-style-name="CommentText" style:family="paragraph">
      <style:paragraph-properties fo:text-align="start" fo:text-indent="0in"/>
    </style:style>
    <style:style style:name="T1358" style:parent-style-name="DefaultParagraphFont" style:family="text">
      <style:text-properties fo:language="el" fo:country="GR"/>
    </style:style>
    <style:style style:name="T1359" style:parent-style-name="DefaultParagraphFont" style:family="text">
      <style:text-properties fo:language="el" fo:country="GR"/>
    </style:style>
    <style:style style:name="P1360" style:parent-style-name="CommentText" style:family="paragraph">
      <style:paragraph-properties fo:text-align="start" fo:text-indent="0in"/>
    </style:style>
    <style:style style:name="T1361" style:parent-style-name="DefaultParagraphFont" style:family="text">
      <style:text-properties fo:language="el" fo:country="GR"/>
    </style:style>
    <style:style style:name="T1362" style:parent-style-name="DefaultParagraphFont" style:family="text">
      <style:text-properties fo:language="el" fo:country="GR"/>
    </style:style>
    <style:style style:name="P1363" style:parent-style-name="CommentText" style:family="paragraph">
      <style:paragraph-properties fo:text-align="start" fo:text-indent="0in"/>
    </style:style>
    <style:style style:name="P1364" style:parent-style-name="CommentText" style:family="paragraph">
      <style:paragraph-properties fo:text-align="start" fo:text-indent="0in"/>
    </style:style>
    <style:style style:name="P1365" style:parent-style-name="CommentText" style:family="paragraph">
      <style:paragraph-properties fo:text-align="start" fo:text-indent="0in"/>
    </style:style>
    <style:style style:name="P1366" style:parent-style-name="CommentText" style:family="paragraph">
      <style:paragraph-properties fo:text-align="start" fo:text-indent="0in"/>
    </style:style>
    <style:style style:name="P1367" style:parent-style-name="CommentText" style:family="paragraph">
      <style:paragraph-properties fo:text-align="start" fo:text-indent="0in"/>
    </style:style>
    <style:style style:name="T1368" style:parent-style-name="Absatz-Standardschriftart" style:family="text">
      <style:text-properties fo:font-size="12pt" style:font-size-asian="12pt" style:font-size-complex="12pt" fo:language="en" fo:country="US"/>
    </style:style>
    <style:style style:name="T1369" style:parent-style-name="Absatz-Standardschriftart" style:family="text">
      <style:text-properties fo:font-size="12pt" style:font-size-asian="12pt" style:font-size-complex="12pt" fo:language="en" fo:country="US"/>
    </style:style>
    <style:style style:name="P1370" style:parent-style-name="CommentText" style:family="paragraph">
      <style:paragraph-properties fo:text-align="start" fo:text-indent="0in"/>
    </style:style>
    <style:style style:name="T1371" style:parent-style-name="DefaultParagraphFont" style:family="text">
      <style:text-properties fo:language="en" fo:country="US"/>
    </style:style>
    <style:style style:name="T1372" style:parent-style-name="DefaultParagraphFont" style:family="text">
      <style:text-properties fo:background-color="#FFFF00" fo:language="en" fo:country="US"/>
    </style:style>
    <style:style style:name="T1373" style:parent-style-name="DefaultParagraphFont" style:family="text">
      <style:text-properties fo:language="en" fo:country="US"/>
    </style:style>
    <style:style style:name="T1374" style:parent-style-name="Absatz-Standardschriftart" style:family="text">
      <style:text-properties fo:font-size="12pt" style:font-size-asian="12pt" style:font-size-complex="12pt" fo:language="en" fo:country="US"/>
    </style:style>
    <style:style style:name="T1375" style:parent-style-name="Absatz-Standardschriftart" style:family="text">
      <style:text-properties fo:font-size="12pt" style:font-size-asian="12pt" style:font-size-complex="12pt" fo:language="en" fo:country="US"/>
    </style:style>
    <style:style style:name="P1376" style:parent-style-name="CommentText" style:family="paragraph">
      <style:paragraph-properties fo:text-align="start" fo:text-indent="0in"/>
    </style:style>
    <style:style style:name="T1377" style:parent-style-name="DefaultParagraphFont" style:family="text">
      <style:text-properties fo:language="en" fo:country="US"/>
    </style:style>
    <style:style style:name="P1378" style:parent-style-name="CommentText" style:family="paragraph">
      <style:paragraph-properties fo:text-align="start" fo:text-indent="0in"/>
    </style:style>
    <style:style style:name="T1379" style:parent-style-name="DefaultParagraphFont" style:family="text">
      <style:text-properties fo:language="en" fo:country="US"/>
    </style:style>
    <style:style style:name="P1380" style:parent-style-name="CommentText" style:family="paragraph">
      <style:paragraph-properties fo:text-align="start" fo:text-indent="0in"/>
    </style:style>
    <style:style style:name="T1381" style:parent-style-name="DefaultParagraphFont" style:family="text">
      <style:text-properties fo:language="en" fo:country="US"/>
    </style:style>
    <style:style style:name="P1382" style:parent-style-name="CommentText" style:family="paragraph">
      <style:paragraph-properties fo:text-align="start" fo:text-indent="0in"/>
    </style:style>
    <style:style style:name="T1383" style:parent-style-name="DefaultParagraphFont" style:family="text">
      <style:text-properties fo:language="en" fo:country="US"/>
    </style:style>
    <style:style style:name="P1384" style:parent-style-name="CommentText" style:family="paragraph">
      <style:paragraph-properties fo:text-align="start" fo:text-indent="0in"/>
    </style:style>
    <style:style style:name="T1385" style:parent-style-name="DefaultParagraphFont" style:family="text">
      <style:text-properties fo:language="en" fo:country="US"/>
    </style:style>
    <style:style style:name="P1386" style:parent-style-name="CommentText" style:family="paragraph">
      <style:paragraph-properties fo:text-align="start" fo:text-indent="0in"/>
    </style:style>
    <style:style style:name="T1387" style:parent-style-name="DefaultParagraphFont" style:family="text">
      <style:text-properties fo:language="en" fo:country="US"/>
    </style:style>
    <style:style style:name="T1388" style:parent-style-name="Absatz-Standardschriftart" style:family="text">
      <style:text-properties fo:font-size="12pt" style:font-size-asian="12pt" style:font-size-complex="12pt" fo:language="en" fo:country="US"/>
    </style:style>
    <style:style style:name="P1389" style:parent-style-name="Standard" style:family="paragraph">
      <style:paragraph-properties fo:text-align="start" fo:text-indent="0in"/>
    </style:style>
    <style:style style:name="T1390" style:parent-style-name="Absatz-Standardschriftart" style:family="text">
      <style:text-properties fo:font-weight="bold" style:font-weight-asian="bold" style:font-weight-complex="bold" fo:font-size="12pt" style:font-size-asian="12pt" style:font-size-complex="12pt" fo:language="en" fo:country="US"/>
    </style:style>
    <style:style style:name="P1391" style:parent-style-name="CommentText" style:family="paragraph">
      <style:paragraph-properties fo:text-align="start" fo:text-indent="0in"/>
    </style:style>
    <style:style style:name="P1392" style:parent-style-name="CommentText" style:family="paragraph">
      <style:paragraph-properties fo:text-align="start" fo:text-indent="0in"/>
    </style:style>
    <style:style style:name="P1393" style:parent-style-name="CommentText" style:family="paragraph">
      <style:paragraph-properties fo:text-align="start" fo:text-indent="0in"/>
    </style:style>
    <style:style style:name="T1394" style:parent-style-name="Absatz-Standardschriftart" style:family="text">
      <style:text-properties fo:font-weight="bold" style:font-weight-asian="bold" style:font-weight-complex="bold" fo:font-size="12pt" style:font-size-asian="12pt" style:font-size-complex="12pt" fo:language="en" fo:country="US"/>
    </style:style>
    <style:style style:name="P1395" style:parent-style-name="CommentText" style:family="paragraph">
      <style:paragraph-properties fo:text-align="start" fo:text-indent="0in"/>
    </style:style>
    <style:style style:name="T1396" style:parent-style-name="DefaultParagraphFont" style:family="text">
      <style:text-properties fo:language="en" fo:country="US"/>
    </style:style>
    <style:style style:name="P1397" style:parent-style-name="CommentText" style:family="paragraph">
      <style:paragraph-properties fo:text-align="start" fo:text-indent="0in"/>
    </style:style>
    <style:style style:name="T1398" style:parent-style-name="DefaultParagraphFont" style:family="text">
      <style:text-properties fo:language="en" fo:country="US"/>
    </style:style>
    <style:style style:name="P1399" style:parent-style-name="CommentText" style:family="paragraph">
      <style:paragraph-properties fo:text-align="start" fo:text-indent="0in"/>
    </style:style>
    <style:style style:name="T1400" style:parent-style-name="DefaultParagraphFont" style:family="text">
      <style:text-properties fo:language="en" fo:country="US"/>
    </style:style>
    <style:style style:name="P1401" style:parent-style-name="CommentText" style:family="paragraph">
      <style:paragraph-properties fo:text-align="start" fo:text-indent="0in"/>
    </style:style>
    <style:style style:name="T1402" style:parent-style-name="DefaultParagraphFont" style:family="text">
      <style:text-properties fo:language="en" fo:country="US"/>
    </style:style>
    <style:style style:name="P1403" style:parent-style-name="CommentText" style:family="paragraph">
      <style:paragraph-properties fo:text-align="start" fo:text-indent="0in"/>
    </style:style>
    <style:style style:name="T1404" style:parent-style-name="DefaultParagraphFont" style:family="text">
      <style:text-properties fo:language="en" fo:country="US"/>
    </style:style>
    <style:style style:name="P1405" style:parent-style-name="Standard" style:family="paragraph">
      <style:paragraph-properties fo:text-align="start" fo:text-indent="0in"/>
    </style:style>
    <style:style style:name="T1406" style:parent-style-name="Absatz-Standardschriftart" style:family="text">
      <style:text-properties fo:font-weight="bold" style:font-weight-asian="bold" style:font-weight-complex="bold" fo:font-size="12pt" style:font-size-asian="12pt" style:font-size-complex="12pt" fo:language="en" fo:country="US"/>
    </style:style>
    <style:style style:name="P1407" style:parent-style-name="CommentText" style:family="paragraph">
      <style:paragraph-properties fo:text-align="start" fo:text-indent="0in"/>
    </style:style>
    <style:style style:name="P1408" style:parent-style-name="CommentText" style:family="paragraph">
      <style:paragraph-properties fo:text-align="start" fo:text-indent="0in"/>
    </style:style>
    <style:style style:name="P1409" style:parent-style-name="CommentText" style:family="paragraph">
      <style:paragraph-properties fo:text-align="start" fo:text-indent="0in"/>
    </style:style>
    <style:style style:name="P1410" style:parent-style-name="CommentText" style:family="paragraph">
      <style:paragraph-properties fo:text-align="start" fo:text-indent="0in"/>
    </style:style>
    <style:style style:name="T1411" style:parent-style-name="Absatz-Standardschriftart" style:family="text">
      <style:text-properties fo:font-weight="bold" style:font-weight-asian="bold" style:font-weight-complex="bold" fo:font-size="12pt" style:font-size-asian="12pt" style:font-size-complex="12pt" fo:language="en" fo:country="US"/>
    </style:style>
    <style:style style:name="P1412" style:parent-style-name="CommentText" style:family="paragraph">
      <style:paragraph-properties fo:text-align="start" fo:text-indent="0in"/>
    </style:style>
    <style:style style:name="P1413" style:parent-style-name="CommentText" style:family="paragraph">
      <style:paragraph-properties fo:text-align="start" fo:text-indent="0in"/>
    </style:style>
    <style:style style:name="P1414" style:parent-style-name="CommentText" style:family="paragraph">
      <style:paragraph-properties fo:text-align="start" fo:text-indent="0in"/>
    </style:style>
    <style:style style:name="T1415" style:parent-style-name="DefaultParagraphFont" style:family="text">
      <style:text-properties fo:language="el" fo:country="GR"/>
    </style:style>
    <style:style style:name="P1416" style:parent-style-name="CommentText" style:family="paragraph">
      <style:paragraph-properties fo:text-align="start" fo:text-indent="0in"/>
    </style:style>
    <style:style style:name="T1417" style:parent-style-name="DefaultParagraphFont" style:family="text">
      <style:text-properties fo:language="el" fo:country="GR"/>
    </style:style>
    <style:style style:name="P1418" style:parent-style-name="CommentText" style:family="paragraph">
      <style:paragraph-properties fo:text-align="start" fo:text-indent="0in"/>
    </style:style>
    <style:style style:name="P1419" style:parent-style-name="CommentText" style:family="paragraph">
      <style:paragraph-properties fo:text-align="start" fo:text-indent="0in"/>
    </style:style>
    <style:style style:name="T1420" style:parent-style-name="DefaultParagraphFont" style:family="text">
      <style:text-properties fo:language="el" fo:country="GR"/>
    </style:style>
    <style:style style:name="P1421" style:parent-style-name="CommentText" style:family="paragraph">
      <style:paragraph-properties fo:text-align="start" fo:text-indent="0in"/>
    </style:style>
    <style:style style:name="P1422" style:parent-style-name="CommentText" style:family="paragraph">
      <style:paragraph-properties fo:text-align="start" fo:text-indent="0in"/>
    </style:style>
    <style:style style:name="P1423" style:parent-style-name="CommentText" style:family="paragraph">
      <style:paragraph-properties fo:text-align="start" fo:text-indent="0in"/>
    </style:style>
    <style:style style:name="P1424" style:parent-style-name="CommentText" style:family="paragraph">
      <style:paragraph-properties fo:text-align="start" fo:text-indent="0in"/>
    </style:style>
    <style:style style:name="P1425" style:parent-style-name="CommentText" style:family="paragraph">
      <style:paragraph-properties fo:text-align="start" fo:text-indent="0in"/>
    </style:style>
    <style:style style:name="P1426" style:parent-style-name="CommentText" style:family="paragraph">
      <style:paragraph-properties fo:text-align="start" fo:text-indent="0in"/>
    </style:style>
    <style:style style:name="T1427" style:parent-style-name="DefaultParagraphFont" style:family="text">
      <style:text-properties fo:language="el" fo:country="GR"/>
    </style:style>
    <style:style style:name="P1428" style:parent-style-name="CommentText" style:family="paragraph">
      <style:paragraph-properties fo:text-align="start" fo:text-indent="0in"/>
    </style:style>
    <style:style style:name="T1429" style:parent-style-name="DefaultParagraphFont" style:family="text">
      <style:text-properties fo:language="el" fo:country="GR"/>
    </style:style>
    <style:style style:name="P1430" style:parent-style-name="CommentText" style:family="paragraph">
      <style:paragraph-properties fo:text-align="start" fo:text-indent="0in"/>
    </style:style>
    <style:style style:name="T1431" style:parent-style-name="DefaultParagraphFont" style:family="text">
      <style:text-properties fo:language="el" fo:country="GR"/>
    </style:style>
    <style:style style:name="T1432" style:parent-style-name="DefaultParagraphFont" style:family="text">
      <style:text-properties fo:language="el" fo:country="GR"/>
    </style:style>
    <style:style style:name="T1433" style:parent-style-name="DefaultParagraphFont" style:family="text">
      <style:text-properties fo:language="el" fo:country="GR"/>
    </style:style>
    <style:style style:name="P1434" style:parent-style-name="CommentText" style:family="paragraph">
      <style:paragraph-properties fo:text-align="start" fo:text-indent="0in"/>
    </style:style>
    <style:style style:name="T1435" style:parent-style-name="DefaultParagraphFont" style:family="text">
      <style:text-properties fo:language="el" fo:country="GR"/>
    </style:style>
    <style:style style:name="P1436" style:parent-style-name="CommentText" style:family="paragraph">
      <style:paragraph-properties fo:text-align="start" fo:text-indent="0in"/>
    </style:style>
    <style:style style:name="P1437" style:parent-style-name="CommentText" style:family="paragraph">
      <style:paragraph-properties fo:text-align="start" fo:text-indent="0in"/>
    </style:style>
    <style:style style:name="P1438" style:parent-style-name="CommentText" style:family="paragraph">
      <style:paragraph-properties fo:text-align="start" fo:text-indent="0in"/>
    </style:style>
    <style:style style:name="P1439" style:parent-style-name="CommentText" style:family="paragraph">
      <style:paragraph-properties fo:text-align="start" fo:text-indent="0in"/>
    </style:style>
    <style:style style:name="P1440" style:parent-style-name="CommentText" style:family="paragraph">
      <style:paragraph-properties fo:text-align="start" fo:text-indent="0in"/>
    </style:style>
    <style:style style:name="T1441" style:parent-style-name="DefaultParagraphFont" style:family="text">
      <style:text-properties fo:language="el" fo:country="GR"/>
    </style:style>
    <style:style style:name="T1442" style:parent-style-name="DefaultParagraphFont" style:family="text">
      <style:text-properties fo:language="el" fo:country="GR"/>
    </style:style>
    <style:style style:name="P1443" style:parent-style-name="CommentText" style:family="paragraph">
      <style:paragraph-properties fo:text-align="start" fo:text-indent="0in"/>
    </style:style>
    <style:style style:name="T1444" style:parent-style-name="DefaultParagraphFont" style:family="text">
      <style:text-properties fo:language="el" fo:country="GR"/>
    </style:style>
    <style:style style:name="P1445" style:parent-style-name="CommentText" style:family="paragraph">
      <style:paragraph-properties fo:text-align="start" fo:text-indent="0in"/>
    </style:style>
    <style:style style:name="T1446" style:parent-style-name="DefaultParagraphFont" style:family="text">
      <style:text-properties fo:language="el" fo:country="GR"/>
    </style:style>
    <style:style style:name="T1447" style:parent-style-name="DefaultParagraphFont" style:family="text">
      <style:text-properties fo:language="el" fo:country="GR"/>
    </style:style>
    <style:style style:name="T1448" style:parent-style-name="DefaultParagraphFont" style:family="text">
      <style:text-properties fo:language="el" fo:country="GR"/>
    </style:style>
    <style:style style:name="T1449" style:parent-style-name="Absatz-Standardschriftart" style:family="text">
      <style:text-properties fo:font-weight="bold" style:font-weight-asian="bold" style:font-weight-complex="bold" fo:font-size="12pt" style:font-size-asian="12pt" style:font-size-complex="12pt" fo:language="en" fo:country="US"/>
    </style:style>
    <style:style style:name="P1450" style:parent-style-name="CommentText" style:family="paragraph">
      <style:paragraph-properties fo:text-align="start" fo:text-indent="0in"/>
    </style:style>
    <style:style style:name="P1451" style:parent-style-name="CommentText" style:family="paragraph">
      <style:paragraph-properties fo:text-align="start" fo:text-indent="0in"/>
    </style:style>
    <style:style style:name="P1452" style:parent-style-name="CommentText" style:family="paragraph">
      <style:paragraph-properties fo:text-align="start" fo:text-indent="0in"/>
    </style:style>
    <style:style style:name="P1453" style:parent-style-name="CommentText" style:family="paragraph">
      <style:paragraph-properties fo:text-align="start" fo:text-indent="0in"/>
    </style:style>
    <style:style style:name="P1454" style:parent-style-name="CommentText" style:family="paragraph">
      <style:paragraph-properties fo:text-align="start" fo:text-indent="0in"/>
    </style:style>
    <style:style style:name="P1455" style:parent-style-name="CommentText" style:family="paragraph">
      <style:paragraph-properties fo:text-align="start" fo:text-indent="0in"/>
    </style:style>
    <style:style style:name="P1456" style:parent-style-name="CommentText" style:family="paragraph">
      <style:paragraph-properties fo:text-align="start" fo:text-indent="0in"/>
    </style:style>
    <style:style style:name="P1457" style:parent-style-name="CommentText" style:family="paragraph">
      <style:paragraph-properties fo:text-align="start" fo:text-indent="0in"/>
    </style:style>
    <style:style style:name="P1458" style:parent-style-name="CommentText" style:family="paragraph">
      <style:paragraph-properties fo:text-align="start" fo:text-indent="0in"/>
    </style:style>
    <style:style style:name="P1459" style:parent-style-name="CommentText" style:family="paragraph">
      <style:paragraph-properties fo:text-align="start" fo:text-indent="0in"/>
    </style:style>
    <style:style style:name="P1460" style:parent-style-name="CommentText" style:family="paragraph">
      <style:paragraph-properties fo:text-align="start" fo:text-indent="0in"/>
    </style:style>
    <style:style style:name="T1461" style:parent-style-name="Absatz-Standardschriftart" style:family="text">
      <style:text-properties fo:font-weight="bold" style:font-weight-asian="bold" style:font-weight-complex="bold" fo:font-size="12pt" style:font-size-asian="12pt" style:font-size-complex="12pt" fo:language="en" fo:country="US"/>
    </style:style>
    <style:style style:name="T1462" style:parent-style-name="Absatz-Standardschriftart" style:family="text">
      <style:text-properties fo:font-weight="bold" style:font-weight-asian="bold" style:font-weight-complex="bold" fo:font-size="12pt" style:font-size-asian="12pt" style:font-size-complex="12pt" fo:language="en" fo:country="US"/>
    </style:style>
    <style:style style:name="P1463" style:parent-style-name="CommentText" style:family="paragraph">
      <style:paragraph-properties fo:text-align="start" fo:text-indent="0in"/>
    </style:style>
    <style:style style:name="T1464" style:parent-style-name="DefaultParagraphFont" style:family="text">
      <style:text-properties fo:language="en" fo:country="US"/>
    </style:style>
    <style:style style:name="T1465" style:parent-style-name="DefaultParagraphFont" style:family="text">
      <style:text-properties fo:background-color="#FFFF00" fo:language="en" fo:country="US"/>
    </style:style>
    <style:style style:name="T1466" style:parent-style-name="DefaultParagraphFont" style:family="text">
      <style:text-properties fo:language="en" fo:country="US"/>
    </style:style>
    <style:style style:name="T1467" style:parent-style-name="DefaultParagraphFont" style:family="text">
      <style:text-properties fo:background-color="#FFFF00" fo:language="en" fo:country="US"/>
    </style:style>
    <style:style style:name="T1468" style:parent-style-name="DefaultParagraphFont" style:family="text">
      <style:text-properties fo:language="en" fo:country="US"/>
    </style:style>
    <style:style style:name="P1469" style:parent-style-name="CommentText" style:family="paragraph">
      <style:paragraph-properties fo:text-align="start" fo:text-indent="0in"/>
    </style:style>
    <style:style style:name="T1470" style:parent-style-name="DefaultParagraphFont" style:family="text">
      <style:text-properties fo:language="en" fo:country="US"/>
    </style:style>
    <style:style style:name="P1471" style:parent-style-name="CommentText" style:family="paragraph">
      <style:paragraph-properties fo:text-align="start" fo:text-indent="0in"/>
    </style:style>
    <style:style style:name="T1472" style:parent-style-name="DefaultParagraphFont" style:family="text">
      <style:text-properties fo:language="en" fo:country="US"/>
    </style:style>
    <style:style style:name="T1473" style:parent-style-name="DefaultParagraphFont" style:family="text">
      <style:text-properties fo:background-color="#FFFF00" fo:language="en" fo:country="US"/>
    </style:style>
    <style:style style:name="T1474" style:parent-style-name="DefaultParagraphFont" style:family="text">
      <style:text-properties fo:language="en" fo:country="US"/>
    </style:style>
    <style:style style:name="P1475" style:parent-style-name="CommentText" style:family="paragraph">
      <style:paragraph-properties fo:text-align="start" fo:text-indent="0in"/>
    </style:style>
    <style:style style:name="T1476" style:parent-style-name="DefaultParagraphFont" style:family="text">
      <style:text-properties fo:language="en" fo:country="US"/>
    </style:style>
    <style:style style:name="P1477" style:parent-style-name="CommentText" style:family="paragraph">
      <style:paragraph-properties fo:text-align="start" fo:text-indent="0in"/>
    </style:style>
    <style:style style:name="T1478" style:parent-style-name="DefaultParagraphFont" style:family="text">
      <style:text-properties fo:language="en" fo:country="US"/>
    </style:style>
    <style:style style:name="T1479" style:parent-style-name="Absatz-Standardschriftart" style:family="text">
      <style:text-properties fo:font-weight="bold" style:font-weight-asian="bold" style:font-weight-complex="bold" fo:font-size="12pt" style:font-size-asian="12pt" style:font-size-complex="12pt" fo:language="en" fo:country="US"/>
    </style:style>
    <style:style style:name="T1480" style:parent-style-name="Absatz-Standardschriftart" style:family="text">
      <style:text-properties fo:font-weight="bold" style:font-weight-asian="bold" style:font-weight-complex="bold" fo:font-size="12pt" style:font-size-asian="12pt" style:font-size-complex="12pt" fo:language="en" fo:country="US"/>
    </style:style>
    <style:style style:name="P1481" style:parent-style-name="CommentText" style:family="paragraph">
      <style:paragraph-properties fo:text-align="start" fo:text-indent="0in"/>
    </style:style>
    <style:style style:name="P1482" style:parent-style-name="CommentText" style:family="paragraph">
      <style:paragraph-properties fo:text-align="start" fo:text-indent="0in"/>
    </style:style>
    <style:style style:name="P1483" style:parent-style-name="CommentText" style:family="paragraph">
      <style:paragraph-properties fo:text-align="start" fo:text-indent="0in"/>
    </style:style>
    <style:style style:name="P1484" style:parent-style-name="CommentText" style:family="paragraph">
      <style:paragraph-properties fo:text-align="start" fo:text-indent="0in"/>
    </style:style>
    <style:style style:name="P1485" style:parent-style-name="CommentText" style:family="paragraph">
      <style:paragraph-properties fo:text-align="start" fo:text-indent="0in"/>
    </style:style>
    <style:style style:name="P1486" style:parent-style-name="CommentText" style:family="paragraph">
      <style:paragraph-properties fo:text-align="start" fo:text-indent="0in"/>
    </style:style>
    <style:style style:name="P1487" style:parent-style-name="CommentText" style:family="paragraph">
      <style:paragraph-properties fo:text-align="start" fo:text-indent="0in"/>
    </style:style>
    <style:style style:name="P1488" style:parent-style-name="CommentText" style:family="paragraph">
      <style:paragraph-properties fo:text-align="start" fo:text-indent="0in"/>
    </style:style>
    <style:style style:name="P1489" style:parent-style-name="Standard" style:family="paragraph">
      <style:paragraph-properties fo:text-align="start" fo:text-indent="0in"/>
    </style:style>
    <style:style style:name="T1490" style:parent-style-name="Absatz-Standardschriftart" style:family="text">
      <style:text-properties fo:font-weight="bold" style:font-weight-asian="bold" style:font-weight-complex="bold" fo:font-size="12pt" style:font-size-asian="12pt" style:font-size-complex="12pt" fo:language="en" fo:country="US"/>
    </style:style>
    <style:style style:name="P1491" style:parent-style-name="CommentText" style:family="paragraph">
      <style:paragraph-properties fo:text-align="start" fo:text-indent="0in"/>
    </style:style>
    <style:style style:name="P1492" style:parent-style-name="CommentText" style:family="paragraph">
      <style:paragraph-properties fo:text-align="start" fo:text-indent="0in"/>
    </style:style>
    <style:style style:name="P1493" style:parent-style-name="CommentText" style:family="paragraph">
      <style:paragraph-properties fo:text-align="start" fo:text-indent="0in"/>
    </style:style>
    <style:style style:name="P1494" style:parent-style-name="CommentText" style:family="paragraph">
      <style:paragraph-properties fo:text-align="start" fo:text-indent="0in"/>
    </style:style>
    <style:style style:name="P1495" style:parent-style-name="CommentText" style:family="paragraph">
      <style:paragraph-properties fo:text-align="start" fo:text-indent="0in"/>
    </style:style>
    <style:style style:name="P1496" style:parent-style-name="CommentText" style:family="paragraph">
      <style:paragraph-properties fo:text-align="start" fo:text-indent="0in"/>
    </style:style>
    <style:style style:name="P1497" style:parent-style-name="CommentText" style:family="paragraph">
      <style:paragraph-properties fo:text-align="start" fo:text-indent="0in"/>
    </style:style>
    <style:style style:name="P1498" style:parent-style-name="CommentText" style:family="paragraph">
      <style:paragraph-properties fo:text-align="start" fo:text-indent="0in"/>
    </style:style>
    <style:style style:name="P1499" style:parent-style-name="CommentText" style:family="paragraph">
      <style:paragraph-properties fo:text-align="start" fo:text-indent="0in"/>
    </style:style>
    <style:style style:name="P1500" style:parent-style-name="CommentText" style:family="paragraph">
      <style:paragraph-properties fo:text-align="start" fo:text-indent="0in"/>
    </style:style>
    <style:style style:name="T1501" style:parent-style-name="Absatz-Standardschriftart" style:family="text">
      <style:text-properties fo:font-weight="bold" style:font-weight-asian="bold" style:font-weight-complex="bold" fo:font-size="12pt" style:font-size-asian="12pt" style:font-size-complex="12pt" fo:language="en" fo:country="US"/>
    </style:style>
    <style:style style:name="T1502" style:parent-style-name="Absatz-Standardschriftart" style:family="text">
      <style:text-properties fo:font-weight="bold" style:font-weight-asian="bold" style:font-weight-complex="bold" fo:font-size="12pt" style:font-size-asian="12pt" style:font-size-complex="12pt" fo:language="en" fo:country="US"/>
    </style:style>
    <style:style style:name="P1503" style:parent-style-name="CommentText" style:family="paragraph">
      <style:paragraph-properties fo:text-align="start" fo:text-indent="0in"/>
    </style:style>
    <style:style style:name="P1504" style:parent-style-name="CommentText" style:family="paragraph">
      <style:paragraph-properties fo:text-align="start" fo:text-indent="0in"/>
    </style:style>
    <style:style style:name="P1505" style:parent-style-name="CommentText" style:family="paragraph">
      <style:paragraph-properties fo:text-align="start" fo:text-indent="0in"/>
    </style:style>
    <style:style style:name="T1506" style:parent-style-name="DefaultParagraphFont" style:family="text">
      <style:text-properties fo:language="el" fo:country="GR"/>
    </style:style>
    <style:style style:name="P1507" style:parent-style-name="CommentText" style:family="paragraph">
      <style:paragraph-properties fo:text-align="start" fo:text-indent="0in"/>
    </style:style>
    <style:style style:name="T1508" style:parent-style-name="DefaultParagraphFont" style:family="text">
      <style:text-properties fo:language="el" fo:country="GR"/>
    </style:style>
    <style:style style:name="P1509" style:parent-style-name="CommentText" style:family="paragraph">
      <style:paragraph-properties fo:text-align="start" fo:text-indent="0in"/>
    </style:style>
    <style:style style:name="P1510" style:parent-style-name="CommentText" style:family="paragraph">
      <style:paragraph-properties fo:text-align="start" fo:text-indent="0in"/>
    </style:style>
    <style:style style:name="P1511" style:parent-style-name="CommentText" style:family="paragraph">
      <style:paragraph-properties fo:text-align="start" fo:text-indent="0in"/>
    </style:style>
    <style:style style:name="P1512" style:parent-style-name="CommentText" style:family="paragraph">
      <style:paragraph-properties fo:text-align="start" fo:text-indent="0in"/>
    </style:style>
    <style:style style:name="P1513" style:parent-style-name="CommentText" style:family="paragraph">
      <style:paragraph-properties fo:text-align="start" fo:text-indent="0in"/>
    </style:style>
    <style:style style:name="P1514" style:parent-style-name="CommentText" style:family="paragraph">
      <style:paragraph-properties fo:text-align="start" fo:text-indent="0in"/>
    </style:style>
    <style:style style:name="P1515" style:parent-style-name="CommentText" style:family="paragraph">
      <style:paragraph-properties fo:text-align="start" fo:text-indent="0in"/>
    </style:style>
    <style:style style:name="P1516" style:parent-style-name="CommentText" style:family="paragraph">
      <style:paragraph-properties fo:text-align="start" fo:text-indent="0in"/>
    </style:style>
    <style:style style:name="P1517" style:parent-style-name="CommentText" style:family="paragraph">
      <style:paragraph-properties fo:text-align="start" fo:text-indent="0in"/>
    </style:style>
    <style:style style:name="P1518" style:parent-style-name="CommentText" style:family="paragraph">
      <style:paragraph-properties fo:text-align="start" fo:text-indent="0in"/>
    </style:style>
    <style:style style:name="P1519" style:parent-style-name="CommentText" style:family="paragraph">
      <style:paragraph-properties fo:text-align="start" fo:text-indent="0in"/>
    </style:style>
    <style:style style:name="P1520" style:parent-style-name="CommentText" style:family="paragraph">
      <style:paragraph-properties fo:text-align="start" fo:text-indent="0in"/>
    </style:style>
    <style:style style:name="T1521" style:parent-style-name="DefaultParagraphFont" style:family="text">
      <style:text-properties fo:language="el" fo:country="GR"/>
    </style:style>
    <style:style style:name="P1522" style:parent-style-name="CommentText" style:family="paragraph">
      <style:paragraph-properties fo:text-align="start" fo:text-indent="0in"/>
    </style:style>
    <style:style style:name="P1523" style:parent-style-name="CommentText" style:family="paragraph">
      <style:paragraph-properties fo:text-align="start" fo:text-indent="0in"/>
    </style:style>
    <style:style style:name="T1524" style:parent-style-name="DefaultParagraphFont" style:family="text">
      <style:text-properties fo:language="el" fo:country="GR"/>
    </style:style>
    <style:style style:name="P1525" style:parent-style-name="CommentText" style:family="paragraph">
      <style:paragraph-properties fo:text-align="start" fo:text-indent="0in"/>
    </style:style>
    <style:style style:name="P1526" style:parent-style-name="CommentText" style:family="paragraph">
      <style:paragraph-properties fo:text-align="start" fo:text-indent="0in"/>
    </style:style>
    <style:style style:name="P1527" style:parent-style-name="CommentText" style:family="paragraph">
      <style:paragraph-properties fo:text-align="start" fo:text-indent="0in"/>
    </style:style>
    <style:style style:name="T1528" style:parent-style-name="DefaultParagraphFont" style:family="text">
      <style:text-properties fo:language="el" fo:country="GR"/>
    </style:style>
    <style:style style:name="P1529" style:parent-style-name="CommentText" style:family="paragraph">
      <style:paragraph-properties fo:text-align="start" fo:text-indent="0in"/>
    </style:style>
    <style:style style:name="P1530" style:parent-style-name="CommentText" style:family="paragraph">
      <style:paragraph-properties fo:text-align="start" fo:text-indent="0in"/>
    </style:style>
    <style:style style:name="P1531" style:parent-style-name="CommentText" style:family="paragraph">
      <style:paragraph-properties fo:text-align="start" fo:text-indent="0in"/>
    </style:style>
    <style:style style:name="P1532" style:parent-style-name="CommentText" style:family="paragraph">
      <style:paragraph-properties fo:text-align="start" fo:text-indent="0in"/>
    </style:style>
    <style:style style:name="P1533" style:parent-style-name="CommentText" style:family="paragraph">
      <style:paragraph-properties fo:text-align="start" fo:text-indent="0in"/>
    </style:style>
    <style:style style:name="P1534" style:parent-style-name="CommentText" style:family="paragraph">
      <style:paragraph-properties fo:text-align="start" fo:text-indent="0in"/>
    </style:style>
    <style:style style:name="T1535" style:parent-style-name="DefaultParagraphFont" style:family="text">
      <style:text-properties fo:language="el" fo:country="GR"/>
    </style:style>
    <style:style style:name="P1536" style:parent-style-name="CommentText" style:family="paragraph">
      <style:paragraph-properties fo:text-align="start" fo:text-indent="0in"/>
    </style:style>
    <style:style style:name="P1537" style:parent-style-name="CommentText" style:family="paragraph">
      <style:paragraph-properties fo:text-align="start" fo:text-indent="0in"/>
    </style:style>
    <style:style style:name="T1538" style:parent-style-name="DefaultParagraphFont" style:family="text">
      <style:text-properties fo:language="el" fo:country="GR"/>
    </style:style>
    <style:style style:name="P1539" style:parent-style-name="CommentText" style:family="paragraph">
      <style:paragraph-properties fo:text-align="start" fo:text-indent="0in"/>
    </style:style>
    <style:style style:name="P1540" style:parent-style-name="CommentText" style:family="paragraph">
      <style:paragraph-properties fo:text-align="start" fo:text-indent="0in"/>
    </style:style>
    <style:style style:name="P1541" style:parent-style-name="CommentText" style:family="paragraph">
      <style:paragraph-properties fo:text-align="start" fo:text-indent="0in"/>
    </style:style>
    <style:style style:name="P1542" style:parent-style-name="CommentText" style:family="paragraph">
      <style:paragraph-properties fo:text-align="start" fo:text-indent="0in"/>
    </style:style>
    <style:style style:name="P1543" style:parent-style-name="CommentText" style:family="paragraph">
      <style:paragraph-properties fo:text-align="start" fo:text-indent="0in"/>
    </style:style>
    <style:style style:name="P1544" style:parent-style-name="Standard" style:family="paragraph">
      <style:paragraph-properties fo:text-align="start" fo:text-indent="0in"/>
    </style:style>
    <style:style style:name="T1545" style:parent-style-name="Absatz-Standardschriftart" style:family="text">
      <style:text-properties fo:font-weight="bold" style:font-weight-asian="bold" style:font-weight-complex="bold" fo:font-size="12pt" style:font-size-asian="12pt" style:font-size-complex="12pt" fo:language="en" fo:country="US"/>
    </style:style>
    <style:style style:name="T1546" style:parent-style-name="Absatz-Standardschriftart" style:family="text">
      <style:text-properties fo:font-weight="bold" style:font-weight-asian="bold" style:font-weight-complex="bold" fo:font-size="12pt" style:font-size-asian="12pt" style:font-size-complex="12pt" fo:language="en" fo:country="US"/>
    </style:style>
    <style:style style:name="P1547" style:parent-style-name="CommentText" style:family="paragraph">
      <style:paragraph-properties fo:text-align="start" fo:text-indent="0in"/>
    </style:style>
    <style:style style:name="T1548" style:parent-style-name="DefaultParagraphFont" style:family="text">
      <style:text-properties fo:language="el" fo:country="GR"/>
    </style:style>
    <style:style style:name="P1549" style:parent-style-name="CommentText" style:family="paragraph">
      <style:paragraph-properties fo:text-align="start" fo:text-indent="0in"/>
    </style:style>
    <style:style style:name="P1550" style:parent-style-name="CommentText" style:family="paragraph">
      <style:paragraph-properties fo:text-align="start" fo:text-indent="0in"/>
    </style:style>
    <style:style style:name="P1551" style:parent-style-name="CommentText" style:family="paragraph">
      <style:paragraph-properties fo:text-align="start" fo:text-indent="0in"/>
    </style:style>
    <style:style style:name="P1552" style:parent-style-name="CommentText" style:family="paragraph">
      <style:paragraph-properties fo:text-align="start" fo:text-indent="0in"/>
    </style:style>
    <style:style style:name="P1553" style:parent-style-name="CommentText" style:family="paragraph">
      <style:paragraph-properties fo:text-align="start" fo:text-indent="0in"/>
    </style:style>
    <style:style style:name="P1554" style:parent-style-name="CommentText" style:family="paragraph">
      <style:paragraph-properties fo:text-align="start" fo:text-indent="0in"/>
    </style:style>
    <style:style style:name="P1555" style:parent-style-name="CommentText" style:family="paragraph">
      <style:paragraph-properties fo:text-align="start" fo:text-indent="0in"/>
    </style:style>
    <style:style style:name="P1556" style:parent-style-name="CommentText" style:family="paragraph">
      <style:paragraph-properties fo:text-align="start" fo:text-indent="0in"/>
    </style:style>
    <style:style style:name="P1557" style:parent-style-name="CommentText" style:family="paragraph">
      <style:paragraph-properties fo:text-align="start" fo:text-indent="0in"/>
    </style:style>
    <style:style style:name="P1558" style:parent-style-name="CommentText" style:family="paragraph">
      <style:paragraph-properties fo:text-align="start" fo:text-indent="0in"/>
    </style:style>
    <style:style style:name="P1559" style:parent-style-name="CommentText" style:family="paragraph">
      <style:paragraph-properties fo:text-align="start" fo:text-indent="0in"/>
    </style:style>
    <style:style style:name="P1560" style:parent-style-name="CommentText" style:family="paragraph">
      <style:paragraph-properties fo:text-align="start" fo:text-indent="0in"/>
    </style:style>
    <style:style style:name="T1561" style:parent-style-name="DefaultParagraphFont" style:family="text">
      <style:text-properties fo:language="el" fo:country="GR"/>
    </style:style>
    <style:style style:name="P1562" style:parent-style-name="CommentText" style:family="paragraph">
      <style:paragraph-properties fo:text-align="start" fo:text-indent="0in"/>
    </style:style>
    <style:style style:name="P1563" style:parent-style-name="CommentText" style:family="paragraph">
      <style:paragraph-properties fo:text-align="start" fo:text-indent="0in"/>
    </style:style>
    <style:style style:name="T1564" style:parent-style-name="DefaultParagraphFont" style:family="text">
      <style:text-properties fo:language="el" fo:country="GR"/>
    </style:style>
    <style:style style:name="P1565" style:parent-style-name="CommentText" style:family="paragraph">
      <style:paragraph-properties fo:text-align="start" fo:text-indent="0in"/>
    </style:style>
    <style:style style:name="P1566" style:parent-style-name="CommentText" style:family="paragraph">
      <style:paragraph-properties fo:text-align="start" fo:text-indent="0in"/>
    </style:style>
    <style:style style:name="P1567" style:parent-style-name="CommentText" style:family="paragraph">
      <style:paragraph-properties fo:text-align="start" fo:text-indent="0in"/>
    </style:style>
    <style:style style:name="T1568" style:parent-style-name="DefaultParagraphFont" style:family="text">
      <style:text-properties fo:language="el" fo:country="GR"/>
    </style:style>
    <style:style style:name="P1569" style:parent-style-name="CommentText" style:family="paragraph">
      <style:paragraph-properties fo:text-align="start" fo:text-indent="0in"/>
    </style:style>
    <style:style style:name="P1570" style:parent-style-name="CommentText" style:family="paragraph">
      <style:paragraph-properties fo:text-align="start" fo:text-indent="0in"/>
    </style:style>
    <style:style style:name="P1571" style:parent-style-name="CommentText" style:family="paragraph">
      <style:paragraph-properties fo:text-align="start" fo:text-indent="0in"/>
    </style:style>
    <style:style style:name="T1572" style:parent-style-name="DefaultParagraphFont" style:family="text">
      <style:text-properties fo:language="el" fo:country="GR"/>
    </style:style>
    <style:style style:name="P1573" style:parent-style-name="CommentText" style:family="paragraph">
      <style:paragraph-properties fo:text-align="start" fo:text-indent="0in"/>
    </style:style>
    <style:style style:name="T1574" style:parent-style-name="DefaultParagraphFont" style:family="text">
      <style:text-properties fo:language="el" fo:country="GR"/>
    </style:style>
    <style:style style:name="P1575" style:parent-style-name="CommentText" style:family="paragraph">
      <style:paragraph-properties fo:text-align="start" fo:text-indent="0in"/>
    </style:style>
    <style:style style:name="P1576" style:parent-style-name="CommentText" style:family="paragraph">
      <style:paragraph-properties fo:text-align="start" fo:text-indent="0in"/>
    </style:style>
    <style:style style:name="P1577" style:parent-style-name="Standard" style:family="paragraph">
      <style:paragraph-properties fo:text-align="start" fo:text-indent="0in"/>
      <style:text-properties fo:language="en" fo:country="US"/>
    </style:style>
    <style:style style:name="P157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57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580" style:parent-style-name="Normal" style:family="paragraph">
      <style:paragraph-properties fo:text-align="start" fo:text-indent="0in"/>
    </style:style>
    <style:style style:name="T158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58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583" style:parent-style-name="CommentText" style:family="paragraph">
      <style:paragraph-properties fo:text-align="start" fo:text-indent="0in"/>
    </style:style>
    <style:style style:name="P1584" style:parent-style-name="Normal" style:family="paragraph">
      <style:paragraph-properties fo:text-align="start" fo:text-indent="0in"/>
    </style:style>
    <style:style style:name="T158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58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587" style:parent-style-name="CommentText" style:family="paragraph">
      <style:paragraph-properties fo:text-align="start" fo:text-indent="0in"/>
    </style:style>
    <style:style style:name="P1588" style:parent-style-name="CommentText" style:family="paragraph">
      <style:paragraph-properties fo:text-align="start" fo:text-indent="0in"/>
    </style:style>
    <style:style style:name="P1589" style:parent-style-name="CommentText" style:family="paragraph">
      <style:paragraph-properties fo:text-align="start" fo:text-indent="0in"/>
    </style:style>
    <style:style style:name="P1590" style:parent-style-name="Normal" style:family="paragraph">
      <style:paragraph-properties fo:text-align="start" fo:text-indent="0in"/>
    </style:style>
    <style:style style:name="T159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59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593" style:parent-style-name="CommentText" style:family="paragraph">
      <style:paragraph-properties fo:text-align="start" fo:text-indent="0in"/>
    </style:style>
    <style:style style:name="P1594" style:parent-style-name="CommentText" style:family="paragraph">
      <style:paragraph-properties fo:text-align="start" fo:text-indent="0in"/>
    </style:style>
    <style:style style:name="T1595" style:parent-style-name="DefaultParagraphFont" style:family="text">
      <style:text-properties fo:language="el" fo:country="GR"/>
    </style:style>
    <style:style style:name="T1596" style:parent-style-name="DefaultParagraphFont" style:family="text">
      <style:text-properties fo:language="el" fo:country="GR"/>
    </style:style>
    <style:style style:name="T1597" style:parent-style-name="DefaultParagraphFont" style:family="text">
      <style:text-properties fo:language="el" fo:country="GR"/>
    </style:style>
    <style:style style:name="T1598" style:parent-style-name="DefaultParagraphFont" style:family="text">
      <style:text-properties fo:language="el" fo:country="GR"/>
    </style:style>
    <style:style style:name="P1599" style:parent-style-name="CommentText" style:family="paragraph">
      <style:paragraph-properties fo:text-align="start" fo:text-indent="0in"/>
    </style:style>
    <style:style style:name="T1600" style:parent-style-name="DefaultParagraphFont" style:family="text">
      <style:text-properties fo:language="el" fo:country="GR"/>
    </style:style>
    <style:style style:name="T1601" style:parent-style-name="DefaultParagraphFont" style:family="text">
      <style:text-properties fo:language="el" fo:country="GR"/>
    </style:style>
    <style:style style:name="P1602" style:parent-style-name="CommentText" style:family="paragraph">
      <style:paragraph-properties fo:text-align="start" fo:text-indent="0in"/>
    </style:style>
    <style:style style:name="T1603" style:parent-style-name="DefaultParagraphFont" style:family="text">
      <style:text-properties fo:language="el" fo:country="GR"/>
    </style:style>
    <style:style style:name="T1604" style:parent-style-name="DefaultParagraphFont" style:family="text">
      <style:text-properties fo:language="el" fo:country="GR"/>
    </style:style>
    <style:style style:name="P1605" style:parent-style-name="CommentText" style:family="paragraph">
      <style:paragraph-properties fo:text-align="start" fo:text-indent="0in"/>
    </style:style>
    <style:style style:name="P1606" style:parent-style-name="CommentText" style:family="paragraph">
      <style:paragraph-properties fo:text-align="start" fo:text-indent="0in"/>
    </style:style>
    <style:style style:name="P1607" style:parent-style-name="CommentText" style:family="paragraph">
      <style:paragraph-properties fo:text-align="start" fo:text-indent="0in"/>
    </style:style>
    <style:style style:name="P1608" style:parent-style-name="Normal" style:family="paragraph">
      <style:paragraph-properties fo:text-align="start" fo:text-indent="0in"/>
    </style:style>
    <style:style style:name="T160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10" style:parent-style-name="CommentText" style:family="paragraph">
      <style:paragraph-properties fo:text-align="start" fo:text-indent="0in"/>
    </style:style>
    <style:style style:name="P1611" style:parent-style-name="CommentText" style:family="paragraph">
      <style:paragraph-properties fo:text-align="start" fo:text-indent="0in"/>
    </style:style>
    <style:style style:name="P1612" style:parent-style-name="CommentText" style:family="paragraph">
      <style:paragraph-properties fo:text-align="start" fo:text-indent="0in"/>
    </style:style>
    <style:style style:name="P1613" style:parent-style-name="CommentText" style:family="paragraph">
      <style:paragraph-properties fo:text-align="start" fo:text-indent="0in"/>
    </style:style>
    <style:style style:name="P1614" style:parent-style-name="CommentText" style:family="paragraph">
      <style:paragraph-properties fo:text-align="start" fo:text-indent="0in"/>
    </style:style>
    <style:style style:name="P1615" style:parent-style-name="CommentText" style:family="paragraph">
      <style:paragraph-properties fo:text-align="start" fo:text-indent="0in"/>
    </style:style>
    <style:style style:name="T161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1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18" style:parent-style-name="CommentText" style:family="paragraph">
      <style:paragraph-properties fo:text-align="start" fo:text-indent="0in"/>
    </style:style>
    <style:style style:name="T1619" style:parent-style-name="DefaultParagraphFont" style:family="text">
      <style:text-properties fo:language="el" fo:country="GR"/>
    </style:style>
    <style:style style:name="P1620" style:parent-style-name="CommentText" style:family="paragraph">
      <style:paragraph-properties fo:text-align="start" fo:text-indent="0in"/>
    </style:style>
    <style:style style:name="T1621" style:parent-style-name="DefaultParagraphFont" style:family="text">
      <style:text-properties fo:language="el" fo:country="GR"/>
    </style:style>
    <style:style style:name="T1622" style:parent-style-name="DefaultParagraphFont" style:family="text">
      <style:text-properties fo:language="el" fo:country="GR"/>
    </style:style>
    <style:style style:name="T1623" style:parent-style-name="DefaultParagraphFont" style:family="text">
      <style:text-properties fo:language="el" fo:country="GR"/>
    </style:style>
    <style:style style:name="P1624" style:parent-style-name="CommentText" style:family="paragraph">
      <style:paragraph-properties fo:text-align="start" fo:text-indent="0in"/>
    </style:style>
    <style:style style:name="T1625" style:parent-style-name="DefaultParagraphFont" style:family="text">
      <style:text-properties fo:language="el" fo:country="GR"/>
    </style:style>
    <style:style style:name="T1626" style:parent-style-name="DefaultParagraphFont" style:family="text">
      <style:text-properties fo:language="el" fo:country="GR"/>
    </style:style>
    <style:style style:name="T1627" style:parent-style-name="DefaultParagraphFont" style:family="text">
      <style:text-properties fo:language="el" fo:country="GR"/>
    </style:style>
    <style:style style:name="T1628" style:parent-style-name="DefaultParagraphFont" style:family="text">
      <style:text-properties fo:language="el" fo:country="GR"/>
    </style:style>
    <style:style style:name="P1629" style:parent-style-name="CommentText" style:family="paragraph">
      <style:paragraph-properties fo:text-align="start" fo:text-indent="0in"/>
    </style:style>
    <style:style style:name="P1630" style:parent-style-name="CommentText" style:family="paragraph">
      <style:paragraph-properties fo:text-align="start" fo:text-indent="0in"/>
    </style:style>
    <style:style style:name="P1631" style:parent-style-name="CommentText" style:family="paragraph">
      <style:paragraph-properties fo:text-align="start" fo:text-indent="0in"/>
    </style:style>
    <style:style style:name="P1632" style:parent-style-name="CommentText" style:family="paragraph">
      <style:paragraph-properties fo:text-align="start" fo:text-indent="0in"/>
    </style:style>
    <style:style style:name="P1633" style:parent-style-name="CommentText" style:family="paragraph">
      <style:paragraph-properties fo:text-align="start" fo:text-indent="0in"/>
    </style:style>
    <style:style style:name="P1634" style:parent-style-name="Normal" style:family="paragraph">
      <style:paragraph-properties fo:text-align="start" fo:text-indent="0in"/>
    </style:style>
    <style:style style:name="T163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3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37" style:parent-style-name="CommentText" style:family="paragraph">
      <style:paragraph-properties fo:text-align="start" fo:text-indent="0in"/>
    </style:style>
    <style:style style:name="T1638" style:parent-style-name="DefaultParagraphFont" style:family="text">
      <style:text-properties fo:language="el" fo:country="GR"/>
    </style:style>
    <style:style style:name="T1639" style:parent-style-name="DefaultParagraphFont" style:family="text">
      <style:text-properties fo:language="el" fo:country="GR"/>
    </style:style>
    <style:style style:name="T1640" style:parent-style-name="DefaultParagraphFont" style:family="text">
      <style:text-properties fo:language="el" fo:country="GR"/>
    </style:style>
    <style:style style:name="P1641" style:parent-style-name="CommentText" style:family="paragraph">
      <style:paragraph-properties fo:text-align="start" fo:text-indent="0in"/>
    </style:style>
    <style:style style:name="T1642" style:parent-style-name="DefaultParagraphFont" style:family="text">
      <style:text-properties fo:language="el" fo:country="GR"/>
    </style:style>
    <style:style style:name="P1643" style:parent-style-name="CommentText" style:family="paragraph">
      <style:paragraph-properties fo:text-align="start" fo:text-indent="0in"/>
    </style:style>
    <style:style style:name="T1644" style:parent-style-name="DefaultParagraphFont" style:family="text">
      <style:text-properties fo:language="el" fo:country="GR"/>
    </style:style>
    <style:style style:name="T1645" style:parent-style-name="DefaultParagraphFont" style:family="text">
      <style:text-properties fo:language="el" fo:country="GR"/>
    </style:style>
    <style:style style:name="T1646" style:parent-style-name="DefaultParagraphFont" style:family="text">
      <style:text-properties fo:language="el" fo:country="GR"/>
    </style:style>
    <style:style style:name="T1647" style:parent-style-name="DefaultParagraphFont" style:family="text">
      <style:text-properties fo:language="el" fo:country="GR"/>
    </style:style>
    <style:style style:name="T1648" style:parent-style-name="DefaultParagraphFont" style:family="text">
      <style:text-properties fo:language="el" fo:country="GR"/>
    </style:style>
    <style:style style:name="T1649" style:parent-style-name="DefaultParagraphFont" style:family="text">
      <style:text-properties fo:language="el" fo:country="GR"/>
    </style:style>
    <style:style style:name="T1650" style:parent-style-name="DefaultParagraphFont" style:family="text">
      <style:text-properties fo:language="el" fo:country="GR"/>
    </style:style>
    <style:style style:name="T1651" style:parent-style-name="DefaultParagraphFont" style:family="text">
      <style:text-properties fo:language="el" fo:country="GR"/>
    </style:style>
    <style:style style:name="T1652" style:parent-style-name="DefaultParagraphFont" style:family="text">
      <style:text-properties fo:language="el" fo:country="GR"/>
    </style:style>
    <style:style style:name="P1653" style:parent-style-name="CommentText" style:family="paragraph">
      <style:paragraph-properties fo:text-align="start" fo:text-indent="0in"/>
    </style:style>
    <style:style style:name="P1654" style:parent-style-name="CommentText" style:family="paragraph">
      <style:paragraph-properties fo:text-align="start" fo:text-indent="0in"/>
    </style:style>
    <style:style style:name="T1655" style:parent-style-name="DefaultParagraphFont" style:family="text">
      <style:text-properties fo:language="el" fo:country="GR"/>
    </style:style>
    <style:style style:name="T1656" style:parent-style-name="DefaultParagraphFont" style:family="text">
      <style:text-properties fo:language="el" fo:country="GR"/>
    </style:style>
    <style:style style:name="T1657" style:parent-style-name="DefaultParagraphFont" style:family="text">
      <style:text-properties fo:language="el" fo:country="GR"/>
    </style:style>
    <style:style style:name="P1658" style:parent-style-name="CommentText" style:family="paragraph">
      <style:paragraph-properties fo:text-align="start" fo:text-indent="0in"/>
    </style:style>
    <style:style style:name="T1659" style:parent-style-name="DefaultParagraphFont" style:family="text">
      <style:text-properties fo:language="el" fo:country="GR"/>
    </style:style>
    <style:style style:name="T1660" style:parent-style-name="DefaultParagraphFont" style:family="text">
      <style:text-properties fo:language="el" fo:country="GR"/>
    </style:style>
    <style:style style:name="T1661" style:parent-style-name="DefaultParagraphFont" style:family="text">
      <style:text-properties fo:language="el" fo:country="GR"/>
    </style:style>
    <style:style style:name="P1662" style:parent-style-name="CommentText" style:family="paragraph">
      <style:paragraph-properties fo:text-align="start" fo:text-indent="0in"/>
    </style:style>
    <style:style style:name="T1663" style:parent-style-name="DefaultParagraphFont" style:family="text">
      <style:text-properties fo:language="el" fo:country="GR"/>
    </style:style>
    <style:style style:name="T1664" style:parent-style-name="DefaultParagraphFont" style:family="text">
      <style:text-properties fo:language="el" fo:country="GR"/>
    </style:style>
    <style:style style:name="T1665" style:parent-style-name="DefaultParagraphFont" style:family="text">
      <style:text-properties fo:language="el" fo:country="GR"/>
    </style:style>
    <style:style style:name="P1666" style:parent-style-name="CommentText" style:family="paragraph">
      <style:paragraph-properties fo:text-align="start" fo:text-indent="0in"/>
    </style:style>
    <style:style style:name="T1667" style:parent-style-name="DefaultParagraphFont" style:family="text">
      <style:text-properties fo:language="el" fo:country="GR"/>
    </style:style>
    <style:style style:name="T1668" style:parent-style-name="DefaultParagraphFont" style:family="text">
      <style:text-properties fo:language="el" fo:country="GR"/>
    </style:style>
    <style:style style:name="T1669" style:parent-style-name="DefaultParagraphFont" style:family="text">
      <style:text-properties fo:language="el" fo:country="GR"/>
    </style:style>
    <style:style style:name="P1670" style:parent-style-name="CommentText" style:family="paragraph">
      <style:paragraph-properties fo:text-align="start" fo:text-indent="0in"/>
    </style:style>
    <style:style style:name="T1671" style:parent-style-name="DefaultParagraphFont" style:family="text">
      <style:text-properties fo:language="el" fo:country="GR"/>
    </style:style>
    <style:style style:name="T1672" style:parent-style-name="DefaultParagraphFont" style:family="text">
      <style:text-properties fo:language="el" fo:country="GR"/>
    </style:style>
    <style:style style:name="T1673" style:parent-style-name="DefaultParagraphFont" style:family="text">
      <style:text-properties fo:language="el" fo:country="GR"/>
    </style:style>
    <style:style style:name="T1674" style:parent-style-name="DefaultParagraphFont" style:family="text">
      <style:text-properties fo:language="el" fo:country="GR"/>
    </style:style>
    <style:style style:name="T1675" style:parent-style-name="DefaultParagraphFont" style:family="text">
      <style:text-properties fo:language="el" fo:country="GR"/>
    </style:style>
    <style:style style:name="T1676" style:parent-style-name="DefaultParagraphFont" style:family="text">
      <style:text-properties fo:language="el" fo:country="GR"/>
    </style:style>
    <style:style style:name="T1677" style:parent-style-name="DefaultParagraphFont" style:family="text">
      <style:text-properties fo:language="el" fo:country="GR"/>
    </style:style>
    <style:style style:name="P1678" style:parent-style-name="CommentText" style:family="paragraph">
      <style:paragraph-properties fo:text-align="start" fo:text-indent="0in"/>
    </style:style>
    <style:style style:name="T1679" style:parent-style-name="DefaultParagraphFont" style:family="text">
      <style:text-properties fo:language="el" fo:country="GR"/>
    </style:style>
    <style:style style:name="T1680" style:parent-style-name="DefaultParagraphFont" style:family="text">
      <style:text-properties fo:language="el" fo:country="GR"/>
    </style:style>
    <style:style style:name="T1681" style:parent-style-name="DefaultParagraphFont" style:family="text">
      <style:text-properties fo:language="el" fo:country="GR"/>
    </style:style>
    <style:style style:name="P1682" style:parent-style-name="CommentText" style:family="paragraph">
      <style:paragraph-properties fo:text-align="start" fo:text-indent="0in"/>
    </style:style>
    <style:style style:name="T1683" style:parent-style-name="DefaultParagraphFont" style:family="text">
      <style:text-properties fo:language="el" fo:country="GR"/>
    </style:style>
    <style:style style:name="T1684" style:parent-style-name="DefaultParagraphFont" style:family="text">
      <style:text-properties fo:language="el" fo:country="GR"/>
    </style:style>
    <style:style style:name="T1685" style:parent-style-name="DefaultParagraphFont" style:family="text">
      <style:text-properties fo:language="el" fo:country="GR"/>
    </style:style>
    <style:style style:name="T1686" style:parent-style-name="DefaultParagraphFont" style:family="text">
      <style:text-properties fo:language="el" fo:country="GR"/>
    </style:style>
    <style:style style:name="T1687" style:parent-style-name="DefaultParagraphFont" style:family="text">
      <style:text-properties fo:language="el" fo:country="GR"/>
    </style:style>
    <style:style style:name="T1688" style:parent-style-name="DefaultParagraphFont" style:family="text">
      <style:text-properties fo:language="el" fo:country="GR"/>
    </style:style>
    <style:style style:name="P1689" style:parent-style-name="CommentText" style:family="paragraph">
      <style:paragraph-properties fo:text-align="start" fo:text-indent="0in"/>
    </style:style>
    <style:style style:name="P1690" style:parent-style-name="CommentText" style:family="paragraph">
      <style:paragraph-properties fo:text-align="start" fo:text-indent="0in"/>
    </style:style>
    <style:style style:name="T1691" style:parent-style-name="DefaultParagraphFont" style:family="text">
      <style:text-properties fo:language="el" fo:country="GR"/>
    </style:style>
    <style:style style:name="T1692" style:parent-style-name="DefaultParagraphFont" style:family="text">
      <style:text-properties fo:language="el" fo:country="GR"/>
    </style:style>
    <style:style style:name="T1693" style:parent-style-name="DefaultParagraphFont" style:family="text">
      <style:text-properties fo:language="el" fo:country="GR"/>
    </style:style>
    <style:style style:name="P1694" style:parent-style-name="CommentText" style:family="paragraph">
      <style:paragraph-properties fo:text-align="start" fo:text-indent="0in"/>
    </style:style>
    <style:style style:name="T1695" style:parent-style-name="DefaultParagraphFont" style:family="text">
      <style:text-properties fo:language="el" fo:country="GR"/>
    </style:style>
    <style:style style:name="T1696" style:parent-style-name="DefaultParagraphFont" style:family="text">
      <style:text-properties fo:language="el" fo:country="GR"/>
    </style:style>
    <style:style style:name="T1697" style:parent-style-name="DefaultParagraphFont" style:family="text">
      <style:text-properties fo:language="el" fo:country="GR"/>
    </style:style>
    <style:style style:name="T1698" style:parent-style-name="DefaultParagraphFont" style:family="text">
      <style:text-properties fo:language="el" fo:country="GR"/>
    </style:style>
    <style:style style:name="P1699" style:parent-style-name="Normal" style:family="paragraph">
      <style:paragraph-properties fo:text-align="start" fo:text-indent="0in"/>
    </style:style>
    <style:style style:name="T170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70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702" style:parent-style-name="CommentText" style:family="paragraph">
      <style:paragraph-properties fo:text-align="start" fo:text-indent="0in"/>
    </style:style>
    <style:style style:name="T1703" style:parent-style-name="DefaultParagraphFont" style:family="text">
      <style:text-properties fo:language="el" fo:country="GR"/>
    </style:style>
    <style:style style:name="P1704" style:parent-style-name="CommentText" style:family="paragraph">
      <style:paragraph-properties fo:text-align="start" fo:text-indent="0in"/>
    </style:style>
    <style:style style:name="P1705" style:parent-style-name="CommentText" style:family="paragraph">
      <style:paragraph-properties fo:text-align="start" fo:text-indent="0in"/>
    </style:style>
    <style:style style:name="P1706" style:parent-style-name="CommentText" style:family="paragraph">
      <style:paragraph-properties fo:text-align="start" fo:text-indent="0in"/>
    </style:style>
    <style:style style:name="P1707" style:parent-style-name="CommentText" style:family="paragraph">
      <style:paragraph-properties fo:text-align="start" fo:text-indent="0in"/>
    </style:style>
    <style:style style:name="P1708" style:parent-style-name="CommentText" style:family="paragraph">
      <style:paragraph-properties fo:text-align="start" fo:text-indent="0in"/>
    </style:style>
    <style:style style:name="P170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1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11" style:parent-style-name="Normal" style:family="paragraph">
      <style:paragraph-properties fo:text-align="start" fo:text-indent="0in"/>
    </style:style>
    <style:style style:name="T171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71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714" style:parent-style-name="CommentText" style:family="paragraph">
      <style:paragraph-properties fo:text-align="start" fo:text-indent="0in"/>
    </style:style>
    <style:style style:name="T1715" style:parent-style-name="DefaultParagraphFont" style:family="text">
      <style:text-properties fo:language="el" fo:country="GR"/>
    </style:style>
    <style:style style:name="P1716" style:parent-style-name="CommentText" style:family="paragraph">
      <style:paragraph-properties fo:text-align="start" fo:text-indent="0in"/>
    </style:style>
    <style:style style:name="P1717" style:parent-style-name="CommentText" style:family="paragraph">
      <style:paragraph-properties fo:text-align="start" fo:text-indent="0in"/>
    </style:style>
    <style:style style:name="P1718" style:parent-style-name="CommentText" style:family="paragraph">
      <style:paragraph-properties fo:text-align="start" fo:text-indent="0in"/>
    </style:style>
    <style:style style:name="T1719" style:parent-style-name="DefaultParagraphFont" style:family="text">
      <style:text-properties fo:language="el" fo:country="GR"/>
    </style:style>
    <style:style style:name="P1720" style:parent-style-name="CommentText" style:family="paragraph">
      <style:paragraph-properties fo:text-align="start" fo:text-indent="0in"/>
    </style:style>
    <style:style style:name="P1721" style:parent-style-name="CommentText" style:family="paragraph">
      <style:paragraph-properties fo:text-align="start" fo:text-indent="0in"/>
    </style:style>
    <style:style style:name="P1722" style:parent-style-name="CommentText" style:family="paragraph">
      <style:paragraph-properties fo:text-align="start" fo:text-indent="0in"/>
    </style:style>
    <style:style style:name="P1723" style:parent-style-name="CommentText" style:family="paragraph">
      <style:paragraph-properties fo:text-align="start" fo:text-indent="0in"/>
    </style:style>
    <style:style style:name="P1724" style:parent-style-name="CommentText" style:family="paragraph">
      <style:paragraph-properties fo:text-align="start" fo:text-indent="0in"/>
    </style:style>
    <style:style style:name="P1725" style:parent-style-name="CommentText" style:family="paragraph">
      <style:paragraph-properties fo:text-align="start" fo:text-indent="0in"/>
    </style:style>
    <style:style style:name="P1726" style:parent-style-name="CommentText" style:family="paragraph">
      <style:paragraph-properties fo:text-align="start" fo:text-indent="0in"/>
    </style:style>
    <style:style style:name="P1727" style:parent-style-name="CommentText" style:family="paragraph">
      <style:paragraph-properties fo:text-align="start" fo:text-indent="0in"/>
    </style:style>
    <style:style style:name="P1728" style:parent-style-name="CommentText" style:family="paragraph">
      <style:paragraph-properties fo:text-align="start" fo:text-indent="0in"/>
    </style:style>
    <style:style style:name="P1729" style:parent-style-name="CommentText" style:family="paragraph">
      <style:paragraph-properties fo:text-align="start" fo:text-indent="0in"/>
    </style:style>
    <style:style style:name="P1730" style:parent-style-name="CommentText" style:family="paragraph">
      <style:paragraph-properties fo:text-align="start" fo:text-indent="0in"/>
    </style:style>
    <style:style style:name="T1731" style:parent-style-name="DefaultParagraphFont" style:family="text">
      <style:text-properties fo:language="el" fo:country="GR"/>
    </style:style>
    <style:style style:name="P1732" style:parent-style-name="CommentText" style:family="paragraph">
      <style:paragraph-properties fo:text-align="start" fo:text-indent="0in"/>
    </style:style>
    <style:style style:name="T1733" style:parent-style-name="DefaultParagraphFont" style:family="text">
      <style:text-properties fo:language="el" fo:country="GR"/>
    </style:style>
    <style:style style:name="P1734" style:parent-style-name="CommentText" style:family="paragraph">
      <style:paragraph-properties fo:text-align="start" fo:text-indent="0in"/>
    </style:style>
    <style:style style:name="P1735" style:parent-style-name="CommentText" style:family="paragraph">
      <style:paragraph-properties fo:text-align="start" fo:text-indent="0in"/>
    </style:style>
    <style:style style:name="P1736" style:parent-style-name="CommentText" style:family="paragraph">
      <style:paragraph-properties fo:text-align="start" fo:text-indent="0in"/>
    </style:style>
    <style:style style:name="P1737" style:parent-style-name="CommentText" style:family="paragraph">
      <style:paragraph-properties fo:text-align="start" fo:text-indent="0in"/>
    </style:style>
    <style:style style:name="P1738" style:parent-style-name="CommentText" style:family="paragraph">
      <style:paragraph-properties fo:text-align="start" fo:text-indent="0in"/>
    </style:style>
    <style:style style:name="T1739" style:parent-style-name="DefaultParagraphFont" style:family="text">
      <style:text-properties fo:language="el" fo:country="GR"/>
    </style:style>
    <style:style style:name="T1740" style:parent-style-name="DefaultParagraphFont" style:family="text">
      <style:text-properties fo:language="el" fo:country="GR"/>
    </style:style>
    <style:style style:name="P1741" style:parent-style-name="CommentText" style:family="paragraph">
      <style:paragraph-properties fo:text-align="start" fo:text-indent="0in"/>
    </style:style>
    <style:style style:name="T1742" style:parent-style-name="DefaultParagraphFont" style:family="text">
      <style:text-properties fo:language="el" fo:country="GR"/>
    </style:style>
    <style:style style:name="P1743" style:parent-style-name="CommentText" style:family="paragraph">
      <style:paragraph-properties fo:text-align="start" fo:text-indent="0in"/>
    </style:style>
    <style:style style:name="T1744" style:parent-style-name="DefaultParagraphFont" style:family="text">
      <style:text-properties fo:language="el" fo:country="GR"/>
    </style:style>
    <style:style style:name="T1745" style:parent-style-name="DefaultParagraphFont" style:family="text">
      <style:text-properties fo:language="el" fo:country="GR"/>
    </style:style>
    <style:style style:name="P1746" style:parent-style-name="CommentText" style:family="paragraph">
      <style:paragraph-properties fo:text-align="start" fo:text-indent="0in"/>
    </style:style>
    <style:style style:name="P1747" style:parent-style-name="CommentText" style:family="paragraph">
      <style:paragraph-properties fo:text-align="start" fo:text-indent="0in"/>
    </style:style>
    <style:style style:name="P1748" style:parent-style-name="CommentText" style:family="paragraph">
      <style:paragraph-properties fo:text-align="start" fo:text-indent="0in"/>
    </style:style>
    <style:style style:name="P1749" style:parent-style-name="CommentText" style:family="paragraph">
      <style:paragraph-properties fo:text-align="start" fo:text-indent="0in"/>
    </style:style>
    <style:style style:name="T1750" style:parent-style-name="DefaultParagraphFont" style:family="text">
      <style:text-properties fo:language="el" fo:country="GR"/>
    </style:style>
    <style:style style:name="P1751" style:parent-style-name="CommentText" style:family="paragraph">
      <style:paragraph-properties fo:text-align="start" fo:text-indent="0in"/>
    </style:style>
    <style:style style:name="T1752" style:parent-style-name="DefaultParagraphFont" style:family="text">
      <style:text-properties fo:language="el" fo:country="GR"/>
    </style:style>
    <style:style style:name="P1753" style:parent-style-name="CommentText" style:family="paragraph">
      <style:paragraph-properties fo:text-align="start" fo:text-indent="0in"/>
    </style:style>
    <style:style style:name="P1754" style:parent-style-name="CommentText" style:family="paragraph">
      <style:paragraph-properties fo:text-align="start" fo:text-indent="0in"/>
    </style:style>
    <style:style style:name="T1755" style:parent-style-name="DefaultParagraphFont" style:family="text">
      <style:text-properties fo:language="el" fo:country="GR"/>
    </style:style>
    <style:style style:name="P1756" style:parent-style-name="CommentText" style:family="paragraph">
      <style:paragraph-properties fo:text-align="start" fo:text-indent="0in"/>
    </style:style>
    <style:style style:name="P1757" style:parent-style-name="CommentText" style:family="paragraph">
      <style:paragraph-properties fo:text-align="start" fo:text-indent="0in"/>
    </style:style>
    <style:style style:name="P1758" style:parent-style-name="CommentText" style:family="paragraph">
      <style:paragraph-properties fo:text-align="start" fo:text-indent="0in"/>
    </style:style>
    <style:style style:name="T1759" style:parent-style-name="DefaultParagraphFont" style:family="text">
      <style:text-properties fo:language="el" fo:country="GR"/>
    </style:style>
    <style:style style:name="P1760" style:parent-style-name="CommentText" style:family="paragraph">
      <style:paragraph-properties fo:text-align="start" fo:text-indent="0in"/>
    </style:style>
    <style:style style:name="T1761" style:parent-style-name="DefaultParagraphFont" style:family="text">
      <style:text-properties fo:language="el" fo:country="GR"/>
    </style:style>
    <style:style style:name="P1762" style:parent-style-name="CommentText" style:family="paragraph">
      <style:paragraph-properties fo:text-align="start" fo:text-indent="0in"/>
    </style:style>
    <style:style style:name="T1763" style:parent-style-name="DefaultParagraphFont" style:family="text">
      <style:text-properties fo:language="el" fo:country="GR"/>
    </style:style>
    <style:style style:name="P1764" style:parent-style-name="CommentText" style:family="paragraph">
      <style:paragraph-properties fo:text-align="start" fo:text-indent="0in"/>
    </style:style>
    <style:style style:name="P1765" style:parent-style-name="CommentText" style:family="paragraph">
      <style:paragraph-properties fo:text-align="start" fo:text-indent="0in"/>
    </style:style>
    <style:style style:name="P1766" style:parent-style-name="CommentText" style:family="paragraph">
      <style:paragraph-properties fo:text-align="start" fo:text-indent="0in"/>
    </style:style>
    <style:style style:name="P1767" style:parent-style-name="CommentText" style:family="paragraph">
      <style:paragraph-properties fo:text-align="start" fo:text-indent="0in"/>
    </style:style>
    <style:style style:name="P1768" style:parent-style-name="CommentText" style:family="paragraph">
      <style:paragraph-properties fo:text-align="start" fo:text-indent="0in"/>
    </style:style>
    <style:style style:name="P1769" style:parent-style-name="CommentText" style:family="paragraph">
      <style:paragraph-properties fo:text-align="start" fo:text-indent="0in"/>
    </style:style>
    <style:style style:name="P1770" style:parent-style-name="CommentText" style:family="paragraph">
      <style:paragraph-properties fo:text-align="start" fo:text-indent="0in"/>
    </style:style>
    <style:style style:name="T1771" style:parent-style-name="DefaultParagraphFont" style:family="text">
      <style:text-properties fo:language="el" fo:country="GR"/>
    </style:style>
    <style:style style:name="P1772" style:parent-style-name="CommentText" style:family="paragraph">
      <style:paragraph-properties fo:text-align="start" fo:text-indent="0in"/>
    </style:style>
    <style:style style:name="P1773" style:parent-style-name="CommentText" style:family="paragraph">
      <style:paragraph-properties fo:text-align="start" fo:text-indent="0in"/>
    </style:style>
    <style:style style:name="P1774" style:parent-style-name="CommentText" style:family="paragraph">
      <style:paragraph-properties fo:text-align="start" fo:text-indent="0in"/>
    </style:style>
    <style:style style:name="P1775" style:parent-style-name="CommentText" style:family="paragraph">
      <style:paragraph-properties fo:text-align="start" fo:text-indent="0in"/>
    </style:style>
    <style:style style:name="P1776" style:parent-style-name="CommentText" style:family="paragraph">
      <style:paragraph-properties fo:text-align="start" fo:text-indent="0in"/>
    </style:style>
    <style:style style:name="P1777" style:parent-style-name="CommentText" style:family="paragraph">
      <style:paragraph-properties fo:text-align="start" fo:text-indent="0in"/>
    </style:style>
    <style:style style:name="P1778" style:parent-style-name="Normal" style:family="paragraph">
      <style:paragraph-properties fo:text-align="start" fo:text-indent="0in"/>
    </style:style>
    <style:style style:name="T177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78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781" style:parent-style-name="CommentText" style:family="paragraph">
      <style:paragraph-properties fo:text-align="start" fo:text-indent="0in"/>
    </style:style>
    <style:style style:name="P1782" style:parent-style-name="CommentText" style:family="paragraph">
      <style:paragraph-properties fo:text-align="start" fo:text-indent="0in"/>
    </style:style>
    <style:style style:name="P1783" style:parent-style-name="CommentText" style:family="paragraph">
      <style:paragraph-properties fo:text-align="start" fo:text-indent="0in"/>
    </style:style>
    <style:style style:name="T1784" style:parent-style-name="DefaultParagraphFont" style:family="text">
      <style:text-properties fo:language="el" fo:country="GR"/>
    </style:style>
    <style:style style:name="P1785" style:parent-style-name="CommentText" style:family="paragraph">
      <style:paragraph-properties fo:text-align="start" fo:text-indent="0in"/>
    </style:style>
    <style:style style:name="T1786" style:parent-style-name="DefaultParagraphFont" style:family="text">
      <style:text-properties fo:language="el" fo:country="GR"/>
    </style:style>
    <style:style style:name="P1787" style:parent-style-name="CommentText" style:family="paragraph">
      <style:paragraph-properties fo:text-align="start" fo:text-indent="0in"/>
    </style:style>
    <style:style style:name="P1788" style:parent-style-name="CommentText" style:family="paragraph">
      <style:paragraph-properties fo:text-align="start" fo:text-indent="0in"/>
    </style:style>
    <style:style style:name="P1789" style:parent-style-name="CommentText" style:family="paragraph">
      <style:paragraph-properties fo:text-align="start" fo:text-indent="0in"/>
    </style:style>
    <style:style style:name="T1790" style:parent-style-name="DefaultParagraphFont" style:family="text">
      <style:text-properties fo:language="el" fo:country="GR"/>
    </style:style>
    <style:style style:name="P1791" style:parent-style-name="CommentText" style:family="paragraph">
      <style:paragraph-properties fo:text-align="start" fo:text-indent="0in"/>
    </style:style>
    <style:style style:name="T1792" style:parent-style-name="DefaultParagraphFont" style:family="text">
      <style:text-properties fo:language="el" fo:country="GR"/>
    </style:style>
    <style:style style:name="P1793" style:parent-style-name="CommentText" style:family="paragraph">
      <style:paragraph-properties fo:text-align="start" fo:text-indent="0in"/>
    </style:style>
    <style:style style:name="P1794" style:parent-style-name="CommentText" style:family="paragraph">
      <style:paragraph-properties fo:text-align="start" fo:text-indent="0in"/>
    </style:style>
    <style:style style:name="T1795" style:parent-style-name="DefaultParagraphFont" style:family="text">
      <style:text-properties fo:language="el" fo:country="GR"/>
    </style:style>
    <style:style style:name="P1796" style:parent-style-name="CommentText" style:family="paragraph">
      <style:paragraph-properties fo:text-align="start" fo:text-indent="0in"/>
    </style:style>
    <style:style style:name="P1797" style:parent-style-name="CommentText" style:family="paragraph">
      <style:paragraph-properties fo:text-align="start" fo:text-indent="0in"/>
    </style:style>
    <style:style style:name="P1798" style:parent-style-name="CommentText" style:family="paragraph">
      <style:paragraph-properties fo:text-align="start" fo:text-indent="0in"/>
    </style:style>
    <style:style style:name="P1799" style:parent-style-name="CommentText" style:family="paragraph">
      <style:paragraph-properties fo:text-align="start" fo:text-indent="0in"/>
    </style:style>
    <style:style style:name="P1800" style:parent-style-name="CommentText" style:family="paragraph">
      <style:paragraph-properties fo:text-align="start" fo:text-indent="0in"/>
    </style:style>
    <style:style style:name="P1801" style:parent-style-name="CommentText" style:family="paragraph">
      <style:paragraph-properties fo:text-align="start" fo:text-indent="0in"/>
    </style:style>
    <style:style style:name="P1802" style:parent-style-name="CommentText" style:family="paragraph">
      <style:paragraph-properties fo:text-align="start" fo:text-indent="0in"/>
    </style:style>
    <style:style style:name="P1803" style:parent-style-name="CommentText" style:family="paragraph">
      <style:paragraph-properties fo:text-align="start" fo:text-indent="0in"/>
    </style:style>
    <style:style style:name="P1804" style:parent-style-name="CommentText" style:family="paragraph">
      <style:paragraph-properties fo:text-align="start" fo:text-indent="0in"/>
    </style:style>
    <style:style style:name="P1805" style:parent-style-name="CommentText" style:family="paragraph">
      <style:paragraph-properties fo:text-align="start" fo:text-indent="0in"/>
    </style:style>
    <style:style style:name="P1806" style:parent-style-name="CommentText" style:family="paragraph">
      <style:paragraph-properties fo:text-align="start" fo:text-indent="0in"/>
    </style:style>
    <style:style style:name="P1807" style:parent-style-name="CommentText" style:family="paragraph">
      <style:paragraph-properties fo:text-align="start" fo:text-indent="0in"/>
    </style:style>
    <style:style style:name="T1808" style:parent-style-name="DefaultParagraphFont" style:family="text">
      <style:text-properties fo:language="el" fo:country="GR"/>
    </style:style>
    <style:style style:name="P1809" style:parent-style-name="CommentText" style:family="paragraph">
      <style:paragraph-properties fo:text-align="start" fo:text-indent="0in"/>
    </style:style>
    <style:style style:name="P1810" style:parent-style-name="CommentText" style:family="paragraph">
      <style:paragraph-properties fo:text-align="start" fo:text-indent="0in"/>
    </style:style>
    <style:style style:name="P1811" style:parent-style-name="CommentText" style:family="paragraph">
      <style:paragraph-properties fo:text-align="start" fo:text-indent="0in"/>
    </style:style>
    <style:style style:name="T1812" style:parent-style-name="DefaultParagraphFont" style:family="text">
      <style:text-properties fo:language="el" fo:country="GR"/>
    </style:style>
    <style:style style:name="P1813" style:parent-style-name="CommentText" style:family="paragraph">
      <style:paragraph-properties fo:text-align="start" fo:text-indent="0in"/>
    </style:style>
    <style:style style:name="T1814" style:parent-style-name="DefaultParagraphFont" style:family="text">
      <style:text-properties fo:language="el" fo:country="GR"/>
    </style:style>
    <style:style style:name="P1815" style:parent-style-name="CommentText" style:family="paragraph">
      <style:paragraph-properties fo:text-align="start" fo:text-indent="0in"/>
    </style:style>
    <style:style style:name="T1816" style:parent-style-name="DefaultParagraphFont" style:family="text">
      <style:text-properties fo:language="el" fo:country="GR"/>
    </style:style>
    <style:style style:name="P1817" style:parent-style-name="CommentText" style:family="paragraph">
      <style:paragraph-properties fo:text-align="start" fo:text-indent="0in"/>
    </style:style>
    <style:style style:name="T1818" style:parent-style-name="DefaultParagraphFont" style:family="text">
      <style:text-properties fo:language="el" fo:country="GR"/>
    </style:style>
    <style:style style:name="P1819" style:parent-style-name="CommentText" style:family="paragraph">
      <style:paragraph-properties fo:text-align="start" fo:text-indent="0in"/>
    </style:style>
    <style:style style:name="T1820" style:parent-style-name="DefaultParagraphFont" style:family="text">
      <style:text-properties fo:language="el" fo:country="GR"/>
    </style:style>
    <style:style style:name="P1821" style:parent-style-name="CommentText" style:family="paragraph">
      <style:paragraph-properties fo:text-align="start" fo:text-indent="0in"/>
    </style:style>
    <style:style style:name="P1822" style:parent-style-name="CommentText" style:family="paragraph">
      <style:paragraph-properties fo:text-align="start" fo:text-indent="0in"/>
    </style:style>
    <style:style style:name="T1823" style:parent-style-name="DefaultParagraphFont" style:family="text">
      <style:text-properties fo:language="el" fo:country="GR"/>
    </style:style>
    <style:style style:name="T1824" style:parent-style-name="DefaultParagraphFont" style:family="text">
      <style:text-properties fo:language="el" fo:country="GR"/>
    </style:style>
    <style:style style:name="T1825" style:parent-style-name="DefaultParagraphFont" style:family="text">
      <style:text-properties fo:language="el" fo:country="GR"/>
    </style:style>
    <style:style style:name="T1826" style:parent-style-name="DefaultParagraphFont" style:family="text">
      <style:text-properties fo:language="el" fo:country="GR"/>
    </style:style>
    <style:style style:name="P1827" style:parent-style-name="CommentText" style:family="paragraph">
      <style:paragraph-properties fo:text-align="start" fo:text-indent="0in"/>
    </style:style>
    <style:style style:name="T1828" style:parent-style-name="DefaultParagraphFont" style:family="text">
      <style:text-properties fo:language="el" fo:country="GR"/>
    </style:style>
    <style:style style:name="T1829" style:parent-style-name="DefaultParagraphFont" style:family="text">
      <style:text-properties fo:language="el" fo:country="GR"/>
    </style:style>
    <style:style style:name="P1830" style:parent-style-name="CommentText" style:family="paragraph">
      <style:paragraph-properties fo:text-align="start" fo:text-indent="0in"/>
    </style:style>
    <style:style style:name="T1831" style:parent-style-name="DefaultParagraphFont" style:family="text">
      <style:text-properties fo:language="el" fo:country="GR"/>
    </style:style>
    <style:style style:name="T1832" style:parent-style-name="DefaultParagraphFont" style:family="text">
      <style:text-properties fo:language="el" fo:country="GR"/>
    </style:style>
    <style:style style:name="T1833" style:parent-style-name="DefaultParagraphFont" style:family="text">
      <style:text-properties fo:language="el" fo:country="GR"/>
    </style:style>
    <style:style style:name="T1834" style:parent-style-name="DefaultParagraphFont" style:family="text">
      <style:text-properties fo:language="el" fo:country="GR"/>
    </style:style>
    <style:style style:name="T1835" style:parent-style-name="DefaultParagraphFont" style:family="text">
      <style:text-properties fo:language="el" fo:country="GR"/>
    </style:style>
    <style:style style:name="P1836" style:parent-style-name="CommentText" style:family="paragraph">
      <style:paragraph-properties fo:text-align="start" fo:text-indent="0in"/>
    </style:style>
    <style:style style:name="T1837" style:parent-style-name="DefaultParagraphFont" style:family="text">
      <style:text-properties fo:language="el" fo:country="GR"/>
    </style:style>
    <style:style style:name="T1838" style:parent-style-name="DefaultParagraphFont" style:family="text">
      <style:text-properties fo:language="el" fo:country="GR"/>
    </style:style>
    <style:style style:name="T1839" style:parent-style-name="DefaultParagraphFont" style:family="text">
      <style:text-properties fo:language="el" fo:country="GR"/>
    </style:style>
    <style:style style:name="T1840" style:parent-style-name="DefaultParagraphFont" style:family="text">
      <style:text-properties fo:language="el" fo:country="GR"/>
    </style:style>
    <style:style style:name="T1841" style:parent-style-name="DefaultParagraphFont" style:family="text">
      <style:text-properties fo:language="el" fo:country="GR"/>
    </style:style>
    <style:style style:name="T1842" style:parent-style-name="DefaultParagraphFont" style:family="text">
      <style:text-properties fo:language="el" fo:country="GR"/>
    </style:style>
    <style:style style:name="P1843" style:parent-style-name="CommentText" style:family="paragraph">
      <style:paragraph-properties fo:text-align="start" fo:text-indent="0in"/>
    </style:style>
    <style:style style:name="T1844" style:parent-style-name="DefaultParagraphFont" style:family="text">
      <style:text-properties fo:language="el" fo:country="GR"/>
    </style:style>
    <style:style style:name="T1845" style:parent-style-name="DefaultParagraphFont" style:family="text">
      <style:text-properties fo:language="el" fo:country="GR"/>
    </style:style>
    <style:style style:name="T1846" style:parent-style-name="DefaultParagraphFont" style:family="text">
      <style:text-properties fo:language="el" fo:country="GR"/>
    </style:style>
    <style:style style:name="P1847" style:parent-style-name="CommentText" style:family="paragraph">
      <style:paragraph-properties fo:text-align="start" fo:text-indent="0in"/>
    </style:style>
    <style:style style:name="T1848" style:parent-style-name="DefaultParagraphFont" style:family="text">
      <style:text-properties fo:language="el" fo:country="GR"/>
    </style:style>
    <style:style style:name="T1849" style:parent-style-name="DefaultParagraphFont" style:family="text">
      <style:text-properties fo:language="el" fo:country="GR"/>
    </style:style>
    <style:style style:name="T1850" style:parent-style-name="DefaultParagraphFont" style:family="text">
      <style:text-properties fo:language="el" fo:country="GR"/>
    </style:style>
    <style:style style:name="T1851" style:parent-style-name="DefaultParagraphFont" style:family="text">
      <style:text-properties fo:language="el" fo:country="GR"/>
    </style:style>
    <style:style style:name="T1852" style:parent-style-name="DefaultParagraphFont" style:family="text">
      <style:text-properties fo:language="el" fo:country="GR"/>
    </style:style>
    <style:style style:name="T1853" style:parent-style-name="DefaultParagraphFont" style:family="text">
      <style:text-properties fo:language="el" fo:country="GR"/>
    </style:style>
    <style:style style:name="P1854" style:parent-style-name="Normal" style:family="paragraph">
      <style:paragraph-properties fo:text-align="start" fo:text-indent="0in"/>
      <style:text-properties style:font-name-complex="Calibri" fo:font-size="12pt" style:font-size-asian="12pt" style:font-size-complex="12pt" fo:language="en" fo:country="US"/>
    </style:style>
    <style:style style:name="P1855" style:parent-style-name="Normal" style:family="paragraph">
      <style:paragraph-properties style:text-autospace="none" fo:text-align="start" fo:text-indent="0in"/>
    </style:style>
    <style:style style:name="T1856" style:parent-style-name="DefaultParagraphFont" style:family="text">
      <style:text-properties style:font-name-complex="Calibri" fo:font-size="12pt" style:font-size-asian="12pt" style:font-size-complex="12pt" fo:language="en" fo:country="US"/>
    </style:style>
    <style:style style:name="T1857" style:parent-style-name="animate-in" style:family="text">
      <style:text-properties style:font-name-complex="Calibri" fo:font-size="12pt" style:font-size-asian="12pt" style:font-size-complex="12pt" fo:language="en" fo:country="US"/>
    </style:style>
    <style:style style:name="T1858" style:parent-style-name="animate-in" style:family="text">
      <style:text-properties style:font-name-complex="Calibri" fo:font-size="12pt" style:font-size-asian="12pt" style:font-size-complex="12pt" fo:language="en" fo:country="US"/>
    </style:style>
    <style:style style:name="P1859" style:parent-style-name="CommentText" style:family="paragraph">
      <style:paragraph-properties fo:text-align="start" fo:text-indent="0in"/>
    </style:style>
    <style:style style:name="P1860" style:parent-style-name="CommentText" style:family="paragraph">
      <style:paragraph-properties fo:text-align="start" fo:text-indent="0in"/>
    </style:style>
    <style:style style:name="P1861" style:parent-style-name="CommentText" style:family="paragraph">
      <style:paragraph-properties fo:text-align="start" fo:text-indent="0in"/>
    </style:style>
    <style:style style:name="P1862" style:parent-style-name="CommentText" style:family="paragraph">
      <style:paragraph-properties fo:text-align="start" fo:text-indent="0in"/>
    </style:style>
    <style:style style:name="T1863" style:parent-style-name="CommentReference" style:family="text">
      <style:text-properties style:font-name-complex="Calibri" fo:font-size="12pt" style:font-size-asian="12pt" style:font-size-complex="12pt"/>
    </style:style>
    <style:style style:name="P1864" style:parent-style-name="Normal" style:family="paragraph">
      <style:paragraph-properties style:text-autospace="none" fo:text-align="start" fo:text-indent="0in"/>
    </style:style>
    <style:style style:name="T1865" style:parent-style-name="DefaultParagraphFont" style:family="text">
      <style:text-properties style:font-name-complex="Calibri" fo:font-size="12pt" style:font-size-asian="12pt" style:font-size-complex="12pt" fo:language="en" fo:country="US"/>
    </style:style>
    <style:style style:name="T1866" style:parent-style-name="DefaultParagraphFont" style:family="text">
      <style:text-properties style:font-name-complex="Calibri" fo:font-size="12pt" style:font-size-asian="12pt" style:font-size-complex="12pt" fo:language="en" fo:country="US"/>
    </style:style>
    <style:style style:name="P1867" style:parent-style-name="CommentText" style:family="paragraph">
      <style:paragraph-properties fo:text-align="start" fo:text-indent="0in"/>
    </style:style>
    <style:style style:name="T1868" style:parent-style-name="CommentReference" style:family="text">
      <style:text-properties style:font-name-complex="Calibri" fo:font-size="12pt" style:font-size-asian="12pt" style:font-size-complex="12pt"/>
    </style:style>
    <style:style style:name="T1869" style:parent-style-name="DefaultParagraphFont" style:family="text">
      <style:text-properties style:font-name-complex="Calibri" fo:font-size="12pt" style:font-size-asian="12pt" style:font-size-complex="12pt" fo:language="en" fo:country="US"/>
    </style:style>
    <style:style style:name="P1870" style:parent-style-name="Normal" style:family="paragraph">
      <style:paragraph-properties fo:text-indent="0in"/>
      <style:text-properties fo:language="en" fo:country="US"/>
    </style:style>
  </office:automatic-styles>
  <office:body>
    <office:text text:use-soft-page-breaks="true">
      <text:p text:style-name="P1">How do individuals with different cognitive performance levels differ in their self-reported limitations after SARS-CoV-2 infection, their well-being and their resting state neural activity?</text:p>
      <text:p text:style-name="P2"/>
      <text:p text:style-name="P3">What is EEG?</text:p>
      <text:p text:style-name="P4"/>
      <text:p text:style-name="P5"><text:span text:style-name="T6"><office:annotation office:name="0" xml:id="281855595"><dc:creator>Janka Hauffe</dc:creator><dc:date>2024-09-17T15:07:00</dc:date><meta:creator-initials>JH</meta:creator-initials><text:p text:style-name="P7"><text:a xlink:href="https://cambridgecognition.com/what-is-cognition/" office:target-frame-name="_top" xlink:show="replace"><text:span text:style-name="Hyperlink">https://cambridgecognition.com/what-is-cognition/</text:span></text:a></text:p></office:annotation>Cognition</text:span><text:span text:style-name="CommentReference"><office:annotation-end office:name="0"/></text:span><text:span text:style-name="T8"><text:s/>is essential for everyday functioning. Cognition refers to a range of mental processes related to the acquisition, storage, manipulation, and retrieval of information. It underpins many daily activities, in health and disease, across the age span. Cognition can be separated into multiple distinct functions, dependent on particular brain circuits and neuromodulators. The ability to test, measure and monitor cognitive performance across the lifespan opens up the chance for patients to be identified earlier, access treatments faster, and stay healthy for longer, improving quality of life and reducing costs.<text:s/></text:span></text:p>
      <text:p text:style-name="P9"><text:span text:style-name="T10">Cognition is defined as “the mental action or process of acquiring knowledge and understanding through thought, experience, and the senses.” The <text:s/>modern word “cognition” actually has its roots back to Latin, the word “cognoscere” which is to “get to know”. Cognitive functioning is therefore critical for day-to-day life, governing our thoughts and actions. Need cognition to help us understand information about the word around us and interact safely with our environment, as the sensory information we receive is vast and complicated: cognition is needed to distill all this information down to its essentials.<text:s/></text:span><text:span text:style-name="T11">Cognitive assessment refers to the objective measurement of distinct cognitive abilities, such as working memory, inhibition, cognitive flexibility, psychomotor speed and sustained attention. Cognition can be measured using a variety of methods, each varying in their level of objectivity and sensitivity.</text:span></text:p>
      <text:p text:style-name="P12"/>
      <text:p text:style-name="P13">Relation between objective measure of cognition and subjective perception of cognitive functioning reported by …</text:p>
      <text:p text:style-name="P14"/>
      <text:p text:style-name="P15">Patients with … experience a broad range of cognitive impairments affecting domains such as…</text:p>
      <text:p text:style-name="P16"/>
      <text:p text:style-name="P17">(Bland et al. 2024):</text:p>
      <text:soft-page-break/>
      <text:p text:style-name="P18">Given that subjective and objective cognitive function may be driven by different underlying mechanisms, it is important to explore factors which contribute to objective impairments and subjective feelings of “brain fog” in order to design targeted interventions for individuals living with Post-COVID.<text:s/></text:p>
      <text:p text:style-name="P19"/>
      <text:p text:style-name="P20">Taken together, understanding the relationship between subjective and objective cognitive impairment and the driving factors underlying these is crucial for the development of tailored rehavilitation programs aimed at improving cognitive function and facilitating recovery in Post-COVID patients. In line with previous literature in other patient groups, we hypothesised that subjective cognitive dysfunction would be associated with increased fatigue and stress whereas objective cognitive function would be most dominantly linked to clinical features of COVID-19.</text:p>
      <text:p text:style-name="P21"/>
      <text:p text:style-name="P22">The present study found that objective and subjective measures of cognitive function were not significantly correlated, and that self-reported experience of cognitive deficits were no longer significant when accounting for heightened stress and fatigue.<text:s/></text:p>
      <text:p text:style-name="P23"/>
      <text:p text:style-name="P24">Theoretical background</text:p>
      <text:p text:style-name="P25"><text:span text:style-name="T26">Post-Covid S</text:span><text:span text:style-name="T27"><office:annotation office:name="1" xml:id="946789596"><dc:creator>Janka Hauffe</dc:creator><dc:date>2024-09-18T10:52:00</dc:date><meta:creator-initials>JH</meta:creator-initials><text:p text:style-name="P28"><text:a xlink:href="https://www.thelancet.com/pdfs/journals/eclinm/PIIS2589-5370(22)00491-6.pdf" office:target-frame-name="_top" xlink:show="replace"><text:span text:style-name="Hyperlink">https://www.thelancet.com/pdfs/journals/eclinm/PIIS2589-5370(22)00491-6.pdf</text:span></text:a></text:p></office:annotation><office:annotation office:name="2" xml:id="494521087"><dc:creator>Janka Hauffe</dc:creator><dc:date>2024-09-18T10:53:00</dc:date><meta:creator-initials>JH</meta:creator-initials><text:p text:style-name="P29"><text:a xlink:href="https://academic.oup.com/jid/article/226/9/1593/6569364?login=true" office:target-frame-name="_top" xlink:show="replace"><text:span text:style-name="Hyperlink">https://academic.oup.com/jid/article/226/9/1593/6569364?login=true</text:span></text:a></text:p></office:annotation>yndrome</text:span><text:span text:style-name="CommentReference"><office:annotation-end office:name="1"/></text:span><text:span text:style-name="CommentReference"><office:annotation-end office:name="2"/></text:span></text:p>
      <text:p text:style-name="P30">(O’Mahoney et al., 2023)</text:p>
      <text:p text:style-name="P31">(Chen et al., 2022)</text:p>
      <text:p text:style-name="P32">Cognitive deficits related to Post-Covid Syndrome</text:p>
      <text:p text:style-name="P33"/>
      <text:p text:style-name="P34">Subjective and objective cognitive functions are two distinct measures of cognition.<text:s/></text:p>
      <text:p text:style-name="P35">(McWhirter, Ritchie, Stone &amp; Carson, 2020): Cognitive symptoms are common: according to this Review they are present in around a third of the populationm with no clear relation to age.</text:p>
      <text:p text:style-name="P36">Subjective<text:s/></text:p>
      <text:p text:style-name="P37"><text:span text:style-name="T38">Theoretical backgro</text:span><text:span text:style-name="T39"><office:annotation office:name="3" xml:id="252675859"><dc:creator>Janka Hauffe</dc:creator><dc:date>2024-09-12T11:39:00</dc:date><meta:creator-initials>JH</meta:creator-initials><text:p text:style-name="P40"><text:span text:style-name="T41">Cognitive Performance as a Key Variable</text:span></text:p><text:p text:style-name="P42">Cognitive performance refers to an individual’s ability to carry out mental processes such as attention, memory, executive function, and problem-solving. It plays a crucial role in determining how individuals navigate daily life, affecting everything from decision-making to managing complex tasks. Cognitive performance is not a uniform trait but varies significantly between individuals, influenced by factors like age, education, lifestyle, and health conditions. Understanding these variations is essential in psychological and health research because they are often linked to broader outcomes like well-being, self-reported limitations, and brain activity.</text:p><text:p text:style-name="P43">Higher levels of cognitive performance have been associated with better problem-solving skills, greater emotional regulation, and improved mental and physical health outcomes. Conversely, individuals with lower cognitive performance may experience difficulties in these areas, leading to reduced well-being and higher levels of self-reported limitations. Therefore, cognitive performance is a key variable when investigating individual differences in how people experience and report limitations in their daily lives, their well-being, and their underlying neural activity.</text:p><text:p text:style-name="P44"><text:span text:style-name="T45">Cluster Analysis for Grouping Based on Cognition</text:span></text:p><text:p text:style-name="P46">Given the variability in cognitive performance across individuals, it is important to group people in ways that reflect meaningful differences in their cognitive abilities. One effective method for achieving this is<text:s/><text:span text:style-name="T47">cluster analysis</text:span>, a statistical technique used to classify individuals into groups (or clusters) based on shared characteristics. In this study, cluster analysis will be used to group participants solely based on their cognitive performance scores. This method allows us to objectively identify subgroups of individuals with similar cognitive profiles, which can then be compared in terms of other variables like self-reported limitations, well-being, and resting-state neural activity.</text:p><text:p text:style-name="P48">By forming cognitive clusters, this approach provides a way to explore whether individuals with different levels of cognitive performance report their limitations differently, experience well-being in distinct ways, or exhibit variations in neural activity. The use of cluster analysis in this context is particularly valuable because it captures the natural variation in cognitive functioning, rather than relying on predefined categories. This method thus enhances our understanding of how cognitive differences translate into real-world outcomes.</text:p></office:annotation>und</text:span><text:span text:style-name="T49"><office:annotation-end office:name="3"/></text:span></text:p>
      <text:p text:style-name="P50"/>
      <text:p text:style-name="P51">1. Cognitive Performance as a Key Variable: Introduce cognitive performance as a central factor in your research. Explain its relevance in understanding individual differences in behavior,<text:s/><text:soft-page-break/>health, and psychological outcome. Cognitive performance as a key variable that influences many aspects of life, such as well-being, self-reported limitations, and brain function. Cognitive abilities vary across individuals.<text:s/></text:p>
      <text:p text:style-name="P52"><text:span text:style-name="T53"></text:span><text:span text:style-name="T54"><text:s text:c="2"/>Introduction to Cognitive Performance Va</text:span><text:span text:style-name="T55"><office:annotation office:name="4" xml:id="2098147097"><dc:creator>Janka Hauffe</dc:creator><dc:date>2024-09-12T11:40:00</dc:date><meta:creator-initials>JH</meta:creator-initials><text:p text:style-name="P56"><text:span text:style-name="T57">Cognitive Performance and Variability</text:span></text:p><text:list text:style-name="LFO1" text:continue-numbering="true"><text:list-item><text:p text:style-name="P58"><text:span text:style-name="T59">Understanding Cognitive Performance</text:span>: Define cognitive performance and its components (e.g., memory, attention, executive functioning). Provide an overview of how cognitive performance can vary across individuals due to factors like age, education, or health.</text:p></text:list-item><text:list-item><text:p text:style-name="P60"><text:span text:style-name="T61">Measuring Cognitive Performance</text:span>: Describe how cognitive performance is typically assessed in research, including the tools and tests used (e.g., neuropsychological assessments).</text:p></text:list-item><text:list-item><text:p text:style-name="P62"><text:span text:style-name="T63">Cognitive Variability in Populations</text:span>: Review studies that show cognitive variability in the general population and how it can be used to identify distinct cognitive profiles. Discuss how cluster analysis is often employed to group individuals based on cognitive patterns, rather than focusing on health conditions like COVID-19.</text:p></text:list-item></text:list></office:annotation>riability<text:s/></text:span><text:span text:style-name="T64"><office:annotation-end office:name="4"/></text:span></text:p>
      <text:list text:style-name="LFO2" text:continue-numbering="true">
        <text:list-item>
          <text:p text:style-name="P65">Overview of individual differences in cognitive abilities</text:p>
        </text:list-item>
        <text:list-item>
          <text:p text:style-name="P66">Importance of studying cognitive performance clusters</text:p>
        </text:list-item>
      </text:list>
      <text:p text:style-name="P67"><text:span text:style-name="T68"> <text:s/>Cluster Analysis in<text:s/></text:span><text:span text:style-name="T69"><office:annotation office:name="5" xml:id="364947379"><dc:creator>Janka Hauffe</dc:creator><dc:date>2024-09-12T11:41:00</dc:date><meta:creator-initials>JH</meta:creator-initials><text:p text:style-name="P70"><text:span text:style-name="T71">Cluster Analysis in Cognitive Research</text:span></text:p><text:list text:style-name="LFO3" text:continue-numbering="true"><text:list-item><text:p text:style-name="P72"><text:span text:style-name="T73">Overview of Cluster Analysis</text:span>: Introduce the concept of cluster analysis as a statistical method for grouping individuals based on similarities in cognitive performance. Briefly explain how this method works and why it is suitable for your study.</text:p></text:list-item><text:list-item><text:p text:style-name="P74"><text:span text:style-name="T75">Using Cognitive Data for Clustering</text:span>: Discuss examples of previous research that have used cluster analysis to form groups based on cognitive data, such as working memory, attention, or processing speed.</text:p></text:list-item><text:list-item><text:p text:style-name="P76"><text:span text:style-name="T77">Rationale for Grouping Based on Cognition</text:span>: Explain why creating two groups based on cognition (high and low performers, for instance) can help you explore differences in self-reported limitations, well-being, and neural activity. Emphasize the importance of understanding cognitive profiles in broader contexts like mental health and daily functioning.</text:p></text:list-item></text:list></office:annotation>Cognitive Research<text:s/></text:span><text:span text:style-name="T78"><office:annotation-end office:name="5"/></text:span></text:p>
      <text:list text:style-name="LFO4" text:continue-numbering="true">
        <text:list-item>
          <text:p text:style-name="P79">Brief explanation of cluster analysis methodology</text:p>
        </text:list-item>
        <text:list-item>
          <text:p text:style-name="P80">Applications in cognitive psychology and neuroscience</text:p>
        </text:list-item>
        <text:list-item>
          <text:p text:style-name="P81">Advantages of using cluster analysis to group individuals based on cognitive performance</text:p>
        </text:list-item>
      </text:list>
      <text:p text:style-name="P82"> <text:s/>Cognitive Domains and Assessment<text:s/></text:p>
      <text:list text:style-name="LFO5" text:continue-numbering="true">
        <text:list-item>
          <text:p text:style-name="P83">Overview of key cognitive domains (e.g., memory, executive function, processing speed)</text:p>
        </text:list-item>
        <text:list-item>
          <text:p text:style-name="P84">Common neuropsychological tests used to assess these domains</text:p>
        </text:list-item>
        <text:list-item>
          <text:p text:style-name="P85">Factors influencing cognitive performance (e.g., age, education, health status)</text:p>
        </text:list-item>
      </text:list>
      <text:p text:style-name="P86"><text:span text:style-name="T87"></text:span><text:span text:style-name="T88"><text:s text:c="2"/>Self-Reported Limitations and<text:s/></text:span><text:span text:style-name="T89"><office:annotation office:name="6" xml:id="642622907"><dc:creator>Janka Hauffe</dc:creator><dc:date>2024-09-12T11:41:00</dc:date><meta:creator-initials>JH</meta:creator-initials><text:p text:style-name="P90"><text:span text:style-name="T91">. Self-reported Limitations and Cognitive Performance</text:span></text:p><text:list text:style-name="LFO6" text:continue-numbering="true"><text:list-item><text:p text:style-name="P92"><text:span text:style-name="T93">Link Between Cognition and Self-reported Limitations</text:span>: Explore how cognitive performance levels might relate to how individuals perceive and report limitations in their daily lives (e.g., physical, mental, or emotional limitations). Hypothesize that individuals with lower cognitive performance might be more prone to report limitations or, conversely, less aware of them.</text:p></text:list-item><text:list-item><text:p text:style-name="P94"><text:span text:style-name="T95">Cognitive Performance as a Predictor of Self-reports</text:span>: Discuss research showing that cognitive performance can affect self-awareness and self-reporting behavior. Explain why this might lead to differences in the way people with high vs. low cognitive performance report limitations.</text:p></text:list-item></text:list></office:annotation>Cognitive Performance<text:s/></text:span><text:span text:style-name="T96"><office:annotation-end office:name="6"/></text:span></text:p>
      <text:list text:style-name="LFO7" text:continue-numbering="true">
        <text:list-item>
          <text:p text:style-name="P97">Relationship between objective cognitive measures and subjective experiences</text:p>
        </text:list-item>
        <text:list-item>
          <text:p text:style-name="P98">Importance of self-reported outcomes in understanding daily functioning</text:p>
        </text:list-item>
        <text:list-item>
          <text:p text:style-name="P99">Potential discrepancies between objective performance and subjective reports</text:p>
        </text:list-item>
      </text:list>
      <text:p text:style-name="P100"><text:span text:style-name="T101"> <text:s/>Well-being and<text:s/></text:span><text:span text:style-name="T102"><office:annotation office:name="7" xml:id="442529584"><dc:creator>Janka Hauffe</dc:creator><dc:date>2024-09-12T11:42:00</dc:date><meta:creator-initials>JH</meta:creator-initials><text:p text:style-name="P103"><text:span text:style-name="T104">Cognitive Performance and Well-being</text:span></text:p><text:list text:style-name="LFO8" text:continue-numbering="true"><text:list-item><text:p text:style-name="P105"><text:span text:style-name="T106">Impact of Cognition on Well-being</text:span>: Define well-being in this context (e.g., emotional, mental health, life satisfaction) and explore how cognitive performance can influence well-being. People with higher cognitive performance might have better problem-solving skills, which could buffer them from stress and promote well-being.</text:p></text:list-item><text:list-item><text:p text:style-name="P107"><text:span text:style-name="T108">Cognitive Impairment and Reduced Well-being</text:span>: Discuss studies showing that lower cognitive performance is often associated with reduced well-being, higher levels of distress, or mental health challenges.</text:p></text:list-item><text:list-item><text:p text:style-name="P109"><text:span text:style-name="T110">Cognition as a Protective Factor</text:span>: Alternatively, higher cognitive functioning may serve as a protective factor in maintaining well-being. Hypothesize how the two cognitive groups formed through cluster analysis might differ in their overall well-being.</text:p></text:list-item></text:list></office:annotation>Cognitive Function<text:s/></text:span><text:span text:style-name="T111"><office:annotation-end office:name="7"/></text:span></text:p>
      <text:list text:style-name="LFO9" text:continue-numbering="true">
        <text:list-item>
          <text:p text:style-name="P112">Definitions and measures of well-being</text:p>
        </text:list-item>
        <text:list-item>
          <text:p text:style-name="P113">Bidirectional relationship between cognitive abilities and psychological well-being</text:p>
        </text:list-item>
        <text:list-item>
          <text:p text:style-name="P114">Impact of cognitive performance on quality of life</text:p>
        </text:list-item>
      </text:list>
      <text:p text:style-name="P115"><text:span text:style-name="T116"> <text:s/>Resting State<text:s/></text:span><text:span text:style-name="T117"><office:annotation office:name="8" xml:id="317434350"><dc:creator>Janka Hauffe</dc:creator><dc:date>2024-09-12T11:42:00</dc:date><meta:creator-initials>JH</meta:creator-initials><text:p text:style-name="P118"><text:span text:style-name="T119">Resting State Neural Activity as a Cognitive Indicator</text:span>: Explain the role of resting state neural activity (such as default mode network or other brain networks) in reflecting cognitive function. Provide a brief overview of how neural activity in a resting state can provide insights into cognitive processing efficiency and flexibility.</text:p><text:p text:style-name="P120"><text:span text:style-name="T121">Differences in Resting State Activity by Cognitive Level</text:span>: Review existing studies that have found differences in resting state neural activity between individuals with varying cognitive performance levels. Discuss how resting state activity can serve as a biological marker of cognitive differences.</text:p><text:p text:style-name="P122"><text:span text:style-name="T123">Hypothesized Neural Differences</text:span>: Suggest how the two cognitive groups (high vs. low) might show different patterns of neural activity during rest, supporting the idea that cognition is linked to neural functioning.</text:p></office:annotation>Neural Activity<text:s/></text:span><text:span text:style-name="T124"><office:annotation-end office:name="8"/></text:span></text:p>
      <text:list text:style-name="LFO10" text:continue-numbering="true">
        <text:list-item>
          <text:p text:style-name="P125">Explanation of resting state neural activity and its significance</text:p>
        </text:list-item>
        <text:list-item>
          <text:p text:style-name="P126">Relationship between cognitive performance and resting state brain function</text:p>
        </text:list-item>
        <text:list-item>
          <text:p text:style-name="P127">Neuroimaging techniques used to study resting state activity (e.g., fMRI, EEG)</text:p>
        </text:list-item>
      </text:list>
      <text:p text:style-name="P128"><text:span text:style-name="T129"></text:span><text:span text:style-name="T130"><text:s text:c="2"/>Integrating Cognitive Performance Clusters with Self-Report, Well-being, and Neural Activity<text:s/></text:span></text:p>
      <text:list text:style-name="LFO11" text:continue-numbering="true">
        <text:list-item>
          <text:p text:style-name="P131">Theoretical models linking these aspects</text:p>
        </text:list-item>
        <text:list-item>
          <text:p text:style-name="P132">Previous studies examining relationships between these factors</text:p>
        </text:list-item>
        <text:list-item>
          <text:p text:style-name="P133">Gaps in current understanding and rationale for your study</text:p>
        </text:list-item>
      </text:list>
      <text:p text:style-name="P134"> <text:s/>Relevance and Implications<text:s/></text:p>
      <text:list text:style-name="LFO12" text:continue-numbering="true">
        <text:list-item>
          <text:p text:style-name="P135">Clinical implications of identifying cognitive performance clusters</text:p>
        </text:list-item>
        <text:list-item>
          <text:p text:style-name="P136">Potential for personalized interventions based on cognitive profiles</text:p>
        </text:list-item>
        <text:list-item>
          <text:p text:style-name="P137">Broader implications for understanding brain-behavior relationships</text:p>
        </text:list-item>
      </text:list>
      <text:soft-page-break/>
      <text:p text:style-name="P138"><text:span text:style-name="T139"></text:span><text:span text:style-name="T140"><text:s text:c="2"/>SARS-CoV-2 Context (if relevant)<text:s/></text:span></text:p>
      <text:list text:style-name="LFO13" text:continue-numbering="true">
        <text:list-item>
          <text:p text:style-name="P141">Brief mention of how this research might apply to post-COVID cognitive issues</text:p>
        </text:list-item>
        <text:list-item>
          <text:p text:style-name="P142">Potential for understanding variability in cognitive outcomes after infection</text:p>
        </text:list-item>
      </text:list>
      <text:p text:style-name="P143"> <text:s/>Conclusion<text:s/></text:p>
      <text:list text:style-name="LFO14" text:continue-numbering="true">
        <text:list-item>
          <text:p text:style-name="P144">Summary of key points</text:p>
        </text:list-item>
        <text:list-item>
          <text:p text:style-name="P145">Transition to your specific research question and hypotheses</text:p>
        </text:list-item>
      </text:list>
      <text:p text:style-name="P146"/>
      <text:p text:style-name="P147"/>
      <text:p text:style-name="P148"> <text:s/>Introduction to Cognitive Performance Variability<text:s/></text:p>
      <text:list text:style-name="LFO15" text:continue-numbering="true">
        <text:list-item>
          <text:p text:style-name="P149">Overview of individual differences in cognitive abilities</text:p>
        </text:list-item>
        <text:list-item>
          <text:p text:style-name="P150">Importance of studying cognitive performance clusters</text:p>
        </text:list-item>
      </text:list>
      <text:p text:style-name="P151"> <text:s/>Cluster Analysis in Cognitive Research<text:s/></text:p>
      <text:list text:style-name="LFO16" text:continue-numbering="true">
        <text:list-item>
          <text:p text:style-name="P152">Explanation of cluster analysis methodology</text:p>
        </text:list-item>
        <text:list-item>
          <text:p text:style-name="P153">Applications in cognitive psychology and neuroscience</text:p>
        </text:list-item>
        <text:list-item>
          <text:p text:style-name="P154">Advantages of using cluster analysis to group individuals based on cognitive performance</text:p>
        </text:list-item>
      </text:list>
      <text:p text:style-name="P155"> <text:s/>Cognitive Domains and Assessment<text:s/></text:p>
      <text:list text:style-name="LFO17" text:continue-numbering="true">
        <text:list-item>
          <text:p text:style-name="P156">Overview of key cognitive domains (e.g., memory, executive function, processing speed)</text:p>
        </text:list-item>
        <text:list-item>
          <text:p text:style-name="P157">Common neuropsychological tests used to assess these domains</text:p>
        </text:list-item>
        <text:list-item>
          <text:p text:style-name="P158">Factors influencing cognitive performance</text:p>
        </text:list-item>
      </text:list>
      <text:p text:style-name="P159"><text:span text:style-name="T160"></text:span><text:span text:style-name="T161"><text:s text:c="2"/>Post-COVID Syndrome (PCS) and Cognitive Complaints<text:s/></text:span></text:p>
      <text:list text:style-name="LFO18" text:continue-numbering="true">
        <text:list-item>
          <text:p text:style-name="P162">Definition and prevalence of PCS</text:p>
        </text:list-item>
        <text:list-item>
          <text:p text:style-name="P163">Common cognitive complaints in PCS</text:p>
        </text:list-item>
        <text:list-item>
          <text:p text:style-name="P164">Challenges in objectively measuring PCS-related cognitive issues</text:p>
        </text:list-item>
      </text:list>
      <text:p text:style-name="P165"><text:span text:style-name="T166"></text:span><text:span text:style-name="T167"><text:s text:c="2"/>Self-Reported Limitations and Objective Cognitive Performance<text:s/></text:span></text:p>
      <text:list text:style-name="LFO19" text:continue-numbering="true">
        <text:list-item>
          <text:p text:style-name="P168">Relationship between objective cognitive measures and subjective experiences</text:p>
        </text:list-item>
        <text:list-item>
          <text:p text:style-name="P169">Importance of self-reported outcomes in understanding daily functioning</text:p>
        </text:list-item>
        <text:list-item>
          <text:p text:style-name="P170">Potential discrepancies between objective performance and subjective reports</text:p>
        </text:list-item>
        <text:list-item>
          <text:p text:style-name="P171">Specific focus on self-reported PCS groups and their characteristics</text:p>
        </text:list-item>
      </text:list>
      <text:p text:style-name="P172"> <text:s/>Well-being and Cognitive Function<text:s/></text:p>
      <text:list text:style-name="LFO20" text:continue-numbering="true">
        <text:list-item>
          <text:p text:style-name="P173">Definitions and measures of well-being</text:p>
        </text:list-item>
        <text:list-item>
          <text:p text:style-name="P174">Relationship between cognitive abilities and psychological well-being</text:p>
        </text:list-item>
        <text:list-item>
          <text:p text:style-name="P175">Impact of perceived cognitive decline on quality of life</text:p>
        </text:list-item>
      </text:list>
      <text:p text:style-name="P176"> <text:s/>Resting State Neural Activity<text:s/></text:p>
      <text:list text:style-name="LFO21" text:continue-numbering="true">
        <text:list-item>
          <text:p text:style-name="P177">Explanation of resting state neural activity and its significance</text:p>
        </text:list-item>
        <text:list-item>
          <text:p text:style-name="P178">Relationship between cognitive performance and resting state brain function</text:p>
        </text:list-item>
        <text:list-item>
          <text:p text:style-name="P179">Potential neural correlates of PCS and cognitive complaints</text:p>
        </text:list-item>
      </text:list>
      <text:p text:style-name="P180"><text:span text:style-name="T181"></text:span><text:span text:style-name="T182"><text:s text:c="2"/>Integrating Cognitive Performance Clusters, Self-Reported PCS, and Neurophysiological Measures<text:s/></text:span></text:p>
      <text:list text:style-name="LFO22" text:continue-numbering="true">
        <text:list-item>
          <text:p text:style-name="P183">Theoretical models linking these aspects</text:p>
        </text:list-item>
        <text:list-item>
          <text:p text:style-name="P184">Previous studies examining relationships between objective cognitive performance and self-reported symptoms</text:p>
        </text:list-item>
        <text:list-item>
          <text:p text:style-name="P185">Gaps in current understanding and rationale for your study</text:p>
        </text:list-item>
      </text:list>
      <text:p text:style-name="P186"> <text:s/>Methodological Considerations<text:s/></text:p>
      <text:list text:style-name="LFO23" text:continue-numbering="true">
        <text:list-item>
          <text:p text:style-name="P187">Advantages and limitations of cluster analysis vs. self-reported grouping</text:p>
        </text:list-item>
        <text:list-item>
          <text:p text:style-name="P188">Importance of combining objective and subjective measures</text:p>
        </text:list-item>
        <text:list-item>
          <text:p text:style-name="P189">Challenges in aligning neuropsychological data with self-report</text:p>
        </text:list-item>
      </text:list>
      <text:p text:style-name="P190"> <text:s/>Clinical and Research Implications<text:s/></text:p>
      <text:list text:style-name="LFO24" text:continue-numbering="true">
        <text:list-item>
          <text:p text:style-name="P191">Potential for improving diagnosis and characterization of PCS</text:p>
        </text:list-item>
        <text:list-item>
          <text:p text:style-name="P192">Implications for tailoring interventions based on cognitive profiles and self-reported symptoms</text:p>
        </text:list-item>
        <text:list-item>
          <text:p text:style-name="P193">Broader implications for understanding brain-behavior relationships in health and disease</text:p>
        </text:list-item>
      </text:list>
      <text:p text:style-name="P194"> <text:s/>Conclusion<text:s/></text:p>
      <text:list text:style-name="LFO25" text:continue-numbering="true">
        <text:list-item>
          <text:p text:style-name="P195">Summary of key points</text:p>
        </text:list-item>
        <text:list-item>
          <text:p text:style-name="P196">Transition to your specific research question and hypotheses</text:p>
        </text:list-item>
      </text:list>
      <text:p text:style-name="P197"/>
      <text:h text:style-name="P198" text:outline-level="3">Introduction (catchy start)</text:h>
      <text:p text:style-name="P199">Imagine waking up one day feeling disoriented, unable to concentrate, or struggling to remember simple tasks from the day before. For many individuals recovering from COVID-19, this mental cloudiness, often described as "brain fog," is a persistent reminder of their illness. These cognitive challenges, along with fatigue and other lingering symptoms, affect their daily lives long after the infection has passed.</text:p>
      <text:p text:style-name="P200">Cognition is essential for navigating the complexities of everyday life. It encompasses a range of mental processes such as memory, attention, and problem-solving, which are critical for acquiring and processing information. Cognitive functions allow us to understand and interact with the world around us by making sense of vast sensory input and distilling it into actionable knowledge. Whether it’s remembering a conversation, concentrating on a task, or making decisions, cognition is the foundation that supports these processes.</text:p>
      <text:p text:style-name="P201">This thesis focuses on cognitive impairment in individuals experiencing Post COVID-19 Syndrome (PCS), a condition characterized by the persistence of symptoms such as fatigue<text:s/><text:soft-page-break/>and cognitive dysfunction months after recovering from the acute infection. While subjective complaints of cognitive difficulties are common among PCS patients, objective measures often reveal discrepancies between what individuals report and their actual cognitive performance. The goal of this thesis is to explore these differences through a cluster analysis approach, aiming to better understand how objective cognitive measures relate to individuals' self-reported symptoms, their overall well-being, and their neural brain activity.</text:p>
      <text:p text:style-name="P202">First, the dopaminergic system, closely related to the basal ganglia, is introduced, as it</text:p>
      <text:p text:style-name="P203">is centrally involved in reward-based learning and movement generation. Then the concepts of reward, prediction, and reinforcement learning are explained and linked to the dopaminergic system. Next, Parkinson’s disease is described as it is a disease affecting the dopaminergic system within the basal ganglia. As this thesis is part of an ongoing research project at the Danish Research Center for Magnetic Resonance (DRCMR), first the overall research questions will be mentioned and then the idea of this thesis will be introduced in details, which is to conceptually show how Bayesian cognitive modeling can be used to model reward-based learning and decision-making in participants diagnosed with parkinson’s disease and in healthy control participants.</text:p>
      <text:p text:style-name="P204"/>
      <text:p text:style-name="P205">Theoretical Background</text:p>
      <text:p text:style-name="P206"><text:span text:style-name="T207">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 an impact on everyday functioning (WHO, 2021). These remaining effects, referred to as Post-COVID-19 Condition or Syndrome (PCS), usually occur three months after the initial infection with the SARS-CoV-2 virus and last for at least two months with no other explanation. Approximately 10-20% of people infected with SARS-CoV-2 meet the criteria for PCS (WHO, 2021).<text:s/></text:span></text:p>
      <text:p text:style-name="P208">Cognitive Impairment in PCS</text:p>
      <text:p text:style-name="P209"><text:span text:style-name="T210">Cognitive impairment is one of the most frequent symptoms of PCS (Davids et al., 2021; WHO) and is therefore of high interest. These impairments are characterized by confusion, memory difficulties, disorientation, and trouble concentrating, which are referred<text:s/></text:span><text:soft-page-break/><text:span text:style-name="T211">to as experiencing “brain fog” by affected individuals (Bland et al., 2024; Kwan et al., 2024). Around 22% of individuals diagnosed with PCS experience COVID-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pan></text:p>
      <text:p text:style-name="P212"><text:span text:style-name="T213">This shows, tha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 Several studies have illustrated these discrepancies between subjective and objective measures further. In fact, most studies have reported higher rates of cognitive impairment through subjective cognitive complaints than through objective test results (Schild, Scharfenberg, Kirchner et al., 2023). For instance, in a study by Schild, Goereci, Scharfenberg et al. (2023) among 52 patients who self-reported cognitive impairment after SARS-CoV-2 infection, objective cognitive screening tests confirmed impairment in only 25%, while extensive neurological assessment indicated impairments in 60% of these patients. Moreover, Schild, Scharfberg, Kirchner, et al. (2023) reported that 88% of patients reported persistent self-reported cognitive impairment, with approximately a 40% discrepancy between the subjective reports and objective test results at both follow-up visits, underscoring the discrepancies between patients’ self-reports and objective neuropsychological test results. Bland et al. (2024) observed that there was no significant relation between objective and subjective measures of cognitive function, implying that self-reports of “brain fog” may not be reflected by objectively measured cognitive dysfunction.</text:span></text:p>
      <text:p text:style-name="P214">Subjective cognitive deficits in everyday situations are predicted by elevated anxiety and fatigue levels more than by objective cognitive performance (Zamarian et al., 2024).</text:p>
      <text:p text:style-name="P215">This lack of alignment highlights the complexity of cognitive impairment and raises questions about which additional factors may influence individuals’ perceptions of cognitive difficulties.<text:s/></text:p>
      <text:p text:style-name="P216">Recent research has addressed these questions by examining how psychological symptoms influence subjective cognitive and objective cognitive impairment.</text:p>
      <text:p text:style-name="P217">Zamarian et al. (2024) discovered that subjective cognitive deficits in everyday situations can be better explained by elevated anxiety and fatigue levels than by objective cognitive performance. In addition to anxiety (Almeria, Cejudo, Sotoca, Deus &amp; Krupinski, 2020;<text:s/><text:soft-page-break/>Brück et al., 2019; Costas-Carrera et al., 2022; Hill et al., 2016; Zamarian et al., 2024) and 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218"><text:span text:style-name="T219">These findings highlight the intricate and often discordant relationship between subjective and objective cognitive performance, as well as their complex interactions with psychological factors such as anxiety, fatigue, sleep disturbances, and depressive symptoms. This complexity raises important questions about how these elements interact, particularly in the aftermath of SARS-CoV-2 infection. Understanding these dynamics is crucial for developing effective and personalized rehabilitation programs that aim to improve individuals’ perceived cognitive function and assist in their recovery.<text:s/></text:span></text:p>
      <text:p text:style-name="P220"/>
      <text:p text:style-name="P221">Cognition<text:s/></text:p>
      <text:p text:style-name="P222"><text:span text:style-name="T223"><text:tab/></text:span><text:span text:style-name="T224">Cognition is defined as “the mental action or process of acquiring knowledge and understanding through thought, experience, and the sense” (Cambridge Cognition, 2015). Cognition is essential for everyday functioning and refers to a range of mental processes such as the acquisition, storage, manipulation, and retrieval of information (Cambridge Cognition, 2015).</text:span></text:p>
      <text:p text:style-name="P225"><text:span text:style-name="T226"><text:tab/>Cognitive impairment.<text:s/></text:span><text:span text:style-name="T227">Mild cognitive impairment will be explained in this section.</text:span></text:p>
      <text:p text:style-name="P228"><text:span text:style-name="T229">EEG findings in MCI.<text:s/></text:span><text:span text:style-name="T230">Reduced delta power during resting state EEG has been identified in patients with MCI (Liddell et al., 2007). Furthermore, in the study, individuals with MCI demonstrated a significant positive correlation between delta power and immediate memory recall. Liddell et al. (2007) proposed that these findings suggest that delta power may be linked to memory decline in MCI, indicating that it could serve as a sensitive indicator of prodromal or early cognitive decline. However, other studies have shown increased delta power in MCI patients compared to healthy controls, particularly in frontal and centroparietall regions (Adler, Bramesfeld &amp; Jajcevic, 1999; Moretti, Zanetti, Binetti &amp; Frisoni, 2012). A decrease in beta power has been found in individuals with mild AD (Hogan, Swanwick, Kaiser, Rowan &amp; Lawlor, 2003).</text:span></text:p>
      <text:p text:style-name="P231"/>
      <text:p text:style-name="P232">Fatigue</text:p>
      <text:soft-page-break/>
      <text:p text:style-name="P233">Fatigue, alongside cognitive impairment, is the most commonly reported symptom of PCS (WHO, 2021). As mentioned above, subjective perceptions of cognitive performance can be influenced by fatigue. Therefore, a closer examination of fatigue will follow to differentiate between the concepts of fatigue and subjective cognitive impairment.<text:s/></text:p>
      <text:p text:style-name="P234"><text:span text:style-name="T235"><text:tab/></text:span><text:span text:style-name="T236">EEG findings in Fatigue.</text:span></text:p>
      <text:p text:style-name="P237"/>
      <text:p text:style-name="P238"><text:span text:style-name="T239">EEG findings in PCS patients.</text:span><text:bookmark-start text:name="_Hlk178302760"/><text:span text:style-name="T240"><text:s/></text:span><text:span text:style-name="T241">Electroencephalography (EEG) is a non-invasive, objective method for assessing neuronal activity and has proven to be a valuable tool in identifying neurophysiological dysfunctions in individuals with cognitive impairment (Koenig, Smailovic &amp; Jelic, 2020; Kubota, Gajera &amp; Kuroda, 2021).<text:s/></text:span><text:bookmark-start text:name="_Hlk178302865"/><text:bookmark-end text:name="_Hlk178302760"/><text:span text:style-name="T242">Because of this, EEG studies have become increasingly relevant for investigating individuals with COVID-19 and PCS, as they reveal changes in brain neural activity that correlate with fatigue and cognitive deficits in these patients<text:s/></text:span><text:span text:style-name="T243">(</text:span><text:span text:style-name="T244">Antony &amp; Haneef, 2020;<text:s/></text:span><text:span text:style-name="T245">Appelt et al., 2022; Cecchetti et al., 2022; Furlanis et al., 2023; Kopańska et al., 2022; Kubota, Gajera &amp; Kuroda, 2021;<text:s/></text:span><text:span text:style-name="T246">Pasini et al., 2020; Pastor, Vega-Zelaya &amp; Abad, 2020; Roberto, Espiritu, Fernandez &amp; Gutierrez, 2020;<text:s/></text:span><text:span text:style-name="T247">Wojcik et al., 2023)</text:span><text:span text:style-name="T248">.</text:span><text:bookmark-end text:name="_Hlk178302865"/><text:span text:style-name="T249"><text:s/></text:span></text:p>
      <text:p text:style-name="P250"><text:span text:style-name="T251">Furlanis et al. (2023) found that two-thirds of the 20 participants presenting brain fog were characterized by unexpected abnormal EEG patterns. Ortelli et al. (2023) found that lower performance on cognitive tasks, particularly those assessing executive function, was associated with changes in brain activity in PCS patients.<text:s/></text:span></text:p>
      <text:p text:style-name="P252"><text:span text:style-name="T253">There are different types of analyses used to evaluate EEG patterns of PCS patients, ranging from common power spectrum and event-related potentials (Cecchetti et al., 2022; Furlanis et al., 2023; Kopańska et al., 2022) to more sophisticated approaches, such as intrinsic mode functions and avalanche analysis (Appelt et al., 2022; Wojcik et al., 2023). However, in this thesis, a power analysis will be conducted, specifically examining delta and beta frequency.</text:span><text:span text:style-name="T254"><text:s/></text:span></text:p>
      <text:p text:style-name="P255"><text:span text:style-name="T256">Delta Power in PCS patients.</text:span><text:span text:style-name="T257"><text:s/></text:span><text:span text:style-name="T258">Delta frequency (0.5-3 Hz) is typically absent during the waking state of healthy adults and is associated with deep sleep (Schandry, 2016). Ortelli et al. (2023) reported significant differences in the delta frequency band between PCS and healthy controls, with PCS patients displaying diminished activity compared to healthy controls. Lower delta power was associated with worse cognitive functioning. However, findings regarding delta power in PCS patients are not consistent. For instance, Kopańska et al. (2022) found a decrease in delta in the left hemisphere, similar to Ortelli et al. (2023), but also observed an increase in delta activity in the right hemisphere. In another study of 20 PCS<text:s/></text:span><text:soft-page-break/><text:span text:style-name="T259">patients, a delta-slowing pattern was revealed in nine of them (Furlani et al., 2022). Furthermore, the relative delta power values in this cohort were higher compared to those reported in the literature for healthy individuals. Similarly, Pastor et al. (2020) demonstrated a significant encephalopathic pattern in PCS patients characterized, among others, by an increase in generalized delta activity.<text:s/></text:span></text:p>
      <text:p text:style-name="P260"><text:span text:style-name="T261">Beta Power in PCS patients.<text:s/></text:span><text:span text:style-name="T262">Beta frequency (14-30 Hz) is typically present when individuals are awake and mentally or physically active, or under psychological stress (Schandry et al., 2016). While Ortelli et al. (2023) found no significant differences in beta frequency bands, Kopańska et al. (2020) reported increased beta2 activity in both hemispheres and elevated beta1 activity in the left hemisphere in PCS patients.<text:s/></text:span></text:p>
      <text:p text:style-name="P263"><text:span text:style-name="T264">EEG findings conclusion.<text:s/></text:span><text:span text:style-name="T265">Those EEG findings discussed above are mainly based on subjective perceived cognitive impairment rather than objective measures of impairment. To illustrate this, the findings of Ortelli et al. (2023) provide relevant insights. The PCS group had a significantly lower MoCA score and higher fatigue score (assessed with the self-evaluation scale measuring perceived fatigue (FSS)), than the control group. However, the global cognitive score assessed with the MoCA was still considered normal, implying that, overall, PCS patients did not have clinically significant cognitive impairment.<text:s/></text:span></text:p>
      <text:p text:style-name="P266"><text:tab/>Notably, there was no differentiation possible between EEG patterns associated with cognitive impairment and those related to fatigue. This raises an interesting opportunity to examine beta and delta power during resting state in two groups defined solely by objective cognitive measures, allowing for a clearer understanding of the relationship between EEG patterns and cognitive functioning in patients with PCS. This approach would allow potential abnormalities in EEG to be more directly linked to objective cognitive impairment rather than subjective cognitive impairment, which might be influenced by psychological factors, such as fatigue.<text:s/></text:p>
      <text:p text:style-name="P267">Aim of study</text:p>
      <text:p text:style-name="P268"><text:span text:style-name="T269">The study aims to explore the differences among groups that differ significantly in their objective cognitive performance levels following SARS-CoV-2 infection. This investigation is crucial given the widespread cognitive impairments reported in individuals with PCS and their profound impact on everyday functioning and quality of life. Due to the inconsistent findings in EEG patterns in beta and delta power in patients with PCS, but also in patients with MCI, there is a need for further investigation of this aspect. Specifically, the research will address the following research question:<text:s/></text:span><text:span text:style-name="T270">How do individuals with different cognitive<text:s/></text:span><text:soft-page-break/><text:span text:style-name="T271">performance levels differ in their self-reported limitations after SARS-CoV-2 infection, their well-being, and their resting state neural activity?</text:span></text:p>
      <text:p text:style-name="P272"/>
      <text:p text:style-name="P273">By examining the correlations between objective cognitive assessments and self-reported cognitive impairments, as well as the influence of psychological factors, this study aims to provide insights into the complex relationship between cognitive functioning and psychological health in individuals with, and without PCS.<text:s/></text:p>
      <text:p text:style-name="P274"><text:span text:style-name="T275"><text:line-break/></text:span><text:span text:style-name="T276"><office:annotation office:name="9" xml:id="1906479284"><dc:creator>Janka Hauffe</dc:creator><dc:date>2024-10-15T12:37:00</dc:date><meta:creator-initials>JH</meta:creator-initials><text:p text:style-name="P277">Das sieht alles schon gut aus, aber versuch mal deine Hypothesen richtig hervorzuheben, du kannst ruhig richtig Abstand lassen und sagen</text:p><text:p text:style-name="P278"/><text:p text:style-name="P279">Hypothese 1:<text:s/></text:p><text:p text:style-name="P280"/><text:p text:style-name="P281">Hypothese 2:</text:p><text:p text:style-name="P282"/><text:p text:style-name="P283">Hypothese 3a: Gruppe B hat weniger Fatigue als Gruppe A</text:p><text:p text:style-name="P284">Hypothese 3b: Gruppe B hat weniger Depression als Gruppe A</text:p><text:p text:style-name="P285">Hypothese 3c: Gruppe B hat weniger Angst als Gruppe A</text:p><text:p text:style-name="P286"/><text:p text:style-name="P287">und so weiter</text:p><text:p text:style-name="P288">WARUM du diese Hypothesen aufstellst, arbeitest du direkt vorher heraus, quasi als Übergang vom theoretischen Hintergrund in deine Fragestellung hinein. Und in den Methoden erklärst du dann WIE du die jeweiligen Hypothesen testest. Also die Hypothese, dass mehr Leute sich subjektiv eingeschränkt fühlen, in der Gruppe die objektiv schlecht abgeschnitten hat, müsstest du dann vielleicht mit einem Chi-quadrat Test überprüfen zum Beispiel</text:p></office:annotation>Hypotheses</text:span><text:span text:style-name="CommentReference"><office:annotation-end office:name="9"/></text:span></text:p>
      <text:p text:style-name="P289">Following SARS-CoV-2 infection, two distinct groups of individuals will be identified based on objective cognitive assessments, showing significant differences in performance levels between the groups. Suggesting, that one group performs significantly better or worse than the other group. Individuals with objectively assessed lower cognitive performance will report higher levels of self-reported cognitive limitations compared to the group that performed better. Individuals, that have self-reported cognitive impairment, but were not recognized as low performers in objective cognitive assessment may have higher fatigue, anxiety, and depression scores than all other individuals. Concerning the delta frequency, a decreased delta power, in patients with objective cognitive lower performance compared to the better performers is expected, suggesting, that abnormal delta power is correlated to cognitive impairment. However, abnormal delta power may also be related to fatigue, suggesting that decreased delta power could be observed in patients with subjective cognitive impairment who do not exhibit lower objective cognitive performance. This would imply that their perceived cognitive limitations might be a symptom of fatigue rather than actual cognitive deficits. Concerning the beta frequency, an increase, in patients with objective lower performance compared to the better performers is expected, suggesting, that abnormal beta power is correlated to cognitive impairment. However, abnormal beta power may be (as delta power) also related to fatigue, suggesting that increased beta power could be observed in patients with subjective cognitive impairment who do not exhibit lower objective cognitive performance.</text:p>
      <text:p text:style-name="P290"/>
      <text:p text:style-name="P291">How do individuals with different cognitive performance levels differ in their self-reported limitations after SARS-CoV-2 infection, their well-being and their resting state neural activity?</text:p>
      <text:p text:style-name="P292"/>
      <text:p text:style-name="P293">Idea: Part What is cognition in methods!?</text:p>
      <text:soft-page-break/>
      <text:p text:style-name="P294">Why is closed eye condition the one I chose?</text:p>
      <text:p text:style-name="P295"/>
      <text:p text:style-name="P296">Methods</text:p>
      <text:p text:style-name="P297">Study Design Participants</text:p>
      <text:p text:style-name="P298"><text:span text:style-name="T299">The current data were collected as part of a larger research project<text:s/></text:span><text:span text:style-name="T300"><office:annotation office:name="10" xml:id="52550589"><dc:creator>Janka Hauffe</dc:creator><dc:date>2024-09-05T13:30:00</dc:date><meta:creator-initials>JH</meta:creator-initials><text:p text:style-name="P301">What does it stand for? Do I need to name it?</text:p></office:annotation><office:annotation office:name="11" xml:id="930486355"><dc:creator>Janka Hauffe</dc:creator><dc:date>2024-10-15T12:36:00</dc:date><meta:creator-initials>JH</meta:creator-initials><text:p text:style-name="P302">EEG Post-Covid</text:p></office:annotation>(EPOC</text:span><text:span text:style-name="T303"><office:annotation-end office:name="10"/></text:span><text:span text:style-name="CommentReference"><office:annotation-end office:name="11"/></text:span><text:span text:style-name="T304">), which investigates neurophysiological parameters identified from neuropsychological paradigms using a high-resolution stationary laboratory EEG to reflect cognitive impairments and fatigue. The primary goal of the EPOC study is to find EEG parameters that can serve as neurophysiological markers for progression- and therapy-evaluation concerning cognitive functions in PCS.</text:span><text:span text:style-name="T305"><office:annotation office:name="12" xml:id="444020535"><dc:creator>Janka Hauffe</dc:creator><dc:date>2024-09-02T21:03:00</dc:date><meta:creator-initials>JH</meta:creator-initials><text:p text:style-name="P306"><text:span text:style-name="T307">In brief, the experiment consisted of neuropsychological tests (TMT, n-back, PVT, Oddball, RTE), restingstate recording and questionnaires regarding fatigue, sleep quality, depression and anyiety.<text:s/></text:span></text:p><text:p text:style-name="P308"><text:span text:style-name="T309">The study was conducted at the University Medical Center Schleswig-Holstein (UKSH), Campus Kiel.<text:s/></text:span></text:p></office:annotation><text:s/></text:span><text:span text:style-name="T310"><office:annotation-end office:name="12"/></text:span></text:p>
      <text:p text:style-name="P311"/>
      <text:p text:style-name="P312"><text:span text:style-name="T313">Participants for the EPOC study were recruited from</text:span><text:span text:style-name="T314"><office:annotation office:name="13" xml:id="1208277611"><dc:creator>Janka Hauffe</dc:creator><dc:date>2024-09-06T15:19:00</dc:date><meta:creator-initials>JH</meta:creator-initials><text:p text:style-name="P315">Or COVIDOM study?</text:p></office:annotation><office:annotation office:name="14" xml:id="695218261"><dc:creator>Janka Hauffe</dc:creator><dc:date>2024-09-06T15:19:00</dc:date><meta:creator-initials>JH</meta:creator-initials><text:p text:style-name="P316">Well I say in sentence after, that it is a study</text:p></office:annotation><office:annotation office:name="15" xml:id="296123282"><dc:creator>Janka Hauffe</dc:creator><dc:date>2024-10-15T12:42:00</dc:date><meta:creator-initials>JH</meta:creator-initials><text:p text:style-name="P317">Do I need to mention full name or is COVIDOm enough?</text:p></office:annotation><text:s/>COVIDOM</text:span><text:span text:style-name="T318"><office:annotation-end office:name="13"/></text:span><text:span text:style-name="CommentReference"><office:annotation-end office:name="14"/></text:span><text:span text:style-name="CommentReference"><office:annotation-end office:name="15"/></text:span><text:span text:style-name="T319">, a population-based, prospective multi-centre study to investigate Post-COVID Syndrome (PCS) within the German National Pandemic Cohort<text:s/></text:span><text:span text:style-name="T320"><office:annotation office:name="16" xml:id="2138063613"><dc:creator>Janka Hauffe</dc:creator><dc:date>2024-09-05T15:51:00</dc:date><meta:creator-initials>JH</meta:creator-initials><text:p text:style-name="P321">Might be bit to specific</text:p></office:annotation>Network (NAPKON</text:span><text:span text:style-name="T322"><office:annotation-end office:name="16"/></text:span><text:span text:style-name="T323">). COVIDOM participants had been recruited through public health authorities in Kiel, Berlin, and Würzburg. Patients were assessed between November 15, 2020, and September 19, 2021, at University Medical Center Schleswig-Holstein, Campus Kiel, and University Hospital Würzburg in Germany<text:s/></text:span><text:span text:style-name="T324"><office:annotation office:name="17" xml:id="1301691877"><dc:creator>Janka Hauffe</dc:creator><dc:date>2024-08-30T12:50:00</dc:date><meta:creator-initials>JH</meta:creator-initials><text:p text:style-name="P325">COVIDOM is a population-based cohort study of polymerase chain reaction (PCR) confirmed cases of</text:p><text:p text:style-name="P326">SARS-CoV-2 infection, recruited through public health authorities in three German regions (Kiel, Berlin, W€urzburg)</text:p><text:p text:style-name="P327">between November 15, 2020 and September 29, 2021</text:p></office:annotation>(Bahmer<text:s/></text:span><text:span text:style-name="T328"><office:annotation-end office:name="17"/></text:span><text:span text:style-name="T329">et al., 2022; Horn et al., 2021; Schons et al., 2022).<text:s/></text:span></text:p>
      <text:p text:style-name="P330"/>
      <text:p text:style-name="P331">The participants were included based on the following criteria: A polymerase chain reaction (PCR) confirmed SARS-CoV-2 infection at least 6 months before study visit, a primary residence in one of the three study regions, age ≥ 18 years at the time of recruitment (Berlin) or infection (Würzburg, Kiel). Participants with acute reinfection of SARS-CoV-2 at the time of the scheduled study visit were excluded (Horn et al., 2021).<text:s/></text:p>
      <text:p text:style-name="P332"/>
      <text:p text:style-name="P333">In the EPOC study, a subset of individuals from Schleswig-Holstein who participated in COVIDOM was selected, constituting of those with PCS and a control group without PCS.</text:p>
      <text:p text:style-name="P334"><text:span text:style-name="T335">As EPOC is still ongoing at the time of writing, the analysis was conducted based on a preliminary subset of 79 participants (mean age 48.52, range 22–78, female 48, male 31, diverse 0, years of education mean 15.27 years min 9 to 24 years)<text:s/></text:span><text:span text:style-name="T336"><office:annotation office:name="18" xml:id="1837610559"><dc:creator>Janka Hauffe</dc:creator><dc:date>2024-09-12T12:42:00</dc:date><meta:creator-initials>JH</meta:creator-initials><text:p text:style-name="P337">With und without als Tabelle. Gesammte Stichprobe im Text beschreiben<text:s/></text:p></office:annotation>withPCS (49 participants</text:span><text:span text:style-name="CommentReference"><office:annotation-end office:name="18"/></text:span><text:span text:style-name="T338">, age mean 50.29 years min 22–78, F=32 M=17, education: mean 15</text:span><text:span text:style-name="T339"><office:annotation office:name="19" xml:id="1143487077"><dc:creator>Janka Hauffe</dc:creator><dc:date>2024-09-09T15:14:00</dc:date><meta:creator-initials>JH</meta:creator-initials><text:p text:style-name="P340">Table?</text:p></office:annotation>.04 9–23</text:span><text:span text:style-name="CommentReference"><office:annotation-end office:name="19"/></text:span><text:span text:style-name="T341">) and withoutPCS (30 participants, age mean 45.63 years min 22–77, f=16,m=14 d 0, education mean 15.63<text:s/></text:span><text:span text:style-name="T342"><office:annotation office:name="20" xml:id="1398481455"><dc:creator>Janka Hauffe</dc:creator><dc:date>2024-11-14T09:06:00</dc:date><meta:creator-initials>JH</meta:creator-initials><text:p text:style-name="P343">Table here -&gt; see Lara</text:p></office:annotation><text:soft-page-break/>min 10–24).<text:s/></text:span><text:span text:style-name="CommentReference"><office:annotation-end office:name="20"/></text:span><text:span text:style-name="T344">The study was conducted at the University Medical Center Schleswig-Holstein (UKSH), Campus Kiel. Participants did not receive payment/financial compensation for their participation. Transportation and parking costs were reimbursed.</text:span></text:p>
      <text:p text:style-name="P345"/>
      <text:p text:style-name="P346"><text:span text:style-name="T347"><office:annotation office:name="21" xml:id="894743678"><dc:creator>Janka Hauffe</dc:creator><dc:date>2024-09-09T13:50:00</dc:date><meta:creator-initials>JH</meta:creator-initials><text:p text:style-name="P348">Here, or should I inser it after the inclusion criteria?</text:p></office:annotation>Ethics statement</text:span><text:span text:style-name="T349"><office:annotation-end office:name="21"/></text:span></text:p>
      <text:p text:style-name="P350"><text:span text:style-name="T351">The study was approved by the Ethics Committee of the medical faculty of the Christian-Albrechts-University of Kiel, Germany (record identification: D 446/23). In accordance</text:span><text:span text:style-name="T352"><office:annotation office:name="22" xml:id="2116301929"><dc:creator>Janka Hauffe</dc:creator><dc:date>2024-09-02T10:24:00</dc:date><meta:creator-initials>JH</meta:creator-initials><text:p text:style-name="P353"><text:span text:style-name="T354">All participants gave their written</text:span></text:p><text:p text:style-name="P355"><text:span text:style-name="T356">133<text:s/></text:span><text:span text:style-name="T357">informed consent and were compensated for their participation. The experiment was</text:span></text:p><text:p text:style-name="P358"><text:span text:style-name="T359">134<text:s/></text:span><text:span text:style-name="T360">carried out in accordance with the ethical standards of the Declaration of Helsinki and</text:span></text:p><text:p text:style-name="P361"><text:span text:style-name="T362">135<text:s/></text:span><text:span text:style-name="T363">was approved by the local ethical committee.</text:span></text:p></office:annotation><text:s/>with<text:s/></text:span><text:span text:style-name="T364"><office:annotation-end office:name="22"/></text:span><text:span text:style-name="T365">the Declaration of Helsinki, informed written consent was obtained from all participants.</text:span></text:p>
      <text:p text:style-name="P366"/>
      <text:p text:style-name="P367"><text:span text:style-name="T368"><office:annotation office:name="23" xml:id="915378238"><dc:creator>Janka Hauffe</dc:creator><dc:date>2024-09-02T21:30:00</dc:date><meta:creator-initials>JH</meta:creator-initials><text:p text:style-name="P369">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p></office:annotation>Pro</text:span><text:span text:style-name="T370"><office:annotation-end office:name="23"/></text:span><text:span text:style-name="T371">ced</text:span><text:span text:style-name="T372"><office:annotation office:name="24" xml:id="595746563"><dc:creator>Janka Hauffe</dc:creator><dc:date>2024-09-02T21:14:00</dc:date><meta:creator-initials>JH</meta:creator-initials><text:p text:style-name="P373">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p></office:annotation>ure</text:span><text:span text:style-name="T374"><office:annotation-end office:name="24"/></text:span><text:span text:style-name="T375">/Study D</text:span><text:span text:style-name="T376"><office:annotation office:name="25" xml:id="552596354"><dc:creator>Janka Hauffe</dc:creator><dc:date>2024-10-15T12:45:00</dc:date><meta:creator-initials>JH</meta:creator-initials><text:p text:style-name="P377">Need to add, that two were there to place EEG cap, and else one person. Here, or at EEG part?</text:p></office:annotation>esign</text:span><text:span text:style-name="CommentReference"><office:annotation-end office:name="25"/></text:span></text:p>
      <text:p text:style-name="P378"><text:bookmark-start text:name="_Hlk178543754"/><text:span text:style-name="T379">In brief, the experiment consisted of neuropsychological tests, assessing cognitive domains such as working memory, attention, preprocessing speed, cognitive flexibility, executive functions, and multisensory integration, EEG recordings, and questionnaires assessing fatigue, sleep quality, depression, and</text:span><text:span text:style-name="T380"><office:annotation office:name="26" xml:id="1010876868"><dc:creator>Janka Hauffe</dc:creator><dc:date>2024-09-03T10:52:00</dc:date><meta:creator-initials>JH</meta:creator-initials><text:p text:style-name="P381">Not sure if nessecary, I like to give an overview but I‘m repeating myself</text:p></office:annotation><text:s/>anxiety</text:span><text:span text:style-name="T382"><office:annotation-end office:name="26"/></text:span><text:span text:style-name="T383">. All data were collected at the University Medical Center Schleswig-</text:span><text:span text:style-name="T384"><office:annotation office:name="27" xml:id="1154223507"><dc:creator>Janka Hauffe</dc:creator><dc:date>2024-09-05T15:54:00</dc:date><meta:creator-initials>JH</meta:creator-initials><text:p text:style-name="P385">Already wrote that</text:p></office:annotation><office:annotation office:name="28" xml:id="2122006126"><dc:creator>Janka Hauffe</dc:creator><dc:date>2024-09-09T13:52:00</dc:date><meta:creator-initials>JH</meta:creator-initials><text:p text:style-name="P386">Where does it fit better? Before? Or here?</text:p></office:annotation>Holstein (UKSH</text:span><text:span text:style-name="T387"><office:annotation-end office:name="27"/></text:span><text:span text:style-name="T388"><office:annotation-end office:name="28"/></text:span><text:span text:style-name="T389">), Campus Kiel.</text:span></text:p>
      <text:p text:style-name="P390"><text:bookmark-end text:name="_Hlk178543754"/><text:span text:style-name="T391">Pa</text:span><text:span text:style-name="T392"><office:annotation office:name="29" xml:id="2083528058"><dc:creator>Janka Hauffe</dc:creator><dc:date>2024-09-02T21:30:00</dc:date><meta:creator-initials>JH</meta:creator-initials><text:p text:style-name="P393"><text:span text:style-name="T394">Then several neuropsychological tests to assess cognitive domains such as working memory, attention, preprocessing speed, cognitive flexibility, executive functions, and multisensory integration, followed, starting with the Trial Marking Test A and B.<text:s/></text:span></text:p></office:annotation>rticipa</text:span><text:span text:style-name="T395"><office:annotation-end office:name="29"/></text:span><text:span text:style-name="T396">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administered was the Trial Markin</text:span><text:span text:style-name="T397"><office:annotation office:name="30" xml:id="1706456783"><dc:creator>Janka Hauffe</dc:creator><dc:date>2024-09-09T13:55:00</dc:date><meta:creator-initials>JH</meta:creator-initials><text:p text:style-name="P398">Or: The first tests used were the Trial Marking Tests A and B.<text:s/></text:p><text:p text:style-name="P399">Or should it be The first test used was the Trial Marking Test A and B?</text:p></office:annotation>g Test</text:span><text:span text:style-name="T400"><office:annotation-end office:name="30"/></text:span><text:span text:style-name="T401">.<text:s/></text:span><text:span text:style-name="T402"><office:annotation office:name="31" xml:id="78363117"><dc:creator>Janka Hauffe</dc:creator><dc:date>2024-09-09T14:15:00</dc:date><meta:creator-initials>JH</meta:creator-initials><text:p text:style-name="P403">Better way to start this sentence?</text:p></office:annotation>Following this</text:span><text:span text:style-name="T404"><office:annotation-end office:name="31"/></text:span><text:span text:style-name="T405">, the<text:s/></text:span><text:span text:style-name="T406"><office:annotation office:name="32" xml:id="1389144448"><dc:creator>Janka Hauffe</dc:creator><dc:date>2024-09-09T14:16:00</dc:date><meta:creator-initials>JH</meta:creator-initials><text:p text:style-name="P407">Do I need to provide more information here? Which gel etc. ; Two people...</text:p></office:annotation>EEG cap<text:s/></text:span><text:span text:style-name="T408"><office:annotation-end office:name="32"/></text:span><text:span text:style-name="T409">was<text:s/></text:span><text:span text:style-name="T410"><office:annotation office:name="33" xml:id="142979643"><dc:creator>Janka Hauffe</dc:creator><dc:date>2024-09-09T14:16:00</dc:date><meta:creator-initials>JH</meta:creator-initials><text:p text:style-name="P411">On what? Should I say specific on participants head?</text:p></office:annotation>placed</text:span><text:span text:style-name="T412"><office:annotation-end office:name="33"/></text:span><text:span text:style-name="T413">, and participants completed a series of<text:s/></text:span><text:span text:style-name="T414"><office:annotation office:name="34" xml:id="1597384429"><dc:creator>Janka Hauffe</dc:creator><dc:date>2024-09-03T14:09:00</dc:date><meta:creator-initials>JH</meta:creator-initials><text:p text:style-name="P415">Kind of screen and lights off</text:p></office:annotation><office:annotation office:name="35" xml:id="1370928472"><dc:creator>Janka Hauffe</dc:creator><dc:date>2024-09-03T14:32:00</dc:date><meta:creator-initials>JH</meta:creator-initials><text:p text:style-name="P416">Lilly: 27-Zoll-Bildschirm</text:p></office:annotation>other neuropsychological<text:s/></text:span><text:span text:style-name="T417"><office:annotation-end office:name="34"/></text:span><text:span text:style-name="T418"><office:annotation-end office:name="35"/></text:span><text:span text:style-name="T419">tests, starting with</text:span><text:span text:style-name="T420"><office:annotation office:name="36" xml:id="615109771"><dc:creator>Janka Hauffe</dc:creator><dc:date>2024-09-03T10:35:00</dc:date><meta:creator-initials>JH</meta:creator-initials><text:p text:style-name="P421">The or an?</text:p></office:annotation><text:s/>the<text:s/></text:span><text:span text:style-name="T422"><office:annotation-end office:name="36"/></text:span><text:span text:style-name="T423">redundant target<text:s/></text:span><text:span text:style-name="T424"><office:annotation office:name="37" xml:id="651445251"><dc:creator>Janka Hauffe</dc:creator><dc:date>2024-09-09T14:24:00</dc:date><meta:creator-initials>JH</meta:creator-initials><text:p text:style-name="P425">Should I already introduce the abbreviation here?</text:p></office:annotation>effect (RTE),<text:s/></text:span><text:span text:style-name="T426"><office:annotation-end office:name="37"/></text:span><text:span text:style-name="T427">followed by an oddball paradigm, an n-back task, and<text:s/></text:span><text:span text:style-name="T428"><office:annotation office:name="38" xml:id="821098355"><dc:creator>Janka Hauffe</dc:creator><dc:date>2024-09-09T14:17:00</dc:date><meta:creator-initials>JH</meta:creator-initials><text:p text:style-name="P429">Maybe a bit informal. Can‘t think of a better word right now</text:p></office:annotation>lastly</text:span><text:span text:style-name="T430"><office:annotation-end office:name="38"/></text:span><text:span text:style-name="T431"><text:s/>the psychomotor vigilance task (PVT). Electroencephalographic activity was recorded continuously throughout these tests. Finally, resting<text:s/></text:span><text:span text:style-name="T432"><office:annotation office:name="39" xml:id="736905224"><dc:creator>Janka Hauffe</dc:creator><dc:date>2024-09-03T10:58:00</dc:date><meta:creator-initials>JH</meta:creator-initials><text:p text:style-name="P433">Bei dem Ruhe-EEG sollen die Versuchspersonen lediglich auf einen Fixationspunkt gucken. Nach 5</text:p><text:p text:style-name="P434">Minuten teilt ein Audiosignal der Versuchsperson mit, dass sie nun für die nächsten 5 Minuten die</text:p><text:p text:style-name="P435">Augen schließen sollen. Mit einem letzten Audiosignal wird der Versuch beendet.</text:p></office:annotation><office:annotation office:name="40" xml:id="268863018"><dc:creator>Janka Hauffe</dc:creator><dc:date>2024-09-09T14:14:00</dc:date><meta:creator-initials>JH</meta:creator-initials><text:p text:style-name="P436">Resting state was measured next.<text:s/><text:line-break/>Or<text:line-break/>Resting state was then measured</text:p></office:annotation>state<text:s/></text:span><text:span text:style-name="T437"><office:annotation-end office:name="39"/></text:span><text:span text:style-name="T438">was<text:s/></text:span><text:span text:style-name="T439"><office:annotation-end office:name="40"/></text:span><text:span text:style-name="T440">measured, 5 minutes with eyes open and 5 minutes with eyes closed. During EEG recordings, participants were seated comfortably and instructed to minimize movement, and to</text:span><text:span text:style-name="T441"><office:annotation office:name="41" xml:id="1500466901"><dc:creator>Janka Hauffe</dc:creator><dc:date>2024-09-09T14:20:00</dc:date><meta:creator-initials>JH</meta:creator-initials><text:p text:style-name="P442">Keep their gaze (is that better?)</text:p></office:annotation><text:s/>focus<text:s/></text:span><text:span text:style-name="T443"><office:annotation-end office:name="41"/></text:span><text:span text:style-name="T444">on a fixation cross displayed on the<text:s/></text:span><text:span text:style-name="T445"><office:annotation office:name="42" xml:id="1289316774"><dc:creator>Janka Hauffe</dc:creator><dc:date>2024-09-09T14:21:00</dc:date><meta:creator-initials>JH</meta:creator-initials><text:p text:style-name="P446">What kind of screen? Need to as Christian and add information<text:s/></text:p></office:annotation>screen</text:span><text:span text:style-name="T447"><office:annotation-end office:name="42"/></text:span><text:span text:style-name="T448"><text:s/>in front of them to reduce eye movements, while the light was turend off. After completing the resting state measurement, the EEG cap<text:s/></text:span><text:span text:style-name="T449"><office:annotation office:name="43" xml:id="964345875"><dc:creator>Janka Hauffe</dc:creator><dc:date>2024-09-09T14:01:00</dc:date><meta:creator-initials>JH</meta:creator-initials><text:p text:style-name="P450">I‘m repeating myself. Is that okay in this case?</text:p></office:annotation>was removed,<text:s/></text:span><text:span text:style-name="T451"><office:annotation-end office:name="43"/></text:span><text:span text:style-name="T452">and participants filled out three questionnaires assessing fatigue (FACIT-F), sleep quality (PSQI), depression (HADS-D), and anxiety (HADS-A). The participants got then the chance to wash their<text:s/></text:span><text:span text:style-name="T453"><office:annotation office:name="44" xml:id="467143041"><dc:creator>Janka Hauffe</dc:creator><dc:date>2024-09-06T15:24:00</dc:date><meta:creator-initials>JH</meta:creator-initials><text:p text:style-name="P454">Delete sentence?</text:p></office:annotation>scalp/</text:span><text:span text:style-name="T455"><office:annotation-end office:name="44"/></text:span><text:span text:style-name="T456">hair. In all, the experiment took up to 3 hours.<text:s/></text:span></text:p>
      <text:p text:style-name="P457"/>
      <text:p text:style-name="P458"><text:bookmark-start text:name="_Hlk178543851"/><text:soft-page-break/><text:span text:style-name="T459">Since this thesis focuses on behavioral data obtained from the TMT, n-back and PVT, as well as EEG resting state data, and data from the questionnaires, the RTE, and the oddball task will not be further explained. In addition, the MoCA score was measured in the previous COVIDOM<text:s/></text:span><text:span text:style-name="T460"><office:annotation office:name="45" xml:id="969483963"><dc:creator>Janka Hauffe</dc:creator><dc:date>2024-09-09T14:23:00</dc:date><meta:creator-initials>JH</meta:creator-initials><text:p text:style-name="P461">And will be of interest in this thesis<text:s/><text:line-break/>or something like that maybe? Or does it not need further explaination?</text:p></office:annotation>study.<text:s/></text:span><text:span text:style-name="T462"><office:annotation-end office:name="45"/></text:span></text:p>
      <text:p text:style-name="P463"><text:bookmark-end text:name="_Hlk178543851"/></text:p>
      <text:p text:style-name="P464">Cognitive tasks</text:p>
      <text:p text:style-name="P465"><text:span text:style-name="T466"><text:tab/>Mo</text:span><text:span text:style-name="T467"><office:annotation office:name="46" xml:id="868936035"><dc:creator>Janka Hauffe</dc:creator><dc:date>2024-08-30T14:18:00</dc:date><meta:creator-initials>JH</meta:creator-initials><text:p text:style-name="P468">Das</text:p><text:p text:style-name="P469">Kurzzeitgedächtnis wird durch eine Aufgabe getestet, bei der 5 Begriffe in 2 Durchgängen gelernt und</text:p><text:p text:style-name="P470">nach 5 Minuten wieder erinnert werden müssen. Die visuell-räumlichen Fähigkeiten werden beurteilt</text:p><text:p text:style-name="P471">durch Aufgaben, bei denen ein Würfel und eine Uhr gezeichnet werden müssen. Exekutivfunktionen</text:p><text:p text:style-name="P472">werden durch eine Abwandlung des TMT B, eine Wortflüssigkeitsaufgabe und eine verbale</text:p><text:p text:style-name="P473">Abstraktionsaufgabe getestet. Aufmerksamkeit, Konzentration und Arbeitsgedächtnis werden</text:p><text:p text:style-name="P474">untersucht durch eine Aufgabe, bei der Aufmerksamkeit aufrechterhalten werden muss, eine bei der</text:p><text:p text:style-name="P475">von einer Startzahl sequentiell 7 abgezogen werden muss und eine, bei der Zahlen vorwärts und</text:p><text:p text:style-name="P476">rückwärts wiedergegeben werden müssen. Sprache wird beurteilt durch Benennung wenig</text:p><text:p text:style-name="P477">bekannter Tiere, Wiederholung zwei syntaktisch komplexer Sätze und der Wortflüssigkeitsaufgabe.</text:p><text:p text:style-name="P478">Außerdem wird die Orientierung hinsichtlich Zeit und Ort abgefragt.</text:p></office:annotation>CA</text:span><text:span text:style-name="T479"><office:annotation-end office:name="46"/></text:span></text:p>
      <text:p text:style-name="P480"><text:bookmark-start text:name="_Hlk178544199"/><text:span text:style-name="T481">The Montreal Cognitive A</text:span><text:span text:style-name="T482"><office:annotation office:name="47" xml:id="2010386681"><dc:creator>Janka Hauffe</dc:creator><dc:date>2024-09-03T11:08:00</dc:date><meta:creator-initials>JH</meta:creator-initials><text:p text:style-name="P483">I like to start with the full name, but maybe dump since I already used it before… or should I maybe first introduce the short name here and not before?</text:p></office:annotation>ssessment</text:span><text:span text:style-name="T484"><office:annotation-end office:name="47"/></text:span><text:span text:style-name="T485"><text:s/>(MoCA; Nasreddine et al., 2005) is a widely used, validated screening tool originally designed to detect mild cognitive impairment (</text:span><text:span text:style-name="T486"><office:annotation office:name="48" xml:id="1010510583"><dc:creator>Janka Hauffe</dc:creator><dc:date>2024-09-09T14:26:00</dc:date><meta:creator-initials>JH</meta:creator-initials><text:p text:style-name="P487">literature</text:p></office:annotation>MCI) (Hauffe, 2024).<text:s/></text:span><text:span text:style-name="T488"><office:annotation-end office:name="48"/></text:span><text:span text:style-name="T489"><text:s/>It assesses several cognitive domains, including visuospatial skills/ability, executive function, naming,<text:s/></text:span><text:span text:style-name="T490"><office:annotation office:name="49" xml:id="894851389"><dc:creator>Janka Hauffe</dc:creator><dc:date>2024-09-09T15:27:00</dc:date><meta:creator-initials>JH</meta:creator-initials><text:p text:style-name="P491">Is that correct written? Or wrong?</text:p></office:annotation>memory (short-term and delayed recall), working memory,<text:s/></text:span><text:span text:style-name="CommentReference"><office:annotation-end office:name="49"/></text:span><text:span text:style-name="T492">attention and concentration, language, abstraction, and orientation (Freitas, Simões, Alves &amp; Santana, 2013; Hobson, 2015; Kang et al., 2018; Nasreddine et al., 2005). The MoCA has a total possible score of 30 points, with a score of ≥ 26 considered normal (Nasreddine et al., 2005</text:span><text:bookmark-end text:name="_Hlk178544199"/><text:span text:style-name="T493">. Cognitive performance on the MoCA is influenced by sociodemographc factors such as age and education (Kang et al., 2018; Larouche et al., 2016). To account for educational backgroundm the MoCA test manual specifies that one additional point is added for individual with ≤ 12 years of formal education, allowing for a maximum score of 30 points (Nasreddine et al., 2005). Additionally, to address variations in performance related to age, normative data for the MoCA are available for precise interpretation of scores (Larouche et al., 2016).<text:s/></text:span></text:p>
      <text:p text:style-name="P494"><text:span text:style-name="T495">T</text:span><text:span text:style-name="T496"><office:annotation office:name="50" xml:id="271328374"><dc:creator>Janka Hauffe</dc:creator><dc:date>2024-09-12T11:09:00</dc:date><meta:creator-initials>JH</meta:creator-initials><text:p text:style-name="P497">See methods1209 for more information on TMT!</text:p></office:annotation>M</text:span><text:span text:style-name="CommentReference"><office:annotation-end office:name="50"/></text:span><text:span text:style-name="T498">T</text:span><text:span text:style-name="T499"><office:annotation><dc:creator>Janka Hauffe</dc:creator><dc:date>2024-09-03T12:32:00</dc:date><meta:creator-initials>JH</meta:creator-initials><text:p text:style-name="P500">The Trail Making Test (TMT) was originally developed as part of the Army Individual Test</text:p><text:p text:style-name="P501">Battery (1944) and is one of the most commonly used tests in neuropsychological practice due</text:p><text:p text:style-name="P502">to its high sensitivity in diagnosing brain impairment (Armitage, 1946; Lewinsohn, 1973; Reitan,</text:p><text:p text:style-name="P503">1958; Spreen &amp; Benton, 1965).</text:p></office:annotation></text:span><text:span text:style-name="T504"><text:s/>Pa</text:span><text:span text:style-name="T505"><office:annotation office:name="52" xml:id="1730573626"><dc:creator>Janka Hauffe</dc:creator><dc:date>2024-08-30T14:19:00</dc:date><meta:creator-initials>JH</meta:creator-initials><text:p text:style-name="P506">Der Trail Making Test (TMT, Reitan, 1958) ist ein neuropsychologisches Testverfahren zur Erhebung</text:p><text:p text:style-name="P507">von Aufmerksamkeitsstörungen und exekutiven Dysfunktionen. Der Test besteht aus zwei</text:p><text:p text:style-name="P508">Abschnitten (TMT A und TMT B). Bei dem TMT A müssen Zahlen in aufsteigender Reihenfolge</text:p><text:p text:style-name="P509">verbunden werden. Im TMT B müssen Zahlen und Buchstaben alternierend verbunden werden, die</text:p><text:p text:style-name="P510">Buchstaben in alphabetischer Reihenfolge.</text:p></office:annotation>rt A and B</text:span><text:span text:style-name="T511"><office:annotation-end office:name="52"/></text:span></text:p>
      <text:p text:style-name="P512"><text:span text:style-name="T513">Originally, developed as part of the Army Individual Test Battery (AITB) in 1944, the Trail Marking Test (TMT) was later integrated into the Halstead-Reitan Battery (Reitan &amp; Wolfson, 1985; Tombaugh, 2004). It is now one of the most popular and widely used neuropsychological assessments, included in most test batteries (Tombaugh, 2004). Its widespread use is supported by strong evidence of its validity (Arbuthnott &amp; Frank, 2000;<text:s/></text:span><text:span text:style-name="T514">S</text:span><text:span text:style-name="T515">ánchez-Cubillo et al., 2009). The TMT assesses cognitive processing speed and executive functioning (Lezak, 1995; Mitrushina et al., 2005; Reitan, 1992;<text:s/></text:span><text:span text:style-name="T516">S</text:span><text:span text:style-name="T517">ánchez-Cubillo et al., 2009; Strauss et al., 2016; Tombaugh, 2004), as well as visual<text:s/></text:span><text:span text:style-name="T518"><office:annotation office:name="53" xml:id="719272829"><dc:creator>Janka Hauffe</dc:creator><dc:date>2024-09-10T20:14:00</dc:date><meta:creator-initials>JH</meta:creator-initials><text:p text:style-name="P519">I think it‘s fine to write either search or scanning. Which is better?</text:p></office:annotation>search/scanning</text:span><text:span text:style-name="CommentReference"><office:annotation-end office:name="53"/></text:span><text:span text:style-name="T520">, and mental flexibility (</text:span><text:span text:style-name="T521">S</text:span><text:span text:style-name="T522">á</text:span><text:span text:style-name="T523"><office:annotation office:name="54" xml:id="772530699"><dc:creator>Janka Hauffe</dc:creator><dc:date>2024-09-12T08:05:00</dc:date><meta:creator-initials>JH</meta:creator-initials><text:p text:style-name="P524"><text:span text:style-name="T525">Visual search, perceptual/motor speed, speed of processing, working memory, and general intelligence are among the most frequently cited constructs thought to contribute to TMT performance (Sánchez-Cubillo et al., 2009).</text:span></text:p></office:annotation>nchez-Cubillo<text:s/></text:span><text:span text:style-name="CommentReference"><office:annotation-end office:name="54"/></text:span><text:span text:style-name="T526">et al., 2009; Tombaugh, 2004).<text:s/></text:span></text:p>
      <text:p text:style-name="P527"/>
      <text:soft-page-break/>
      <text:p text:style-name="P528">The TMT consists of two parts: Part A (TMT-A), a number-connection task, and Part B (TMT-B), a number-letter alternation task. Both parts were administered (in this study) according to the guidelines provided by Strauss et al., 2006.</text:p>
      <text:p text:style-name="P529"/>
      <text:p text:style-name="P530"><text:span text:style-name="T531">In TMT-A, participants were instructed to connect consecutively numbered circles from 1 to 25 on an A4 page by drawing lines between them, aiming to complete the task as quickly and accurately as possible. In TMT-B, the task becomes more complex (</text:span><text:span text:style-name="T532">Gaudino, Geisler &amp; Squires, 1995). Participants were instructed to draw lines alternating between numbered circles from 1 to 13 and lettered circles from A to L in sequential order (e.g, 1 to A, to 2, to B, etc.) on an A4 page. The aim, again, was to complete the task as quickly and accurately as possible.</text:span></text:p>
      <text:p text:style-name="P533"/>
      <text:p text:style-name="P534"><text:span text:style-name="T535">The administration of the TMT began with TMT-A, followed by TMT-B. For each part, participants were first given an example to familiarize themselves with the task. After completing the example, they proceeded to the actual test. If participants made a mistake, the experimenter immediately pointed it out, and the participant was required to correct it before continuing. The experimenter timed each part, with the time of completion for each part representing its direct score. In addition to the direct scores, the difference between TMT-B and TMT-A (TMT-B – TMT-A) was cal</text:span><text:span text:style-name="T536"><office:annotation office:name="55" xml:id="1351467280"><dc:creator>Janka Hauffe</dc:creator><dc:date>2024-09-12T09:03:00</dc:date><meta:creator-initials>JH</meta:creator-initials><text:p text:style-name="P537">Why?</text:p></office:annotation>culated</text:span><text:span text:style-name="CommentReference"><office:annotation-end office:name="55"/></text:span><text:span text:style-name="T538">.<text:s/></text:span></text:p>
      <text:p text:style-name="P539"/>
      <text:p text:style-name="P540"><text:span text:style-name="T541">N-</text:span><text:span text:style-name="T542"><office:annotation office:name="56" xml:id="18642179"><dc:creator>Janka Hauffe</dc:creator><dc:date>2024-11-27T15:43:00</dc:date><meta:creator-initials>JH</meta:creator-initials><text:p text:style-name="P543">Figure!</text:p></office:annotation>Back Part A and<text:s/></text:span><text:span text:style-name="CommentReference"><office:annotation-end office:name="56"/></text:span><text:span text:style-name="T544">B</text:span></text:p>
      <text:p text:style-name="P545">The n-back task (Kirchner, 1958) has become a widely used tool in neuroscience for assessing working memory (Jaeggi, Buschkuehl, Perrig &amp;Meier, 2010; Pelegrina et al., 2015). N-back tasks are continuous-recognition measures, that present sequences of stimuli (Kane, Conway, Miura &amp; Colflesh, 2007). In these tasks, participants must determine whether a given stimulus matches one that was presented “n” trials before. In this study, participants completed two blocks of the n-back task. A 1-back task and a 2-back task. Reaction time, hits, misses, and false alarms were recorded for analysis.<text:s/></text:p>
      <text:p text:style-name="P546"/>
      <text:p text:style-name="P547"><text:span text:style-name="T548">(Jaeggi, Bus</text:span><text:span text:style-name="T549"><office:annotation office:name="57" xml:id="1708754914"><dc:creator>Janka Hauffe</dc:creator><dc:date>2024-09-04T08:05:00</dc:date><meta:creator-initials>JH</meta:creator-initials><text:p text:style-name="P550">The N-back task is used extensively in literature as a working memory (WM) paradigm and it is increasingly used as a measure of individual differences. However, not much is known about the psychometric properties of this task and the current study aims to shed more light on this issue. We first review the current literature on the psychometric properties of the N-back task. With three experiments using task variants with different stimuli and load levels, we then investigate the nature of the N-back task by investigating its relationship to WM, and its role as an inter-individual difference measure. Consistent with previous literature, our data suggest that the N-back task is not a useful measure of individual differences in WM, partly because of its insufficient reliability. Nevertheless, the task seems to be useful for experimental research in WM and also well predicts inter-individual differences in other higher cognitive functions, such as fluid intelligence, especially when used at higher levels of load<text:s/></text:p></office:annotation>chkuehl</text:span><text:span text:style-name="T551"><office:annotation-end office:name="57"/></text:span><text:span text:style-name="T552">,<text:s/></text:span><text:span text:style-name="T553"><office:annotation office:name="58" xml:id="860099204"><dc:creator>Janka Hauffe</dc:creator><dc:date>2024-09-03T16:18:00</dc:date><meta:creator-initials>JH</meta:creator-initials><text:p text:style-name="P554"><text:s/>Looking at</text:p><text:p text:style-name="P555">the data relating the N-back task to other</text:p><text:p text:style-name="P556">measures of WMC, the N-back task does not</text:p><text:p text:style-name="P557">seem to be a useful measure of individual</text:p><text:p text:style-name="P558">differences in WMC, due to its low reliability.</text:p><text:p text:style-name="P559">Nevertheless, it is a very useful tool for the</text:p><text:p text:style-name="P560">experimental investigation of WM processes be-</text:p><text:p text:style-name="P561">cause it allows load to be manipulated in a very</text:p><text:p text:style-name="P562">simple, straightforward way. Further, there is</text:p><text:p text:style-name="P563">converging evidence that N-back performance</text:p><text:p text:style-name="P564">can well predict individual differences in Gf and</text:p><text:p text:style-name="P565">other higher cognitive functions, at least when</text:p><text:p text:style-name="P566">used at higher levels of load</text:p></office:annotation><office:annotation office:name="59" xml:id="1529654032"><dc:creator>Janka Hauffe</dc:creator><dc:date>2024-09-03T16:18:00</dc:date><meta:creator-initials>JH</meta:creator-initials><text:p text:style-name="P567">See: Conway et al., 2005;</text:p><text:p text:style-name="P568">Kane &amp; Engle, 200</text:p></office:annotation>Perrig &amp; Meier</text:span><text:span text:style-name="T569"><office:annotation-end office:name="58"/></text:span><text:span text:style-name="T570"><office:annotation-end office:name="59"/></text:span><text:span text:style-name="T571">, 2010) extensively used in literature as a working memory paradigm. Increasingy used as a measure of individual differences.<text:s/></text:span></text:p>
      <text:p text:style-name="P572"><text:span text:style-name="T573"><text:s/></text:span></text:p>
      <text:p text:style-name="P574"><text:span text:style-name="T575">(</text:span><text:span text:style-name="T576"><office:annotation office:name="60" xml:id="20844014"><dc:creator>Janka Hauffe</dc:creator><dc:date>2024-09-04T08:10:00</dc:date><meta:creator-initials>JH</meta:creator-initials><text:p text:style-name="P577">Our findings of limited validity between</text:p><text:p text:style-name="P578">N-back performance and clinical measures of working memory</text:p></office:annotation>Jacola et<text:s/></text:span><text:span text:style-name="T579"><office:annotation-end office:name="60"/></text:span><text:span text:style-name="T580">al</text:span><text:span text:style-name="T581"><office:annotation office:name="61" xml:id="989125967"><dc:creator>Janka Hauffe</dc:creator><dc:date>2024-09-04T08:07:00</dc:date><meta:creator-initials>JH</meta:creator-initials><text:p text:style-name="P582">Our results provide evidence for reliability of N-back accuracy during fMRI</text:p><text:p text:style-name="P583">scanning; however, reliability of reaction time data is affected by order of task presentation. Data</text:p><text:p text:style-name="P584">regarding construct validity are inconsistent and emphasize the need to consider clinical utility of</text:p><text:p text:style-name="P585">behavioral measures in the design and interpretation of functional neuroimaging studies.</text:p></office:annotation>., 2014)</text:span><text:span text:style-name="T586"><office:annotation-end office:name="61"/></text:span><text:span text:style-name="T587"><text:s/>In particular, we found N-back reaction time during fMRI scanning to be</text:span></text:p>
      <text:soft-page-break/>
      <text:p text:style-name="P588">most strongly correlated with measured intelligence, as opposed to clinical measures of</text:p>
      <text:p text:style-name="P589">working memory</text:p>
      <text:p text:style-name="P590"><text:span text:style-name="T591">Introduced by Kirchner (1958). Widely used tool for assessing working memory in the field of neuroscience. N-back has grown in use in neuroimaging techniques and progressively adopted (Pelegrina et al., 2015). Reliability varies greatly depending on the study (Van Leeuwen et al., 2007 to Friedman et al., 2008). More complex levels, 2-back and 3-back produce higher reliability coefficients (Jaeggi et al., 2010 stolen from (Pelegrina et al., 2015).). Reason: high variety of WM tasks and different contents that they include. N-back relies on recognition processes. Working memory task. Working memory is a system that enables one to actively maintain and regulate a limited amount of task-relevant information (Baddeley &amp; Logie, 1999) (stolen from Pelegrina et al., 2015) Working memory is traditionally measured using processing-and-storing dual tasks that involve performing a cognitive task while certain information has to be maintained in memory (Pelegrina et al., 2015). N-back does not involve a processing-and-storing dual task and in which individuals are not asked to recall any information but to recognize it (Pelegrina et al., 2015).<text:s/></text:span><text:span text:style-name="T592">This study employed an N-back continuous recognition task to assess working memory function.</text:span></text:p>
      <text:p text:style-name="P593"/>
      <text:p text:style-name="P594">N-back continuous recognition task in which participants must decide whether a stimulus was previously presented in certain conditions. “n” trials back. Letters were shown. Each item is compared to item presented immediately before, prior letter.<text:s/></text:p>
      <text:p text:style-name="P595">In this study, participants completed two blocks of the n-back task: a 1-back task followed by a 2-back task, with a paus between blocks for additional instructions. The task was programmed using … and presented on a 27-inch computer screen.<text:s/></text:p>
      <text:p text:style-name="P596"><text:span text:style-name="T597">In both conditions, participants were shown a series of 60 linguistic stimuli, consisting of 16 different consonants (</text:span><text:span text:style-name="T598">B, C, D, F, G, H, J, K, M, Q, R, S, T, V, X, Z</text:span><text:span text:style-name="T599">) presented individually in the center of the screen. Each block contained 20 target trials and 40 non-target trials. A trial began with a 250 ms fixation period (a red dot was shown on screen, for the participant to fixate), followed by a 150 ms black screen. The stimulus letter then appeared for 500 ms, succeeded by a variable inter-trial interval of 180</text:span><text:span text:style-name="T600"><office:annotation office:name="62" xml:id="648120567"><dc:creator>Janka Hauffe</dc:creator><dc:date>2024-09-12T13:01:00</dc:date><meta:creator-initials>JH</meta:creator-initials><text:p text:style-name="P601">Look at numbers again here</text:p></office:annotation><text:s/>to 220<text:s/></text:span><text:span text:style-name="CommentReference"><office:annotation-end office:name="62"/></text:span><text:span text:style-name="T602">ms (black screen). Total trial duration ranged from 1080 to 1120 ms.<text:s/></text:span></text:p>
      <text:p text:style-name="P603">For the 1-back task, participants were instructed to press the spacebar when the current letter matched the previous one. For example, in the sequence “B, C, C, D,” participants were<text:s/><text:soft-page-break/>supposed to respond to the second “C” as it matches the previous letter. In the 2-back task, they were instructed to press the spacebar when the current letter matched the letter presented two trials prior. For instance, in the sequence “B, B, D, F, D,” participants should press the spacebar when the second “D” occurred, as it matches the letter presented two trials before. The response window was limited to the 500 ms stimulus presentation period. <text:s/></text:p>
      <text:p text:style-name="P604"><text:span text:style-name="T605">Reaction time,<text:s/></text:span><text:span text:style-name="T606"><office:annotation office:name="63" xml:id="1020407551"><dc:creator>Janka Hauffe</dc:creator><dc:date>2024-09-12T13:16:00</dc:date><meta:creator-initials>JH</meta:creator-initials><text:p text:style-name="P607">Is it clear what I mean with that or should I specify it a bit more?</text:p></office:annotation>hits, misses, and false<text:s/></text:span><text:span text:style-name="CommentReference"><office:annotation-end office:name="63"/></text:span><text:span text:style-name="T608">alarms were recorded. In total, the experiment took around 5 minutes. During the experiment, the light was turned off. <text:s/></text:span></text:p>
      <text:p text:style-name="P609"/>
      <text:p text:style-name="P610"><text:span text:style-name="T611">Red circle as fixation point. Two blocks, first 1-back task, sencond a 2-back task (condition) (two positions prior). Between those two blocks is a pause and instructur explaines the new task again, before starting the second block. One trial consist of a fixation period of 250 ms (red dot is displayed), followed by a black screen shown for 150 ms. The stimulus in form of a single letter is presented for 500 ms on screen. Inter-trial interval (1800-2200 ms) Black screen. Reaction time window 0.5 seconds (stimulus presentation). In total 2.3 to 2.7 seconds per trial. Press, when detecting a target, a target is. 1-back task: Participants press spacebar when current letter matches the previous one. 2-back task, participants press spacebar when current letter matches the letter presented two trials ago/before. Reaction time, missing and fals hits measured. Response accuracy and response time was measured. In each condition 60 stimuli presented. 20 targets in both conditions. In total the experiment took<text:s/></text:span><text:span text:style-name="T612"><office:annotation office:name="64" xml:id="322556012"><dc:creator>Janka Hauffe</dc:creator><dc:date>2024-09-03T15:33:00</dc:date><meta:creator-initials>JH</meta:creator-initials><text:p text:style-name="P613">If I calculated right shortest time: 3.75 minutes, longest 5.8 without instructions</text:p></office:annotation>around 5<text:s/></text:span><text:span text:style-name="T614"><office:annotation-end office:name="64"/></text:span><text:span text:style-name="T615">minutes. One can easily manipulate the level of difficulty depending on greater or lesser memory loads as well as the timing of stimulus presentation. N-back task programmed by …. In … (program name) Was used in this study. Task applied consisted of two levels: 1-back and 2-back. Items were letters, that is, linguistic material. The following consonants were used as stimuli in all blocks M, C, K, S, R, V, H, X, T, Q, J</text:span><text:span text:style-name="T616"><office:annotation office:name="65" xml:id="1574090003"><dc:creator>Janka Hauffe</dc:creator><dc:date>2024-09-04T08:00:00</dc:date><meta:creator-initials>JH</meta:creator-initials><text:p text:style-name="P617">Give example</text:p></office:annotation>, B, Z,<text:s/></text:span><text:span text:style-name="T618"><office:annotation-end office:name="65"/></text:span><text:span text:style-name="T619">G, D, F . Presented one by one in center of the screen. 20 target trials and 40 non-target trials, right? Each stimulus appeared on screen for 500 ms, followed by a screen that remained black for another 180 ms to 220 ms. Response time, number of hits, correct rejection, misses</text:span><text:span text:style-name="T620"><office:annotation office:name="66" xml:id="1080419870"><dc:creator>Janka Hauffe</dc:creator><dc:date>2024-09-03T16:07:00</dc:date><meta:creator-initials>JH</meta:creator-initials><text:p text:style-name="P621">This sentence is not true in my case</text:p></office:annotation>, false alarms, and<text:s/></text:span><text:span text:style-name="T622"><office:annotation-end office:name="66"/></text:span><text:span text:style-name="T623">non-responses were recorded. Age-related changes that might be related to different cognitive processes involved in updating information in working memory (Pelegrina et al., 2015).</text:span><text:span text:style-name="T624"><text:tab/><text:s/></text:span></text:p>
      <text:p text:style-name="P625"><text:span text:style-name="T626">PVT</text:span><text:span text:style-name="T627"><office:annotation><dc:creator>Janka Hauffe</dc:creator><dc:date>2024-08-30T14:20:00</dc:date><meta:creator-initials>JH</meta:creator-initials><text:p text:style-name="P628">Der Psychomotor Vigilance Test (PVT), die Oddball Aufgabe, der Redundant Target Effect (RTE) und</text:p><text:p text:style-name="P629">die n-back Aufgabe sind Reaktionsaufgaben, die an einem Computer im EEG-Labor durchgeführt</text:p><text:p text:style-name="P630">werden. Bei dem PVT müssen die Versuchspersonen so schnell wie möglich einen Knopf drücken,</text:p><text:p text:style-name="P631">sobald ein Timer aus roten Zahlen erscheint. Sobald die Reaktion stattgefunden hat, stoppt der Timer</text:p><text:p text:style-name="P632">14</text:p><text:p text:style-name="P633">und zeigt somit die Reaktionszeit der Versuchsperson an. Die Oddball Aufgabe besteht aus einem</text:p><text:p text:style-name="P634">Zielreiz, einem Distraktorreiz und einem Standardreiz. Die Aufgabe der Versuchsperson ist es, bei</text:p><text:p text:style-name="P635">Erscheinen des Zielreizes so schnell wie möglich einen Knopf zu drücken. Beim RTE kann ein visueller</text:p><text:p text:style-name="P636">oder auditiver Reiz erscheinen oder auch beides gleichzeitig. Sobald einer der Reize erscheint</text:p><text:p text:style-name="P637">(unabhängig von der Bedingung), soll so schnell wie möglich ein Knopf gedrückt werden. Die n-back</text:p><text:p text:style-name="P638">Aufgabe besteht aus zwei Teilen. Auf dem Bildschirm erscheinen Buchstaben. Im ersten Teil sollen</text:p><text:p text:style-name="P639">die Versuchspersonen per Knopfdruck reagieren, wenn ein Buchstabe erscheint, der mit dem</text:p><text:p text:style-name="P640">vorherigen Buchstaben übereinstimmt. Im zweiten Teil sollen die Versuchspersonen per Knopfdruck</text:p><text:p text:style-name="P641">reagieren, wenn ein Buchstabe erscheint, der mit dem vorletzten Buchstaben übereinstimmt.</text:p></office:annotation></text:span><text:span text:style-name="T642"><office:annotation office:name="68" xml:id="1120574798"><dc:creator>Janka Hauffe</dc:creator><dc:date>2024-11-27T15:43:00</dc:date><meta:creator-initials>JH</meta:creator-initials><text:p text:style-name="P643">figure</text:p></office:annotation><text:s/></text:span><text:span text:style-name="CommentReference"><office:annotation-end office:name="68"/></text:span></text:p>
      <text:soft-page-break/>
      <text:p text:style-name="P644">The Psychomotor Vigilance Task (PVT) is a widely used reaction time test originally developed in 1985 to measure sustained attention (Drummond et al., 2005). Sustained attention and cognitive functions, particularly in contexts involving fatigue and sleep deprivation.<text:s/></text:p>
      <text:p text:style-name="P645">Reaction time task<text:s/></text:p>
      <text:p text:style-name="P646"><text:span text:style-name="T647">(Drummond et al., 2005) Originally developed in 1985 as a measure of sustained<text:s/></text:span><text:span text:style-name="T648"><office:annotation office:name="69" xml:id="178537002"><dc:creator>Janka Hauffe</dc:creator><dc:date>2024-09-03T13:46:00</dc:date><meta:creator-initials>JH</meta:creator-initials><text:p text:style-name="P649">Dinges DF, Powell JW. Microcomputer analyses of performance on</text:p><text:p text:style-name="P650">a portable, simple visual RT task during sustained operations. Beh</text:p><text:p text:style-name="P651">Res Meth Instr Comp 1985;17:652-5.</text:p></office:annotation>attention</text:span><text:span text:style-name="T652"><office:annotation-end office:name="69"/></text:span><text:span text:style-name="T653">. Studies have demonstrated its sensitivity to sleepiness in clinical and experimental<text:s/></text:span><text:span text:style-name="T654"><office:annotation office:name="70" xml:id="445741648"><dc:creator>Janka Hauffe</dc:creator><dc:date>2024-09-03T13:47:00</dc:date><meta:creator-initials>JH</meta:creator-initials><text:p text:style-name="P655">Dorrian J, Rogers NL, Dinges, DF. Psychomotor vigilance performance:</text:p><text:p text:style-name="P656">a neurocognitive assay sensitive to sleep loss. In: Kushida</text:p><text:p text:style-name="P657">C, ed. Sleep Deprivation: Clinical Issues, Pharmacology and Sleep</text:p><text:p text:style-name="P658">Loss Effects. New York: Marcel Dekker, Inc; 2005:39-70.</text:p></office:annotation>setting</text:span><text:span text:style-name="T659"><office:annotation-end office:name="70"/></text:span><text:span text:style-name="T660">s.<text:s/></text:span></text:p>
      <text:p text:style-name="P661"><text:span text:style-name="T662">(Molina, Sanabria, Jung &amp; Correa,<text:s/></text:span><text:span text:style-name="T663"><office:annotation office:name="71" xml:id="2129532080"><dc:creator>Janka Hauffe</dc:creator><dc:date>2024-09-03T13:59:00</dc:date><meta:creator-initials>JH</meta:creator-initials><text:p text:style-name="P664">is a straightforward and reliable tool for measuring</text:p><text:p text:style-name="P665">fatigue in humans.</text:p></office:annotation><office:annotation office:name="72" xml:id="1314697649"><dc:creator>Janka Hauffe</dc:creator><dc:date>2024-09-03T13:59:00</dc:date><meta:creator-initials>JH</meta:creator-initials><text:p text:style-name="P666">Might be interesting, when comparring with fatigue score</text:p></office:annotation>201</text:span><text:span text:style-name="T667"><office:annotation-end office:name="71"/></text:span><text:span text:style-name="T668"><office:annotation-end office:name="72"/></text:span><text:span text:style-name="T669">9)</text:span></text:p>
      <text:p text:style-name="P670"><text:span text:style-name="T671">The monotonous and unpredictable target presentation in the PVT makes subjects highly prone to lapses of attention. Moreover, the PVT has minimal learning effects, minimizing the variability due to participants different abilities and experience (Basner and Dinges, 2011) (stolen from Molina et al.,<text:s/></text:span><text:span text:style-name="T672"><office:annotation office:name="73" xml:id="646150955"><dc:creator>Janka Hauffe</dc:creator><dc:date>2024-09-03T14:04:00</dc:date><meta:creator-initials>JH</meta:creator-initials><text:p text:style-name="P673">Research on the relationship between EEG signals and PVT performance</text:p><text:p text:style-name="P674">showed that an increment in delta power on frontal and occipital</text:p><text:p text:style-name="P675">areas, and an increment in occipital theta power were associated with</text:p><text:p text:style-name="P676">slower RTs and more frequent lapses (RTs above 500 ms) on sleep-deprived</text:p><text:p text:style-name="P677">subjects (Chua et al., 2012; Hoedlmoser et al., 2011).<text:line-break/>Interesting for EEG/Hypotheses<text:s/></text:p></office:annotation><office:annotation office:name="74" xml:id="1915635809"><dc:creator>Janka Hauffe</dc:creator><dc:date>2024-09-03T14:05:00</dc:date><meta:creator-initials>JH</meta:creator-initials><text:p text:style-name="P678">It is interesting</text:p><text:p text:style-name="P679">to note that frontal and parietal areas have been often related</text:p><text:p text:style-name="P680">to sustained attention and, despite the scarce extant evidence with this</text:p><text:p text:style-name="P681">task, one could expect performance on the PVT to rely on these brain</text:p><text:p text:style-name="P682">areas.</text:p></office:annotation>2019)</text:span><text:span text:style-name="T683"><office:annotation-end office:name="73"/></text:span><text:span text:style-name="T684"><office:annotation-end office:name="74"/></text:span></text:p>
      <text:p text:style-name="P685">(Jakobsen, Sorensen, Rask , Jensen &amp; Kondrup, 2011) Reaction time was related to cognitive function in both healthy subjects and patients. it is valid.</text:p>
      <text:p text:style-name="P686"/>
      <text:p text:style-name="P687"><text:span text:style-name="T688">This study employed a 5-minute version of the PVT, which has been established as a valid alternative to the traditional 10-minute PVT-192 (for assessing fatigue) (Lamond et al., 2008</text:span><text:span text:style-name="T689"><office:annotation office:name="75" xml:id="2040647090"><dc:creator>Janka Hauffe</dc:creator><dc:date>2024-09-12T14:09:00</dc:date><meta:creator-initials>JH</meta:creator-initials><text:p text:style-name="P690"><text:span text:style-name="T691">After receiving instructions, participants underwent a training block of 8 trials to familiarize themselves with the task. Following the training, participants proceeded to the main experiment, which consisted of 50 stimulus presentations.<text:s/></text:span></text:p><text:p text:style-name="P692"><text:line-break/><text:line-break/>or should that be here, before describing the experiment in details?</text:p></office:annotation>).</text:span><text:span text:style-name="CommentReference"><office:annotation-end office:name="75"/></text:span></text:p>
      <text:p text:style-name="P693"><text:span text:style-name="T694">The dynamic stimulus app</text:span><text:span text:style-name="T695"><office:annotation office:name="76" xml:id="1180790133"><dc:creator>Janka Hauffe</dc:creator><dc:date>2024-09-12T14:11:00</dc:date><meta:creator-initials>JH</meta:creator-initials><text:p text:style-name="P696">The PVT was run on an Intel Core 2 Duo PC and a 17″ CRT screen</text:p><text:p text:style-name="P697">with a 60 Hz refresh rate, using E-Prime software (Schneider et al.,</text:p><text:p text:style-name="P698">2001). The target stimulus was a black circle with a red edge (diameter:</text:p><text:p text:style-name="P699">9.15 ° of visual angle at a viewing distance of 50 cm).</text:p></office:annotation><office:annotation office:name="77" xml:id="78013557"><dc:creator>Janka Hauffe</dc:creator><dc:date>2024-09-12T14:11:00</dc:date><meta:creator-initials>JH</meta:creator-initials><text:p text:style-name="P700"><text:span text:style-name="T701">(Basner &amp; Dinges, 2011) <text:s/></text:span></text:p></office:annotation>eared<text:s/></text:span><text:span text:style-name="CommentReference"><office:annotation-end office:name="76"/></text:span><text:span text:style-name="CommentReference"><office:annotation-end office:name="77"/></text:span><text:span text:style-name="T702">as a red number, counting up in milliseconds, representing the participant’s reaction time. Participants were instructed to respond immediately, when the stimulus/red number occured, by pressing the spacebar. Between trials, a white fixation cross was displayed on a black screen for a variable interval ranging from 2 to 10 seconds. Participants were required to maintain their gaze on this fication cross. Each trial concluded when a response was made. Following each response, the participant’s reaction time was displayed on the screen for 50 ms as feedback before the next trial began.<text:s/></text:span></text:p>
      <text:p text:style-name="P703">After receiving instructions, participants underwent a training block of 8 trials to familiarize themselves with the task. Following the training, participants proceeded to the main experiment, which consisted of 50 stimulus presentations. The light was turned off during the experiment.</text:p>
      <text:p text:style-name="P704"/>
      <text:p text:style-name="P705"><text:span text:style-name="T706"><office:annotation office:name="78" xml:id="1959527430"><dc:creator>Janka Hauffe</dc:creator><dc:date>2024-08-30T14:21:00</dc:date><meta:creator-initials>JH</meta:creator-initials><text:p text:style-name="P707">Bei dem Ruhe-EEG sollen die Versuchspersonen lediglich auf einen Fixationspunkt gucken. Nach 5</text:p><text:p text:style-name="P708">Minuten teilt ein Audiosignal der Versuchsperson mit, dass sie nun für die nächsten 5 Minuten die</text:p><text:p text:style-name="P709">Augen schließen sollen. Mit einem letzten Audiosignal wird der Versuch beendet.</text:p></office:annotation>Resting state</text:span><text:span text:style-name="T710"><office:annotation-end office:name="78"/></text:span></text:p>
      <text:p text:style-name="P711">Do I even need to write something here?</text:p>
      <text:p text:style-name="P712">Maybe to investigate delta and beta frequence eyes closed condition and why?</text:p>
      <text:p text:style-name="P713">Questionnaires</text:p>
      <text:soft-page-break/>
      <text:p text:style-name="P714"><text:tab/>PSQI</text:p>
      <text:p text:style-name="P715">The Pittsburgh Sleep Quality Index (PSQI), developed by Buysse, Reynolds, Monk, Berman, and Kupfer in 1988 is a self-rated questionnaire that assesses sleep quality and disturbance over the past month. The PSQI is the most commonly used sleep health assessment tool in both clinical and research settings. Its reliability and validity have been consistently demonstrated in multiple studies (e.g.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p>
      <text:p text:style-name="P716"/>
      <text:p text:style-name="P717"><text:tab/>HADS</text:p>
      <text:p text:style-name="P718"><text:span text:style-name="T719">The self-assessment Hospital Anxiety and Depression Scale (HADS) was originally developed by Zigmond &amp; Snaith in 1983 to 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720"><office:annotation office:name="79" xml:id="1702582464"><dc:creator>Janka Hauffe</dc:creator><dc:date>2024-08-21T14:42:00</dc:date><meta:creator-initials>JH</meta:creator-initials><text:p text:style-name="P721"><text:s/>Though in some</text:p><text:p text:style-name="P722">studies the original cut-off scores (8+ and 11+) failed to be optimal,</text:p><text:p text:style-name="P723">until now there is no convention concerning the use of other cut-offs.<text:line-break/>- Hinz &amp; Brähler 2011</text:p></office:annotation><office:annotation office:name="80" xml:id="357462382"><dc:creator>Janka Hauffe</dc:creator><dc:date>2024-08-21T14:43:00</dc:date><meta:creator-initials>JH</meta:creator-initials><text:p text:style-name="P724">Symptoms</text:p><text:p text:style-name="P725">relating also to physical disorder, such as dizziness, headache or</text:p><text:p text:style-name="P726">insomnia were not included</text:p></office:annotation>for the<text:s/></text:span><text:span text:style-name="T727"><office:annotation-end office:name="79"/></text:span><text:span text:style-name="T728"><office:annotation-end office:name="80"/></text:span><text:span text:style-name="T729">HADS (Herrero et al., 2003; Spinhoven et al., 1997). In this study, the cut-off point was set to eight, indicating elevated/caseness anxiety<text:s/></text:span><text:soft-page-break/><text:span text:style-name="T730">and depression for scores ≥8, following the recommendations by Zigmond and Snaith (1983), as well as Bjelland et al. (2002) and Herrero et al. (2003).<text:s/></text:span></text:p>
      <text:p text:style-name="P731"/>
      <text:p text:style-name="P732"><text:span text:style-name="T733">Zigmond and Snaith (1983), as well as Bjelland, Dahl, Haug, and Neckelmann (2001) and Herrero et al. (2003) recomm</text:span><text:span text:style-name="T734"><office:annotation office:name="81" xml:id="879541063"><dc:creator>Janka Hauffe</dc:creator><dc:date>2024-08-21T12:44:00</dc:date><meta:creator-initials>JH</meta:creator-initials><text:p text:style-name="P735">Zeitform</text:p></office:annotation>ende</text:span><text:span text:style-name="T736"><office:annotation-end office:name="81"/></text:span><text:span text:style-name="T737">d a cut-off score of 8 for both subscales,while a score of ≥8 indicates caseness.<text:s/></text:span></text:p>
      <text:p text:style-name="P738"/>
      <text:p text:style-name="P739">(Bjelland, Dahl, Haug &amp; Neckelmann, 2001)<text:s/></text:p>
      <text:p text:style-name="P740">In this study the German Version (HADS-D) of the scale was used.<text:s/></text:p>
      <text:p text:style-name="P741"><text:tab/>FACIT-F</text:p>
      <text:p text:style-name="P742"><text:span text:style-name="T743">The 13-item<text:s/></text:span><text:span text:style-name="T744"><office:annotation office:name="82" xml:id="2070944078"><dc:creator>Janka Hauffe</dc:creator><dc:date>2024-08-21T08:33:00</dc:date><meta:creator-initials>JH</meta:creator-initials><text:p text:style-name="P745">Time interval (one week)</text:p></office:annotation>Functional Assessment<text:s/></text:span><text:span text:style-name="T746"><office:annotation-end office:name="82"/></text:span><text:span text:style-name="T747">of Chronic Illness Therapy (FACIT)-Fatigue Scale (FACIT-F; Version 4)</text:span><text:span text:style-name="T748"><office:annotation office:name="83" xml:id="1334894810"><dc:creator>Janka Hauffe</dc:creator><dc:date>2024-07-27T10:36:00</dc:date><meta:creator-initials>JH</meta:creator-initials><text:p text:style-name="P749">Or maybe literature already here? And then maybe again after cancer-related fatigue!?</text:p></office:annotation><text:s/></text:span><text:span text:style-name="T750"><office:annotation-end office:name="83"/></text:span><text:span text:style-name="T751">was used to assess self-reported fatigue and its impact on daily activities and functions (Cella, Lai, Chang, Peterman &amp; Slavin, 2002; Yellen et al., 1997) during the last 7 days. While it was originally developed for cancer-related fatigue (Cella et al., 2002;<text:s/></text:span><text:span text:style-name="T752"><office:annotation office:name="84" xml:id="1092818260"><dc:creator>Janka Hauffe</dc:creator><dc:date>2024-07-27T10:35:00</dc:date><meta:creator-initials>JH</meta:creator-initials><text:p text:style-name="P753">Again literature here? Not quite sure where exactly it should be</text:p></office:annotation>Yellen et al., 1997),<text:s/></text:span><text:span text:style-name="T754"><office:annotation-end office:name="84"/></text:span><text:span text:style-name="T755">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T756"><office:annotation><dc:creator>Janka Hauffe</dc:creator><dc:date>2024-07-27T09:35:00</dc:date><meta:creator-initials>JH</meta:creator-initials><text:p text:style-name="P757">Again „uses“ maybe there is a better/other word I could use instead</text:p></office:annotation></text:span><text:span text:style-name="T758"><text:s/>a five-point Likert scale, with total scores ranging from 0 (severe fatigue) to 52 (no fatigue)</text:span><text:span text:style-name="T759"><office:annotation office:name="86" xml:id="543974313"><dc:creator>Janka Hauffe</dc:creator><dc:date>2024-07-27T10:53:00</dc:date><meta:creator-initials>JH</meta:creator-initials><text:p text:style-name="P760">Do I need to mention the literature here again?</text:p></office:annotation>.</text:span><text:span text:style-name="T761"><office:annotation-end office:name="86"/></text:span><text:span text:style-name="T762"><text:s/>Based on general population data, scores ≤30 indicate clinically significant fatigue (Piper &amp; Cella, 2010).</text:span></text:p>
      <text:p text:style-name="P763"/>
      <text:p text:style-name="P764"><text:span text:style-name="T765">Cluster A</text:span><text:span text:style-name="T766"><office:annotation office:name="87" xml:id="932793498"><dc:creator>Janka Hauffe</dc:creator><dc:date>2024-11-28T15:20:00</dc:date><meta:creator-initials>JH</meta:creator-initials><text:p text:style-name="P767">Check checklist from thesis_2711 to see if I mentioned everything important</text:p></office:annotation>nalysi</text:span><text:span text:style-name="CommentReference"><office:annotation-end office:name="87"/></text:span><text:span text:style-name="T768">s</text:span></text:p>
      <text:p text:style-name="P769"><text:span text:style-name="T770">Cluster analysis is an explorative statistical method used to organize objects, data points, or observations into homogeneous groups, known as clusters, based on similarities (Ketchen &amp; Shook, 1996). The goal is to achieve high homogeneity within groups (intragroup homogeneity) and high heterogeneity between groups (intergroup heterogeneity) (Bacher, Pöge &amp; Wenzig, 2010; Backhaus, Erichson, Gensler, Weiber &amp; Weiber, 2011). In this study, the behavioral cognitive data from the PVT, TMT, MoCA, and n</text:span><text:span text:style-name="T771"><office:annotation office:name="88" xml:id="815384125"><dc:creator>Janka Hauffe</dc:creator><dc:date>2024-11-28T14:43:00</dc:date><meta:creator-initials>JH</meta:creator-initials><text:p text:style-name="P772">Later deleted</text:p></office:annotation>-back task<text:s/></text:span><text:span text:style-name="CommentReference"><office:annotation-end office:name="88"/></text:span><text:span text:style-name="T773">will be utilized as<text:s/></text:span><text:span text:style-name="T774"><office:annotation office:name="89" xml:id="78093581"><dc:creator>Janka Hauffe</dc:creator><dc:date>2024-11-27T16:09:00</dc:date><meta:creator-initials>JH</meta:creator-initials><text:p text:style-name="P775">Maybe: Why did I chose those?</text:p></office:annotation>cluster variables,<text:s/></text:span><text:span text:style-name="CommentReference"><office:annotation-end office:name="89"/></text:span><text:span text:style-name="T776">aiming to identify two clusters that differ in their cognitive performance levels suggesting, that one group may perform better or worse than the other.<text:s/></text:span></text:p>
      <text:p text:style-name="P777"><text:span text:style-name="T778"><office:annotation office:name="90" xml:id="659737025"><dc:creator>Janka Hauffe</dc:creator><dc:date>2024-11-27T16:21:00</dc:date><meta:creator-initials>JH</meta:creator-initials><text:p text:style-name="P779">Further down it‘s written in much more details</text:p></office:annotation>Data Preproces</text:span><text:span text:style-name="T780"><office:annotation office:name="91" xml:id="425327822"><dc:creator>Janka Hauffe</dc:creator><dc:date>2024-11-27T16:02:00</dc:date><meta:creator-initials>JH</meta:creator-initials><text:p text:style-name="P781">Happened in past!</text:p></office:annotation>sing</text:span><text:span text:style-name="CommentReference"><office:annotation-end office:name="90"/></text:span><text:span text:style-name="T782">.<text:s/></text:span><text:span text:style-name="CommentReference"><office:annotation-end office:name="91"/></text:span><text:span text:style-name="T783">All participant data was imported from a TSV file (participants.tsv) into</text:span><text:span text:style-name="T784"><office:annotation office:name="92" xml:id="313718080"><dc:creator>Janka Hauffe</dc:creator><dc:date>2024-11-27T16:03:00</dc:date><meta:creator-initials>JH</meta:creator-initials><text:p text:style-name="P785">Quote (program number, etc.)</text:p></office:annotation><text:s/>R</text:span><text:span text:style-name="CommentReference"><office:annotation-end office:name="92"/></text:span><text:span text:style-name="T786"><text:s/>(using read.delim()), where preprocessing and analysis of the data was conducted.<text:s/></text:span><text:span text:style-name="T787">Specific variables of interest were selected and stored as subset including demographic information,<text:s/></text:span><text:soft-page-break/><text:span text:style-name="T788">cognitive test scores and clinical/questionnaire measures.<text:s/></text:span><text:span text:style-name="T789">The MoCA variable was converted to a binary variable: scores ≤25<text:s/></text:span><text:span text:style-name="T790"><office:annotation office:name="93" xml:id="1808523866"><dc:creator>Janka Hauffe</dc:creator><dc:date>2024-11-27T16:03:00</dc:date><meta:creator-initials>JH</meta:creator-initials><text:p text:style-name="P791">Indicate or indicated?</text:p></office:annotation>indicate</text:span><text:span text:style-name="CommentReference"><office:annotation-end office:name="93"/></text:span><text:span text:style-name="T792"><text:s/></text:span><text:span text:style-name="T793"><office:annotation office:name="94" xml:id="1260859207"><dc:creator>Janka Hauffe</dc:creator><dc:date>2024-11-28T14:59:00</dc:date><meta:creator-initials>JH</meta:creator-initials><text:p text:style-name="P794">Potential cognitive impairment?</text:p></office:annotation>cognitive impairment</text:span><text:span text:style-name="CommentReference"><office:annotation-end office:name="94"/></text:span><text:span text:style-name="T795">, while scores &gt;25 in</text:span><text:span text:style-name="T796"><office:annotation office:name="95" xml:id="1854525495"><dc:creator>Janka Hauffe</dc:creator><dc:date>2024-11-27T16:03:00</dc:date><meta:creator-initials>JH</meta:creator-initials><text:p text:style-name="P797">Indicate or indicated?</text:p></office:annotation>dicate</text:span><text:span text:style-name="CommentReference"><office:annotation-end office:name="95"/></text:span><text:span text:style-name="T798"><text:s/>no<text:s/></text:span><text:span text:style-name="T799"><office:annotation office:name="96" xml:id="1188283209"><dc:creator>Janka Hauffe</dc:creator><dc:date>2024-11-28T15:14:00</dc:date><meta:creator-initials>JH</meta:creator-initials><text:p text:style-name="P800">Align with what I wrote in MoCA section. Maybe literature here</text:p></office:annotation>impairment.<text:s/></text:span><text:span text:style-name="CommentReference"><office:annotation-end office:name="96"/></text:span><text:span text:style-name="T801">Missing values were added for nback task, if<text:s/></text:span><text:span text:style-name="T802"><office:annotation office:name="97" xml:id="116586088"><dc:creator>Janka Hauffe</dc:creator><dc:date>2024-11-28T14:50:00</dc:date><meta:creator-initials>JH</meta:creator-initials><text:p text:style-name="P803">If comment said..<text:s/></text:p></office:annotation>participant mentioned that<text:s/></text:span><text:span text:style-name="CommentReference"><office:annotation-end office:name="97"/></text:span><text:span text:style-name="T804">they did not<text:s/></text:span><text:span text:style-name="T805"><office:annotation office:name="98" xml:id="670322967"><dc:creator>Janka Hauffe</dc:creator><dc:date>2024-11-28T14:50:00</dc:date><meta:creator-initials>JH</meta:creator-initials><text:p text:style-name="P806">For how many participants</text:p></office:annotation>understand the task</text:span><text:span text:style-name="CommentReference"><office:annotation-end office:name="98"/></text:span><text:span text:style-name="T807">. Rows with missing values in cone of the relevant cognitive test variables (pvt….)<text:s/></text:span><text:span text:style-name="T808"><office:annotation office:name="99" xml:id="1729267979"><dc:creator>Janka Hauffe</dc:creator><dc:date>2024-11-28T14:50:00</dc:date><meta:creator-initials>JH</meta:creator-initials><text:p text:style-name="P809">How many?</text:p></office:annotation><text:s/>were removed</text:span><text:span text:style-name="CommentReference"><office:annotation-end office:name="99"/></text:span><text:span text:style-name="T810">.<text:s/></text:span><text:span text:style-name="T811">Missing values in the relevant cognitive test variables (PVT reaction time, n-back miss 1, n-back miss 2, TMT a time, TMT b time (need to mention earlier)) were detected/checked is.na() and rows (participants) with missing values in key cognitive variables were removed using drop_na(), to ensure complete cases for analysis. 9 rows have been delted because of missing values, leaving the dataset with 70 participants.<text:s/></text:span><text:span text:style-name="T812">W</text:span><text:span text:style-name="T813"><office:annotation office:name="100" xml:id="2043348826"><dc:creator>Janka Hauffe</dc:creator><dc:date>2024-11-27T16:06:00</dc:date><meta:creator-initials>JH</meta:creator-initials><text:p text:style-name="P814">Literature?</text:p></office:annotation>inzorising<text:s/></text:span><text:span text:style-name="CommentReference"><office:annotation-end office:name="100"/></text:span><text:span text:style-name="T815">was used to replace outliers by capping extreme values beyond 1.5 times the interquartile range (IQR).<text:s/></text:span><text:span text:style-name="T816">Outliers are identified and winsorized for the before mentioned cognitive variables. A function winsorize_variable is defined to perform winsorization, replacing values beyond 1.5 * IQR with the values at Q1 – 1.5 * IQR or Q3 + 1.5<text:s/></text:span><text:span text:style-name="T817"><office:annotation office:name="101" xml:id="1254174196"><dc:creator>Janka Hauffe</dc:creator><dc:date>2024-09-04T11:59:00</dc:date><meta:creator-initials>JH</meta:creator-initials><text:p text:style-name="P818">See Lilys BA</text:p></office:annotation>* IQR</text:span><text:span text:style-name="T819"><office:annotation-end office:name="101"/></text:span><text:span text:style-name="T820">.<text:s/></text:span><text:span text:style-name="T821"><office:annotation office:name="102" xml:id="60513731"><dc:creator>Janka Hauffe</dc:creator><dc:date>2024-09-04T11:59:00</dc:date><meta:creator-initials>JH</meta:creator-initials><text:p text:style-name="P822">Why?</text:p></office:annotation>Winsorized<text:s/></text:span><text:span text:style-name="T823"><office:annotation-end office:name="102"/></text:span><text:span text:style-name="T824">versions of variables were created with _w suffix. 4 outliers were detected for PVT reaction time and winsorized. 2 outliers for TMT_a_time. 4 outliers TMT_b</text:span><text:span text:style-name="T825"><office:annotation office:name="103" xml:id="2089771591"><dc:creator>Janka Hauffe</dc:creator><dc:date>2024-09-04T12:04:00</dc:date><meta:creator-initials>JH</meta:creator-initials><text:p text:style-name="P826">Is that detailed enough or do I need to provide even more information? Or maybe an example?</text:p></office:annotation>_time</text:span><text:span text:style-name="T827"><office:annotation-end office:name="103"/></text:span><text:span text:style-name="T828">. A custom function winsorize_variable() was implemented to replace extreme values beyound 1.5 times the interquartile range (IQR) with the nearest non-outlier values (Q1 - 1.5 * IQR or Q3 + 1.5 * IQR). New variable TMT_diff was calculated as the difference between TMT B and A (B-A).</text:span></text:p>
      <text:p text:style-name="P829"><text:span text:style-name="T830">Variable transformation</text:span></text:p>
      <text:p text:style-name="P831"><text:span text:style-name="T832">To account for the influence of age on cognitive performance, participants were divided into<text:s/></text:span><text:span text:style-name="T833"><office:annotation office:name="104" xml:id="461069927"><dc:creator>Janka Hauffe</dc:creator><dc:date>2024-11-27T16:07:00</dc:date><meta:creator-initials>JH</meta:creator-initials><text:p text:style-name="P834">Those I need to mention</text:p></office:annotation><office:annotation office:name="105" xml:id="1798404215"><dc:creator>Janka Hauffe</dc:creator><dc:date>2024-11-27T16:09:00</dc:date><meta:creator-initials>JH</meta:creator-initials><text:p text:style-name="P835">Which age groups and why those age groups</text:p></office:annotation>age groups</text:span><text:span text:style-name="CommentReference"><office:annotation-end office:name="104"/></text:span><text:span text:style-name="CommentReference"><office:annotation-end office:name="105"/></text:span><text:span text:style-name="T836">, and z-scores were calculated within each group to adjust the data.</text:span></text:p>
      <text:p text:style-name="P837"><text:span text:style-name="T838">Two functions were defined to categorize participants into age groups. Age groups were created. Age groups added to the dataset. Participants were divided into four distinct age groups, 18-34 years (12 participants), 35-49 years (19 participants), 50-64 years (33 participants), and 65-80 years (6 participants).<text:s/></text:span><text:span text:style-name="T839"><office:annotation office:name="106" xml:id="1398888305"><dc:creator>Janka Hauffe</dc:creator><dc:date>2024-09-04T12:20:00</dc:date><meta:creator-initials>JH</meta:creator-initials><text:p text:style-name="P840">Do I need to mention the specific age group means for pvt and tmt?</text:p></office:annotation>Age groups<text:s/></text:span><text:span text:style-name="T841"><office:annotation-end office:name="106"/></text:span><text:span text:style-name="T842">orientated from TMT norms. Why decided for this age groups? A separate categorization was used specifically for the TMT difference score. Also 4 age g</text:span><text:span text:style-name="T843"><office:annotation office:name="107" xml:id="1917950349"><dc:creator>Janka Hauffe</dc:creator><dc:date>2024-11-27T16:20:00</dc:date><meta:creator-initials>JH</meta:creator-initials><text:p text:style-name="P844">Probably table here</text:p></office:annotation>roups</text:span><text:span text:style-name="CommentReference"><office:annotation-end office:name="107"/></text:span><text:span text:style-name="T845"><text:s/>but 18-24 years (2 participants), 25-54 years (34 participants), 55-64 years ( 28 participants), <text:s/>and 65-80 years (6 participants). Why different age groups for TMT difference and all other variables?</text:span></text:p>
      <text:p text:style-name="P846"><text:span text:style-name="T847">After age groups were created, mean and standard deviation for each cognitive variable (PVT and TMTa, TMTb and TMT difference) were calculated within each age group. The function calculate_z_scores_individual() was used to compute z-scores for each participant based on<text:s/></text:span><text:soft-page-break/><text:span text:style-name="T848">age group norms, adjusting for age-related differences in cognitive performance. Creating new variables with _z suffix. Additionally<text:s/></text:span><text:span text:style-name="T849"><office:annotation office:name="108" xml:id="925311518"><dc:creator>Janka Hauffe</dc:creator><dc:date>2024-09-04T12:33:00</dc:date><meta:creator-initials>JH</meta:creator-initials><text:p text:style-name="P850">Why no age groups for this variable?</text:p></office:annotation>n-back<text:s/></text:span><text:span text:style-name="T851"><office:annotation-end office:name="108"/></text:span><text:span text:style-name="T852">miss scores (miss 1 and miss 2) are standardized using the scale() function, creating new variables with _s suffix. When looking at the n-back means in each age groups, no age<text:s/></text:span><text:span text:style-name="T853"><office:annotation office:name="109" xml:id="332783340"><dc:creator>Janka Hauffe</dc:creator><dc:date>2024-09-04T12:36:00</dc:date><meta:creator-initials>JH</meta:creator-initials><text:p text:style-name="P854">Prove might be needed here</text:p></office:annotation>related trent could<text:s/></text:span><text:span text:style-name="T855"><office:annotation-end office:name="109"/></text:span><text:span text:style-name="T856">be detected, therefore no z-score was calculated for the n-back values, instead was standardized. N-back miss scores were standardized using the scale() function to ensure comparability across variables.<text:s/></text:span></text:p>
      <text:p text:style-name="P857">The final cleaned and processed dataset was saved for further use as a file named “clean_data.Rdata” in the cluster analysis. <text:s/>Saved as an R data file named clean_data.Rdata.</text:p>
      <text:p text:style-name="P858"><text:span text:style-name="T859">Cluster A</text:span><text:span text:style-name="T860"><office:annotation office:name="110" xml:id="405712191"><dc:creator>Janka Hauffe</dc:creator><dc:date>2024-11-27T16:15:00</dc:date><meta:creator-initials>JH</meta:creator-initials><text:p text:style-name="P861">Since it‘s explorative investigated k-means and hierarchical. Why then hierarchical? Better fitting</text:p></office:annotation>nalysis</text:span><text:span text:style-name="CommentReference"><office:annotation-end office:name="110"/></text:span><text:span text:style-name="T862">/hierarchical clustering.<text:s/></text:span><text:span text:style-name="T863">A<text:s/></text:span><text:span text:style-name="T864"><office:annotation office:name="111" xml:id="1876877979"><dc:creator>Janka Hauffe</dc:creator><dc:date>2024-11-27T16:11:00</dc:date><meta:creator-initials>JH</meta:creator-initials><text:p text:style-name="P865">Why hierarchical and not a different one? I also did k-means but didn‘t give that much meaning. But I should probably still mention that</text:p></office:annotation>hierarchical cluster analysis<text:s/></text:span><text:span text:style-name="CommentReference"><office:annotation-end office:name="111"/></text:span><text:span text:style-name="T866">was performed on the preprocessed test data to identify clusters among participants.<text:s/></text:span><text:span text:style-name="T867"><office:annotation office:name="112" xml:id="2129398244"><dc:creator>Janka Hauffe</dc:creator><dc:date>2024-09-04T16:11:00</dc:date><meta:creator-initials>JH</meta:creator-initials><text:p text:style-name="P868">That would mean that I already gave an introduction on cluster analysis<text:s/></text:p></office:annotation>Hierarchic</text:span><text:span text:style-name="T869"><office:annotation-end office:name="112"/></text:span><text:span text:style-name="T870">al cluster analysis was performed on the preprocessed cognitive test data to identify (potential) subgroups/cl</text:span><text:span text:style-name="T871"><office:annotation office:name="113" xml:id="487810024"><dc:creator>Janka Hauffe</dc:creator><dc:date>2024-09-04T16:12:00</dc:date><meta:creator-initials>JH</meta:creator-initials><text:p text:style-name="P872">What is my goal? But I guess I will explain that earlier, so no worries</text:p></office:annotation>usters</text:span><text:span text:style-name="T873"><office:annotation-end office:name="113"/></text:span><text:span text:style-name="T874"><text:s/>within the participant pool/among participants. Which packages were loaded? Tidyverse, dplyr, dendextend, ggplot2, gridExtra, purrr, vroom. This approach was employed to uncover/reveal patterns in<text:s/></text:span><text:span text:style-name="T875"><office:annotation office:name="114" xml:id="773690913"><dc:creator>Janka Hauffe</dc:creator><dc:date>2024-09-04T16:15:00</dc:date><meta:creator-initials>JH</meta:creator-initials><text:p text:style-name="P876">Might need to mention that earlier</text:p></office:annotation>cognitive performance<text:s/></text:span><text:span text:style-name="T877"><office:annotation-end office:name="114"/></text:span><text:span text:style-name="T878">of the participants. Cognitive variables were compared as winsorized, standardized, as well as the original scores were compared.<text:s/></text:span></text:p>
      <text:p text:style-name="P879">Only include if good reason to think they will define the clusters. First all cognitive variables, after reduced, why?</text:p>
      <text:p text:style-name="P880"><text:span text:style-name="T881"><office:annotation office:name="115" xml:id="540323867"><dc:creator>Janka Hauffe</dc:creator><dc:date>2024-11-28T15:19:00</dc:date><meta:creator-initials>JH</meta:creator-initials><text:p text:style-name="P882"><text:span text:style-name="T883">Irrelevant or masking variables should be excluded if possible</text:span></text:p></office:annotation>At first PVT<text:s/></text:span><text:span text:style-name="CommentReference"><office:annotation-end office:name="115"/></text:span><text:span text:style-name="T884">reaction time, TMT A, TMT B, n-back miss 1 and n-back miss 2, MoCA were used as variables within the clustering. Explorative approach. Using n-back let to bad clustering results. Because everyone performed quite bad. Therefore n-back was excluted from the cluster analysis. TMT difference was not used, since it would double information (not independent). Too high correlation. Why did I choose the variables I chose? Where do I need to write that? Why not used MoCA?</text:span></text:p>
      <text:p text:style-name="P885">As the hierarchical<text:s/></text:p>
      <text:p text:style-name="P886"><text:span text:style-name="T887">The first step in the hierarchical cluster analysis process was to compute a distance matrix. In this approach E</text:span><text:span text:style-name="T888"><office:annotation office:name="116" xml:id="1762004310"><dc:creator>Janka Hauffe</dc:creator><dc:date>2024-09-04T16:45:00</dc:date><meta:creator-initials>JH</meta:creator-initials><text:p text:style-name="P889">Quadriert?</text:p></office:annotation>uclidea</text:span><text:span text:style-name="T890"><office:annotation-end office:name="116"/></text:span><text:span text:style-name="T891">n distance method wa used Proximitätsmaß/Distanzmaß bevorzugt bei WARD. All values continuous numerical values that is why used euclidean. Tried different kind of linkage methods and than decided which one performed best, based on. Why? Ward methods was choosen as the algortithm. Specified linkage method via method argument. Dendrogram was build by plotting hierarchical cluster object with hclust. Created desired number of clusters. Cut_mean &lt;- cutree (hclust_median, k = 2) In consideration of the<text:s/></text:span><text:soft-page-break/><text:span text:style-name="T892">research question and the two groups, withPCS and withoutPCS, a two-cluster solution<text:s/></text:span><text:span text:style-name="T893"><office:annotation office:name="117" xml:id="83521356"><dc:creator>Janka Hauffe</dc:creator><dc:date>2024-09-04T17:03:00</dc:date><meta:creator-initials>JH</meta:creator-initials><text:p text:style-name="P894">How detailed? Do I also need to write how I cut the three?<text:s/></text:p></office:annotation><office:annotation office:name="118" xml:id="1653679111"><dc:creator>Janka Hauffe</dc:creator><dc:date>2024-09-04T17:03:00</dc:date><meta:creator-initials>JH</meta:creator-initials><text:p text:style-name="P895">Maybe for now write and maybe later than delete</text:p></office:annotation>was chosen</text:span><text:span text:style-name="T896"><office:annotation-end office:name="117"/></text:span><text:span text:style-name="T897"><office:annotation-end office:name="118"/></text:span><text:span text:style-name="T898">. K-means/elbow measure suggested 4 clusters. Therefore a 4-cluster solution was also looked at. As validation, the 2-cluster solution was <text:s/>compared to their self repoRTEd group assignments (withPCS or withoutPCS. Do I here need to mention, how many people are in which cluster? Or is that already<text:s/></text:span><text:span text:style-name="T899"><office:annotation office:name="119" xml:id="1032208768"><dc:creator>Janka Hauffe</dc:creator><dc:date>2024-09-04T16:33:00</dc:date><meta:creator-initials>JH</meta:creator-initials><text:p text:style-name="P900">I think in results</text:p></office:annotation>result?</text:span><text:span text:style-name="T901"><office:annotation-end office:name="119"/></text:span><text:span text:style-name="T902"><text:s/>To visualize cluster on dendrogram abline function used. Stability tested, different proximity measures have been used. But with eucledean best result. Also different algorithms have been tested. Also non-hierarchical clustering was compared to the hierarchical clustering (k-means). Why did I do the analysis with ward and not with k-means? What was my decision there? For the selected number of cluster, three additional analyses were performed using the complete, sigle, and weighted-average linkage methods. The agreement(Übereinstimmung) was assessed using the adjusted Rand index (Hubert and Arabie, 1985). Change of algorithm and alteration of number (which numbers where tested?) of clusters<text:s/></text:span><text:span text:style-name="T903"><office:annotation office:name="120" xml:id="898295168"><dc:creator>Janka Hauffe</dc:creator><dc:date>2024-09-04T16:49:00</dc:date><meta:creator-initials>JH</meta:creator-initials><text:p text:style-name="P904">One cluster stayed the same, no matter which cluster numer was chosen.<text:s/></text:p></office:annotation>was variated</text:span><text:span text:style-name="T905"><office:annotation-end office:name="120"/></text:span><text:span text:style-name="T906">. For adjusted rand index: library(fossil) adjusted rand index calculated with rand.index function.</text:span></text:p>
      <text:p text:style-name="P907"><text:span text:style-name="T908"><text:s/></text:span><text:span text:style-name="T909"><office:annotation office:name="121" xml:id="599457606"><dc:creator>Janka Hauffe</dc:creator><dc:date>2024-11-27T16:11:00</dc:date><meta:creator-initials>JH</meta:creator-initials><text:p text:style-name="P910">Didn‘t I already mention that?</text:p></office:annotation>PVT reaction time, TMT a, TMT b, TMT b-a, MoCA, and n-back scores were included.<text:s/></text:span><text:span text:style-name="CommentReference"><office:annotation-end office:name="121"/></text:span><text:span text:style-name="T911"><office:annotation office:name="122" xml:id="11147098"><dc:creator>Janka Hauffe</dc:creator><dc:date>2024-11-27T16:12:00</dc:date><meta:creator-initials>JH</meta:creator-initials><text:p text:style-name="P912">Why?</text:p></office:annotation>Euclidean distance<text:s/></text:span><text:span text:style-name="CommentReference"><office:annotation-end office:name="122"/></text:span><text:span text:style-name="T913">was used as a distance matrix, and Wars’s method was selected for clustering, as it is widely used in practice and known for its effectiveness in identifying distinct clusters (Backhaus et al., 2011). It is considered a reliable algorithm, provided that the variables are on a<text:s/></text:span><text:span text:style-name="T914"><office:annotation office:name="123" xml:id="1778378060"><dc:creator>Janka Hauffe</dc:creator><dc:date>2024-11-27T16:12:00</dc:date><meta:creator-initials>JH</meta:creator-initials><text:p text:style-name="P915">Are those metric scales?</text:p></office:annotation>metric scale</text:span><text:span text:style-name="CommentReference"><office:annotation-end office:name="123"/></text:span><text:span text:style-name="T916">, are<text:s/></text:span><text:span text:style-name="T917"><office:annotation office:name="124" xml:id="1291481305"><dc:creator>Janka Hauffe</dc:creator><dc:date>2024-11-27T16:12:00</dc:date><meta:creator-initials>JH</meta:creator-initials><text:p text:style-name="P918">Check for correlation?<text:s/></text:p></office:annotation>uncorrelated,<text:s/></text:span><text:span text:style-name="CommentReference"><office:annotation-end office:name="124"/></text:span><text:span text:style-name="T919">and do not contai</text:span><text:span text:style-name="T920"><office:annotation office:name="125" xml:id="558115875"><dc:creator>Janka Hauffe</dc:creator><dc:date>2024-11-27T16:13:00</dc:date><meta:creator-initials>JH</meta:creator-initials><text:p text:style-name="P921">Outliers were removed</text:p></office:annotation>n outliers<text:s/></text:span><text:span text:style-name="CommentReference"><office:annotation-end office:name="125"/></text:span><text:span text:style-name="T922">(Wentura &amp; Pospeschill, 2015). As stated earlier, cluster analysis is an explorative method used to identify patterns in data. However, in this study, the approach is only<text:s/></text:span><text:span text:style-name="T923"><office:annotation office:name="126" xml:id="1259448061"><dc:creator>Janka Hauffe</dc:creator><dc:date>2024-11-27T16:13:00</dc:date><meta:creator-initials>JH</meta:creator-initials><text:p text:style-name="P924">Here or earlier?</text:p></office:annotation>semi-exploratory,<text:s/></text:span><text:span text:style-name="CommentReference"><office:annotation-end office:name="126"/></text:span><text:span text:style-name="T925">as the number of clusters to be generated was predetermined based on prior knowledge. A two-cluster solution was explored, as that aligns with the self-reported groups (with PCS, and without PCS), thereby allowing for good comparisons between the cluster solution and the self-</text:span><text:span text:style-name="T926"><office:annotation office:name="127" xml:id="1142974637"><dc:creator>Janka Hauffe</dc:creator><dc:date>2024-11-27T16:16:00</dc:date><meta:creator-initials>JH</meta:creator-initials><text:p text:style-name="P927">Also 4 cluster solution sine k-means said 4 cluster solution is better</text:p></office:annotation>reported groups.<text:s/></text:span><text:span text:style-name="CommentReference"><office:annotation-end office:name="127"/></text:span><text:span text:style-name="T928">One could also consider this as a confirmatory cluster analysis (Bacher et al., 2010). The s</text:span><text:span text:style-name="T929"><office:annotation office:name="128" xml:id="1547126553"><dc:creator>Janka Hauffe</dc:creator><dc:date>2024-11-27T16:14:00</dc:date><meta:creator-initials>JH</meta:creator-initials><text:p text:style-name="P930">Results on stability here or in results?</text:p></office:annotation>tability</text:span><text:span text:style-name="CommentReference"><office:annotation-end office:name="128"/></text:span><text:span text:style-name="T931"><text:s/>of the clusters was tested by comparing different proximity measures and algorithms using the adjusted Rand index (Hubert &amp; Arabie, 1985).<text:s/></text:span><text:span text:style-name="T932">Verwendete Kriterien zur Bestimmung der Clusteranzahl</text:span></text:p>
      <text:p text:style-name="P933">Inhaltlich, da zwei verschiedene Gruppen. Later 4 because of k-means<text:s/></text:p>
      <text:p text:style-name="P934">DurchgefühRTE Stabilitätsprüfung</text:p>
      <text:p text:style-name="P935">Für ausgewählze Clusteranzahl noch drei weitere Analysen mit dem Complete-, Single- und Weighted-Average-Linkage gerechnet. Die Übereinstimmung wurde mittels des adjustieRTEn Randindex (Hubert und Arabie 1985) beuRTEilt.<text:s/></text:p>
      <text:soft-page-break/>
      <text:p text:style-name="P936">Auch: Wechsel des Algorithmus und Veränderung Gruppenzahl (Ein Cluster bleibt gleich)</text:p>
      <text:p text:style-name="P937">DurchgefühRTE Validitätsprüfung<text:s/></text:p>
      <text:p text:style-name="P938">Zur Validitätsprüfung wurde auf Variablen Z1, Z2 usw. zurückgeriffen</text:p>
      <text:p text:style-name="P939"/>
      <text:p text:style-name="P940"><text:span text:style-name="T941">Statistical analysis.<text:s/></text:span><text:span text:style-name="T942">The two clusters were compared in several aspects. First, the two clusters were compared in their cognitive performance levels to validate whether significant differences exist between clusters. Clusters were then compared across demographic variables and results in questionnaires. Of particular interest was to examine how those two clusters differ from or align with the self-reported perception of cognitive performance level. To investigate differences between objective and subjective cognitive performance levels, comparisons occured not only between two clusters but also within the clusters between the subjective groups with PCS and without PCS. Additionally, to maximize the insights from the cluster analysis, the with PCS groups in cluster 1 was compared to the with PCS group in cluster 2, and similarly for the without PCS groups. A<text:s/></text:span><text:span text:style-name="T943"><office:annotation office:name="129" xml:id="1835722212"><dc:creator>Janka Hauffe</dc:creator><dc:date>2024-11-27T16:18:00</dc:date><meta:creator-initials>JH</meta:creator-initials><text:p text:style-name="P944">Why t-test? And why is that robust? Why am I allowed to use that one?</text:p></office:annotation>t-test<text:s/></text:span><text:span text:style-name="CommentReference"><office:annotation-end office:name="129"/></text:span><text:span text:style-name="T945">was used for these comparisons.<text:s/></text:span><text:span text:style-name="T946">Effect size and cohens d were also compared (need to check why)</text:span></text:p>
      <text:p text:style-name="P947">The clusters were compared in several expects with each other. In demographical variables (sex, age, and years of education), in the used variables for clusteranalysis. But also in their other cognitive variables (PVT, TMT, n-back, MoCa). Also results in the scores from questionnaires were compared. Not only were the two groups compared between each other, but also within comparasion took place. WithPCS and withoutPCS within one cluster were compared. Also withPCS and withoutPCS were compared between clusters (that means, withPCS in Cluster 1 was compared to withPCS in Cluster 2 to clarify). <text:s/>All comparisons were tested by t-test. T-test robust to….. Data is not normal distributed. That was tested by… <text:s/>cat function was used.<text:s/></text:p>
      <text:p text:style-name="P948"><text:span text:style-name="T949">The two clusters where compared<text:s/></text:span><text:span text:style-name="T950"><text:s/></text:span></text:p>
      <text:p text:style-name="P951"/>
      <text:p text:style-name="P952">Alongside the comparisons of demographic, cognitive data, and questionnaire results, the clusters were also examined for their EEG resting state patterns.</text:p>
      <text:p text:style-name="P953"/>
      <text:p text:style-name="P954"><text:span text:style-name="T955">EEG Recording and A</text:span><text:span text:style-name="T956"><office:annotation office:name="130" xml:id="627935357"><dc:creator>Janka Hauffe</dc:creator><dc:date>2024-11-14T09:07:00</dc:date><meta:creator-initials>JH</meta:creator-initials><text:p text:style-name="P957">The analysis of this study was focused on the condition eyes open only.</text:p><text:p text:style-name="P958">All code described in the following sections can be found in this public GitHub repository:</text:p><text:p text:style-name="P959">https://github.com/LGodbersen/Masters-thesis.</text:p></office:annotation>nalysis</text:span><text:span text:style-name="CommentReference"><office:annotation-end office:name="130"/></text:span></text:p>
      <text:p text:style-name="P960"><text:span text:style-name="T961">For each group (withPCS and withoutPCS), 5 minutes of resting state with eyes open and 5 minutes of resting state with eyes closed were recorded using high-density EEG.</text:span><text:span text:style-name="T962"><office:annotation office:name="131" xml:id="202355802"><dc:creator>Janka Hauffe</dc:creator><dc:date>2024-09-02T10:07:00</dc:date><meta:creator-initials>JH</meta:creator-initials><text:p text:style-name="P963">EEG signals were collected using the 128-channel actiCap System (Brain Products GmbH, Munich, Germany) with electrodes positioned in an equidistant layout, with a sampling rate of 500 Hz and amplitude resolution of 0.1 µV.</text:p></office:annotation><office:annotation office:name="132" xml:id="577194487"><dc:creator>Janka Hauffe</dc:creator><dc:date>2024-09-02T10:12:00</dc:date><meta:creator-initials>JH</meta:creator-initials><text:p text:style-name="P964">As alternative</text:p></office:annotation><text:s/>EEG<text:s/></text:span><text:span text:style-name="T965"><office:annotation-end office:name="131"/></text:span><text:span text:style-name="T966"><office:annotation-end office:name="132"/></text:span><text:span text:style-name="T967">signals<text:s/></text:span><text:soft-page-break/><text:span text:style-name="T968">were recorded using a 128-channel EEG cap (128Ch Standard Brain Cap for actiCHamp Plus, Easycap GmbH, Wörthsee, Germany) with electrodes positioned in an equidistant layout, connected to an actiCHamp Plus Amplifier (Brain Products GmbH, Gilching, Germany).</text:span></text:p>
      <text:p text:style-name="P969"><text:span text:style-name="T970">The sampling rate was 1000 Hz with an amplitude resolution of 0.1 µV.<text:s/></text:span><text:span text:style-name="T971"><text:s/></text:span><text:span text:style-name="T972"><office:annotation office:name="133" xml:id="1605418970"><dc:creator>Janka Hauffe</dc:creator><dc:date>2024-11-28T15:30:00</dc:date><meta:creator-initials>JH</meta:creator-initials><text:p text:style-name="P973">Here or earlier? Where should I mention how many Versuchsleiter!?</text:p></office:annotation>Electrolyte gel<text:s/></text:span><text:span text:style-name="CommentReference"><office:annotation-end office:name="133"/></text:span><text:span text:style-name="T974">was applied to improve conductivity between skin and electrodes, ensuring impedances remained below 20 k</text:span><text:span text:style-name="T975">Ω</text:span><text:span text:style-name="T976">.<text:s/></text:span><text:span text:style-name="T977">Eye mo</text:span><text:span text:style-name="T978"><office:annotation office:name="134" xml:id="692384267"><dc:creator>Janka Hauffe</dc:creator><dc:date>2024-09-02T10:39:00</dc:date><meta:creator-initials>JH</meta:creator-initials><text:p text:style-name="P979">Or just: EOG activity was recorded using two dedicated EOG electrodes, placed below each eye.<text:s/></text:p></office:annotation>vements</text:span><text:span text:style-name="T980"><office:annotation-end office:name="134"/></text:span><text:span text:style-name="T981"><text:s/>and changes in the resting potential of the retina (EOG activity) were monitored using two EOG electrodes placed below each eye,<text:s/></text:span><text:span text:style-name="T982">with impedances also maintained below 20 k</text:span><text:span text:style-name="T983">Ω</text:span><text:span text:style-name="T984">. In addition, a ground electrode was positioned on the forehead, and a reference electrode was positioned on the tip of the nose. Impedances for both the reference and ground electrode were kept below 5 k</text:span><text:span text:style-name="T985">Ω</text:span><text:span text:style-name="T986">.</text:span></text:p>
      <text:p text:style-name="P987"/>
      <text:p text:style-name="P988"><text:span text:style-name="T989">Preproce</text:span><text:span text:style-name="T990"><office:annotation office:name="135" xml:id="386800085"><dc:creator>Janka Hauffe</dc:creator><dc:date>2024-11-30T11:24:00</dc:date><meta:creator-initials>JH</meta:creator-initials><text:p text:style-name="P991">Matlab is widely used by the EEG community and enabed us to use well-established Matlab-based EEG toolboxes that provide robust functions for computing functional, connectivity measures (Avila et al., 2023) - they followed a pragmatic approach towards preprocessing and adopted a simple, established, and automatic workflow in EEGLAB proposed by Pernet et al. And originally developed for ERP data. Adapted this pipeline to resting-state data and detail the seven preprocessing steps below.</text:p></office:annotation><office:annotation office:name="136" xml:id="1561644795"><dc:creator>Janka Hauffe</dc:creator><dc:date>2024-11-30T11:27:00</dc:date><meta:creator-initials>JH</meta:creator-initials><text:p text:style-name="P992">Loading the data</text:p><text:list text:style-name="LFO26" text:continue-numbering="true"><text:list-item><text:p text:style-name="P993">Line noise removal</text:p></text:list-item><text:list-item><text:p text:style-name="P994">High pass filtering and bad channel rejection</text:p></text:list-item><text:list-item><text:p text:style-name="P995">Re-referencing</text:p></text:list-item><text:list-item><text:p text:style-name="P996">Independent Component Analysis and automatic IC rejection</text:p></text:list-item><text:list-item><text:p text:style-name="P997">Interpolation of removed channels</text:p></text:list-item><text:list-item><text:p text:style-name="P998">Bad time segment removal</text:p></text:list-item><text:list-item><text:p text:style-name="P999">Data segmentation into epochs</text:p></text:list-item></text:list></office:annotation>ssing</text:span><text:span text:style-name="CommentReference"><office:annotation-end office:name="135"/></text:span><text:span text:style-name="CommentReference"><office:annotation-end office:name="136"/></text:span></text:p>
      <text:p text:style-name="P1000"><text:span text:style-name="T1001">Data pr</text:span><text:span text:style-name="T1002"><office:annotation office:name="137" xml:id="706428957"><dc:creator>Janka Hauffe</dc:creator><dc:date>2024-09-02T10:41:00</dc:date><meta:creator-initials>JH</meta:creator-initials><text:p text:style-name="P1003">Not only preprocessing</text:p></office:annotation>eprocessing</text:span><text:span text:style-name="T1004"><office:annotation-end office:name="137"/></text:span><text:span text:style-name="T1005"><text:s/>was<text:s/></text:span><text:span text:style-name="T1006"><office:annotation office:name="138" xml:id="789425416"><dc:creator>Janka Hauffe</dc:creator><dc:date>2024-11-30T11:46:00</dc:date><meta:creator-initials>JH</meta:creator-initials><text:p text:style-name="P1007">Analyses are performed using Matlab 2020a (The Mathworks,</text:p><text:p text:style-name="P1008">Inc.3) on Windows or Mac OSx with the Statistical and Machine</text:p><text:p text:style-name="P1009">Learning Toolbox installed, along with EEGLAB4 (v2020.0) and</text:p><text:p text:style-name="P1010">its BIDS tool5 (v3.5) and LIMO EEG6 (v3) plugins—both of them</text:p><text:p text:style-name="P1011">available through the EEGLAB plugin manager.<text:line-break/><text:line-break/>Pernet et al. 2021</text:p></office:annotation>performed<text:s/></text:span><text:span text:style-name="CommentReference"><office:annotation-end office:name="138"/></text:span><text:span text:style-name="T1012">using the FieldTrip toolbox (Fieldtrip-20240504; Oostenveld, Fries, Maris &amp; Schoffelen, 2011) and the<text:s/></text:span><text:span text:style-name="T1013"><office:annotation office:name="139" xml:id="1478938031"><dc:creator>Janka Hauffe</dc:creator><dc:date>2024-11-30T11:43:00</dc:date><meta:creator-initials>JH</meta:creator-initials><text:p text:style-name="P1014">EEGLAB (Delorme and Makeig, 2004) is the most commonly</text:p><text:p text:style-name="P1015">used platform for EEG data analysis (Hanke and Halchenko,</text:p><text:p text:style-name="P1016">2011; Martínez-Cancino et al., 2020) and all steps proposed can</text:p><text:p text:style-name="P1017">also be reproduced from the user interface</text:p></office:annotation>EEGLab toolbox<text:s/></text:span><text:span text:style-name="CommentReference"><office:annotation-end office:name="139"/></text:span><text:span text:style-name="T1018">(v2024.0; Delorme &amp; Makeig, 2004) in Matlab (</text:span><text:span text:style-name="T1019"><office:annotation office:name="140" xml:id="553263756"><dc:creator>Janka Hauffe</dc:creator><dc:date>2024-07-27T11:53:00</dc:date><meta:creator-initials>JH</meta:creator-initials><text:p text:style-name="P1020">How to cite that correctly?</text:p></office:annotation>v24.1.0.2578822 (R2024a) Mathworks Inc., 2024,<text:s/></text:span><text:span text:style-name="T1021">MathWorks® https://de.mathworks.com)</text:span><text:span text:style-name="T1022"><office:annotation-end office:name="140"/></text:span><text:span text:style-name="T1023">.</text:span></text:p>
      <text:p text:style-name="P1024"><text:span text:style-name="T1025">The participants'<text:s/></text:span><text:span text:style-name="T1026"><office:annotation office:name="141" xml:id="181370903"><dc:creator>Janka Hauffe</dc:creator><dc:date>2024-11-30T11:44:00</dc:date><meta:creator-initials>JH</meta:creator-initials><text:p text:style-name="P1027"><text:s/>EEG</text:p><text:p text:style-name="P1028">(70 channel Easycap2) and ECG data were extracted from the</text:p><text:p text:style-name="P1029">binary MEG.fif files that combined MEG, EEG, ECG channels,</text:p><text:p text:style-name="P1030">event markers were time corrected (−34 ms) and electrode</text:p><text:p text:style-name="P1031">positions re-oriented to fit the head coordinate system. Out</text:p><text:p text:style-name="P1032">of the 19 participants, participant 1 was removed because of</text:p><text:p text:style-name="P1033">channels digitization errors leading to 18 participants.<text:s/><text:line-break/>Pernet et al., 2021</text:p></office:annotation><office:annotation office:name="142" xml:id="2135099230"><dc:creator>Janka Hauffe</dc:creator><dc:date>2024-11-30T11:44:00</dc:date><meta:creator-initials>JH</meta:creator-initials><text:p text:style-name="P1034">Important for empty dataset</text:p></office:annotation>EEG data<text:s/></text:span><text:span text:style-name="CommentReference"><office:annotation-end office:name="141"/></text:span><text:span text:style-name="CommentReference"><office:annotation-end office:name="142"/></text:span><text:span text:style-name="T1035">were organize</text:span><text:span text:style-name="T1036"><office:annotation office:name="143" xml:id="300691175"><dc:creator>Janka Hauffe</dc:creator><dc:date>2024-11-30T11:30:00</dc:date><meta:creator-initials>JH</meta:creator-initials><text:p text:style-name="P1037">Pernet et al., 2019</text:p></office:annotation>d in BIDS<text:s/></text:span><text:span text:style-name="CommentReference"><office:annotation-end office:name="143"/></text:span><text:span text:style-name="T1038">format (Gorgolewski et al., 2016; Pernet et al., 2019). <text:s/>Resting state EEG BIDS data were identified and imported into MATLAB using the FieldTrip Toolbox. A trial defining function was built to select the data from the eyes-open condition for subsequent processing. This resulted in approximately<text:s/></text:span><text:span text:style-name="T1039"><office:annotation office:name="144" xml:id="1480858392"><dc:creator>Janka Hauffe</dc:creator><dc:date>2024-11-28T19:53:00</dc:date><meta:creator-initials>JH</meta:creator-initials><text:p text:style-name="P1040">Correct like that?</text:p></office:annotation>300 s<text:s/></text:span><text:span text:style-name="T1041"><office:annotation-end office:name="144"/></text:span><text:span text:style-name="T1042">per participant.<text:s/></text:span></text:p>
      <text:p text:style-name="P1043">Filtering and Resampling</text:p>
      <text:p text:style-name="P1044"><text:span text:style-name="T1045"><office:annotation office:name="145" xml:id="1536078720"><dc:creator>Janka Hauffe</dc:creator><dc:date>2024-11-28T20:20:00</dc:date><meta:creator-initials>JH</meta:creator-initials><text:p text:style-name="P1046">EEG data were high-pass filtered using a finite impulse response (FIR) filter designed with a Hamming windowed sinc function, implemented in the FieldTrip toolbox. A cutoff frequency of 0.1 Hz was applied to attenuate slow drifts in the signal. Before filtering, the data were demeaned by subtracting the mean of each channel to remove DC offset. The FIR filter was chosen for its stability and linear phase characteristics.<text:s/></text:p></office:annotation>A finite<text:s/></text:span><text:span text:style-name="T1047"><office:annotation-end office:name="145"/></text:span><text:span text:style-name="T1048"><office:annotation office:name="146" xml:id="43474628"><dc:creator>Janka Hauffe</dc:creator><dc:date>2024-11-28T20:12:00</dc:date><meta:creator-initials>JH</meta:creator-initials><text:p text:style-name="P1049">Some authors argue against high-pass filtering (or restrict the applicable high-pass cutoff to</text:p><text:p text:style-name="P1050">frequencies as low as &lt;0.1 Hz; in particular if estimating window mean or peak amplitudes; Acunzo et</text:p><text:p text:style-name="P1051">al., 2012; Luck, 2005) or low-pass filtering (in particular if estimating onset latencies; VanRullen, 2011).</text:p><text:p text:style-name="P1052">We certainly want to stress their point – care is needed – but, on the other hand, if the filter applied really</text:p><text:p text:style-name="P1053">increases the signal-to-noise ratio (as it should to motivate its usage) and does not systematically bias the</text:p><text:p text:style-name="P1054">to-be-estimated parameter, these values can be determined with greater precision with than without filter-</text:p><text:p text:style-name="P1055">ing.</text:p></office:annotation>impulse response<text:s/></text:span><text:span text:style-name="T1056"><office:annotation-end office:name="146"/></text:span><text:span text:style-name="T1057">(F</text:span><text:span text:style-name="T1058"><office:annotation office:name="147" xml:id="1699913102"><dc:creator>Janka Hauffe</dc:creator><dc:date>2024-11-29T14:53:00</dc:date><meta:creator-initials>JH</meta:creator-initials><text:p text:style-name="P1059"><text:span text:style-name="T1060">.The FIR filter was chosen for its stability and linear phase characteristics.</text:span><text:span text:style-name="T1061"><text:line-break/></text:span><text:span text:style-name="T1062"><text:line-break/>is that true?</text:span></text:p></office:annotation>IR)<text:s/></text:span><text:span text:style-name="T1063"><office:annotation-end office:name="147"/></text:span><text:span text:style-name="T1064"><office:annotation office:name="148" xml:id="545079443"><dc:creator>Janka Hauffe</dc:creator><dc:date>2024-11-14T09:18:00</dc:date><meta:creator-initials>JH</meta:creator-initials><text:p text:style-name="P1065">Subsequently, high-pass filtering was administered. Since filters above 0.1 Hz can lead to</text:p><text:p text:style-name="P1066">an important improvement compared to no filtering (Delorme, 2023), a high-pass hamming</text:p><text:p text:style-name="P1067">windowed sinc FIR filter was used at 0.1 Hz.</text:p></office:annotation>windowed-sinc (firws)<text:s/></text:span><text:span text:style-name="T1068"><office:annotation-end office:name="148"/></text:span><text:span text:style-name="T1069">filter, designed with a hamming windowed sinc function and implemented in the FieldTrip toolbox, was used for both high-pass and low-pass filtering<text:s/></text:span><text:span text:style-name="T1070"><office:annotation office:name="149" xml:id="1130112974"><dc:creator>Janka Hauffe</dc:creator><dc:date>2024-11-29T14:46:00</dc:date><meta:creator-initials>JH</meta:creator-initials><text:p text:style-name="P1071"><text:span text:style-name="T1072">Is that correct?</text:span></text:p></office:annotation>of the continuous data.<text:s/></text:span><text:span text:style-name="T1073"><office:annotation-end office:name="149"/></text:span><text:span text:style-name="T1074">For<text:s/></text:span><text:span text:style-name="T1075"><office:annotation office:name="150" xml:id="1981186669"><dc:creator>Janka Hauffe</dc:creator><dc:date>2024-09-05T20:17:00</dc:date><meta:creator-initials>JH</meta:creator-initials><text:p text:style-name="P1076"><text:span text:style-name="T1077">Since filters above 0.1 Hz can lead to</text:span></text:p><text:p text:style-name="P1078"><text:span text:style-name="T1079">an important improvement compared to no filtering (Delorme, 2023</text:span></text:p></office:annotation>high-p</text:span><text:span text:style-name="T1080"><office:annotation-end office:name="150"/></text:span><text:span text:style-name="T1081">ass filtering, a cut-off frequency of<text:s/></text:span><text:span text:style-name="T1082"><office:annotation office:name="151" xml:id="1499223427"><dc:creator>Janka Hauffe</dc:creator><dc:date>2024-09-02T11:27:00</dc:date><meta:creator-initials>JH</meta:creator-initials><text:p text:style-name="P1083">Do I need literature?</text:p></office:annotation>0.1 Hz<text:s/></text:span><text:span text:style-name="T1084"><office:annotation-end office:name="151"/></text:span><text:span text:style-name="T1085">was applied to<text:s/></text:span><text:span text:style-name="T1086"><office:annotation office:name="152" xml:id="121427010"><dc:creator>Janka Hauffe</dc:creator><dc:date>2024-11-29T14:49:00</dc:date><meta:creator-initials>JH</meta:creator-initials><text:p text:style-name="P1087"><text:span text:style-name="T1088">Is that correct? literature</text:span></text:p></office:annotation>attenuate slow drifts</text:span><text:span text:style-name="T1089"><office:annotation-end office:name="152"/></text:span><text:span text:style-name="T1090">. Filters above 0.1 Hz lead to<text:s/></text:span><text:span text:style-name="T1091"><office:annotation office:name="153" xml:id="794719059"><dc:creator>Janka Hauffe</dc:creator><dc:date>2024-11-29T15:05:00</dc:date><meta:creator-initials>JH</meta:creator-initials><text:p text:style-name="P1092">True?</text:p></office:annotation>significant<text:s/></text:span><text:span text:style-name="T1093"><office:annotation-end office:name="153"/></text:span><text:span text:style-name="T1094">improvements in the<text:s/></text:span><text:span text:style-name="T1095"><office:annotation office:name="154" xml:id="1769777846"><dc:creator>Janka Hauffe</dc:creator><dc:date>2024-11-29T14:51:00</dc:date><meta:creator-initials>JH</meta:creator-initials><text:p text:style-name="P1096"><text:span text:style-name="T1097">Look into literature again</text:span></text:p></office:annotation>data compared to no filtering (Delorme, 2023).</text:span><text:span text:style-name="T1098"><office:annotation-end office:name="154"/></text:span><text:span text:style-name="T1099"><text:s/>Prior to applying low-pass filtering, the data was d</text:span><text:span text:style-name="T1100"><office:annotation office:name="155" xml:id="2030754379"><dc:creator>Janka Hauffe</dc:creator><dc:date>2024-11-29T14:54:00</dc:date><meta:creator-initials>JH</meta:creator-initials><text:p text:style-name="P1101"><text:span text:style-name="T1102">This resampling step was conducted to reduce computational load while maintaining sufficient temporal resolution for subsequent analyses. (downsampling) reduce the data size for subsequent analysis.<text:s/></text:span></text:p></office:annotation>ownsample</text:span><text:span text:style-name="T1103"><office:annotation-end office:name="155"/></text:span><text:span text:style-name="T1104">d from 1000<text:s/></text:span><text:span text:style-name="T1105"><office:annotation office:name="156" xml:id="1257461219"><dc:creator>Janka Hauffe</dc:creator><dc:date>2024-11-29T14:55:00</dc:date><meta:creator-initials>JH</meta:creator-initials><text:p text:style-name="P1106">Why?</text:p></office:annotation>Hz to 250 Hz</text:span><text:span text:style-name="T1107"><office:annotation-end office:name="156"/></text:span><text:span text:style-name="T1108">. <text:s/>A cut-off frequency of 45 Hz was then used to eliminate high-frequency noise and mitigate potential<text:s/></text:span><text:span text:style-name="T1109"><office:annotation office:name="157" xml:id="517458940"><dc:creator>Janka Hauffe</dc:creator><dc:date>2024-11-30T11:32:00</dc:date><meta:creator-initials>JH</meta:creator-initials><text:p text:style-name="P1110">Line noise is removed with the EEGLAB function pop_cleanline(). The CleanLine plugin</text:p><text:p text:style-name="P1111">adaptively estimates and removes sinusoidal artifacts using a frequency-domain (multi-taper) regression tech-</text:p><text:p text:style-name="P1112">nique. CleanLine, compared to band-stop filters, does not introduce gaps in the power spectrum and avoids the</text:p><text:p text:style-name="P1113">frequency distortions filters create</text:p></office:annotation><office:annotation office:name="158" xml:id="1766438258"><dc:creator>Janka Hauffe</dc:creator><dc:date>2024-11-30T11:32:00</dc:date><meta:creator-initials>JH</meta:creator-initials><text:p text:style-name="P1114">Avila et al., 2023</text:p></office:annotation>50 Hz line<text:s/></text:span><text:span text:style-name="CommentReference"><office:annotation-end office:name="157"/></text:span><text:span text:style-name="CommentReference"><office:annotation-end office:name="158"/></text:span><text:span text:style-name="T1115">noise (Delorme, 2023). Finally, the data underwent re-referencing using the Common Average Reference</text:span><text:span text:style-name="T1116"><office:annotation office:name="159" xml:id="1363277545"><dc:creator>Janka Hauffe</dc:creator><dc:date>2024-09-02T13:00:00</dc:date><meta:creator-initials>JH</meta:creator-initials><text:p text:style-name="P1117">Not sure how much I need to go into this</text:p></office:annotation><text:s/>(CAR</text:span><text:span text:style-name="T1118"><office:annotation-end office:name="159"/></text:span><text:span text:style-name="T1119">) tech</text:span><text:span text:style-name="T1120"><office:annotation office:name="160" xml:id="200700768"><dc:creator>Janka Hauffe</dc:creator><dc:date>2024-09-06T08:24:00</dc:date><meta:creator-initials>JH</meta:creator-initials><text:p text:style-name="P1121"><text:span text:style-name="T1122">was used in order to remove the influence of the reference<text:s/></text:span></text:p></office:annotation>niqu</text:span><text:span text:style-name="T1123"><office:annotation-end office:name="160"/></text:span><text:span text:style-name="T1124">e to<text:s/></text:span><text:span text:style-name="T1125"><office:annotation office:name="161" xml:id="406502331"><dc:creator>Janka Hauffe</dc:creator><dc:date>2024-11-29T15:14:00</dc:date><meta:creator-initials>JH</meta:creator-initials><text:p text:style-name="P1126">True?</text:p></office:annotation>remove the influence of the reference<text:s/></text:span><text:span text:style-name="T1127"><office:annotation-end office:name="161"/></text:span><text:span text:style-name="T1128">and improve signal quality (Ludwig et al., 2009). <text:s/>As the name implies, an average of the recordings from all electrode sites is computed and used as the reference (Ludwig et al., 2009; Offner, 1950).<text:s/></text:span><text:soft-page-break/><text:span text:style-name="T1129">reref function was used (to perform this step). The data was converted into the EEGLAB data structure for further processing.<text:s/></text:span></text:p>
      <text:p text:style-name="P1130"/>
      <text:p text:style-name="P1131"><text:span text:style-name="T1132">Due to empty dataset from one participant, the participant was excluded, leaving the dataset with 69 participants (something like that. But where should I write that?)</text:span></text:p>
      <text:p text:style-name="P1133"><text:span text:style-name="T1134"><office:annotation office:name="162" xml:id="822865842"><dc:creator>Janka Hauffe</dc:creator><dc:date>2024-11-30T12:04:00</dc:date><meta:creator-initials>JH</meta:creator-initials><text:p text:style-name="P1135">„No „bad“ (excessively noisy) channels were detected or removed in this process“ after running pop_clean_rawdata EEGLAB plug-in (Truong, Robbins, Delmore &amp; Makeig, )</text:p></office:annotation>Artifact removal</text:span><text:span text:style-name="CommentReference"><office:annotation-end office:name="162"/></text:span></text:p>
      <text:p text:style-name="P1136"><text:span text:style-name="T1137">A</text:span><text:span text:style-name="T1138"><office:annotation office:name="163" xml:id="1942621062"><dc:creator>Janka Hauffe</dc:creator><dc:date>2024-09-05T12:37:00</dc:date><meta:creator-initials>JH</meta:creator-initials><text:p text:style-name="P1139">One participant with empty dataset (KA14HH)</text:p></office:annotation>fter<text:s/></text:span><text:span text:style-name="CommentReference"><office:annotation-end office:name="163"/></text:span><text:span text:style-name="T1140">the initial filtering and<text:s/></text:span><text:span text:style-name="T1141"><office:annotation office:name="164" xml:id="1524010345"><dc:creator>Janka Hauffe</dc:creator><dc:date>2024-09-02T13:14:00</dc:date><meta:creator-initials>JH</meta:creator-initials><text:p text:style-name="P1142">Do I need to mention, that data was convered to EEGLAB structure?</text:p></office:annotation><office:annotation office:name="165" xml:id="14710055"><dc:creator>Lara Godbersen</dc:creator><dc:date>2024-09-03T09:21:00</dc:date><meta:creator-initials>LG</meta:creator-initials><text:p text:style-name="P1143">Ich hab es gemacht, glaube theoretisch muss man das nicht</text:p></office:annotation>resampling,<text:s/></text:span><text:span text:style-name="CommentReference"><office:annotation-end office:name="164"/></text:span><text:span text:style-name="Kommentarzeichen"><office:annotation-end office:name="165"/></text:span><text:span text:style-name="T1144">the preprocessing pipeline continued with removing artifacts. First, large a</text:span><text:span text:style-name="T1145"><office:annotation office:name="166" xml:id="661357274"><dc:creator>Janka Hauffe</dc:creator><dc:date>2024-09-06T08:27:00</dc:date><meta:creator-initials>JH</meta:creator-initials><text:p text:style-name="P1146">Data was cleaned</text:p></office:annotation>rtifacts</text:span><text:span text:style-name="CommentReference"><office:annotation-end office:name="166"/></text:span><text:span text:style-name="T1147"><text:s/>- including the removal of flat-line channels, noisy channels, and short-time bursts of noise<text:s/></text:span><text:span text:style-name="T1148"><office:annotation office:name="167" xml:id="1417005800"><dc:creator>Janka Hauffe</dc:creator><dc:date>2024-11-29T15:26:00</dc:date><meta:creator-initials>JH</meta:creator-initials><text:p text:style-name="P1149">Langer Strich, wie funktioniert das?</text:p></office:annotation>-<text:s/></text:span><text:span text:style-name="CommentReference"><office:annotation-end office:name="167"/></text:span><text:span text:style-name="T1150">were removed from the data using the EEGLAB <text:s/>pop_clean_rawdata function with specific<text:s/></text:span><text:span text:style-name="T1151"><office:annotation office:name="168" xml:id="549331840"><dc:creator>Janka Hauffe</dc:creator><dc:date>2024-09-06T08:28:00</dc:date><meta:creator-initials>JH</meta:creator-initials><text:p text:style-name="P1152"><text:span text:style-name="T1153">the following cri-</text:span></text:p><text:p text:style-name="P1154"><text:span text:style-name="T1155">teria: The Flatline Criterion was set to 5 meaning that channels<text:s/></text:span><text:span text:style-name="T1156">who</text:span><text:span text:style-name="T1157"><text:s/>showed a flat line for</text:span></text:p><text:p text:style-name="P1158"><text:span text:style-name="T1159">at least 5 seconds would be removed. A flat line can indicate bad electrode connection. The</text:span></text:p><text:p text:style-name="P1160"><text:span text:style-name="T1161">Channel Criterion was set to 0.85, excluding all channels that had high variance values for at</text:span></text:p><text:p text:style-name="P1162"><text:span text:style-name="T1163">least 85 % of the recorded time. This was supposed to detect and eliminate noisy channels.</text:span></text:p><text:p text:style-name="P1164"><text:span text:style-name="T1165">The Burst Criterion was set to 100, meaning that artifact-burst that have a higher than 100 SD</text:span></text:p><text:p text:style-name="P1166"><text:span text:style-name="T1167">amplitude compared to neighbouring segments are removed. Bursts of such high amplitude</text:span></text:p><text:p text:style-name="P1168"><text:span text:style-name="T1169">are thought not to reflect brain signals. The Window Criterion was set to 0.4, meaning that</text:span></text:p><text:p text:style-name="P1170"><text:span text:style-name="T1171">a data window where over 40 % of all channels have been marked as noisy/bad, would be</text:span></text:p><text:p text:style-name="P1172"><text:span text:style-name="T1173">excluded. This helped detecting periods in time that contain a lot of artifacts simultaneously.</text:span></text:p><text:p text:style-name="P1174"><text:span text:style-name="T1175">CAR was applied one more time.</text:span></text:p></office:annotation>parameter</text:span><text:span text:style-name="CommentReference"><office:annotation-end office:name="168"/></text:span><text:span text:style-name="T1176">s.<text:s/></text:span><text:span text:style-name="T1177"><office:annotation office:name="169" xml:id="1668536399"><dc:creator>Janka Hauffe</dc:creator><dc:date>2024-11-30T11:33:00</dc:date><meta:creator-initials>JH</meta:creator-initials><text:p text:style-name="P1178">Artifactual channels are detected and removed with the func-</text:p><text:p text:style-name="P1179">tion pop_clean_rawdata(). The first step of this function is the application of a high pass filter with the function</text:p><text:p text:style-name="P1180">clean_drifts() with a default transition band of 0.25 to 0.75 Hz. A channel is considered artifactual if it meets</text:p><text:p text:style-name="P1181">any of the following criteria: 1) If it is flat for more than 5 seconds, 2) If the z-scored noise-to-signal ratio of the</text:p><text:p text:style-name="P1182">channel is higher than a threshold set to 4 by default, 3) If the channel’s time course cannot be predicted from a</text:p><text:p text:style-name="P1183">randomly selected subset of remaining channels at least 80% of the recorded time. Channels marked as artifac-</text:p><text:p text:style-name="P1184">tual are removed from the data. The mentioned parameters are the defaults proposed by Pernet et al.</text:p></office:annotation>Channels<text:s/></text:span><text:span text:style-name="CommentReference"><office:annotation-end office:name="169"/></text:span><text:span text:style-name="T1185">with flat lines for more than 5 seconds were removed (FlatlineCriterion = 5), channels poorly correlated with others were excluded (ChannelCriterion = 0.</text:span><text:span text:style-name="T1186"><office:annotation office:name="170" xml:id="851059561"><dc:creator>Janka Hauffe</dc:creator><dc:date>2024-11-29T15:31:00</dc:date><meta:creator-initials>JH</meta:creator-initials><text:p text:style-name="P1187">Channel Criterion was set to 0.85, excluding all channels that had high variance values for at</text:p><text:p text:style-name="P1188">least 85% of the recorded time.</text:p></office:annotation><office:annotation office:name="171" xml:id="1084378811"><dc:creator>Janka Hauffe</dc:creator><dc:date>2024-11-29T15:32:00</dc:date><meta:creator-initials>JH</meta:creator-initials><text:p text:style-name="P1189">This was supposed to detect and eliminate noisy channels.</text:p></office:annotation>85</text:span><text:span text:style-name="CommentReference"><office:annotation-end office:name="170"/></text:span><text:span text:style-name="CommentReference"><office:annotation-end office:name="171"/></text:span><text:span text:style-name="T1190">), data segments with abnormally high amplitude were eliminated (BrustCriterion =<text:s/></text:span><text:span text:style-name="T1191"><office:annotation office:name="172" xml:id="1121045304"><dc:creator>Janka Hauffe</dc:creator><dc:date>2024-11-29T15:33:00</dc:date><meta:creator-initials>JH</meta:creator-initials><text:p text:style-name="P1192">The Burst Criterion was set to 100, meaning that artifact-bursts that had a higher than 100 SD</text:p><text:p text:style-name="P1193">amplitude compared to neighbouring segments were removed. Bursts of such high amplitude</text:p><text:p text:style-name="P1194">are thought not to reflect brain signals. The Window Criterion was set to 0.4, meaning that a</text:p><text:p text:style-name="P1195">data window where over 40% of all channels have been marked as noisy<text:span text:style-name="T1196">/</text:span>bad, would be excluded.</text:p><text:p text:style-name="P1197">This helped detecting periods in time that contained a lot of artifacts simultaneously.</text:p></office:annotation>100</text:span><text:span text:style-name="CommentReference"><office:annotation-end office:name="172"/></text:span><text:span text:style-name="T1198">), and time windows exceeding 0.4 standard deviations from the mean were discarded (WindowCriterion = 0.4).</text:span><text:span text:style-name="T1199"><office:annotation office:name="173" xml:id="1479522644"><dc:creator>Janka Hauffe</dc:creator><dc:date>2024-09-06T08:29:00</dc:date><meta:creator-initials>JH</meta:creator-initials><text:p text:style-name="P1200">True?</text:p></office:annotation><text:s/>Euclidean<text:s/></text:span><text:span text:style-name="CommentReference"><office:annotation-end office:name="173"/></text:span><text:span text:style-name="T1201">distance was used for similarity calculations, and the removals of high-amplitude data bursts<text:s/></text:span><text:span text:style-name="T1202"><office:annotation office:name="174" xml:id="47042423"><dc:creator>Janka Hauffe</dc:creator><dc:date>2024-11-29T15:30:00</dc:date><meta:creator-initials>JH</meta:creator-initials><text:p text:style-name="P1203">Euclidean distance was used for similarity calculations, and high-amplitude data bursts were removed.<text:s/></text:p></office:annotation>were enabled</text:span><text:span text:style-name="CommentReference"><office:annotation-end office:name="174"/></text:span><text:span text:style-name="T1204">.<text:s/></text:span><text:span text:style-name="T1205"><office:annotation office:name="175" xml:id="467276701"><dc:creator>Janka Hauffe</dc:creator><dc:date>2024-11-29T15:30:00</dc:date><meta:creator-initials>JH</meta:creator-initials><text:p text:style-name="P1206">After artifact removal, the<text:s/><text:span text:style-name="T1207">CAR</text:span><text:s/>technique was applied again to re-reference the data, providing a more spatially uniform reference and minimizing the influence of the original reference electrode across all channels. The<text:s/><text:span text:style-name="T1208">EEGLAB pop_reref</text:span><text:s/>function was used for this step.<text:s/></text:p></office:annotation>Again</text:span><text:span text:style-name="CommentReference"><office:annotation-end office:name="175"/></text:span><text:span text:style-name="T1209"><text:s/>the CAR technique was applied to re-</text:span><text:span text:style-name="T1210"><office:annotation office:name="176" xml:id="1904999505"><dc:creator>Janka Hauffe</dc:creator><dc:date>2024-11-30T11:34:00</dc:date><meta:creator-initials>JH</meta:creator-initials><text:p text:style-name="P1211">Data is re-referenced to the average reference with the function pop_reref(). <text:s/>Avila et al</text:p></office:annotation>reference the<text:s/></text:span><text:span text:style-name="CommentReference"><office:annotation-end office:name="176"/></text:span><text:span text:style-name="T1212">data (after removing large artifacts), providing a more spatially uniform reference and minimizing the influence of the original reference electrode across all</text:span><text:span text:style-name="T1213"><office:annotation office:name="177" xml:id="988264728"><dc:creator>Janka Hauffe</dc:creator><dc:date>2024-09-06T08:30:00</dc:date><meta:creator-initials>JH</meta:creator-initials><text:p text:style-name="P1214">Might not need to go in detail again, since I already said that the first time CAR was used</text:p></office:annotation><text:s/>channels</text:span><text:span text:style-name="CommentReference"><office:annotation-end office:name="177"/></text:span><text:span text:style-name="T1215">. This time, the EEGLAB pop_reref function was used/utilized.<text:s/></text:span><text:span text:style-name="T1216"><office:annotation office:name="178" xml:id="1275326079"><dc:creator>Janka Hauffe</dc:creator><dc:date>2024-11-14T09:25:00</dc:date><meta:creator-initials>JH</meta:creator-initials><text:p text:style-name="P1217">Afterwards, Independent Component Analysis (ICA) was used to detect and reject artifacts,</text:p><text:p text:style-name="P1218">such as eye or muscle movements (Makeig et al., 1995). The ’runica’ decomposition algorithm,</text:p><text:p text:style-name="P1219">implemented in EEGLAB, was used to run an ICA with the InfoMax method, as can be</text:p><text:p text:style-name="P1220">read on the EEGLAB website: https://eeglab.org/tutorials/06_RejectArtifacts/</text:p><text:p text:style-name="P1221">RunICA.html#which-ica-algorithm. Automatic artifact rejection should be preferred</text:p><text:p text:style-name="P1222">over the manual one since research requires standardization (Miljevic et al., 2022). That is</text:p><text:p text:style-name="P1223">why ICLabel was used, which is a tool that automatically detects and removes non-brain components</text:p><text:p text:style-name="P1224">(Pion-Tonachini et al., 2019). Components exceeding a 80% probability of being</text:p><text:p text:style-name="P1225">muscle activity and a 50% probability of being eye movements were rejected. The two EOG</text:p><text:p text:style-name="P1226">channels were removed after the ICA. Although Miljevic et al. (2022) proposed that for the</text:p><text:p text:style-name="P1227">connectivity analysis a wavelet enhanced ICA would be superior, this was not feasible for the</text:p><text:p text:style-name="P1228">time alluded to this project. After the previous steps, on average 108.4 good channels were left</text:p><text:p text:style-name="P1229">in both groups (SDwithPCS<text:s/><text:span text:style-name="T1230">=<text:s/></text:span>13.0, RangewithPCS<text:s/><text:span text:style-name="T1231">=<text:s/></text:span>77 - 122, SDwithoutPCS<text:s/><text:span text:style-name="T1232">=<text:s/></text:span>9.5, RangewithoutPCS</text:p><text:p text:style-name="P1233"><text:span text:style-name="T1234">=<text:s/></text:span>92 - 123). This corresponded to approximately 86% good channels in both groups.</text:p></office:annotation>Secondly, Independent<text:s/></text:span><text:span text:style-name="CommentReference"><office:annotation-end office:name="178"/></text:span><text:span text:style-name="T1235">C</text:span><text:span text:style-name="T1236"><office:annotation office:name="179" xml:id="1242202491"><dc:creator>Janka Hauffe</dc:creator><dc:date>2024-11-29T15:34:00</dc:date><meta:creator-initials>JH</meta:creator-initials><text:p text:style-name="P1237">See Lara</text:p></office:annotation>omponent</text:span><text:span text:style-name="T1238"><office:annotation office:name="180" xml:id="1286525673"><dc:creator>Janka Hauffe</dc:creator><dc:date>2024-11-30T11:36:00</dc:date><meta:creator-initials>JH</meta:creator-initials><text:p text:style-name="P1239">4. Independent Component Analysis and automatic IC rejection. Independent Component Analysis (ICA) is</text:p><text:p text:style-name="P1240">performed with the function pop_runica() using the algorithm runica. Artifactual components are automatically</text:p><text:p text:style-name="P1241">classified into seven distinct categories (‘Brain’, ‘Muscle’, ‘Eye’, ‘Heart’, ‘Line Noise’, ‘Channel Noise’, and ‘Other’)</text:p><text:p text:style-name="P1242">by the ICLabel classifier 37</text:p><text:p text:style-name="P1243">. Note that ICA is performed only on clean channels, as bad channels detected in step</text:p><text:p text:style-name="P1244">2 were removed from the data. Therefore, the category ‘Channel Noise’ in the IC classification refers to channel</text:p><text:p text:style-name="P1245">noise remaining after bad channel removal in step 2. By default, only components whose probability of being</text:p><text:p text:style-name="P1246">‘Muscle’ or ‘Eye’ is higher than 80% are subtracted from the data 14 . Due to the non-deterministic nature of the</text:p><text:p text:style-name="P1247">ICA algorithm, its results vary across repetitions. That is, every repetition of the ICA algorithm leads to small</text:p><text:p text:style-name="P1248">differences in the reconstructed time series after removing artifactual components. While these deviations are</text:p><text:p text:style-name="P1249">small, we noticed that they affect the removal of bad time segments (step 6). For that reason, the pipeline per-</text:p><text:p text:style-name="P1250">forms 10 times steps 4, 5, and 6 by default and selects the bad time segment mask most similar to the average bad time segment mask across all repetitions. This reduces the variability of rejected time segments. However, for</text:p><text:p text:style-name="P1251">computational economy, the number of iterations may be set to one in the params.json file. Alvin et al.</text:p></office:annotation><text:s/></text:span><text:span text:style-name="CommentReference"><office:annotation-end office:name="179"/></text:span><text:span text:style-name="T1252">Analysis<text:s/></text:span><text:span text:style-name="CommentReference"><office:annotation-end office:name="180"/></text:span><text:span text:style-name="T1253">(</text:span><text:span text:style-name="T1254"><office:annotation office:name="181" xml:id="1315209049"><dc:creator>Janka Hauffe</dc:creator><dc:date>2024-09-06T08:31:00</dc:date><meta:creator-initials>JH</meta:creator-initials><text:p text:style-name="P1255"><text:span text:style-name="T1256">Automatic artifact rejection should be preferred over the manual one</text:span></text:p><text:p text:style-name="P1257"><text:span text:style-name="T1258">since research requires standardization (Miljevic et al., 2022).<text:s/></text:span></text:p></office:annotation>ICA)<text:s/></text:span><text:span text:style-name="CommentReference"><office:annotation-end office:name="181"/></text:span><text:span text:style-name="T1259">(</text:span><text:span text:style-name="T1260"><office:annotation office:name="182" xml:id="528129668"><dc:creator>Janka Hauffe</dc:creator><dc:date>2024-11-30T11:50:00</dc:date><meta:creator-initials>JH</meta:creator-initials><text:p text:style-name="P1261">Third, each component is automatically</text:p><text:p text:style-name="P1262">labeled using ICLabel (Pion-Tonachini et al., 2019), rejecting</text:p><text:p text:style-name="P1263">components labeled as eye movements and muscle activity above</text:p><text:p text:style-name="P1264">80% probability<text:line-break/>Pernet et al., 2021</text:p></office:annotation>Bell and</text:span><text:span text:style-name="CommentReference"><office:annotation-end office:name="182"/></text:span><text:span text:style-name="T1265"><text:s/>Sejnow</text:span><text:span text:style-name="T1266"><office:annotation office:name="183" xml:id="1806982317"><dc:creator>Janka Hauffe</dc:creator><dc:date>2024-11-30T12:07:00</dc:date><meta:creator-initials>JH</meta:creator-initials><text:p text:style-name="P1267">ICA decomposition is a powerful source separation method used to isolate both brain and non-</text:p><text:p text:style-name="P1268">brain source contributions in EEG data and data measures including ERPs (Makeig et al., 2002)</text:p><text:p text:style-name="P1269">The brain sources that ICA discovers in the data may be better called ‘effective brain sources’, as</text:p><text:p text:style-name="P1270">at the neuronal scale the whole cortex is always active. However, this activity, projected through</text:p><text:p text:style-name="P1271">the brain tissues, skull, and scalp and then summed at the scalp electrodes, is very largely</text:p><text:p text:style-name="P1272">canceled out by phase cancellation (positive voltage projections canceling negative projections).</text:p><text:p text:style-name="P1273">What dominates the ‘far field’ scalp EEG signals are projections from areas of local field potential coherence that arise spontaneously by mechanisms that have not yet been well studied. These</text:p><text:p text:style-name="P1274">sum to contribute appreciable voltages (positive or negative) at the scalp channels, thereby</text:p><text:p text:style-name="P1275">constituting the ‘effective brain sources’ of EEG signals. ICA decomposition separates out the</text:p><text:p text:style-name="P1276">appreciable effective sources from spatially and functionally distinct non-brain sources (potentials</text:p><text:p text:style-name="P1277">contributing to the scalp channels from eye movements, line noise, scalp and neck muscle</text:p><text:p text:style-name="P1278">activities, etc.). We have shown, using mutual information reduction criteria, that AMICA is the</text:p><text:p text:style-name="P1279">most effective ICA decomposition approach though also the most computationally complex.</text:p><text:p text:style-name="P1280">Other, less computationally complex algorithms approach AMICA in effectiveness (Delorme et</text:p><text:p text:style-name="P1281">al., 2012).<text:line-break/><text:line-break/>Truong et al.,</text:p></office:annotation>ski</text:span><text:span text:style-name="CommentReference"><office:annotation-end office:name="183"/></text:span><text:span text:style-name="T1282">, 1995; Hyvärinen, 2013, Jung et al., 2000; Lee et al., 1999; Palmer et al., 2008) was performed on the data, to detect and reject further artifacts, such as eye or muscle movements (Makeig et al., 1995) using the pop_runica function implemented in EEGLAB. The r</text:span><text:span text:style-name="T1283"><office:annotation office:name="184" xml:id="1586229321"><dc:creator>Janka Hauffe</dc:creator><dc:date>2024-11-30T11:53:00</dc:date><meta:creator-initials>JH</meta:creator-initials><text:p text:style-name="P1284">Second, data are re-referenced to</text:p><text:p text:style-name="P1285">the average (pop_reref.m) and submitted to an independent</text:p><text:p text:style-name="P1286">component analysis (pop_runica.m using the runica algorithm</text:p><text:p text:style-name="P1287">and a reduction in rank to the number of channels −1 to account</text:p></office:annotation>unica<text:s/></text:span><text:span text:style-name="CommentReference"><office:annotation-end office:name="184"/></text:span><text:span text:style-name="T1288">algorithm was employed with the extended infomax<text:s/></text:span><text:span text:style-name="T1289"><office:annotation office:name="185" xml:id="846415039"><dc:creator>Janka Hauffe</dc:creator><dc:date>2024-09-06T08:31:00</dc:date><meta:creator-initials>JH</meta:creator-initials><text:p text:style-name="P1290">Important?</text:p></office:annotation>option enabled</text:span><text:span text:style-name="CommentReference"><office:annotation-end office:name="185"/></text:span><text:span text:style-name="T1291">.<text:s/></text:span><text:span text:style-name="T1292"><office:annotation office:name="186" xml:id="193555258"><dc:creator>Lara Godbersen</dc:creator><dc:date>2024-09-03T09:23:00</dc:date><meta:creator-initials>LG</meta:creator-initials><text:p text:style-name="P1293">Das hier hab ich zb nicht drin, aber ist ja an sich gut</text:p></office:annotation>To avoid rank deficiency, the number of components was set to one less than the total number of channels (Kim, Luo, Chu, Cannard, Hoffman &amp; Miyakoshi, 2023).<text:s/></text:span><text:span text:style-name="Kommentarzeichen"><office:annotation-end office:name="186"/></text:span><text:span text:style-name="T1294">This approach decomposes the EEG signal into independent components, potentially separating artifacts from neural activity. The resulting ICA weights, which represent the transformation matrix for this decomposition, were saved in a separate file.</text:span></text:p>
      <text:p text:style-name="P1295"><text:span text:style-name="T1296">Automatic compon</text:span><text:span text:style-name="T1297"><office:annotation office:name="187" xml:id="11032492"><dc:creator>Janka Hauffe</dc:creator><dc:date>2024-11-30T12:11:00</dc:date><meta:creator-initials>JH</meta:creator-initials><text:p text:style-name="P1298">In recent years, several EEG data preprocessing pipelines have been developed and published</text:p><text:p text:style-name="P1299">by different laboratories. To our knowledge, there has been no systematic review of these, nor is it quite clear what measures should best be used for fair comparison. It is best that EEG</text:p><text:p text:style-name="P1300">researchers acquaint themselves with the problems involved in adequate data preprocessing and</text:p><text:p text:style-name="P1301">test for themselves the particular pipeline they use or construct for this purpose. Because there</text:p><text:p text:style-name="P1302">is no agreed-upon standard (K. A. Robbins et al., 2020), we hesitate to promote a particular</text:p><text:p text:style-name="P1303">approach (see<text:s/><text:a xlink:href="https://osf.io/8brgv/" office:target-frame-name="_top" xlink:show="replace"><text:span text:style-name="Hyperlink">https://osf.io/8brgv/</text:span></text:a><text:s/>for an example of an automated pipeline). We prefer to involve</text:p><text:p text:style-name="P1304">ICA decomposition in this process as it is shown to perform well in identifying and separating out</text:p><text:p text:style-name="P1305">several classes of non-brain source signals typically mixed in the scalp data (eye movements,</text:p><text:p text:style-name="P1306">scalp muscle activities), as well as identifying major spatially localizable effective brain sources</text:p><text:p text:style-name="P1307">that represent much of the brain’s (largely cortical) contribution to the scalp data.<text:line-break/><text:line-break/>T… et al.</text:p></office:annotation>ent rejection<text:s/></text:span><text:span text:style-name="CommentReference"><office:annotation-end office:name="187"/></text:span><text:span text:style-name="T1308">w</text:span><text:span text:style-name="T1309"><office:annotation office:name="188" xml:id="22523859"><dc:creator>Janka Hauffe</dc:creator><dc:date>2024-11-30T12:09:00</dc:date><meta:creator-initials>JH</meta:creator-initials><text:p text:style-name="P1310">This was supported by applying ICLabel (Pion-Tonachini et al., 2019), a neural network classifier</text:p><text:p text:style-name="P1311">trained on a large body of expert-labeled IC data, to automatically classify components as</text:p><text:p text:style-name="P1312">representing brain sources or as any of several classes of non-brain sources (see discussion</text:p><text:p text:style-name="P1313">below). Applying ICLabel before removing line noise correctly identified two strong line noise ICs</text:p><text:p text:style-name="P1314">but also caused ICLabel to classify effective brain sources still containing substantial noise noise</text:p><text:p text:style-name="P1315">as most likely representing line noise rather than brain source activity. After running zapline-plus</text:p><text:p text:style-name="P1316">on the scalp data and then applying the AMICA weights to the cleaned data to obtain the IC time</text:p><text:p text:style-name="P1317">courses (activations), ICLabel, now applied to the IC scalp maps and line-noise cleaned</text:p><text:p text:style-name="P1318">activations, confidently classified the ICs in question as representing brain sources, while</text:p><text:p text:style-name="P1319">classifying the two near-wholly line noise ICs only as ‘Other’ (e.g., non-brain)<text:line-break/><text:line-break/>T...</text:p></office:annotation>as implemented</text:span><text:span text:style-name="T1320"><office:annotation office:name="189" xml:id="1095818188"><dc:creator>Janka Hauffe</dc:creator><dc:date>2024-09-06T08:33:00</dc:date><meta:creator-initials>JH</meta:creator-initials><text:p text:style-name="P1321"><text:span text:style-name="T1322">Automatic artifact rejection should be preferred over the manual one</text:span></text:p><text:p text:style-name="P1323"><text:span text:style-name="T1324">since research requires standardization (Miljevic et al., 2022). That is why ICLabel was used,</text:span></text:p><text:p text:style-name="P1325"><text:span text:style-name="T1326">which is a tool that automatically detects and removes non-brain components (Pion-Tonachini</text:span></text:p><text:p text:style-name="P1327"><text:span text:style-name="T1328">et al., 2019). Components exceeding a<text:s/></text:span><text:span text:style-name="T1329">80%</text:span><text:span text:style-name="T1330"><text:s/>probability of being muscle activity and a<text:s/></text:span><text:span text:style-name="T1331">50%</text:span></text:p><text:p text:style-name="P1332"><text:span text:style-name="T1333">probability of being eye movements were rejected. The two EOG channels were removed after</text:span></text:p><text:p text:style-name="P1334"><text:span text:style-name="T1335">the ICA.</text:span></text:p></office:annotation><text:s/></text:span><text:span text:style-name="CommentReference"><office:annotation-end office:name="188"/></text:span><text:span text:style-name="T1336">using<text:s/></text:span><text:span text:style-name="CommentReference"><office:annotation-end office:name="189"/></text:span><text:span text:style-name="T1337"><office:annotation office:name="190" xml:id="229474263"><dc:creator>Lara Godbersen</dc:creator><dc:date>2024-09-03T09:25:00</dc:date><meta:creator-initials>LG</meta:creator-initials><text:p text:style-name="P1338">Da würde ich die Quelle dazu zitieren: ICLabel: An automated electroencephalographic independent component classifier, dataset, and website (Pion-Tonachini und andere 2019)</text:p></office:annotation>ICALabel</text:span><text:span text:style-name="Kommentarzeichen"><office:annotation-end office:name="190"/></text:span><text:span text:style-name="T1339">.<text:s/></text:span><text:span text:style-name="T1340">Thresholds were set at probabilities of 0.8 <text:s/>(80%) for<text:s/></text:span><text:span text:style-name="T1341"><office:annotation office:name="191" xml:id="1436026247"><dc:creator>Janka Hauffe</dc:creator><dc:date>2024-09-05T11:42:00</dc:date><meta:creator-initials>JH</meta:creator-initials><text:p text:style-name="P1342">Das hatte ich falsch</text:p></office:annotation>muscle-related<text:s/></text:span><text:span text:style-name="CommentReference"><office:annotation-end office:name="191"/></text:span><text:span text:style-name="T1343">components and 0.5 (50%) for eye</text:span><text:span text:style-name="T1344"><office:annotation office:name="192" xml:id="1685841258"><dc:creator>Janka Hauffe</dc:creator><dc:date>2024-09-05T11:41:00</dc:date><meta:creator-initials>JH</meta:creator-initials><text:p text:style-name="P1345">Eye not heart</text:p></office:annotation>-related<text:s/></text:span><text:span text:style-name="CommentReference"><office:annotation-end office:name="192"/></text:span><text:span text:style-name="T1346">components. Components exceeding these thresholds were flagged and automatically removed using EEGLAB's pop_subcomp function. The two EOG channels (31 and 32) were<text:s/></text:span><text:soft-page-break/><text:span text:style-name="T1347">removed from the dataset. The cleaned dataset was then checked for consistency using eeg_ch</text:span><text:span text:style-name="T1348"><office:annotation office:name="193" xml:id="1451836477"><dc:creator>Janka Hauffe</dc:creator><dc:date>2024-09-06T08:34:00</dc:date><meta:creator-initials>JH</meta:creator-initials><text:p text:style-name="P1349">How many good channels were left in both groups?</text:p></office:annotation>eckset</text:span><text:span text:style-name="CommentReference"><office:annotation-end office:name="193"/></text:span><text:span text:style-name="T1350">.<text:s/></text:span><text:span text:style-name="T1351"><office:annotation office:name="194" xml:id="1940136215"><dc:creator>Janka Hauffe</dc:creator><dc:date>2024-11-14T09:27:00</dc:date><meta:creator-initials>JH</meta:creator-initials><text:p text:style-name="P1352">Detecting and excluding bad channels is important (Delorme, 2023). After the ICA, the data</text:p><text:p text:style-name="P1353">were checked again to reject more possible bad channels or epochs. For each participant, all</text:p><text:p text:style-name="P1354">data points were taken and the mean of both mean and standard deviation were calculated.</text:p><text:p text:style-name="P1355">Thresholds were defined as average mean plus or minus three times the mean standard deviation.</text:p><text:p text:style-name="P1356">Afterwards, channels were rejected if their values exceeded these thresholds. This</text:p><text:p text:style-name="P1357">resulted in, on average 105.9 good channels in the with PCS group (SD<text:s/><text:span text:style-name="T1358">=<text:s/></text:span>13.4, Range<text:s/><text:span text:style-name="T1359">=<text:s/></text:span>75 -</text:p><text:p text:style-name="P1360">120) and on average 106.3 good channels in the without PCS group (SD<text:s/><text:span text:style-name="T1361">=<text:s/></text:span>9.4, Range<text:s/><text:span text:style-name="T1362">=<text:s/></text:span>90 -</text:p><text:p text:style-name="P1363">121). This corresponded to approximately 84% good channels in both groups. Subsequently,</text:p><text:p text:style-name="P1364">it is important to interpolate every previously excluded channel, where EEGLAB’s pop_interp</text:p><text:p text:style-name="P1365">function with a default of spherical interpolation was used. It was made sure that the interpolated</text:p><text:p text:style-name="P1366">channels were inserted into the original channel order. Correspondingly, it means that on</text:p><text:p text:style-name="P1367">average 16% of the channels in each group were interpolated.</text:p></office:annotation>Thirdly<text:s/></text:span><text:span text:style-name="CommentReference"><office:annotation-end office:name="194"/></text:span><text:span text:style-name="T1368">and</text:span><text:span text:style-name="T1369"><office:annotation office:name="195" xml:id="233158078"><dc:creator>Janka Hauffe</dc:creator><dc:date>2024-09-06T08:34:00</dc:date><meta:creator-initials>JH</meta:creator-initials><text:p text:style-name="P1370"><text:span text:style-name="T1371">Detecting and excluding bad channels is<text:s/></text:span><text:span text:style-name="T1372">very</text:span><text:span text:style-name="T1373"><text:s/>important (Delorme, 2023).<text:s/></text:span></text:p></office:annotation><text:s/>finally</text:span><text:span text:style-name="CommentReference"><office:annotation-end office:name="195"/></text:span><text:span text:style-name="T1374">, an additional artifacts removed step was implemented to address any remaining problematic channels. This process involved a statistical approach to identify outlier channels based on their signal characteristics. The standard<text:s/></text:span><text:span text:style-name="T1375"><office:annotation office:name="196" xml:id="2077561617"><dc:creator>Janka Hauffe</dc:creator><dc:date>2024-09-06T08:35:00</dc:date><meta:creator-initials>JH</meta:creator-initials><text:p text:style-name="P1376"><text:span text:style-name="T1377">This resulted in,</text:span></text:p><text:p text:style-name="P1378"><text:span text:style-name="T1379">on average 105.9 good channels in the with PCS group (SD = 13.4, Range = 75 - 120) and on</text:span></text:p><text:p text:style-name="P1380"><text:span text:style-name="T1381">average 106.3 good channels in the without PCS group (SD = 9.4, Range = 90 - 121). This cor-</text:span></text:p><text:p text:style-name="P1382"><text:span text:style-name="T1383">responds to approximately 84 % good channels in both groups. Subsequently, it is important</text:span></text:p><text:p text:style-name="P1384"><text:span text:style-name="T1385">to interpolate every previously excluded channel, where EEGLAB’s pop_interp function with</text:span></text:p><text:p text:style-name="P1386"><text:span text:style-name="T1387">a default of spherical interpolation was used.<text:s/></text:span></text:p></office:annotation>deviati</text:span><text:span text:style-name="CommentReference"><office:annotation-end office:name="196"/></text:span><text:span text:style-name="T1388">on and mean were calculated for each channel across all time points. Then, overall mean values for these standard deviations and means were computed across all channels. Thresholds were established at 2.5 standard deviations above and below the overall mean, creating an acceptable range for channel activity. Channels with standard deviations falling outside this range were identified as outliers. These outlier channels were then removed from the dataset using EEGLAB's pop_select function, further refining the EEG data quality. This step ensures that channels with unusually high or low variability, which might represent persistent artifacts or malfunctioning electrodes, are excluded from subsequent analyses.</text:span></text:p>
      <text:p text:style-name="P1389"><text:span text:style-name="T1390"><office:annotation office:name="197" xml:id="1371864225"><dc:creator>Janka Hauffe</dc:creator><dc:date>2024-11-30T11:36:00</dc:date><meta:creator-initials>JH</meta:creator-initials><text:p text:style-name="P1391">5. Interpolation of removed channels. Channels that were removed in step 2 are interpolated with the function</text:p><text:p text:style-name="P1392">pop_interp() using spherical splines 38 . This step was added to the Pernet et al. 14 pipeline to hold the number of</text:p><text:p text:style-name="P1393">channels constant across participants.<text:line-break/>Alvin et al.</text:p></office:annotation>Interpolate bad<text:s/></text:span><text:span text:style-name="CommentReference"><office:annotation-end office:name="197"/></text:span><text:span text:style-name="T1394"><office:annotation office:name="198" xml:id="1180827146"><dc:creator>Janka Hauffe</dc:creator><dc:date>2024-09-06T08:36:00</dc:date><meta:creator-initials>JH</meta:creator-initials><text:p text:style-name="P1395"><text:span text:style-name="T1396">. Subsequently, it is important</text:span></text:p><text:p text:style-name="P1397"><text:span text:style-name="T1398">to interpolate every previously excluded channel, where EEGLAB’s pop_interp function with</text:span></text:p><text:p text:style-name="P1399"><text:span text:style-name="T1400">a default of spherical interpolation was used. It was made sure that the interpolated channels</text:span></text:p><text:p text:style-name="P1401"><text:span text:style-name="T1402">were inserted into the original channel order. Correspondingly, it means that on average 16 %</text:span></text:p><text:p text:style-name="P1403"><text:span text:style-name="T1404">of the channels in each group were interpolated.</text:span></text:p></office:annotation>channels<text:s/></text:span><text:span text:style-name="CommentReference"><office:annotation-end office:name="198"/></text:span></text:p>
      <text:p text:style-name="P1405"><text:span text:style-name="T1406"><office:annotation office:name="199" xml:id="2121522271"><dc:creator>Janka Hauffe</dc:creator><dc:date>2024-11-30T11:54:00</dc:date><meta:creator-initials>JH</meta:creator-initials><text:p text:style-name="P1407">From the clean continuous data, epochs are created by extracting</text:p><text:p text:style-name="P1408">data snippets time-locked (from −500 ms to 1 s) to the face</text:p><text:p text:style-name="P1409">presentation events (pop_epoch.m) and designs created within</text:p><text:p text:style-name="P1410">the EEGLAB STUDY.<text:line-break/><text:line-break/>Pernet et al. 2021</text:p></office:annotation>E</text:span><text:span text:style-name="CommentReference"><office:annotation-end office:name="199"/></text:span><text:span text:style-name="T1411"><office:annotation office:name="200" xml:id="640040809"><dc:creator>Janka Hauffe</dc:creator><dc:date>2024-11-14T09:29:00</dc:date><meta:creator-initials>JH</meta:creator-initials><text:p text:style-name="P1412">In their advisory paper for connectivity studies, Miljevic et al. (2022) point out that there is</text:p><text:p text:style-name="P1413">no one-fits-all solution regarding epoch lengths and that there is a lack of studies investigating</text:p><text:p text:style-name="P1414">what the ideal epoch length for the di<text:span text:style-name="T1415">ff</text:span>erent frequencies would be. The minimum epoch length</text:p><text:p text:style-name="P1416">to observe patterns of stability in di<text:span text:style-name="T1417">ff</text:span>erent connectivity measures seems to be 4 s (Fraschini</text:p><text:p text:style-name="P1418">et al., 2016). Miljevic et al. (2022) thus recommend using more than 6 seconds. The authors</text:p><text:p text:style-name="P1419">also highlight the importance of epoch number chosen as investigated by Bastos and Scho<text:span text:style-name="T1420">ff</text:span>elen</text:p><text:p text:style-name="P1421">in 2016: They showed coherence was higher in a smaller number of trials (5, 10, 50) compared</text:p><text:p text:style-name="P1422">to a higher number of trials (100, 500). Having a small epoch number could therefore result</text:p><text:p text:style-name="P1423">in false positives. Cutting our 300 s into 6 s epochs would have resulted in only 50 trials.</text:p><text:p text:style-name="P1424">Thus, it was cut into 4 second long epochs in order to have close to 75 trials while still meeting</text:p><text:p text:style-name="P1425">the minimum requirement for the connectivity analysis. The preprocessing and age matching</text:p><text:p text:style-name="P1426">resulted in on average 48.5 good epochs (SD<text:s/><text:span text:style-name="T1427">=<text:s/></text:span>19.2, Range 4 - 75) in the with PCS group and</text:p><text:p text:style-name="P1428">an average 51.2 good epochs (SD<text:s/><text:span text:style-name="T1429">=<text:s/></text:span>17.6, Range 7 - 75) in the without PCS group. A two-sided</text:p><text:p text:style-name="P1430">t-test did not indicate di<text:span text:style-name="T1431">ff</text:span>erences in epoch number between the groups, t(58.07)<text:s/><text:span text:style-name="T1432">=<text:s/></text:span>0.60, p<text:s/><text:span text:style-name="T1433">=</text:span></text:p><text:p text:style-name="P1434">.55, d<text:s/><text:span text:style-name="T1435">=<text:s/></text:span>.14.</text:p><text:p text:style-name="P1436">For the restingstate delta power longer epochs are preferred, since delta contains slower frequencies</text:p><text:p text:style-name="P1437">and the longer the epoch, the higher the resolution. This is why in the preprocessing</text:p><text:p text:style-name="P1438">for the delta and beta power, the data was cut into 5 s epochs. The maximum would be 60 good</text:p><text:p text:style-name="P1439">epochs here. The preprocessing and age matching resulted in on average 40.7 good epochs (SD</text:p><text:p text:style-name="P1440"><text:span text:style-name="T1441">=<text:s/></text:span>11.9, Range 15 - 60) in the with PCS group and an average 43.2 good epochs (SD<text:s/><text:span text:style-name="T1442">=<text:s/></text:span>11.1,</text:p><text:p text:style-name="P1443">Range 21 - 60) in the without PCS group. A two-sided t-test did not indicate di<text:span text:style-name="T1444">ff</text:span>erences in</text:p><text:p text:style-name="P1445">epoch number between the groups, t(43.38)<text:s/><text:span text:style-name="T1446">=<text:s/></text:span>-0.73, p<text:s/><text:span text:style-name="T1447">=<text:s/></text:span>.470, d<text:s/><text:span text:style-name="T1448">=<text:s/></text:span>-.22.</text:p></office:annotation>poch length<text:s/></text:span><text:span text:style-name="CommentReference"><office:annotation-end office:name="200"/></text:span><text:span text:style-name="T1449"><office:annotation office:name="201" xml:id="1985863203"><dc:creator>Janka Hauffe</dc:creator><dc:date>2024-11-30T11:38:00</dc:date><meta:creator-initials>JH</meta:creator-initials><text:p text:style-name="P1450">7. Data segmentation into epochs. Lastly, the continuous data are segmented into epochs with the function</text:p><text:p text:style-name="P1451">pop_epoch(). By default, data are segmented into 2-second epochs with a 50% overlap. Although longer epochs</text:p><text:p text:style-name="P1452">might be desirable for the Alpha Peak Frequency estimation to increase frequency resolution, short epochs favor</text:p><text:p text:style-name="P1453">the reliability of functional connectivity measures40,41</text:p><text:p text:style-name="P1454">. Thus, we propose 2-second epochs to establish a balance</text:p><text:p text:style-name="P1455">between frequency resolution, stationarity of the signal, and reliability of the later extracted features. Fifty percent</text:p><text:p text:style-name="P1456">overlap was chosen to provide a smooth estimation of the power spectra and mitigate the loss of signal due to</text:p><text:p text:style-name="P1457">tapering42</text:p><text:p text:style-name="P1458">. Epochs containing a discontinuity (e.g., because a segment containing an artifact was discarded) are</text:p><text:p text:style-name="P1459">rejected automatically. Data segmentation was adapted from Pernet et al.14</text:p><text:p text:style-name="P1460">, which focused on event-related data.<text:line-break/>Alvin et al</text:p></office:annotation>and</text:span><text:span text:style-name="CommentReference"><office:annotation-end office:name="201"/></text:span><text:span text:style-name="T1461"><text:s/></text:span><text:span text:style-name="T1462"><office:annotation office:name="202" xml:id="1742555405"><dc:creator>Janka Hauffe</dc:creator><dc:date>2024-09-06T08:39:00</dc:date><meta:creator-initials>JH</meta:creator-initials><text:p text:style-name="P1463"><text:span text:style-name="T1464">For the<text:s/></text:span><text:span text:style-name="T1465">restingstate</text:span><text:span text:style-name="T1466"><text:s/>delta power longer segments are<text:s/></text:span><text:span text:style-name="T1467">preferred</text:span><text:span text:style-name="T1468">, which is why in the prepro-</text:span></text:p><text:p text:style-name="P1469"><text:span text:style-name="T1470">cessing for the delta and beta power, the data was cut into 5 s epochs. The maximum would be</text:span></text:p><text:p text:style-name="P1471"><text:span text:style-name="T1472">60 good epochs here. The preprocessing and<text:s/></text:span><text:span text:style-name="T1473">age matching</text:span><text:span text:style-name="T1474"><text:s/>resulted in on average 40.7 good</text:span></text:p><text:p text:style-name="P1475"><text:span text:style-name="T1476">epochs (SD = 11.9, Range 15 - 60) in the with PCS group and an average 43.2 good epochs</text:span></text:p><text:p text:style-name="P1477"><text:span text:style-name="T1478">(SD = 11.1, Range 21 - 60) in the without PCS group, t(43.38) = -0.73, p = .47, d = -.22.</text:span></text:p></office:annotation>number</text:span><text:span text:style-name="CommentReference"><office:annotation-end office:name="202"/></text:span><text:span text:style-name="T1479"><text:s/></text:span><text:span text:style-name="T1480"><office:annotation office:name="203" xml:id="1404635074"><dc:creator>Janka Hauffe</dc:creator><dc:date>2024-11-30T12:12:00</dc:date><meta:creator-initials>JH</meta:creator-initials><text:p text:style-name="P1481">‘Epoching’ of EEG data refers to extracting sections (epochs) of the data of equal duration time</text:p><text:p text:style-name="P1482">locked to particular classes of experiment events of interest, in order to compute data measures</text:p><text:p text:style-name="P1483">and perform statistical comparison on these and/or the epoched data. The standard method of</text:p><text:p text:style-name="P1484">data epoch extraction in EEGLAB is to use the pop_epoch function, specifying specific values in</text:p><text:p text:style-name="P1485">a particular column of the EEGLAB EEG.event structure, typically using the EEG.event.type field</text:p><text:p text:style-name="P1486">to select the desired class(es) of events. This requires studying the event type terms used by the</text:p><text:p text:style-name="P1487">original investigators, which may likely be idiosyncratic and are often opaque (e.g., ‘type 17’) –</text:p><text:p text:style-name="P1488">and often fail to record distinctions that might in future prove fruitful to analyze<text:line-break/><text:line-break/>T… et al.</text:p></office:annotation><text:s text:c="3"/></text:span><text:span text:style-name="CommentReference"><office:annotation-end office:name="203"/></text:span></text:p>
      <text:p text:style-name="P1489"><text:span text:style-name="T1490"><office:annotation office:name="204" xml:id="2080639257"><dc:creator>Janka Hauffe</dc:creator><dc:date>2024-11-30T11:39:00</dc:date><meta:creator-initials>JH</meta:creator-initials><text:p text:style-name="P1491">Power spectrum. Power spectra are computed with the FieldTrip function ft_freqanalysis between 1 and</text:p><text:p text:style-name="P1492">100 Hz using Slepian multitapers with +/−1 Hz frequency smoothing. For 2-second epochs, the maximum</text:p><text:p text:style-name="P1493">frequency resolution of the power spectrum is, by definition, the inverse of the epoch length, i.e., 0.5 Hz. As</text:p><text:p text:style-name="P1494">frequency band limits are determined by the spectral resolution, the pipeline zero-pads the epochs to 5 seconds,</text:p><text:p text:style-name="P1495">which yields a resolution of 0.1 Hz, to better capture the frequency range of the bands. Thus, the frequency band</text:p><text:p text:style-name="P1496">limits for theta, alpha, beta, and gamma are 4 to 7.9 Hz, 8 to 12.9 Hz, 13 to 30 Hz, and 30.1 to 80 Hz, respectively.</text:p><text:p text:style-name="P1497">These limits are defined by the COBIDAS-MEEG 19 guidelines and maintained throughout all features. Power</text:p><text:p text:style-name="P1498">spectra are computed for every channel and then averaged across epochs and channels to obtain a single global</text:p><text:p text:style-name="P1499">power spectrum. This global power spectrum is saved to sub-&lt;label&gt;_power.mat files and visualized with the</text:p><text:p text:style-name="P1500">different frequency bands highlighted in different colors (Fig. 3).<text:line-break/><text:line-break/>Alvin et al., 2023</text:p></office:annotation>Powe</text:span><text:span text:style-name="CommentReference"><office:annotation-end office:name="204"/></text:span><text:span text:style-name="T1501">r A</text:span><text:span text:style-name="T1502"><office:annotation office:name="205" xml:id="591016179"><dc:creator>Janka Hauffe</dc:creator><dc:date>2024-11-14T09:32:00</dc:date><meta:creator-initials>JH</meta:creator-initials><text:p text:style-name="P1503">Donoghue et al. (2020) summarize that evaluating a change in absolute power could potentially</text:p><text:p text:style-name="P1504">be related to a true change, but might also reflect a change in the aperiodic exponent</text:p><text:p text:style-name="P1505">or in the broadband o<text:span text:style-name="T1506">ff</text:span>set or a frequency center shift. Therefore, the aim was to analyze the</text:p><text:p text:style-name="P1507">relative power and have a look at the aperiodic exponent and o<text:span text:style-name="T1508">ff</text:span>set as well. The method of</text:p><text:p text:style-name="P1509">Donoghue et al. (2020) was initially referred to as fooof (fitting oscillations and one-over-F)</text:p><text:p text:style-name="P1510">but was renamed to specparam (Spectral Parameterization). It is implemented in the Brainstorm</text:p><text:p text:style-name="P1511">Toolbox (Tadel et al., 2011) in MATLAB and this code is available in the FieldTrip</text:p><text:p text:style-name="P1512">Toolbox. The subsequent power analysis was computed with the FieldTrip Toolbox in MATLAB</text:p><text:p text:style-name="P1513">as well. The frequency analysis was carried out between 0.3 and 30 Hz with steps of</text:p><text:p text:style-name="P1514">0.2 Hz. The fooof output was specified in FieldTrip with a fixed aperiodic mode. In order to</text:p><text:p text:style-name="P1515">achieve the relative delta and beta power, the aperiodic components were subtracted from the</text:p><text:p text:style-name="P1516">original power spectra. The delta power was defined between 0.6 and 4 Hz. The beta power</text:p><text:p text:style-name="P1517">was defined between 14 and 30 Hz. The values of each frequency inside a frequency band were added up and the result was the relative power per channel.</text:p><text:p text:style-name="P1518">Having the power per channel, this was transferred to R Studio (v2023.12.1.402; RStudio</text:p><text:p text:style-name="P1519">Team 2020) for analyses with R Statistical Software (v4.3.2; R Core Team 2021). A first</text:p><text:p text:style-name="P1520">outlier removal took the mean relative power<text:s/><text:span text:style-name="T1521">+/</text:span>- 3 SD per participant and excluded every</text:p><text:p text:style-name="P1522">channel that was above or below that threshold. This was done separately for delta and beta</text:p><text:p text:style-name="P1523">power, for aperiodic exponent and o<text:span text:style-name="T1524">ff</text:span>set. Starting with 2898 channels per group, this outlier</text:p><text:p text:style-name="P1525">removal retained 98% of channels in both groups for the delta power, 98% in both groups for</text:p><text:p text:style-name="P1526">thebeta power, 99% in both groups for the aperiodic exponent and 99% (with PCS) and 100%</text:p><text:p text:style-name="P1527">(without PCS) for the aperiodic o<text:span text:style-name="T1528">ff</text:span>set. Further outlier removal was considered. Andre (2022)</text:p><text:p text:style-name="P1529">vouched for hypothesis blind outlier removal (meaning across groups), while Karch (2023)</text:p><text:p text:style-name="P1530">argues that this method is also problematic. He points out that erroneous values should be</text:p><text:p text:style-name="P1531">corrected or removed and statistical methods that are not that sensitive to extreme values such</text:p><text:p text:style-name="P1532">as a sign rank test should be used. Across group outlier removal was chosen for delta and beta</text:p><text:p text:style-name="P1533">power, resulting in 97% (with PCS) and 96% (without PCS) retained channels for delta power</text:p><text:p text:style-name="P1534">and 96% in both groups for beta power. It was checked and seen that there was no di<text:span text:style-name="T1535">ff</text:span>erence</text:p><text:p text:style-name="P1536">in significance between the within and across group outlier removals.</text:p><text:p text:style-name="P1537">There is no such thing as negative EEG power. With the fooof<text:span text:style-name="T1538">/</text:span>specparam method however,</text:p><text:p text:style-name="P1539">negative power values can result. Therefore, in order to obtain the final relative power results,</text:p><text:p text:style-name="P1540">the negative power values were set to 0. To be precise, 39.7% and 38.0% of channels had</text:p><text:p text:style-name="P1541">negative values in the with and without PCS group respectively. For beta, it was just a small</text:p><text:p text:style-name="P1542">proportion with 2.0% and 2.5% in the with and without PCS group respectively. Taking these</text:p><text:p text:style-name="P1543">data out might result in less variance of the data (?).</text:p></office:annotation>nalysis</text:span><text:span text:style-name="CommentReference"><office:annotation-end office:name="205"/></text:span></text:p>
      <text:p text:style-name="P1544"><text:span text:style-name="T1545">Statistical</text:span><text:span text:style-name="T1546"><office:annotation office:name="206" xml:id="505952214"><dc:creator>Janka Hauffe</dc:creator><dc:date>2024-11-14T09:34:00</dc:date><meta:creator-initials>JH</meta:creator-initials><text:p text:style-name="P1547">The di<text:span text:style-name="T1548">ff</text:span>erences between the groups for the hypotheses concerning both power and connectivity</text:p><text:p text:style-name="P1549">should be investigated with a t-test. Before carrying out any t-tests, it was checked</text:p><text:p text:style-name="P1550">whether the theoretical assumptions were met, namely normality and equal variances. Shapiro-</text:p><text:p text:style-name="P1551">Wilks and Levene-Tests respectively were used for this. If at least one of these assumptions</text:p><text:p text:style-name="P1552">were not met, a nonparametric wilcox test was conducted. Exploratory cluster-based permutation</text:p><text:p text:style-name="P1553">tests over all channels of the EEG data for both delta and beta frequency were carried out</text:p><text:p text:style-name="P1554">in MATLAB with 1000 iterations and the Montecarlo method (Maris and Oostenveld, 2007).</text:p><text:p text:style-name="P1555">This step was supposed to test, if the prior selected ROIs made sense. The cognitive tests and</text:p><text:p text:style-name="P1556">questionnaires (FACIT-F, HADS-D, TMT A and TMT B-A, MoCA) were inspected concerning</text:p><text:p text:style-name="P1557">a normal distribution and equal variances as well. Again, if at least one of these assumptions</text:p><text:p text:style-name="P1558">were not met, a nonparametric wilcox test was conducted. For correlations, Spearman’s</text:p><text:p text:style-name="P1559">rank correlation was calculated, if normality assumption of the data was not met. Regarding</text:p><text:p text:style-name="P1560">the SWI, as discussed in section XX, the group di<text:span text:style-name="T1561">ff</text:span>erences were tested across multiple thresholds.</text:p><text:p text:style-name="P1562">Langer et al. (2013) point out that the thresholds are not independent from one another</text:p><text:p text:style-name="P1563">which is why they advise to use permutation tests and in general to always report e<text:span text:style-name="T1564">ff</text:span>ect sizes</text:p><text:p text:style-name="P1565">as well. A custom made permutation function in R with 1000 iterations was used. This custom</text:p><text:p text:style-name="P1566">made function used t-tests and a p value was calculated with the following formula:</text:p><text:p text:style-name="P1567">ppermutation<text:s/><text:span text:style-name="T1568">=</text:span></text:p><text:p text:style-name="P1569">sum(tpermutationresults &gt; tobserved)</text:p><text:p text:style-name="P1570">niterations</text:p><text:p text:style-name="P1571">The same formula and permutation test was used to investigate whether the aperiodic o<text:span text:style-name="T1572">ff</text:span>set</text:p><text:p text:style-name="P1573">and exponent di<text:span text:style-name="T1574">ff</text:span>ered between the two groups. In this case, a permutation test for each channel</text:p><text:p text:style-name="P1575">was conducted. Since the requirements for t-tests were not met, instead of the t statistic, the</text:p><text:p text:style-name="P1576">test statistic W from the nonparametric wilcox test was used instead.</text:p></office:annotation><text:s/>Analysis</text:span><text:span text:style-name="CommentReference"><office:annotation-end office:name="206"/></text:span></text:p>
      <text:p text:style-name="P1577"/>
      <text:p text:style-name="P1578">Results</text:p>
      <text:p text:style-name="P1579">Cluster Analysis</text:p>
      <text:p text:style-name="P1580"><text:span text:style-name="T1581">Clinical<text:s/></text:span><text:span text:style-name="T1582"><office:annotation office:name="207" xml:id="1207221490"><dc:creator>Janka Hauffe</dc:creator><dc:date>2024-11-14T09:46:00</dc:date><meta:creator-initials>JH</meta:creator-initials><text:p text:style-name="P1583">Might be part of the results from cluster Analysis. To compare</text:p></office:annotation>data(?)</text:span><text:span text:style-name="CommentReference"><office:annotation-end office:name="207"/></text:span></text:p>
      <text:p text:style-name="P1584"><text:span text:style-name="T1585">EE</text:span><text:span text:style-name="T1586"><office:annotation office:name="208" xml:id="718545619"><dc:creator>Janka Hauffe</dc:creator><dc:date>2024-11-14T09:40:00</dc:date><meta:creator-initials>JH</meta:creator-initials><text:p text:style-name="P1587">For the mean delta and beta power, the assumptions were also investigated. Normality assumption</text:p><text:p text:style-name="P1588">was not met for delta and beta. Equal variances were seen in both cases. Table A1</text:p><text:p text:style-name="P1589">in the appendix A displays the results of all the tested prerequisites.</text:p></office:annotation>G Power</text:span><text:span text:style-name="CommentReference"><office:annotation-end office:name="208"/></text:span></text:p>
      <text:p text:style-name="P1590"><text:span text:style-name="T1591">Delta (</text:span><text:span text:style-name="T1592"><office:annotation office:name="209" xml:id="1294903195"><dc:creator>Janka Hauffe</dc:creator><dc:date>2024-11-14T09:43:00</dc:date><meta:creator-initials>JH</meta:creator-initials><text:p text:style-name="P1593">The with PCS group exhibited a slightly lower average relative delta power in the frontal</text:p><text:p text:style-name="P1594">ROI (M<text:s/><text:span text:style-name="T1595">=<text:s/></text:span>1.02, SD<text:s/><text:span text:style-name="T1596">=<text:s/></text:span>0.99) compared to the without PCS group (M<text:s/><text:span text:style-name="T1597">=<text:s/></text:span>1.13, SD<text:s/><text:span text:style-name="T1598">=<text:s/></text:span>0.93). A</text:p><text:p text:style-name="P1599">one-sided wilcox test did not indicate a significant di<text:span text:style-name="T1600">ff</text:span>erence between the groups, z<text:s/><text:span text:style-name="T1601">=<text:s/></text:span>-0.56, p</text:p><text:p text:style-name="P1602"><text:span text:style-name="T1603">=<text:s/></text:span>.288, r<text:s/><text:span text:style-name="T1604">=<text:s/></text:span>.08. All power results are displayed in Figure 2.</text:p><text:p text:style-name="P1605">Permutation tests were administered to check the relevance of selected ROI. While no significant</text:p><text:p text:style-name="P1606">clusters were detected, frontal right channels seem to have higher values in the with</text:p><text:p text:style-name="P1607">PCS group as can bee seen in the cluster-test results in Figure 2 .</text:p></office:annotation>frontal ROI)</text:span><text:span text:style-name="CommentReference"><office:annotation-end office:name="209"/></text:span></text:p>
      <text:p text:style-name="P1608"><text:span text:style-name="T1609"><office:annotation office:name="210" xml:id="325847287"><dc:creator>Janka Hauffe</dc:creator><dc:date>2024-11-14T09:44:00</dc:date><meta:creator-initials>JH</meta:creator-initials><text:p text:style-name="P1610">Figure 2. Results of power analysis in the A delta (0.6 - 4 Hz) and B beta (14 - 30 Hz)</text:p><text:p text:style-name="P1611">frequency bands for the with and without PCS group. White dots indicate the respective ROIs.</text:p><text:p text:style-name="P1612">A cluster test is a way to handle the multiple comparisons problem in the EEG and indicates</text:p><text:p text:style-name="P1613">spatially near clusters found in the data (Maris and Oostenveld, 2007). In this case, no cluster</text:p><text:p text:style-name="P1614">reached significance. The t-value can still show, where the with PCS group had lower (higher</text:p><text:p text:style-name="P1615">t-value) or higher values (lower t-value) than the without PCS group.</text:p></office:annotation>B</text:span><text:span text:style-name="CommentReference"><office:annotation-end office:name="210"/></text:span><text:span text:style-name="T1616">eta (</text:span><text:span text:style-name="T1617"><office:annotation office:name="211" xml:id="811219742"><dc:creator>Janka Hauffe</dc:creator><dc:date>2024-11-14T09:44:00</dc:date><meta:creator-initials>JH</meta:creator-initials><text:p text:style-name="P1618">The with PCS group exhibited higher average relative beta power in the central ROI (M<text:s/><text:span text:style-name="T1619">=</text:span></text:p><text:p text:style-name="P1620">1.95, SD<text:s/><text:span text:style-name="T1621">=<text:s/></text:span>2.04) compared to the without PCS group (M<text:s/><text:span text:style-name="T1622">=<text:s/></text:span>1.56, SD<text:s/><text:span text:style-name="T1623">=<text:s/></text:span>1.64). A two-sided</text:p><text:p text:style-name="P1624">wilcox test did not indicate a significant di<text:span text:style-name="T1625">ff</text:span>erence between the groups, z<text:s/><text:span text:style-name="T1626">=<text:s/></text:span>0.76, p<text:s/><text:span text:style-name="T1627">=<text:s/></text:span>.449, r<text:s/><text:span text:style-name="T1628">=</text:span></text:p><text:p text:style-name="P1629">.11.</text:p><text:p text:style-name="P1630">Permutation tests were administered to check the relevance of selected ROI. While no significant</text:p><text:p text:style-name="P1631">clusters were detected, frontal and central channels in the with PCS group seem to have</text:p><text:p text:style-name="P1632">higher values and occipital channels lower values as can bee seen in the cluster-test results in</text:p><text:p text:style-name="P1633">Figure 2.</text:p></office:annotation>central ROI)</text:span><text:span text:style-name="CommentReference"><office:annotation-end office:name="211"/></text:span></text:p>
      <text:p text:style-name="P1634"><text:span text:style-name="T1635">Correlations with<text:s/></text:span><text:span text:style-name="T1636"><office:annotation office:name="212" xml:id="1412868730"><dc:creator>Janka Hauffe</dc:creator><dc:date>2024-11-14T09:45:00</dc:date><meta:creator-initials>JH</meta:creator-initials><text:p text:style-name="P1637">The frontal delta power correlated significantly with the HADS-D,<text:s/><text:span text:style-name="T1638">ρ</text:span>(44)<text:s/><text:span text:style-name="T1639">=<text:s/></text:span>.31, p<text:s/><text:span text:style-name="T1640">=<text:s/></text:span>.042,</text:p><text:p text:style-name="P1641">as can be seen in Table 3. There were negative correlations of delta with the MoCA,<text:s/><text:span text:style-name="T1642">ρ</text:span>(44)</text:p><text:p text:style-name="P1643"><text:span text:style-name="T1644">=<text:s/></text:span>-.33, p<text:s/><text:span text:style-name="T1645">=<text:s/></text:span>.028, aperiodic exponent,<text:s/><text:span text:style-name="T1646">ρ</text:span>(44)<text:s/><text:span text:style-name="T1647">=<text:s/></text:span>-.51, p<text:s/><text:span text:style-name="T1648">= &lt;</text:span>.001, and o<text:span text:style-name="T1649">ff</text:span>set,<text:s/><text:span text:style-name="T1650">ρ</text:span>(44)<text:s/><text:span text:style-name="T1651">=<text:s/></text:span>-.39, p<text:s/><text:span text:style-name="T1652">=</text:span></text:p><text:p text:style-name="P1653">.007. A trend towards a negative correlation with FACIT-F score was visible descriptively and</text:p><text:p text:style-name="P1654">was close to significance in a Spearman Rank correlation,<text:s/><text:span text:style-name="T1655">ρ</text:span>(43)<text:s/><text:span text:style-name="T1656">=<text:s/></text:span>-.29, p<text:s/><text:span text:style-name="T1657">=<text:s/></text:span>.051. Beta power</text:p><text:p text:style-name="P1658">was significantly correlated with the TMT A,<text:s/><text:span text:style-name="T1659">ρ</text:span>(44)<text:s/><text:span text:style-name="T1660">=<text:s/></text:span>.35, p<text:s/><text:span text:style-name="T1661">=<text:s/></text:span>.017, and negatively correlated</text:p><text:p text:style-name="P1662">with the aperiodic exponent,<text:s/><text:span text:style-name="T1663">ρ</text:span>(44)<text:s/><text:span text:style-name="T1664">=<text:s/></text:span>-.39, p<text:s/><text:span text:style-name="T1665">=<text:s/></text:span>.008. There was a strong negative correlation</text:p><text:p text:style-name="P1666">between FACIT-F and HADS-D,<text:s/><text:span text:style-name="T1667">ρ</text:span>(43)<text:s/><text:span text:style-name="T1668">=<text:s/></text:span>-.74, p<text:s/><text:span text:style-name="T1669">= &lt;</text:span>.001. The HADS-D correlated negatively</text:p><text:p text:style-name="P1670">with the aperiodic exponent,<text:s/><text:span text:style-name="T1671">ρ</text:span>(44)<text:s/><text:span text:style-name="T1672">=<text:s/></text:span>-.34, p<text:s/><text:span text:style-name="T1673">=<text:s/></text:span>.024, but not with the o<text:span text:style-name="T1674">ff</text:span>set,<text:s/><text:span text:style-name="T1675">ρ</text:span>(44)<text:s/><text:span text:style-name="T1676">=<text:s/></text:span>-.26, p<text:s/><text:span text:style-name="T1677">=</text:span></text:p><text:p text:style-name="P1678">.087. The TMT A correlated with the TMT B-A,<text:s/><text:span text:style-name="T1679">ρ</text:span>(44)<text:s/><text:span text:style-name="T1680">=<text:s/></text:span>.30, p<text:s/><text:span text:style-name="T1681">=<text:s/></text:span>.042, and negatively with</text:p><text:p text:style-name="P1682">the MoCA,<text:s/><text:span text:style-name="T1683">ρ</text:span>(44)<text:s/><text:span text:style-name="T1684">=<text:s/></text:span>-.31, p<text:s/><text:span text:style-name="T1685">=<text:s/></text:span>.036, and aperiodic exponent,<text:s/><text:span text:style-name="T1686">ρ</text:span>(44)<text:s/><text:span text:style-name="T1687">=<text:s/></text:span>-.38, p<text:s/><text:span text:style-name="T1688">=<text:s/></text:span>.010. The TMT</text:p><text:p text:style-name="P1689">32</text:p><text:p text:style-name="P1690">B-A was also negatively correlated with the MoCA,<text:s/><text:span text:style-name="T1691">ρ</text:span>(44)<text:s/><text:span text:style-name="T1692">=<text:s/></text:span>-.34, p<text:s/><text:span text:style-name="T1693">=<text:s/></text:span>.021. Unsurprisingly,</text:p><text:p text:style-name="P1694">the aperiodic exponent and o<text:span text:style-name="T1695">ff</text:span>set were highly correlated,<text:s/><text:span text:style-name="T1696">ρ</text:span>(44)<text:s/><text:span text:style-name="T1697">=<text:s/></text:span>.57, p<text:s/><text:span text:style-name="T1698">= &lt;</text:span>.001.</text:p></office:annotation>clinical data(?)</text:span><text:span text:style-name="CommentReference"><office:annotation-end office:name="212"/></text:span></text:p>
      <text:p text:style-name="P1699"><text:span text:style-name="T1700">Sex<text:s/></text:span><text:span text:style-name="T1701"><office:annotation office:name="213" xml:id="1402956028"><dc:creator>Janka Hauffe</dc:creator><dc:date>2024-11-14T09:47:00</dc:date><meta:creator-initials>JH</meta:creator-initials><text:p text:style-name="P1702">Descriptively, especially in the beta band, there seem to be sex di<text:span text:style-name="T1703">ff</text:span>erences, see Figure B2 in</text:p><text:p text:style-name="P1704">Appendix B. Especially for the connectivity but also slightly in the beta power, the values of</text:p><text:p text:style-name="P1705">the female group appear to be elevated compared to the male group. This seems to happen in</text:p><text:p text:style-name="P1706">both groups but might be even more pronounced in the with PCS group. For the delta power, there are two interesting aspects. First, the delta power for males in the with PCS group seems</text:p><text:p text:style-name="P1707">descriptively lower than for females in the with PCS group, but it secondly seems lower than</text:p><text:p text:style-name="P1708">for males and females in the without PCS group.</text:p></office:annotation>differences</text:span><text:span text:style-name="CommentReference"><office:annotation-end office:name="213"/></text:span></text:p>
      <text:p text:style-name="P1709"/>
      <text:p text:style-name="P1710">Discussion</text:p>
      <text:p text:style-name="P1711"><text:span text:style-name="T1712">Delta power h</text:span><text:span text:style-name="T1713"><office:annotation office:name="214" xml:id="700009551"><dc:creator>Janka Hauffe</dc:creator><dc:date>2024-11-14T09:50:00</dc:date><meta:creator-initials>JH</meta:creator-initials><text:p text:style-name="P1714">Our result of no di<text:span text:style-name="T1715">ff</text:span>erence in delta power at frontal ROI does not support either the GABAhypothesis</text:p><text:p text:style-name="P1716">for lower delta power in PCS-pts as proposed by Ortelli et al. (2023) nor the</text:p><text:p text:style-name="P1717">brainstem-hypothesis for higher delta power in PCS-pts as suggested in Cecchetti et al. (2022)</text:p><text:p text:style-name="P1718">and Yong (2021b). Kopa´nska et al. (2022) did not find any significant di<text:span text:style-name="T1719">ff</text:span>erences in delta</text:p><text:p text:style-name="P1720">power either. Their control were the qEEG values of the same participants prior to infection</text:p><text:p text:style-name="P1721">and not an independent control group. This pre-post design could potentially provide a more</text:p><text:p text:style-name="P1722">robust framework for understanding the disease’s impact, since a baseline is assessed and</text:p><text:p text:style-name="P1723">subsequent changes could be attributable to the disease. This might point towards no change</text:p><text:p text:style-name="P1724">in delta power being plausible.</text:p><text:p text:style-name="P1725">It is however not trivial, that we found a significant positive correlation of delta power with</text:p><text:p text:style-name="P1726">the HADS-D as well as a negative correlation with the MoCA and a close to significant negative</text:p><text:p text:style-name="P1727">correlation with the FACIT-F. These findings would indicate that having pronounced</text:p><text:p text:style-name="P1728">frontal delta power coincides with more depressive tendencies, more fatigue and less cognitive</text:p><text:p text:style-name="P1729">functioning. This is in direct contrast to Ortelli et al. (2023), who found their score of the</text:p><text:p text:style-name="P1730">perceived cognitive di<text:span text:style-name="T1731">ffi</text:span>culties scale to be negatively correlated with the delta source power,</text:p><text:p text:style-name="P1732">meaning less cognitive di<text:span text:style-name="T1733">ffi</text:span>culties at higher delta power. It is also in contrast with Cecchetti</text:p><text:p text:style-name="P1734">et al. (2022), who found the frontal assessment battery (FAB) to be positively correlated with</text:p><text:p text:style-name="P1735">delta power (left and right centrol-temporal). Here, a higher FAB score indicates better cognitive</text:p><text:p text:style-name="P1736">functioning. Both with the power results and the correlations, the following aspect can be discussed.</text:p><text:p text:style-name="P1737">Silva-Passadouro et al. (2024) point out that the heterogeneous results in PCS may arise due to</text:p><text:p text:style-name="P1738">the many di<text:span text:style-name="T1739">ff</text:span>erent symptoms that PCS-pts may have. They argue that there may be di<text:span text:style-name="T1740">ff</text:span>erent</text:p><text:p text:style-name="P1741">phenotypes of the disease where di<text:span text:style-name="T1742">ff</text:span>erent symptoms are the most prominent. The participants</text:p><text:p text:style-name="P1743">in the PCS EEG studies could therefore have had di<text:span text:style-name="T1744">ff</text:span>erent phenotypes that resulted in di<text:span text:style-name="T1745">ff</text:span>erent</text:p><text:p text:style-name="P1746">power values. For example Cecchetti et al. (2022) focus on cognitive aspects, Ortelli et al.</text:p><text:p text:style-name="P1747">(2023) on cognitive aspects and fatigue, while Kopa´nska et al. (2022, 2023) focus on brain fog</text:p><text:p text:style-name="P1748">and concentration disorders respectively. Our participants show symptoms of fatigue, but not</text:p><text:p text:style-name="P1749">so much in the cognitive domain, since TMT B-A and MoCA score do not di<text:span text:style-name="T1750">ff</text:span>er between the</text:p><text:p text:style-name="P1751">groups. Additionally, there might be di<text:span text:style-name="T1752">ff</text:span>erences due to the methods used to obtain the power</text:p><text:p text:style-name="P1753">values. Cecchetti et al. (2022) normalized the power instead of taking the relative power.</text:p><text:p text:style-name="P1754">Ortelli et al. (2023) do not describe a method of normalization or fooof<text:span text:style-name="T1755">/</text:span>specparam or anything</text:p><text:p text:style-name="P1756">similar. Another aspect that could play a role is whether the participants were hospitalized during</text:p><text:p text:style-name="P1757">their acute illness (Silva-Passadouro et al., 2024). Silva-Passadouro et al. (2024) think,</text:p><text:p text:style-name="P1758">this could be relevant because di<text:span text:style-name="T1759">ff</text:span>erent levels of severity in acute COVID-19 infection, along</text:p><text:p text:style-name="P1760">with potential e<text:span text:style-name="T1761">ff</text:span>ects on the central nervous system caused by intensive care treatment might</text:p><text:p text:style-name="P1762">contribute to the di<text:span text:style-name="T1763">ff</text:span>erence in EEG pattern. While Cecchetti et al. (2022) only included participants</text:p><text:p text:style-name="P1764">who were hospitalized and Ortelli et al. (2023) did the opposite by including only</text:p><text:p text:style-name="P1765">non-hospitalized participants, Kopa´nska et al. (2022) did not explicitly specify this. Among</text:p><text:p text:style-name="P1766">the initial 79 participants of our study, only six had a history of hospitalization, and just two</text:p><text:p text:style-name="P1767">of those were included in the study, both in the non-PCS group. This is surprising given that</text:p><text:p text:style-name="P1768">PCS prevalence is typically higher in hospitalized cases (Chen et al., 2022). However, Rubin</text:p><text:p text:style-name="P1769">(2020) report that PCS can still occur after mild acute COVID-19, and Morawa et al. (2023)</text:p><text:p text:style-name="P1770">conclude that also after a rather mild disease period, cognitive di<text:span text:style-name="T1771">ffi</text:span>culties can show, with only</text:p><text:p text:style-name="P1772">13% of their sample having been hospitalized.</text:p><text:p text:style-name="P1773">In our study, permutation tests did not indicate any other significant clusters but descriptively,</text:p><text:p text:style-name="P1774">the with PCS group had lower values at central ROI. Ortelli et al. (2023) find lower</text:p><text:p text:style-name="P1775">delta power for example in the left pre- and postcentral gyrus as well as the right superior parietal lobule, which might fit to the tendency that can be seen in our topographies. Since</text:p><text:p text:style-name="P1776">no significant clusters were found, it cannot be investigated whether they would fit possible</text:p><text:p text:style-name="P1777">projections from the brainstem.</text:p></office:annotation>ypothesis</text:span><text:span text:style-name="CommentReference"><office:annotation-end office:name="214"/></text:span></text:p>
      <text:p text:style-name="P1778"><text:span text:style-name="T1779">Beta power<text:s/></text:span><text:span text:style-name="T1780"><office:annotation office:name="215" xml:id="1315434526"><dc:creator>Janka Hauffe</dc:creator><dc:date>2024-11-14T09:51:00</dc:date><meta:creator-initials>JH</meta:creator-initials><text:p text:style-name="P1781">There was no clear direction in which the with PCS group was supposed to deviate from the</text:p><text:p text:style-name="P1782">without PCS group in terms of beta power. Our data support this further, since there was no</text:p><text:p text:style-name="P1783">significant di<text:span text:style-name="T1784">ff</text:span>erence between the two groups in our central ROI.</text:p><text:p text:style-name="P1785">Descriptively, the frontal and occipital regions appeared to di<text:span text:style-name="T1786">ff</text:span>er between the groups, but</text:p><text:p text:style-name="P1787">the permutation test did not show significance. The higher frontal beta power in the with PCS</text:p><text:p text:style-name="P1788">group could seem like an artifact or like it may be driven by one individual. In relative beta</text:p><text:p text:style-name="P1789">values across individual channels, the maximum value was 10.91<text:s/><text:span text:style-name="T1790">μ</text:span>V2. Using an arbitrary</text:p><text:p text:style-name="P1791">threshold of 7.5<text:s/><text:span text:style-name="T1792">μ</text:span>V2 (the top 1.2% values) all 69 channels belonged to PCS participants, with</text:p><text:p text:style-name="P1793">17 (25%) being frontal channels, across six individuals. The fact, that high values were observed</text:p><text:p text:style-name="P1794">in di<text:span text:style-name="T1795">ff</text:span>erent brain regions and participants suggests that PCS individuals may exhibit</text:p><text:p text:style-name="P1796">more extreme relative beta power values. While elevated frontal beta has been linked to stress</text:p><text:p text:style-name="P1797">in task-related settings (Ehrhardt et al., 2022), its role in resting-state is less understood. An</text:p><text:p text:style-name="P1798">interesting study identified frontal and occipital restingstate power as potential objective measures</text:p><text:p text:style-name="P1799">of vigilance (Mayeli et al., 2020). Activity in both sites was positively correlated with</text:p><text:p text:style-name="P1800">tonic alertness, as measured by pupil size changes. This would be interesting to explore, in</text:p><text:p text:style-name="P1801">line with the hypoaraousal theory mentioned before. However, our findings - showing opposite</text:p><text:p text:style-name="P1802">directions for frontal and occipital beta power - do not fit this pattern, making the argument</text:p><text:p text:style-name="P1803">inconclusive.</text:p><text:p text:style-name="P1804">An interesting aspect concerning the beta power is the positive correlation with TMT A.</text:p><text:p text:style-name="P1805">It could reflect the movement component inherent in the task, since beta has been repeatedly</text:p><text:p text:style-name="P1806">shown to be involved in movement (Barone and Rossiter, 2021). Higher beta power was</text:p><text:p text:style-name="P1807">seemingly related to slower speed, since the groups di<text:span text:style-name="T1808">ff</text:span>ered in TMT A but not TMT B-A.</text:p><text:p text:style-name="P1809">Beta usually comes in bursts and is strongest, when movement stops (Kilavik et al., 2013).</text:p><text:p text:style-name="P1810">This is why the hypothesis of higher beta power leading to increased rest would still be plausible.</text:p><text:p text:style-name="P1811">Since no group di<text:span text:style-name="T1812">ff</text:span>erences were found, this beta activity is likely not related to prior</text:p><text:p text:style-name="P1813">COVID-19 infection, but could instead reflect other individual di<text:span text:style-name="T1814">ff</text:span>erences.</text:p><text:p text:style-name="P1815">Kilavik et al. (2013) report that the beta band may be categorized into high (<text:span text:style-name="T1816">&gt;<text:s/></text:span>20 Hz) and</text:p><text:p text:style-name="P1817">low (<text:span text:style-name="T1818">&lt;<text:s/></text:span>20 Hz) beta activity. Multiple studies referenced before investigate the PCS with high vs. low beta (Kopa´nska et al., 2022, 2023; Vecchio et al., 2017). This is why here is an exploratory</text:p><text:p text:style-name="P1819">look if that would make a di<text:span text:style-name="T1820">ff</text:span>erence. The beta power was thus additionally divided</text:p><text:p text:style-name="P1821">into low (beta1; 14-20 Hz) and high (beta2; 21-30 Hz). For beta1, a two-sided wilcox test did</text:p><text:p text:style-name="P1822">not indicate a significant di<text:span text:style-name="T1823">ff</text:span>erence between the groups, z<text:s/><text:span text:style-name="T1824">=<text:s/></text:span>0.45, p<text:s/><text:span text:style-name="T1825">=<text:s/></text:span>.652, r<text:s/><text:span text:style-name="T1826">=<text:s/></text:span>.07. For beta2,</text:p><text:p text:style-name="P1827">a two-sided wilcox test did not indicate a significant di<text:span text:style-name="T1828">ff</text:span>erence between the groups either, z<text:s/><text:span text:style-name="T1829">=</text:span></text:p><text:p text:style-name="P1830">1.68, p<text:s/><text:span text:style-name="T1831">=<text:s/></text:span>.093, r<text:s/><text:span text:style-name="T1832">=<text:s/></text:span>.25. While beta1 did not correlate with the TMT A,<text:s/><text:span text:style-name="T1833">ρ</text:span>(44)<text:s/><text:span text:style-name="T1834">=<text:s/></text:span>.24, p<text:s/><text:span text:style-name="T1835">=<text:s/></text:span>.105,</text:p><text:p text:style-name="P1836">or TMT B-A,<text:s/><text:span text:style-name="T1837">ρ</text:span>(44)<text:s/><text:span text:style-name="T1838">=<text:s/></text:span>.06, p<text:s/><text:span text:style-name="T1839">=<text:s/></text:span>.675, the beta2 did correlate with the TMT A,<text:s/><text:span text:style-name="T1840">ρ</text:span>(44)<text:s/><text:span text:style-name="T1841">=<text:s/></text:span>.44, p<text:s/><text:span text:style-name="T1842">=</text:span></text:p><text:p text:style-name="P1843">.002 , but not TMT B-A,<text:s/><text:span text:style-name="T1844">ρ</text:span>(44)<text:s/><text:span text:style-name="T1845">=<text:s/></text:span>-.09, p<text:s/><text:span text:style-name="T1846">=<text:s/></text:span>.573. Neither beta1 nor beta2 correlated with the</text:p><text:p text:style-name="P1847">FACIT-F,<text:s/><text:span text:style-name="T1848">ρ</text:span>beta1(44)<text:s/><text:span text:style-name="T1849">=<text:s/></text:span>.23, p<text:s/><text:span text:style-name="T1850">=<text:s/></text:span>.131,<text:s/><text:span text:style-name="T1851">ρ</text:span>beta2(44)<text:s/><text:span text:style-name="T1852">=<text:s/></text:span>-.15, p<text:s/><text:span text:style-name="T1853">=<text:s/></text:span>.330.</text:p></office:annotation>hypothesis</text:span><text:span text:style-name="CommentReference"><office:annotation-end office:name="215"/></text:span></text:p>
      <text:p text:style-name="P1854">The current study examined the ….</text:p>
      <text:p text:style-name="P1855"><text:span text:style-name="T1856">TMT is a valid test (S</text:span><text:span text:style-name="T1857">ánchez-Cubillo et al.,<text:s/></text:span><text:span text:style-name="T1858"><office:annotation office:name="216" xml:id="1273253096"><dc:creator>Janka Hauffe</dc:creator><dc:date>2024-09-03T12:07:00</dc:date><meta:creator-initials>JH</meta:creator-initials><text:p text:style-name="P1859">However, caution must be taken when trying to generalize</text:p><text:p text:style-name="P1860">the present results to clinical populations since patients</text:p><text:p text:style-name="P1861">may be using compensatory strategies to complete the test</text:p><text:p text:style-name="P1862">(Jefferson et al., 2006 ; Spikman et al., 2001 ).<text:line-break/><text:line-break/>Might be good for discussion</text:p></office:annotation>2009).</text:span><text:span text:style-name="T1863"><office:annotation-end office:name="216"/></text:span></text:p>
      <text:soft-page-break/>
      <text:p text:style-name="P1864"><text:span text:style-name="T1865">(Kane, Conway, Miu</text:span><text:span text:style-name="T1866"><office:annotation office:name="217" xml:id="1665102406"><dc:creator>Janka Hauffe</dc:creator><dc:date>2024-09-04T08:02:00</dc:date><meta:creator-initials>JH</meta:creator-initials><text:p text:style-name="P1867">They see the n-back task bit critically</text:p></office:annotation>ra &amp; Colflesh</text:span><text:span text:style-name="T1868"><office:annotation-end office:name="217"/></text:span><text:span text:style-name="T1869">, 2007) N-back tasks are continous-recognition measures, that present stimulus sequences.</text:span></text:p>
      <text:p text:style-name="P187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IDFont+F3" svg:font-family="CIDFont+F3"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Times New Roman" style:letter-kerning="true"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Standard" style:display-name="Standard" style:family="paragraph">
      <style:text-properties fo:hyphenate="false"/>
    </style:style>
    <style:style style:name="Absatz-Standardschriftart" style:display-name="Absatz-Standardschriftart" style:family="text"/>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UnresolvedMention" style:display-name="Unresolved Mention" style:family="text" style:parent-style-name="DefaultParagraphFont">
      <style:text-properties fo:color="#605E5C" fo:background-color="#E1DFDD"/>
    </style:style>
    <style:style style:name="whitespace-pre-wrap" style:display-name="whitespace-pre-wrap"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Revision" style:display-name="Revision" style:family="paragraph">
      <style:paragraph-properties fo:text-align="start" fo:line-height="100%" fo:text-indent="0in"/>
      <style:text-properties fo:hyphenate="false"/>
    </style:style>
    <style:style style:name="animate-in" style:display-name="animate-in" style:family="text" style:parent-style-name="DefaultParagraphFont"/>
    <style:style style:name="cf01" style:display-name="cf01" style:family="text" style:parent-style-name="DefaultParagraphFont">
      <style:text-properties style:font-name="Segoe UI" style:font-name-complex="Segoe UI" fo:font-size="9pt" style:font-size-asian="9pt" style:font-size-complex="9pt"/>
    </style:style>
    <style:style style:name="Strong" style:display-name="Strong" style:family="text" style:parent-style-name="DefaultParagraphFont">
      <style:text-properties fo:font-weight="bold" style:font-weight-asian="bold" style:font-weight-complex="bold"/>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zeichen" style:display-name="Kommentarzeichen" style:family="text" style:parent-style-name="Absatz-Standardschriftart">
      <style:text-properties fo:font-size="8pt" style:font-size-asian="8pt" style:font-size-complex="8pt"/>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Symbol"/>
    </style:style>
    <style:style style:name="WW_CharLFO1LVL3" style:family="text">
      <style:text-properties style:font-name="Symbol"/>
    </style:style>
    <style:style style:name="WW_CharLFO1LVL4" style:family="text">
      <style:text-properties style:font-name="Symbol"/>
    </style:style>
    <style:style style:name="WW_CharLFO1LVL5" style:family="text">
      <style:text-properties style:font-name="Symbol"/>
    </style:style>
    <style:style style:name="WW_CharLFO1LVL6" style:family="text">
      <style:text-properties style:font-name="Symbol"/>
    </style:style>
    <style:style style:name="WW_CharLFO1LVL7" style:family="text">
      <style:text-properties style:font-name="Symbol"/>
    </style:style>
    <style:style style:name="WW_CharLFO1LVL8" style:family="text">
      <style:text-properties style:font-name="Symbol"/>
    </style:style>
    <style:style style:name="WW_CharLFO1LVL9" style:family="text">
      <style:text-properties style:font-name="Symbol"/>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style:style>
    <style:style style:name="WW_CharLFO3LVL2" style:family="text">
      <style:text-properties style:font-name="Symbol"/>
    </style:style>
    <style:style style:name="WW_CharLFO3LVL3" style:family="text">
      <style:text-properties style:font-name="Symbol"/>
    </style:style>
    <style:style style:name="WW_CharLFO3LVL4" style:family="text">
      <style:text-properties style:font-name="Symbol"/>
    </style:style>
    <style:style style:name="WW_CharLFO3LVL5" style:family="text">
      <style:text-properties style:font-name="Symbol"/>
    </style:style>
    <style:style style:name="WW_CharLFO3LVL6" style:family="text">
      <style:text-properties style:font-name="Symbol"/>
    </style:style>
    <style:style style:name="WW_CharLFO3LVL7" style:family="text">
      <style:text-properties style:font-name="Symbol"/>
    </style:style>
    <style:style style:name="WW_CharLFO3LVL8" style:family="text">
      <style:text-properties style:font-name="Symbol"/>
    </style:style>
    <style:style style:name="WW_CharLFO3LVL9" style:family="text">
      <style:text-properties style:font-name="Symbol"/>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style:style>
    <style:style style:name="WW_CharLFO6LVL2" style:family="text">
      <style:text-properties style:font-name="Symbol"/>
    </style:style>
    <style:style style:name="WW_CharLFO6LVL3" style:family="text">
      <style:text-properties style:font-name="Symbol"/>
    </style:style>
    <style:style style:name="WW_CharLFO6LVL4" style:family="text">
      <style:text-properties style:font-name="Symbol"/>
    </style:style>
    <style:style style:name="WW_CharLFO6LVL5" style:family="text">
      <style:text-properties style:font-name="Symbol"/>
    </style:style>
    <style:style style:name="WW_CharLFO6LVL6" style:family="text">
      <style:text-properties style:font-name="Symbol"/>
    </style:style>
    <style:style style:name="WW_CharLFO6LVL7" style:family="text">
      <style:text-properties style:font-name="Symbol"/>
    </style:style>
    <style:style style:name="WW_CharLFO6LVL8" style:family="text">
      <style:text-properties style:font-name="Symbol"/>
    </style:style>
    <style:style style:name="WW_CharLFO6LVL9" style:family="text">
      <style:text-properties style:font-name="Symbol"/>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style:style>
    <style:style style:name="WW_CharLFO8LVL2" style:family="text">
      <style:text-properties style:font-name="Symbol"/>
    </style:style>
    <style:style style:name="WW_CharLFO8LVL3" style:family="text">
      <style:text-properties style:font-name="Symbol"/>
    </style:style>
    <style:style style:name="WW_CharLFO8LVL4" style:family="text">
      <style:text-properties style:font-name="Symbol"/>
    </style:style>
    <style:style style:name="WW_CharLFO8LVL5" style:family="text">
      <style:text-properties style:font-name="Symbol"/>
    </style:style>
    <style:style style:name="WW_CharLFO8LVL6" style:family="text">
      <style:text-properties style:font-name="Symbol"/>
    </style:style>
    <style:style style:name="WW_CharLFO8LVL7" style:family="text">
      <style:text-properties style:font-name="Symbol"/>
    </style:style>
    <style:style style:name="WW_CharLFO8LVL8" style:family="text">
      <style:text-properties style:font-name="Symbol"/>
    </style:style>
    <style:style style:name="WW_CharLFO8LVL9" style:family="text">
      <style:text-properties style:font-name="Symbol"/>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1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1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1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1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1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3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3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3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3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3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3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6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6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6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6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6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6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8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8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8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8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8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8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11-28T13:38:00Z</meta:creation-date>
    <dc:date>2024-11-30T11:12:00Z</dc:date>
    <meta:template xlink:href="Normal.dotm" xlink:type="simple"/>
    <meta:editing-cycles>29</meta:editing-cycles>
    <meta:editing-duration>PT0S</meta:editing-duration>
    <meta:document-statistic meta:page-count="28" meta:paragraph-count="128" meta:word-count="8846" meta:character-count="64448" meta:row-count="464" meta:non-whitespace-character-count="55730"/>
  </office:meta>
</office:document-meta>
</file>